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name_real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919" calcext:value-type="float">
            <text:p>0,000080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02" calcext:value-type="float">
            <text:p>0,00007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16" calcext:value-type="float">
            <text:p>0,00005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06" calcext:value-type="float">
            <text:p>0,0000109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864" calcext:value-type="float">
            <text:p>0,000052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376" calcext:value-type="float">
            <text:p>0,000072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633" calcext:value-type="float">
            <text:p>0,000048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008" calcext:value-type="float">
            <text:p>0,000009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757" calcext:value-type="float">
            <text:p>0,000065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488" calcext:value-type="float">
            <text:p>0,000066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505" calcext:value-type="float">
            <text:p>0,000103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99" calcext:value-type="float">
            <text:p>0,000008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94" calcext:value-type="float">
            <text:p>0,000070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289" calcext:value-type="float">
            <text:p>0,000054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475" calcext:value-type="float">
            <text:p>0,000054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26" calcext:value-type="float">
            <text:p>0,000007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37" calcext:value-type="float">
            <text:p>0,00004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869" calcext:value-type="float">
            <text:p>0,000062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924" calcext:value-type="float">
            <text:p>0,000085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08" calcext:value-type="float">
            <text:p>0,000006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02" calcext:value-type="float">
            <text:p>0,000057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07" calcext:value-type="float">
            <text:p>0,000052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283" calcext:value-type="float">
            <text:p>0,000058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44" calcext:value-type="float">
            <text:p>0,000005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884" calcext:value-type="float">
            <text:p>0,000047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11" calcext:value-type="float">
            <text:p>0,00004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115" calcext:value-type="float">
            <text:p>0,000048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45" calcext:value-type="float">
            <text:p>0,000010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774" calcext:value-type="float">
            <text:p>0,000065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947" calcext:value-type="float">
            <text:p>0,000053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451" calcext:value-type="float">
            <text:p>0,000059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87" calcext:value-type="float">
            <text:p>0,0000052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825" calcext:value-type="float">
            <text:p>0,000071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54" calcext:value-type="float">
            <text:p>0,000051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92" calcext:value-type="float">
            <text:p>0,000047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28" calcext:value-type="float">
            <text:p>0,000007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1" calcext:value-type="float">
            <text:p>0,00010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032" calcext:value-type="float">
            <text:p>0,000058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72" calcext:value-type="float">
            <text:p>0,00006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64" calcext:value-type="float">
            <text:p>0,000005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754" calcext:value-type="float">
            <text:p>0,000063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54" calcext:value-type="float">
            <text:p>0,00006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93" calcext:value-type="float">
            <text:p>0,000053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" calcext:value-type="float">
            <text:p>0,000004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351" calcext:value-type="float">
            <text:p>0,000048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258" calcext:value-type="float">
            <text:p>0,000065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72" calcext:value-type="float">
            <text:p>0,000078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92" calcext:value-type="float">
            <text:p>0,000004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82" calcext:value-type="float">
            <text:p>0,00006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949" calcext:value-type="float">
            <text:p>0,000051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866" calcext:value-type="float">
            <text:p>0,000063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74" calcext:value-type="float">
            <text:p>0,000005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65" calcext:value-type="float">
            <text:p>0,00005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379" calcext:value-type="float">
            <text:p>0,000049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272" calcext:value-type="float">
            <text:p>0,000077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22" calcext:value-type="float">
            <text:p>0,000006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555" calcext:value-type="float">
            <text:p>0,000058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693" calcext:value-type="float">
            <text:p>0,000052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13" calcext:value-type="float">
            <text:p>0,000053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242" calcext:value-type="float">
            <text:p>0,000004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024" calcext:value-type="float">
            <text:p>0,000050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081" calcext:value-type="float">
            <text:p>0,000048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65" calcext:value-type="float">
            <text:p>0,000046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05" calcext:value-type="float">
            <text:p>0,000004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91" calcext:value-type="float">
            <text:p>0,000053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48" calcext:value-type="float">
            <text:p>0,000051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85" calcext:value-type="float">
            <text:p>0,000046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17" calcext:value-type="float">
            <text:p>0,000003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573" calcext:value-type="float">
            <text:p>0,000046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189" calcext:value-type="float">
            <text:p>0,000042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596" calcext:value-type="float">
            <text:p>0,000043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4" calcext:value-type="float">
            <text:p>0,00000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99" calcext:value-type="float">
            <text:p>0,000043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748" calcext:value-type="float">
            <text:p>0,000061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722" calcext:value-type="float">
            <text:p>0,000123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45" calcext:value-type="float">
            <text:p>0,000008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08" calcext:value-type="float">
            <text:p>0,00006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872" calcext:value-type="float">
            <text:p>0,000060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516" calcext:value-type="float">
            <text:p>0,000067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99" calcext:value-type="float">
            <text:p>0,000003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536" calcext:value-type="float">
            <text:p>0,000070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614" calcext:value-type="float">
            <text:p>0,000054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517" calcext:value-type="float">
            <text:p>0,000071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02" calcext:value-type="float">
            <text:p>0,000004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432" calcext:value-type="float">
            <text:p>0,000048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069" calcext:value-type="float">
            <text:p>0,000047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766" calcext:value-type="float">
            <text:p>0,000054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644" calcext:value-type="float">
            <text:p>0,000003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903" calcext:value-type="float">
            <text:p>0,000053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73" calcext:value-type="float">
            <text:p>0,000040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756" calcext:value-type="float">
            <text:p>0,000040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48" calcext:value-type="float">
            <text:p>0,000011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93" calcext:value-type="float">
            <text:p>0,00006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225" calcext:value-type="float">
            <text:p>0,000054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689" calcext:value-type="float">
            <text:p>0,000055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19" calcext:value-type="float">
            <text:p>0,000004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832" calcext:value-type="float">
            <text:p>0,000074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545" calcext:value-type="float">
            <text:p>0,000061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263" calcext:value-type="float">
            <text:p>0,000047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99" calcext:value-type="float">
            <text:p>0,000003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254" calcext:value-type="float">
            <text:p>0,000063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983" calcext:value-type="float">
            <text:p>0,000089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381" calcext:value-type="float">
            <text:p>0,000068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" calcext:value-type="float">
            <text:p>0,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382" calcext:value-type="float">
            <text:p>0,000059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331" calcext:value-type="float">
            <text:p>0,000056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77" calcext:value-type="float">
            <text:p>0,000051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47" calcext:value-type="float">
            <text:p>0,000003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016" calcext:value-type="float">
            <text:p>0,000047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986" calcext:value-type="float">
            <text:p>0,000057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692" calcext:value-type="float">
            <text:p>0,000075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63" calcext:value-type="float">
            <text:p>0,000005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434" calcext:value-type="float">
            <text:p>0,000055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485" calcext:value-type="float">
            <text:p>0,000062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357" calcext:value-type="float">
            <text:p>0,000051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8" calcext:value-type="float">
            <text:p>0,00000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254" calcext:value-type="float">
            <text:p>0,000047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391" calcext:value-type="float">
            <text:p>0,000046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193" calcext:value-type="float">
            <text:p>0,000046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19" calcext:value-type="float">
            <text:p>0,000003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055" calcext:value-type="float">
            <text:p>0,000244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282" calcext:value-type="float">
            <text:p>0,000071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011" calcext:value-type="float">
            <text:p>0,000073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35" calcext:value-type="float">
            <text:p>0,000015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204" calcext:value-type="float">
            <text:p>0,000053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761" calcext:value-type="float">
            <text:p>0,000065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569" calcext:value-type="float">
            <text:p>0,000067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42" calcext:value-type="float">
            <text:p>0,000009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627" calcext:value-type="float">
            <text:p>0,000065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096" calcext:value-type="float">
            <text:p>0,000057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706" calcext:value-type="float">
            <text:p>0,000053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211" calcext:value-type="float">
            <text:p>0,000007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6" calcext:value-type="float">
            <text:p>0,0000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281" calcext:value-type="float">
            <text:p>0,000049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419" calcext:value-type="float">
            <text:p>0,000062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02" calcext:value-type="float">
            <text:p>0,000018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283" calcext:value-type="float">
            <text:p>0,000080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058" calcext:value-type="float">
            <text:p>0,000056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511" calcext:value-type="float">
            <text:p>0,000052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7" calcext:value-type="float">
            <text:p>0,00000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86" calcext:value-type="float">
            <text:p>0,00005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433" calcext:value-type="float">
            <text:p>0,000047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139" calcext:value-type="float">
            <text:p>0,000046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21" calcext:value-type="float">
            <text:p>0,000010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828" calcext:value-type="float">
            <text:p>0,000071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279" calcext:value-type="float">
            <text:p>0,000072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557" calcext:value-type="float">
            <text:p>0,000059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64" calcext:value-type="float">
            <text:p>0,000005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628" calcext:value-type="float">
            <text:p>0,000050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235" calcext:value-type="float">
            <text:p>0,000047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295" calcext:value-type="float">
            <text:p>0,000047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23" calcext:value-type="float">
            <text:p>0,000005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932" calcext:value-type="float">
            <text:p>0,000069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51" calcext:value-type="float">
            <text:p>0,00012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868" calcext:value-type="float">
            <text:p>0,000090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96" calcext:value-type="float">
            <text:p>0,000005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476" calcext:value-type="float">
            <text:p>0,000061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892" calcext:value-type="float">
            <text:p>0,000051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649" calcext:value-type="float">
            <text:p>0,000062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77" calcext:value-type="float">
            <text:p>0,000004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106" calcext:value-type="float">
            <text:p>0,000050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375" calcext:value-type="float">
            <text:p>0,000056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985" calcext:value-type="float">
            <text:p>0,000112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03" calcext:value-type="float">
            <text:p>0,000004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336" calcext:value-type="float">
            <text:p>0,000052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352" calcext:value-type="float">
            <text:p>0,000054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047" calcext:value-type="float">
            <text:p>0,000068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5" calcext:value-type="float">
            <text:p>0,000005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978" calcext:value-type="float">
            <text:p>0,000052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85" calcext:value-type="float">
            <text:p>0,00006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468" calcext:value-type="float">
            <text:p>0,000069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88" calcext:value-type="float">
            <text:p>0,000009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749" calcext:value-type="float">
            <text:p>0,000059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659" calcext:value-type="float">
            <text:p>0,000052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348" calcext:value-type="float">
            <text:p>0,000051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9" calcext:value-type="float">
            <text:p>0,000004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21" calcext:value-type="float">
            <text:p>0,000052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528" calcext:value-type="float">
            <text:p>0,000053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67" calcext:value-type="float">
            <text:p>0,000047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65" calcext:value-type="float">
            <text:p>0,0000058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779" calcext:value-type="float">
            <text:p>0,000074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379" calcext:value-type="float">
            <text:p>0,000057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495" calcext:value-type="float">
            <text:p>0,000072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7" calcext:value-type="float">
            <text:p>0,00000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872" calcext:value-type="float">
            <text:p>0,000055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01" calcext:value-type="float">
            <text:p>0,000047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113" calcext:value-type="float">
            <text:p>0,000048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71" calcext:value-type="float">
            <text:p>0,000003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495" calcext:value-type="float">
            <text:p>0,000046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241" calcext:value-type="float">
            <text:p>0,000046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818" calcext:value-type="float">
            <text:p>0,000108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47" calcext:value-type="float">
            <text:p>0,000006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819" calcext:value-type="float">
            <text:p>0,000050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537" calcext:value-type="float">
            <text:p>0,000053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06" calcext:value-type="float">
            <text:p>0,00004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3" calcext:value-type="float">
            <text:p>0,000004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428" calcext:value-type="float">
            <text:p>0,000045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957" calcext:value-type="float">
            <text:p>0,000050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35" calcext:value-type="float">
            <text:p>0,000051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56" calcext:value-type="float">
            <text:p>0,000004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698" calcext:value-type="float">
            <text:p>0,000049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593" calcext:value-type="float">
            <text:p>0,000053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484" calcext:value-type="float">
            <text:p>0,000063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43" calcext:value-type="float">
            <text:p>0,0000054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106" calcext:value-type="float">
            <text:p>0,000063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326" calcext:value-type="float">
            <text:p>0,000073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674" calcext:value-type="float">
            <text:p>0,000094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35" calcext:value-type="float">
            <text:p>0,000015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284" calcext:value-type="float">
            <text:p>0,000151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844" calcext:value-type="float">
            <text:p>0,000248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313" calcext:value-type="float">
            <text:p>0,000166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3" calcext:value-type="float">
            <text:p>0,000000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892" calcext:value-type="float">
            <text:p>0,000026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554" calcext:value-type="float">
            <text:p>0,000226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273" calcext:value-type="float">
            <text:p>0,000140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23" calcext:value-type="float">
            <text:p>0,00018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69" calcext:value-type="float">
            <text:p>0,000032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313" calcext:value-type="float">
            <text:p>0,000095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4" calcext:value-type="float">
            <text:p>0,00008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919" calcext:value-type="float">
            <text:p>0,000109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28" calcext:value-type="float">
            <text:p>0,0000001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546" calcext:value-type="float">
            <text:p>0,000022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056" calcext:value-type="float">
            <text:p>0,000139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3933" calcext:value-type="float">
            <text:p>0,000263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726" calcext:value-type="float">
            <text:p>0,000146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98" calcext:value-type="float">
            <text:p>0,0000000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561" calcext:value-type="float">
            <text:p>0,000027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178" calcext:value-type="float">
            <text:p>0,000105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306" calcext:value-type="float">
            <text:p>0,000201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335" calcext:value-type="float">
            <text:p>0,000191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35" calcext:value-type="float">
            <text:p>0,000038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7178" calcext:value-type="float">
            <text:p>0,000167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672" calcext:value-type="float">
            <text:p>0,000168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851" calcext:value-type="float">
            <text:p>0,000085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37" calcext:value-type="float">
            <text:p>0,000021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896" calcext:value-type="float">
            <text:p>0,000141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216" calcext:value-type="float">
            <text:p>0,000098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871" calcext:value-type="float">
            <text:p>0,000073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27" calcext:value-type="float">
            <text:p>0,000016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517" calcext:value-type="float">
            <text:p>0,000078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328" calcext:value-type="float">
            <text:p>0,000064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314" calcext:value-type="float">
            <text:p>0,000066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673" calcext:value-type="float">
            <text:p>0,000014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147" calcext:value-type="float">
            <text:p>0,000109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319" calcext:value-type="float">
            <text:p>0,000077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293" calcext:value-type="float">
            <text:p>0,000067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33" calcext:value-type="float">
            <text:p>0,0000106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639" calcext:value-type="float">
            <text:p>0,000061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652" calcext:value-type="float">
            <text:p>0,000060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388" calcext:value-type="float">
            <text:p>0,000054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46" calcext:value-type="float">
            <text:p>0,0000131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089" calcext:value-type="float">
            <text:p>0,000082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329" calcext:value-type="float">
            <text:p>0,000065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892" calcext:value-type="float">
            <text:p>0,000060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96" calcext:value-type="float">
            <text:p>0,000005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073" calcext:value-type="float">
            <text:p>0,000057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855" calcext:value-type="float">
            <text:p>0,000053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848" calcext:value-type="float">
            <text:p>0,000051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266" calcext:value-type="float">
            <text:p>0,000007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2402" calcext:value-type="float">
            <text:p>0,000272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494" calcext:value-type="float">
            <text:p>0,000149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815" calcext:value-type="float">
            <text:p>0,000289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95" calcext:value-type="float">
            <text:p>0,000010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845" calcext:value-type="float">
            <text:p>0,000132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607" calcext:value-type="float">
            <text:p>0,000157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693" calcext:value-type="float">
            <text:p>0,000063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2" calcext:value-type="float">
            <text:p>0,00000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33" calcext:value-type="float">
            <text:p>0,00008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685" calcext:value-type="float">
            <text:p>0,000058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89" calcext:value-type="float">
            <text:p>0,00005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34" calcext:value-type="float">
            <text:p>0,0000048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203" calcext:value-type="float">
            <text:p>0,000065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29" calcext:value-type="float">
            <text:p>0,00011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25" calcext:value-type="float">
            <text:p>0,00007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66" calcext:value-type="float">
            <text:p>0,0000058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72" calcext:value-type="float">
            <text:p>0,000053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809" calcext:value-type="float">
            <text:p>0,000050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15" calcext:value-type="float">
            <text:p>0,000051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67" calcext:value-type="float">
            <text:p>0,0000054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505" calcext:value-type="float">
            <text:p>0,000048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368" calcext:value-type="float">
            <text:p>0,000062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5016" calcext:value-type="float">
            <text:p>0,00105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95" calcext:value-type="float">
            <text:p>0,000013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914" calcext:value-type="float">
            <text:p>0,000116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356" calcext:value-type="float">
            <text:p>0,000111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126" calcext:value-type="float">
            <text:p>0,000103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84" calcext:value-type="float">
            <text:p>0,0000132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301" calcext:value-type="float">
            <text:p>0,000113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348" calcext:value-type="float">
            <text:p>0,000066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945" calcext:value-type="float">
            <text:p>0,000064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1" calcext:value-type="float">
            <text:p>0,00001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023" calcext:value-type="float">
            <text:p>0,000162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638" calcext:value-type="float">
            <text:p>0,000126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802" calcext:value-type="float">
            <text:p>0,000171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84" calcext:value-type="float">
            <text:p>0,000024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165" calcext:value-type="float">
            <text:p>0,000114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145" calcext:value-type="float">
            <text:p>0,000094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63" calcext:value-type="float">
            <text:p>0,00009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8" calcext:value-type="float">
            <text:p>0,000017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524" calcext:value-type="float">
            <text:p>0,000066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17" calcext:value-type="float">
            <text:p>0,00007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507" calcext:value-type="float">
            <text:p>0,000068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951" calcext:value-type="float">
            <text:p>0,000019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659" calcext:value-type="float">
            <text:p>0,000067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404" calcext:value-type="float">
            <text:p>0,000075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224" calcext:value-type="float">
            <text:p>0,000077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01" calcext:value-type="float">
            <text:p>0,000011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607" calcext:value-type="float">
            <text:p>0,000079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285" calcext:value-type="float">
            <text:p>0,000078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957" calcext:value-type="float">
            <text:p>0,000100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39" calcext:value-type="float">
            <text:p>0,000013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897" calcext:value-type="float">
            <text:p>0,000063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52" calcext:value-type="float">
            <text:p>0,00006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316" calcext:value-type="float">
            <text:p>0,000075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68" calcext:value-type="float">
            <text:p>0,0000404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181" calcext:value-type="float">
            <text:p>0,000102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3903" calcext:value-type="float">
            <text:p>0,000163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61" calcext:value-type="float">
            <text:p>0,00009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18" calcext:value-type="float">
            <text:p>0,000033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01" calcext:value-type="float">
            <text:p>0,000072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613" calcext:value-type="float">
            <text:p>0,000070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872" calcext:value-type="float">
            <text:p>0,000090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34" calcext:value-type="float">
            <text:p>0,000016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308" calcext:value-type="float">
            <text:p>0,000076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523" calcext:value-type="float">
            <text:p>0,000076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579" calcext:value-type="float">
            <text:p>0,000077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53" calcext:value-type="float">
            <text:p>0,0000073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443" calcext:value-type="float">
            <text:p>0,000071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173" calcext:value-type="float">
            <text:p>0,000074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031" calcext:value-type="float">
            <text:p>0,000081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931" calcext:value-type="float">
            <text:p>0,000012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267" calcext:value-type="float">
            <text:p>0,000065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15" calcext:value-type="float">
            <text:p>0,000067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289" calcext:value-type="float">
            <text:p>0,000066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93" calcext:value-type="float">
            <text:p>0,0000063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871" calcext:value-type="float">
            <text:p>0,000106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962" calcext:value-type="float">
            <text:p>0,000127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6" calcext:value-type="float">
            <text:p>0,00009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422" calcext:value-type="float">
            <text:p>0,000028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594" calcext:value-type="float">
            <text:p>0,000097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135" calcext:value-type="float">
            <text:p>0,000119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864" calcext:value-type="float">
            <text:p>0,000147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24" calcext:value-type="float">
            <text:p>0,000014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36" calcext:value-type="float">
            <text:p>0,000069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527" calcext:value-type="float">
            <text:p>0,0000735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515" calcext:value-type="float">
            <text:p>0,000071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2" calcext:value-type="float">
            <text:p>0,000017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691" calcext:value-type="float">
            <text:p>0,000157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037" calcext:value-type="float">
            <text:p>0,000090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765" calcext:value-type="float">
            <text:p>0,000134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979" calcext:value-type="float">
            <text:p>0,000014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51" calcext:value-type="float">
            <text:p>0,00010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993" calcext:value-type="float">
            <text:p>0,000180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981" calcext:value-type="float">
            <text:p>0,000123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59" calcext:value-type="float">
            <text:p>0,0000133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197" calcext:value-type="float">
            <text:p>0,000259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934" calcext:value-type="float">
            <text:p>0,000101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652" calcext:value-type="float">
            <text:p>0,000146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22" calcext:value-type="float">
            <text:p>0,000012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893" calcext:value-type="float">
            <text:p>0,000077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238" calcext:value-type="float">
            <text:p>0,000095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821" calcext:value-type="float">
            <text:p>0,000094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28" calcext:value-type="float">
            <text:p>0,000011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834" calcext:value-type="float">
            <text:p>0,000159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149" calcext:value-type="float">
            <text:p>0,000080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66" calcext:value-type="float">
            <text:p>0,000070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2" calcext:value-type="float">
            <text:p>0,00000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294" calcext:value-type="float">
            <text:p>0,000063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98" calcext:value-type="float">
            <text:p>0,000070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975" calcext:value-type="float">
            <text:p>0,000076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49" calcext:value-type="float">
            <text:p>0,000015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603" calcext:value-type="float">
            <text:p>0,000210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795" calcext:value-type="float">
            <text:p>0,000145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5139" calcext:value-type="float">
            <text:p>0,000205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76" calcext:value-type="float">
            <text:p>0,000031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223" calcext:value-type="float">
            <text:p>0,000121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816" calcext:value-type="float">
            <text:p>0,000092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91" calcext:value-type="float">
            <text:p>0,00009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32" calcext:value-type="float">
            <text:p>0,000016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625" calcext:value-type="float">
            <text:p>0,000066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323" calcext:value-type="float">
            <text:p>0,000077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7062" calcext:value-type="float">
            <text:p>0,000227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202" calcext:value-type="float">
            <text:p>0,0000182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394" calcext:value-type="float">
            <text:p>0,000099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993" calcext:value-type="float">
            <text:p>0,000122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351" calcext:value-type="float">
            <text:p>0,000057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66" calcext:value-type="float">
            <text:p>0,0000106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685" calcext:value-type="float">
            <text:p>0,000061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826" calcext:value-type="float">
            <text:p>0,000061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848" calcext:value-type="float">
            <text:p>0,000057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327" calcext:value-type="float">
            <text:p>0,000008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844" calcext:value-type="float">
            <text:p>0,000085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771" calcext:value-type="float">
            <text:p>0,000085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993" calcext:value-type="float">
            <text:p>0,000097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805" calcext:value-type="float">
            <text:p>0,000023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599" calcext:value-type="float">
            <text:p>0,000132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602" calcext:value-type="float">
            <text:p>0,000100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69" calcext:value-type="float">
            <text:p>0,00011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39" calcext:value-type="float">
            <text:p>0,000015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709" calcext:value-type="float">
            <text:p>0,000071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25" calcext:value-type="float">
            <text:p>0,00007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013" calcext:value-type="float">
            <text:p>0,000188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18" calcext:value-type="float">
            <text:p>0,000015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667" calcext:value-type="float">
            <text:p>0,000242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364" calcext:value-type="float">
            <text:p>0,000245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19" calcext:value-type="float">
            <text:p>0,00013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321" calcext:value-type="float">
            <text:p>0,000021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657" calcext:value-type="float">
            <text:p>0,000122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184" calcext:value-type="float">
            <text:p>0,000132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5395" calcext:value-type="float">
            <text:p>0,000115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326" calcext:value-type="float">
            <text:p>0,000032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99613" calcext:value-type="float">
            <text:p>0,00199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8112" calcext:value-type="float">
            <text:p>0,000208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911" calcext:value-type="float">
            <text:p>0,000305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9" calcext:value-type="float">
            <text:p>0,00000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061" calcext:value-type="float">
            <text:p>0,000081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3981" calcext:value-type="float">
            <text:p>0,000493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4171" calcext:value-type="float">
            <text:p>0,000204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118" calcext:value-type="float">
            <text:p>0,000172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178" calcext:value-type="float">
            <text:p>0,000027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66" calcext:value-type="float">
            <text:p>0,00019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882" calcext:value-type="float">
            <text:p>0,000165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6445" calcext:value-type="float">
            <text:p>0,000216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1838" calcext:value-type="float">
            <text:p>0,0000418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8736" calcext:value-type="float">
            <text:p>0,000308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466" calcext:value-type="float">
            <text:p>0,000198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0976" calcext:value-type="float">
            <text:p>0,000440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394" calcext:value-type="float">
            <text:p>0,000070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8245" calcext:value-type="float">
            <text:p>0,000308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48" calcext:value-type="float">
            <text:p>0,00025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922" calcext:value-type="float">
            <text:p>0,000146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189" calcext:value-type="float">
            <text:p>0,0000681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563" calcext:value-type="float">
            <text:p>0,000163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879" calcext:value-type="float">
            <text:p>0,000177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9439" calcext:value-type="float">
            <text:p>0,000199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774" calcext:value-type="float">
            <text:p>0,000027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812" calcext:value-type="float">
            <text:p>0,000270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264" calcext:value-type="float">
            <text:p>0,000155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473" calcext:value-type="float">
            <text:p>0,000211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0293" calcext:value-type="float">
            <text:p>0,000040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766" calcext:value-type="float">
            <text:p>0,000151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317" calcext:value-type="float">
            <text:p>0,000159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5126" calcext:value-type="float">
            <text:p>0,000115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621" calcext:value-type="float">
            <text:p>0,000031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351" calcext:value-type="float">
            <text:p>0,000151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948" calcext:value-type="float">
            <text:p>0,000163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9358" calcext:value-type="float">
            <text:p>0,000219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599" calcext:value-type="float">
            <text:p>0,000118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044" calcext:value-type="float">
            <text:p>0,00018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919" calcext:value-type="float">
            <text:p>0,000156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165" calcext:value-type="float">
            <text:p>0,000142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5857" calcext:value-type="float">
            <text:p>0,000035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7641" calcext:value-type="float">
            <text:p>0,000247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6944" calcext:value-type="float">
            <text:p>0,000166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4811" calcext:value-type="float">
            <text:p>0,000154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751" calcext:value-type="float">
            <text:p>0,0000347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6153" calcext:value-type="float">
            <text:p>0,000246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3501" calcext:value-type="float">
            <text:p>0,000283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5105" calcext:value-type="float">
            <text:p>0,00105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8788" calcext:value-type="float">
            <text:p>0,000038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4882" calcext:value-type="float">
            <text:p>0,000224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6363" calcext:value-type="float">
            <text:p>0,000216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305" calcext:value-type="float">
            <text:p>0,000190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441" calcext:value-type="float">
            <text:p>0,000026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2076" calcext:value-type="float">
            <text:p>0,000182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85349" calcext:value-type="float">
            <text:p>0,00185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692" calcext:value-type="float">
            <text:p>0,000159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37" calcext:value-type="float">
            <text:p>0,00002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3511" calcext:value-type="float">
            <text:p>0,000193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9857" calcext:value-type="float">
            <text:p>0,000219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822" calcext:value-type="float">
            <text:p>0,000256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653" calcext:value-type="float">
            <text:p>0,000028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036" calcext:value-type="float">
            <text:p>0,000165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3147" calcext:value-type="float">
            <text:p>0,000193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551" calcext:value-type="float">
            <text:p>0,000172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61" calcext:value-type="float">
            <text:p>0,00003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521" calcext:value-type="float">
            <text:p>0,000170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5124" calcext:value-type="float">
            <text:p>0,000185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611" calcext:value-type="float">
            <text:p>0,000188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4706" calcext:value-type="float">
            <text:p>0,0000247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214" calcext:value-type="float">
            <text:p>0,000138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3935" calcext:value-type="float">
            <text:p>0,000193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558" calcext:value-type="float">
            <text:p>0,000240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893" calcext:value-type="float">
            <text:p>0,000025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343" calcext:value-type="float">
            <text:p>0,000140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935" calcext:value-type="float">
            <text:p>0,000127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56" calcext:value-type="float">
            <text:p>0,00017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212" calcext:value-type="float">
            <text:p>0,000020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709" calcext:value-type="float">
            <text:p>0,000146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981" calcext:value-type="float">
            <text:p>0,000150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9438" calcext:value-type="float">
            <text:p>0,000349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484" calcext:value-type="float">
            <text:p>0,000027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015" calcext:value-type="float">
            <text:p>0,000153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242" calcext:value-type="float">
            <text:p>0,000189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165" calcext:value-type="float">
            <text:p>0,000186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74" calcext:value-type="float">
            <text:p>0,00002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1877" calcext:value-type="float">
            <text:p>0,000251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1292" calcext:value-type="float">
            <text:p>0,000291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4712" calcext:value-type="float">
            <text:p>0,000194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641" calcext:value-type="float">
            <text:p>0,000072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3337" calcext:value-type="float">
            <text:p>0,000173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0129" calcext:value-type="float">
            <text:p>0,000300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8386" calcext:value-type="float">
            <text:p>0,000258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451" calcext:value-type="float">
            <text:p>0,000025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584" calcext:value-type="float">
            <text:p>0,000146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5264" calcext:value-type="float">
            <text:p>0,000235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4423" calcext:value-type="float">
            <text:p>0,000384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683" calcext:value-type="float">
            <text:p>0,000039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369" calcext:value-type="float">
            <text:p>0,000201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363" calcext:value-type="float">
            <text:p>0,000211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9851" calcext:value-type="float">
            <text:p>0,000379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5638" calcext:value-type="float">
            <text:p>0,000045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8171" calcext:value-type="float">
            <text:p>0,000148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995" calcext:value-type="float">
            <text:p>0,000136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261" calcext:value-type="float">
            <text:p>0,000156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64" calcext:value-type="float">
            <text:p>0,0000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702" calcext:value-type="float">
            <text:p>0,000226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00002" calcext:value-type="float">
            <text:p>0,000900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2933" calcext:value-type="float">
            <text:p>0,000202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634" calcext:value-type="float">
            <text:p>0,0000336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611" calcext:value-type="float">
            <text:p>0,000217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598" calcext:value-type="float">
            <text:p>0,000138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768" calcext:value-type="float">
            <text:p>0,000188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817" calcext:value-type="float">
            <text:p>0,000030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12" calcext:value-type="float">
            <text:p>0,00015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198" calcext:value-type="float">
            <text:p>0,000138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0703" calcext:value-type="float">
            <text:p>0,000260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956" calcext:value-type="float">
            <text:p>0,000020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6711" calcext:value-type="float">
            <text:p>0,000166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518" calcext:value-type="float">
            <text:p>0,000162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001" calcext:value-type="float">
            <text:p>0,000155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199" calcext:value-type="float">
            <text:p>0,000020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5442" calcext:value-type="float">
            <text:p>0,000115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301" calcext:value-type="float">
            <text:p>0,000127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948" calcext:value-type="float">
            <text:p>0,000111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84" calcext:value-type="float">
            <text:p>0,00001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339" calcext:value-type="float">
            <text:p>0,000117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56" calcext:value-type="float">
            <text:p>0,00019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2342" calcext:value-type="float">
            <text:p>0,000202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842" calcext:value-type="float">
            <text:p>0,000039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4878" calcext:value-type="float">
            <text:p>0,000574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0436" calcext:value-type="float">
            <text:p>0,000230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6642" calcext:value-type="float">
            <text:p>0,000376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546" calcext:value-type="float">
            <text:p>0,000069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3484" calcext:value-type="float">
            <text:p>0,000273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73" calcext:value-type="float">
            <text:p>0,00019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111" calcext:value-type="float">
            <text:p>0,000196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6632" calcext:value-type="float">
            <text:p>0,000036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3023" calcext:value-type="float">
            <text:p>0,000383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344" calcext:value-type="float">
            <text:p>0,000151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878" calcext:value-type="float">
            <text:p>0,000142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0983" calcext:value-type="float">
            <text:p>0,000040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59" calcext:value-type="float">
            <text:p>0,00028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011" calcext:value-type="float">
            <text:p>0,000261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171" calcext:value-type="float">
            <text:p>0,000197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7055" calcext:value-type="float">
            <text:p>0,000037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016" calcext:value-type="float">
            <text:p>0,00022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4051" calcext:value-type="float">
            <text:p>0,000294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3027" calcext:value-type="float">
            <text:p>0,000243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984" calcext:value-type="float">
            <text:p>0,000072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8011" calcext:value-type="float">
            <text:p>0,000288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3194" calcext:value-type="float">
            <text:p>0,000403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274" calcext:value-type="float">
            <text:p>0,000190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6609" calcext:value-type="float">
            <text:p>0,000036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8968" calcext:value-type="float">
            <text:p>0,000358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2393" calcext:value-type="float">
            <text:p>0,00122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0303" calcext:value-type="float">
            <text:p>0,000230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404" calcext:value-type="float">
            <text:p>0,000042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871" calcext:value-type="float">
            <text:p>0,000268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977" calcext:value-type="float">
            <text:p>0,000198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923" calcext:value-type="float">
            <text:p>0,000178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5" calcext:value-type="float">
            <text:p>0,000000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1809" calcext:value-type="float">
            <text:p>0,000041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2509" calcext:value-type="float">
            <text:p>0,000222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768" calcext:value-type="float">
            <text:p>0,000259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3926" calcext:value-type="float">
            <text:p>0,000183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749" calcext:value-type="float">
            <text:p>0,00003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446" calcext:value-type="float">
            <text:p>0,000160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9286" calcext:value-type="float">
            <text:p>0,000219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9452" calcext:value-type="float">
            <text:p>0,000199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056" calcext:value-type="float">
            <text:p>0,00003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52" calcext:value-type="float">
            <text:p>0,00028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0245" calcext:value-type="float">
            <text:p>0,000180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5715" calcext:value-type="float">
            <text:p>0,000795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647" calcext:value-type="float">
            <text:p>0,000061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6538" calcext:value-type="float">
            <text:p>0,000236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2921" calcext:value-type="float">
            <text:p>0,000222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061" calcext:value-type="float">
            <text:p>0,000162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5272" calcext:value-type="float">
            <text:p>0,000035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1772" calcext:value-type="float">
            <text:p>0,000251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075" calcext:value-type="float">
            <text:p>0,000141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079" calcext:value-type="float">
            <text:p>0,000137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615" calcext:value-type="float">
            <text:p>0,0000266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0915" calcext:value-type="float">
            <text:p>0,000200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305" calcext:value-type="float">
            <text:p>0,000126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988" calcext:value-type="float">
            <text:p>0,000123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598" calcext:value-type="float">
            <text:p>0,000055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206" calcext:value-type="float">
            <text:p>0,000187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543" calcext:value-type="float">
            <text:p>0,000179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92871" calcext:value-type="float">
            <text:p>0,00192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992" calcext:value-type="float">
            <text:p>0,000032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972" calcext:value-type="float">
            <text:p>0,0002019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307" calcext:value-type="float">
            <text:p>0,000228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952" calcext:value-type="float">
            <text:p>0,000238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1428" calcext:value-type="float">
            <text:p>0,000051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846" calcext:value-type="float">
            <text:p>0,000255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2516" calcext:value-type="float">
            <text:p>0,000442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7972" calcext:value-type="float">
            <text:p>0,000287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7017" calcext:value-type="float">
            <text:p>0,000037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721" calcext:value-type="float">
            <text:p>0,000242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621" calcext:value-type="float">
            <text:p>0,000179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3821" calcext:value-type="float">
            <text:p>0,000233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22" calcext:value-type="float">
            <text:p>0,00003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151" calcext:value-type="float">
            <text:p>0,000136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3756" calcext:value-type="float">
            <text:p>0,000173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1628" calcext:value-type="float">
            <text:p>0,00101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4352" calcext:value-type="float">
            <text:p>0,000044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462" calcext:value-type="float">
            <text:p>0,000164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956" calcext:value-type="float">
            <text:p>0,000145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6045" calcext:value-type="float">
            <text:p>0,000166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079" calcext:value-type="float">
            <text:p>0,000031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832" calcext:value-type="float">
            <text:p>0,000151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917" calcext:value-type="float">
            <text:p>0,000190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775" calcext:value-type="float">
            <text:p>0,000201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727" calcext:value-type="float">
            <text:p>0,000030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626" calcext:value-type="float">
            <text:p>0,000162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7442" calcext:value-type="float">
            <text:p>0,000167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192" calcext:value-type="float">
            <text:p>0,000159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422" calcext:value-type="float">
            <text:p>0,000031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283" calcext:value-type="float">
            <text:p>0,000313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515" calcext:value-type="float">
            <text:p>0,000289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3536" calcext:value-type="float">
            <text:p>0,00103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052" calcext:value-type="float">
            <text:p>0,000053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897" calcext:value-type="float">
            <text:p>0,000165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616" calcext:value-type="float">
            <text:p>0,000153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843" calcext:value-type="float">
            <text:p>0,00020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219" calcext:value-type="float">
            <text:p>0,000027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125" calcext:value-type="float">
            <text:p>0,000141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3396" calcext:value-type="float">
            <text:p>0,000183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156" calcext:value-type="float">
            <text:p>0,000228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577" calcext:value-type="float">
            <text:p>0,000026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757" calcext:value-type="float">
            <text:p>0,000129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17" calcext:value-type="float">
            <text:p>0,00012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988" calcext:value-type="float">
            <text:p>0,000122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461" calcext:value-type="float">
            <text:p>0,000023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397" calcext:value-type="float">
            <text:p>0,000112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221" calcext:value-type="float">
            <text:p>0,000153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341" calcext:value-type="float">
            <text:p>0,000196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94" calcext:value-type="float">
            <text:p>0,000021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51" calcext:value-type="float">
            <text:p>0,000126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03" calcext:value-type="float">
            <text:p>0,00012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618" calcext:value-type="float">
            <text:p>0,000118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101" calcext:value-type="float">
            <text:p>0,000021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9658" calcext:value-type="float">
            <text:p>0,000149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218373" calcext:value-type="float">
            <text:p>0,00218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018" calcext:value-type="float">
            <text:p>0,000170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4828" calcext:value-type="float">
            <text:p>0,000044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484" calcext:value-type="float">
            <text:p>0,00018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6422" calcext:value-type="float">
            <text:p>0,000176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9704" calcext:value-type="float">
            <text:p>0,000349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517" calcext:value-type="float">
            <text:p>0,000058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0004" calcext:value-type="float">
            <text:p>0,000230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0224" calcext:value-type="float">
            <text:p>0,000260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63" calcext:value-type="float">
            <text:p>0,00020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344" calcext:value-type="float">
            <text:p>0,000042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9798" calcext:value-type="float">
            <text:p>0,000169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2059" calcext:value-type="float">
            <text:p>0,00102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581" calcext:value-type="float">
            <text:p>0,000171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1795" calcext:value-type="float">
            <text:p>0,000051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5867" calcext:value-type="float">
            <text:p>0,000215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079" calcext:value-type="float">
            <text:p>0,000226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296" calcext:value-type="float">
            <text:p>0,000217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945" calcext:value-type="float">
            <text:p>0,000034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214" calcext:value-type="float">
            <text:p>0,000134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292" calcext:value-type="float">
            <text:p>0,000147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3016" calcext:value-type="float">
            <text:p>0,000303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72" calcext:value-type="float">
            <text:p>0,000070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341" calcext:value-type="float">
            <text:p>0,00023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243" calcext:value-type="float">
            <text:p>0,000170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2827" calcext:value-type="float">
            <text:p>0,000222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171" calcext:value-type="float">
            <text:p>0,000053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2757" calcext:value-type="float">
            <text:p>0,000192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475" calcext:value-type="float">
            <text:p>0,000177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358" calcext:value-type="float">
            <text:p>0,000178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5" calcext:value-type="float">
            <text:p>0,000000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792" calcext:value-type="float">
            <text:p>0,000034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155" calcext:value-type="float">
            <text:p>0,000213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6667" calcext:value-type="float">
            <text:p>0,000166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6" calcext:value-type="float">
            <text:p>0,0001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848" calcext:value-type="float">
            <text:p>0,000022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833" calcext:value-type="float">
            <text:p>0,000121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207" calcext:value-type="float">
            <text:p>0,000143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945" calcext:value-type="float">
            <text:p>0,000127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556" calcext:value-type="float">
            <text:p>0,000021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8955" calcext:value-type="float">
            <text:p>0,000148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4764" calcext:value-type="float">
            <text:p>0,000244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758" calcext:value-type="float">
            <text:p>0,000170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381" calcext:value-type="float">
            <text:p>0,000033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49" calcext:value-type="float">
            <text:p>0,00015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975" calcext:value-type="float">
            <text:p>0,000122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23" calcext:value-type="float">
            <text:p>0,00011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525" calcext:value-type="float">
            <text:p>0,000022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199" calcext:value-type="float">
            <text:p>0,000153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679" calcext:value-type="float">
            <text:p>0,000203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3039" calcext:value-type="float">
            <text:p>0,000423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0331" calcext:value-type="float">
            <text:p>0,000040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701" calcext:value-type="float">
            <text:p>0,000171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5305" calcext:value-type="float">
            <text:p>0,000195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1" calcext:value-type="float">
            <text:p>0,0001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907" calcext:value-type="float">
            <text:p>0,0000559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5078" calcext:value-type="float">
            <text:p>0,000265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7376" calcext:value-type="float">
            <text:p>0,000367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5849" calcext:value-type="float">
            <text:p>0,000275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364" calcext:value-type="float">
            <text:p>0,000068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1123" calcext:value-type="float">
            <text:p>0,000191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2964" calcext:value-type="float">
            <text:p>0,000182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664" calcext:value-type="float">
            <text:p>0,000168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477" calcext:value-type="float">
            <text:p>0,000034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581" calcext:value-type="float">
            <text:p>0,00017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2586" calcext:value-type="float">
            <text:p>0,000192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1714" calcext:value-type="float">
            <text:p>0,000221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0422" calcext:value-type="float">
            <text:p>0,000040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867" calcext:value-type="float">
            <text:p>0,000196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272" calcext:value-type="float">
            <text:p>0,000146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996" calcext:value-type="float">
            <text:p>0,00022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243" calcext:value-type="float">
            <text:p>0,000034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483" calcext:value-type="float">
            <text:p>0,000138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274" calcext:value-type="float">
            <text:p>0,000211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7133" calcext:value-type="float">
            <text:p>0,000247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312" calcext:value-type="float">
            <text:p>0,0000323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0112" calcext:value-type="float">
            <text:p>0,000180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397" calcext:value-type="float">
            <text:p>0,000126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267" calcext:value-type="float">
            <text:p>0,000119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6159" calcext:value-type="float">
            <text:p>0,0000361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65" calcext:value-type="float">
            <text:p>0,00020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4621" calcext:value-type="float">
            <text:p>0,000154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2934" calcext:value-type="float">
            <text:p>0,000152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805" calcext:value-type="float">
            <text:p>0,000027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614" calcext:value-type="float">
            <text:p>0,000162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81" calcext:value-type="float">
            <text:p>0,00012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113" calcext:value-type="float">
            <text:p>0,000142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384" calcext:value-type="float">
            <text:p>0,000081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4438" calcext:value-type="float">
            <text:p>0,000204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4153" calcext:value-type="float">
            <text:p>0,000604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095" calcext:value-type="float">
            <text:p>0,000240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376" calcext:value-type="float">
            <text:p>0,000028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5075" calcext:value-type="float">
            <text:p>0,000355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995" calcext:value-type="float">
            <text:p>0,000177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009" calcext:value-type="float">
            <text:p>0,000134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577" calcext:value-type="float">
            <text:p>0,000022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028" calcext:value-type="float">
            <text:p>0,000178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911" calcext:value-type="float">
            <text:p>0,000129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77" calcext:value-type="float">
            <text:p>0,00013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36" calcext:value-type="float">
            <text:p>0,00003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315" calcext:value-type="float">
            <text:p>0,000140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8675" calcext:value-type="float">
            <text:p>0,000128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229" calcext:value-type="float">
            <text:p>0,000123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4724" calcext:value-type="float">
            <text:p>0,0000247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847" calcext:value-type="float">
            <text:p>0,000213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9521" calcext:value-type="float">
            <text:p>0,000329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362" calcext:value-type="float">
            <text:p>0,000211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0879" calcext:value-type="float">
            <text:p>0,000040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0146" calcext:value-type="float">
            <text:p>0,000180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7413" calcext:value-type="float">
            <text:p>0,000167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4448" calcext:value-type="float">
            <text:p>0,000154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16" calcext:value-type="float">
            <text:p>0,00003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6288" calcext:value-type="float">
            <text:p>0,000206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0679" calcext:value-type="float">
            <text:p>0,000250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17" calcext:value-type="float">
            <text:p>0,00016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901" calcext:value-type="float">
            <text:p>0,0000259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116" calcext:value-type="float">
            <text:p>0,000163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9127" calcext:value-type="float">
            <text:p>0,000219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069" calcext:value-type="float">
            <text:p>0,000186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2758" calcext:value-type="float">
            <text:p>0,0000527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6983" calcext:value-type="float">
            <text:p>0,000216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89" calcext:value-type="float">
            <text:p>0,00024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4619" calcext:value-type="float">
            <text:p>0,000214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481" calcext:value-type="float">
            <text:p>0,0001054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3579" calcext:value-type="float">
            <text:p>0,000223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2125" calcext:value-type="float">
            <text:p>0,0001821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316" calcext:value-type="float">
            <text:p>0,000168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15" calcext:value-type="float">
            <text:p>0,00002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707" calcext:value-type="float">
            <text:p>0,000159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502" calcext:value-type="float">
            <text:p>0,000187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752" calcext:value-type="float">
            <text:p>0,00035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248" calcext:value-type="float">
            <text:p>0,000032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3983" calcext:value-type="float">
            <text:p>0,000173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673" calcext:value-type="float">
            <text:p>0,000143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712" calcext:value-type="float">
            <text:p>0,000197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965" calcext:value-type="float">
            <text:p>0,000026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1116" calcext:value-type="float">
            <text:p>0,000181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112" calcext:value-type="float">
            <text:p>0,000156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79" calcext:value-type="float">
            <text:p>0,00012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421" calcext:value-type="float">
            <text:p>0,000023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916" calcext:value-type="float">
            <text:p>0,000203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836" calcext:value-type="float">
            <text:p>0,000238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698" calcext:value-type="float">
            <text:p>0,000179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393" calcext:value-type="float">
            <text:p>0,0000433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778" calcext:value-type="float">
            <text:p>0,000197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939" calcext:value-type="float">
            <text:p>0,000259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8265" calcext:value-type="float">
            <text:p>0,000328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663" calcext:value-type="float">
            <text:p>0,000021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106" calcext:value-type="float">
            <text:p>0,000160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3354" calcext:value-type="float">
            <text:p>0,000293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8068" calcext:value-type="float">
            <text:p>0,000218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613" calcext:value-type="float">
            <text:p>0,000022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6407" calcext:value-type="float">
            <text:p>0,000276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0857" calcext:value-type="float">
            <text:p>0,000290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1445" calcext:value-type="float">
            <text:p>0,000271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1" calcext:value-type="float">
            <text:p>0,0000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485" calcext:value-type="float">
            <text:p>0,00028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782" calcext:value-type="float">
            <text:p>0,00029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0654" calcext:value-type="float">
            <text:p>0,000230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0893" calcext:value-type="float">
            <text:p>0,000040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9584" calcext:value-type="float">
            <text:p>0,000249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1617" calcext:value-type="float">
            <text:p>0,000261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5803" calcext:value-type="float">
            <text:p>0,000205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1145" calcext:value-type="float">
            <text:p>0,000041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5394" calcext:value-type="float">
            <text:p>0,000395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3263" calcext:value-type="float">
            <text:p>0,000693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7195" calcext:value-type="float">
            <text:p>0,000367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118" calcext:value-type="float">
            <text:p>0,000000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7717" calcext:value-type="float">
            <text:p>0,000067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2845" calcext:value-type="float">
            <text:p>0,000322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7625" calcext:value-type="float">
            <text:p>0,000297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9214" calcext:value-type="float">
            <text:p>0,000469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1069" calcext:value-type="float">
            <text:p>0,000061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0717" calcext:value-type="float">
            <text:p>0,000320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5557" calcext:value-type="float">
            <text:p>0,000355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729" calcext:value-type="float">
            <text:p>0,00032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3915" calcext:value-type="float">
            <text:p>0,000093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5683" calcext:value-type="float">
            <text:p>0,000525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4936" calcext:value-type="float">
            <text:p>0,000664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8246" calcext:value-type="float">
            <text:p>0,000348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09" calcext:value-type="float">
            <text:p>0,00006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9951" calcext:value-type="float">
            <text:p>0,0005299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257" calcext:value-type="float">
            <text:p>0,00068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0655" calcext:value-type="float">
            <text:p>0,00170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898" calcext:value-type="float">
            <text:p>0,000135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0673" calcext:value-type="float">
            <text:p>0,000300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0357" calcext:value-type="float">
            <text:p>0,000430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8419" calcext:value-type="float">
            <text:p>0,000388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9532" calcext:value-type="float">
            <text:p>0,000069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6095" calcext:value-type="float">
            <text:p>0,000346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9619" calcext:value-type="float">
            <text:p>0,000389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1492" calcext:value-type="float">
            <text:p>0,000271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3339" calcext:value-type="float">
            <text:p>0,000083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5524" calcext:value-type="float">
            <text:p>0,000535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0756" calcext:value-type="float">
            <text:p>0,000360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076" calcext:value-type="float">
            <text:p>0,000253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2544" calcext:value-type="float">
            <text:p>0,000052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7613" calcext:value-type="float">
            <text:p>0,000227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5703" calcext:value-type="float">
            <text:p>0,000255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0331" calcext:value-type="float">
            <text:p>0,000320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7254" calcext:value-type="float">
            <text:p>0,000087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216" calcext:value-type="float">
            <text:p>0,000253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5123" calcext:value-type="float">
            <text:p>0,000255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5423" calcext:value-type="float">
            <text:p>0,000225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3938" calcext:value-type="float">
            <text:p>0,000053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7409" calcext:value-type="float">
            <text:p>0,000227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5313" calcext:value-type="float">
            <text:p>0,000295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7612" calcext:value-type="float">
            <text:p>0,000467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28" calcext:value-type="float">
            <text:p>0,0000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6171" calcext:value-type="float">
            <text:p>0,000336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2833" calcext:value-type="float">
            <text:p>0,000402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3768" calcext:value-type="float">
            <text:p>0,000613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0735" calcext:value-type="float">
            <text:p>0,000070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4424" calcext:value-type="float">
            <text:p>0,000324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9397" calcext:value-type="float">
            <text:p>0,000579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7448" calcext:value-type="float">
            <text:p>0,000237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7602" calcext:value-type="float">
            <text:p>0,000047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1989" calcext:value-type="float">
            <text:p>0,000321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1452" calcext:value-type="float">
            <text:p>0,000421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4275" calcext:value-type="float">
            <text:p>0,000304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9089" calcext:value-type="float">
            <text:p>0,000069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3878" calcext:value-type="float">
            <text:p>0,000453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4365" calcext:value-type="float">
            <text:p>0,000364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2329" calcext:value-type="float">
            <text:p>0,000432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5956" calcext:value-type="float">
            <text:p>0,000085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821" calcext:value-type="float">
            <text:p>0,00120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3704" calcext:value-type="float">
            <text:p>0,000543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6554" calcext:value-type="float">
            <text:p>0,000526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889" calcext:value-type="float">
            <text:p>0,000104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0875" calcext:value-type="float">
            <text:p>0,000300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0236" calcext:value-type="float">
            <text:p>0,000260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095" calcext:value-type="float">
            <text:p>0,00024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7854" calcext:value-type="float">
            <text:p>0,000067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6458" calcext:value-type="float">
            <text:p>0,000286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3465" calcext:value-type="float">
            <text:p>0,000223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9832" calcext:value-type="float">
            <text:p>0,000239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4601" calcext:value-type="float">
            <text:p>0,000054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8455" calcext:value-type="float">
            <text:p>0,000438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4097" calcext:value-type="float">
            <text:p>0,000444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632" calcext:value-type="float">
            <text:p>0,000590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7712" calcext:value-type="float">
            <text:p>0,000077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4465" calcext:value-type="float">
            <text:p>0,000354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3403" calcext:value-type="float">
            <text:p>0,000313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331" calcext:value-type="float">
            <text:p>0,00029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937" calcext:value-type="float">
            <text:p>0,000059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0991" calcext:value-type="float">
            <text:p>0,000380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7603" calcext:value-type="float">
            <text:p>0,000287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3833" calcext:value-type="float">
            <text:p>0,000343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5994" calcext:value-type="float">
            <text:p>0,000065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6057" calcext:value-type="float">
            <text:p>0,000266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0696" calcext:value-type="float">
            <text:p>0,000240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2259" calcext:value-type="float">
            <text:p>0,000302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912" calcext:value-type="float">
            <text:p>0,000187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068" calcext:value-type="float">
            <text:p>0,00024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1863" calcext:value-type="float">
            <text:p>0,000221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5465" calcext:value-type="float">
            <text:p>0,000325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1304" calcext:value-type="float">
            <text:p>0,000061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3113" calcext:value-type="float">
            <text:p>0,000343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1452" calcext:value-type="float">
            <text:p>0,000391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9306" calcext:value-type="float">
            <text:p>0,00139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659" calcext:value-type="float">
            <text:p>0,000106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9868" calcext:value-type="float">
            <text:p>0,000419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793" calcext:value-type="float">
            <text:p>0,00054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5539" calcext:value-type="float">
            <text:p>0,000615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205" calcext:value-type="float">
            <text:p>0,000108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3147" calcext:value-type="float">
            <text:p>0,000343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8975" calcext:value-type="float">
            <text:p>0,000248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1092" calcext:value-type="float">
            <text:p>0,000421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2932" calcext:value-type="float">
            <text:p>0,000072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2246" calcext:value-type="float">
            <text:p>0,000292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9756" calcext:value-type="float">
            <text:p>0,000299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8873" calcext:value-type="float">
            <text:p>0,000248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03" calcext:value-type="float">
            <text:p>0,00010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319" calcext:value-type="float">
            <text:p>0,00105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9342" calcext:value-type="float">
            <text:p>0,000499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6161" calcext:value-type="float">
            <text:p>0,000356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6547" calcext:value-type="float">
            <text:p>0,000086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8832" calcext:value-type="float">
            <text:p>0,000378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1747" calcext:value-type="float">
            <text:p>0,000331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3649" calcext:value-type="float">
            <text:p>0,000353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77" calcext:value-type="float">
            <text:p>0,00018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8771" calcext:value-type="float">
            <text:p>0,000598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3351" calcext:value-type="float">
            <text:p>0,000523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7007" calcext:value-type="float">
            <text:p>0,000367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5741" calcext:value-type="float">
            <text:p>0,000065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3566" calcext:value-type="float">
            <text:p>0,000303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17" calcext:value-type="float">
            <text:p>0,0005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5265" calcext:value-type="float">
            <text:p>0,000765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6228" calcext:value-type="float">
            <text:p>0,000076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1814" calcext:value-type="float">
            <text:p>0,000351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1201" calcext:value-type="float">
            <text:p>0,000341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1196" calcext:value-type="float">
            <text:p>0,000311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671" calcext:value-type="float">
            <text:p>0,0001206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467" calcext:value-type="float">
            <text:p>0,00105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8566" calcext:value-type="float">
            <text:p>0,000488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4134" calcext:value-type="float">
            <text:p>0,000454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6609" calcext:value-type="float">
            <text:p>0,000076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3609" calcext:value-type="float">
            <text:p>0,000283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0768" calcext:value-type="float">
            <text:p>0,000310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243" calcext:value-type="float">
            <text:p>0,00074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101" calcext:value-type="float">
            <text:p>0,000000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5718" calcext:value-type="float">
            <text:p>0,0000857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6761" calcext:value-type="float">
            <text:p>0,000506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6439" calcext:value-type="float">
            <text:p>0,000356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8302" calcext:value-type="float">
            <text:p>0,000308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8629" calcext:value-type="float">
            <text:p>0,000068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5498" calcext:value-type="float">
            <text:p>0,000685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2528" calcext:value-type="float">
            <text:p>0,000952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4283" calcext:value-type="float">
            <text:p>0,000534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322" calcext:value-type="float">
            <text:p>0,000060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525" calcext:value-type="float">
            <text:p>0,000269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0665" calcext:value-type="float">
            <text:p>0,000280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2878" calcext:value-type="float">
            <text:p>0,000372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1135" calcext:value-type="float">
            <text:p>0,000261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2406" calcext:value-type="float">
            <text:p>0,00182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9946" calcext:value-type="float">
            <text:p>0,000379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8488" calcext:value-type="float">
            <text:p>0,000338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512" calcext:value-type="float">
            <text:p>0,0000635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3256" calcext:value-type="float">
            <text:p>0,000323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8179" calcext:value-type="float">
            <text:p>0,000328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9599" calcext:value-type="float">
            <text:p>0,000419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6289" calcext:value-type="float">
            <text:p>0,000216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7092" calcext:value-type="float">
            <text:p>0,000277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414" calcext:value-type="float">
            <text:p>0,000259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2491" calcext:value-type="float">
            <text:p>0,000232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801" calcext:value-type="float">
            <text:p>0,000120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8287" calcext:value-type="float">
            <text:p>0,000338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7937" calcext:value-type="float">
            <text:p>0,000717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8808" calcext:value-type="float">
            <text:p>0,00218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176" calcext:value-type="float">
            <text:p>0,000063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6393" calcext:value-type="float">
            <text:p>0,000276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7132" calcext:value-type="float">
            <text:p>0,000387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5578" calcext:value-type="float">
            <text:p>0,000355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8537" calcext:value-type="float">
            <text:p>0,000078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3077" calcext:value-type="float">
            <text:p>0,00213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5445" calcext:value-type="float">
            <text:p>0,000505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6924" calcext:value-type="float">
            <text:p>0,000316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002" calcext:value-type="float">
            <text:p>0,00008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159" calcext:value-type="float">
            <text:p>0,00038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386" calcext:value-type="float">
            <text:p>0,000269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8327" calcext:value-type="float">
            <text:p>0,000318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985" calcext:value-type="float">
            <text:p>0,000137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9767" calcext:value-type="float">
            <text:p>0,000399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0689" calcext:value-type="float">
            <text:p>0,000380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2815" calcext:value-type="float">
            <text:p>0,000392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841" calcext:value-type="float">
            <text:p>0,000059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6518" calcext:value-type="float">
            <text:p>0,0026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2122" calcext:value-type="float">
            <text:p>0,000502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566" calcext:value-type="float">
            <text:p>0,00029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3585" calcext:value-type="float">
            <text:p>0,0000935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6266" calcext:value-type="float">
            <text:p>0,000376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9031" calcext:value-type="float">
            <text:p>0,000419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7069" calcext:value-type="float">
            <text:p>0,000397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1271" calcext:value-type="float">
            <text:p>0,000611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2008" calcext:value-type="float">
            <text:p>0,000422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3994" calcext:value-type="float">
            <text:p>0,000403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2779" calcext:value-type="float">
            <text:p>0,000472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7831" calcext:value-type="float">
            <text:p>0,0004978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0801" calcext:value-type="float">
            <text:p>0,000560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5053" calcext:value-type="float">
            <text:p>0,000475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774" calcext:value-type="float">
            <text:p>0,00030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6157" calcext:value-type="float">
            <text:p>0,000086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507" calcext:value-type="float">
            <text:p>0,000767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4439" calcext:value-type="float">
            <text:p>0,000594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1865" calcext:value-type="float">
            <text:p>0,000391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6956" calcext:value-type="float">
            <text:p>0,000076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1773" calcext:value-type="float">
            <text:p>0,000401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2114" calcext:value-type="float">
            <text:p>0,000642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4717" calcext:value-type="float">
            <text:p>0,000814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5" calcext:value-type="float">
            <text:p>0,000000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753" calcext:value-type="float">
            <text:p>0,000131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53" calcext:value-type="float">
            <text:p>0,0003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8249" calcext:value-type="float">
            <text:p>0,000388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298" calcext:value-type="float">
            <text:p>0,00105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7484" calcext:value-type="float">
            <text:p>0,000097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625" calcext:value-type="float">
            <text:p>0,00035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7659" calcext:value-type="float">
            <text:p>0,000457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0574" calcext:value-type="float">
            <text:p>0,000370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335" calcext:value-type="float">
            <text:p>0,000129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398" calcext:value-type="float">
            <text:p>0,000616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984" calcext:value-type="float">
            <text:p>0,00030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6633" calcext:value-type="float">
            <text:p>0,000296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3539" calcext:value-type="float">
            <text:p>0,000083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5532" calcext:value-type="float">
            <text:p>0,00175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6313" calcext:value-type="float">
            <text:p>0,000576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864" calcext:value-type="float">
            <text:p>0,00032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7492" calcext:value-type="float">
            <text:p>0,000077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9835" calcext:value-type="float">
            <text:p>0,000309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4594" calcext:value-type="float">
            <text:p>0,000664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406" calcext:value-type="float">
            <text:p>0,00117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644" calcext:value-type="float">
            <text:p>0,00007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0175" calcext:value-type="float">
            <text:p>0,000370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5336" calcext:value-type="float">
            <text:p>0,000325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8952" calcext:value-type="float">
            <text:p>0,000848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258" calcext:value-type="float">
            <text:p>0,000107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4335" calcext:value-type="float">
            <text:p>0,000564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7157" calcext:value-type="float">
            <text:p>0,000357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2645" calcext:value-type="float">
            <text:p>0,000352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2162" calcext:value-type="float">
            <text:p>0,0002921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5231" calcext:value-type="float">
            <text:p>0,000575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5518" calcext:value-type="float">
            <text:p>0,000375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5277" calcext:value-type="float">
            <text:p>0,000285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8642" calcext:value-type="float">
            <text:p>0,000348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6654" calcext:value-type="float">
            <text:p>0,00136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7056" calcext:value-type="float">
            <text:p>0,000507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2444" calcext:value-type="float">
            <text:p>0,000392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337" calcext:value-type="float">
            <text:p>0,000118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8065" calcext:value-type="float">
            <text:p>0,000418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2924" calcext:value-type="float">
            <text:p>0,000692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0084" calcext:value-type="float">
            <text:p>0,000550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9978" calcext:value-type="float">
            <text:p>0,000069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9215" calcext:value-type="float">
            <text:p>0,000429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5396" calcext:value-type="float">
            <text:p>0,000515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358" calcext:value-type="float">
            <text:p>0,00131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8559" calcext:value-type="float">
            <text:p>0,000128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8399" calcext:value-type="float">
            <text:p>0,000358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8764" calcext:value-type="float">
            <text:p>0,000298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8773" calcext:value-type="float">
            <text:p>0,000298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635" calcext:value-type="float">
            <text:p>0,000057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4306" calcext:value-type="float">
            <text:p>0,000294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9034" calcext:value-type="float">
            <text:p>0,000229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2257" calcext:value-type="float">
            <text:p>0,000242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068" calcext:value-type="float">
            <text:p>0,000127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7048" calcext:value-type="float">
            <text:p>0,000537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5597" calcext:value-type="float">
            <text:p>0,000345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21" calcext:value-type="float">
            <text:p>0,0003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486" calcext:value-type="float">
            <text:p>0,000102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853" calcext:value-type="float">
            <text:p>0,0017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5082" calcext:value-type="float">
            <text:p>0,000855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0514" calcext:value-type="float">
            <text:p>0,000410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107" calcext:value-type="float">
            <text:p>0,000107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3956" calcext:value-type="float">
            <text:p>0,000503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6628" calcext:value-type="float">
            <text:p>0,000426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9122" calcext:value-type="float">
            <text:p>0,000389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129" calcext:value-type="float">
            <text:p>0,000000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5146" calcext:value-type="float">
            <text:p>0,0000851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36" calcext:value-type="float">
            <text:p>0,0003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02226" calcext:value-type="float">
            <text:p>0,00202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407" calcext:value-type="float">
            <text:p>0,00100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582" calcext:value-type="float">
            <text:p>0,000092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7863" calcext:value-type="float">
            <text:p>0,000467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2761" calcext:value-type="float">
            <text:p>0,00142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2392" calcext:value-type="float">
            <text:p>0,000452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6929" calcext:value-type="float">
            <text:p>0,000146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7667" calcext:value-type="float">
            <text:p>0,000317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6823" calcext:value-type="float">
            <text:p>0,000356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599" calcext:value-type="float">
            <text:p>0,0018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72" calcext:value-type="float">
            <text:p>0,0000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894" calcext:value-type="float">
            <text:p>0,0000968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212" calcext:value-type="float">
            <text:p>0,00035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422" calcext:value-type="float">
            <text:p>0,00059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6888" calcext:value-type="float">
            <text:p>0,00136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19" calcext:value-type="float">
            <text:p>0,00014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8282" calcext:value-type="float">
            <text:p>0,000408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5963" calcext:value-type="float">
            <text:p>0,000315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3104" calcext:value-type="float">
            <text:p>0,000503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3826" calcext:value-type="float">
            <text:p>0,000523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296" calcext:value-type="float">
            <text:p>0,00094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6857" calcext:value-type="float">
            <text:p>0,000416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5918" calcext:value-type="float">
            <text:p>0,000385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932" calcext:value-type="float">
            <text:p>0,000150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7314" calcext:value-type="float">
            <text:p>0,000497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0017" calcext:value-type="float">
            <text:p>0,000560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379" calcext:value-type="float">
            <text:p>0,00033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9745" calcext:value-type="float">
            <text:p>0,000069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343" calcext:value-type="float">
            <text:p>0,00112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1313" calcext:value-type="float">
            <text:p>0,000691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6362" calcext:value-type="float">
            <text:p>0,000536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325" calcext:value-type="float">
            <text:p>0,000109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5297" calcext:value-type="float">
            <text:p>0,00135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5432" calcext:value-type="float">
            <text:p>0,000565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3434" calcext:value-type="float">
            <text:p>0,000363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9531" calcext:value-type="float">
            <text:p>0,000069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8858" calcext:value-type="float">
            <text:p>0,000308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9318" calcext:value-type="float">
            <text:p>0,00219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3665" calcext:value-type="float">
            <text:p>0,00213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763" calcext:value-type="float">
            <text:p>0,000092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3085" calcext:value-type="float">
            <text:p>0,000383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8683" calcext:value-type="float">
            <text:p>0,00148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9112" calcext:value-type="float">
            <text:p>0,0008491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8553" calcext:value-type="float">
            <text:p>0,000078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0316" calcext:value-type="float">
            <text:p>0,000320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077" calcext:value-type="float">
            <text:p>0,00031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1097" calcext:value-type="float">
            <text:p>0,000461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055" calcext:value-type="float">
            <text:p>0,000197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8281" calcext:value-type="float">
            <text:p>0,000688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5436" calcext:value-type="float">
            <text:p>0,000355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6452" calcext:value-type="float">
            <text:p>0,000316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4905" calcext:value-type="float">
            <text:p>0,000074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7482" calcext:value-type="float">
            <text:p>0,00127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6026" calcext:value-type="float">
            <text:p>0,000916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5273" calcext:value-type="float">
            <text:p>0,000415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429" calcext:value-type="float">
            <text:p>0,000096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7418" calcext:value-type="float">
            <text:p>0,000477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19" calcext:value-type="float">
            <text:p>0,0004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4824" calcext:value-type="float">
            <text:p>0,000774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51" calcext:value-type="float">
            <text:p>0,00012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1732" calcext:value-type="float">
            <text:p>0,000381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6333" calcext:value-type="float">
            <text:p>0,000466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8563" calcext:value-type="float">
            <text:p>0,000508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5301" calcext:value-type="float">
            <text:p>0,000075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5531" calcext:value-type="float">
            <text:p>0,000315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2024" calcext:value-type="float">
            <text:p>0,000262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6997" calcext:value-type="float">
            <text:p>0,000306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817" calcext:value-type="float">
            <text:p>0,000059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26" calcext:value-type="float">
            <text:p>0,0003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9174" calcext:value-type="float">
            <text:p>0,0019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327" calcext:value-type="float">
            <text:p>0,00115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1257" calcext:value-type="float">
            <text:p>0,000091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4091" calcext:value-type="float">
            <text:p>0,000394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6444" calcext:value-type="float">
            <text:p>0,0004864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7999" calcext:value-type="float">
            <text:p>0,000547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9" calcext:value-type="float">
            <text:p>0,00000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98" calcext:value-type="float">
            <text:p>0,00011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8928" calcext:value-type="float">
            <text:p>0,000368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3053" calcext:value-type="float">
            <text:p>0,000343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7121" calcext:value-type="float">
            <text:p>0,000347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6691" calcext:value-type="float">
            <text:p>0,000256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9985" calcext:value-type="float">
            <text:p>0,000989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5418" calcext:value-type="float">
            <text:p>0,000405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0451" calcext:value-type="float">
            <text:p>0,000470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122" calcext:value-type="float">
            <text:p>0,000218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7991" calcext:value-type="float">
            <text:p>0,000387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2089" calcext:value-type="float">
            <text:p>0,000502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5283" calcext:value-type="float">
            <text:p>0,000315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9934" calcext:value-type="float">
            <text:p>0,000219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5961" calcext:value-type="float">
            <text:p>0,00135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6971" calcext:value-type="float">
            <text:p>0,00136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4831" calcext:value-type="float">
            <text:p>0,000624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0724" calcext:value-type="float">
            <text:p>0,0002707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9346" calcext:value-type="float">
            <text:p>0,000379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861" calcext:value-type="float">
            <text:p>0,00048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9785" calcext:value-type="float">
            <text:p>0,000599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1562" calcext:value-type="float">
            <text:p>0,0000715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7574" calcext:value-type="float">
            <text:p>0,000367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4122" calcext:value-type="float">
            <text:p>0,00154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4676" calcext:value-type="float">
            <text:p>0,000704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926" calcext:value-type="float">
            <text:p>0,0001019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9543" calcext:value-type="float">
            <text:p>0,000409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6252" calcext:value-type="float">
            <text:p>0,000426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1668" calcext:value-type="float">
            <text:p>0,000351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5558" calcext:value-type="float">
            <text:p>0,000055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8609" calcext:value-type="float">
            <text:p>0,000318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6015" calcext:value-type="float">
            <text:p>0,000486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9667" calcext:value-type="float">
            <text:p>0,000339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4305" calcext:value-type="float">
            <text:p>0,000054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6758" calcext:value-type="float">
            <text:p>0,000296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806" calcext:value-type="float">
            <text:p>0,00117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409" calcext:value-type="float">
            <text:p>0,00104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72" calcext:value-type="float">
            <text:p>0,0000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179" calcext:value-type="float">
            <text:p>0,000139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3847" calcext:value-type="float">
            <text:p>0,000393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4519" calcext:value-type="float">
            <text:p>0,000324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9192" calcext:value-type="float">
            <text:p>0,000319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856" calcext:value-type="float">
            <text:p>0,000063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8478" calcext:value-type="float">
            <text:p>0,000308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7286" calcext:value-type="float">
            <text:p>0,000437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9684" calcext:value-type="float">
            <text:p>0,000389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433" calcext:value-type="float">
            <text:p>0,0001004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5369" calcext:value-type="float">
            <text:p>0,000775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51025" calcext:value-type="float">
            <text:p>0,000751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3423" calcext:value-type="float">
            <text:p>0,000593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5171" calcext:value-type="float">
            <text:p>0,000165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1554" calcext:value-type="float">
            <text:p>0,00091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2488" calcext:value-type="float">
            <text:p>0,000992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1254" calcext:value-type="float">
            <text:p>0,000731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4235" calcext:value-type="float">
            <text:p>0,000154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3977" calcext:value-type="float">
            <text:p>0,000733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1089" calcext:value-type="float">
            <text:p>0,000671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8018" calcext:value-type="float">
            <text:p>0,000738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1968" calcext:value-type="float">
            <text:p>0,000111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9395" calcext:value-type="float">
            <text:p>0,000639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6273" calcext:value-type="float">
            <text:p>0,000556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9907" calcext:value-type="float">
            <text:p>0,000539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2033" calcext:value-type="float">
            <text:p>0,000112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0181" calcext:value-type="float">
            <text:p>0,00100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612" calcext:value-type="float">
            <text:p>0,00108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4995" calcext:value-type="float">
            <text:p>0,000704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9905" calcext:value-type="float">
            <text:p>0,000169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8654" calcext:value-type="float">
            <text:p>0,000748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5212" calcext:value-type="float">
            <text:p>0,000675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665" calcext:value-type="float">
            <text:p>0,00078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5788" calcext:value-type="float">
            <text:p>0,000185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5967" calcext:value-type="float">
            <text:p>0,000775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6627" calcext:value-type="float">
            <text:p>0,000576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9328" calcext:value-type="float">
            <text:p>0,000599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0332" calcext:value-type="float">
            <text:p>0,000110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512" calcext:value-type="float">
            <text:p>0,00051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3384" calcext:value-type="float">
            <text:p>0,0007133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5947" calcext:value-type="float">
            <text:p>0,000595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1247" calcext:value-type="float">
            <text:p>0,000101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249" calcext:value-type="float">
            <text:p>0,00057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418" calcext:value-type="float">
            <text:p>0,00053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6997" calcext:value-type="float">
            <text:p>0,000476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5423" calcext:value-type="float">
            <text:p>0,000155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6536" calcext:value-type="float">
            <text:p>0,000996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8869" calcext:value-type="float">
            <text:p>0,000568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0607" calcext:value-type="float">
            <text:p>0,000620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8026" calcext:value-type="float">
            <text:p>0,000098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3502" calcext:value-type="float">
            <text:p>0,000503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1452" calcext:value-type="float">
            <text:p>0,000711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5305" calcext:value-type="float">
            <text:p>0,000825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13" calcext:value-type="float">
            <text:p>0,00009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2123" calcext:value-type="float">
            <text:p>0,000592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2433" calcext:value-type="float">
            <text:p>0,000622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974" calcext:value-type="float">
            <text:p>0,00047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74" calcext:value-type="float">
            <text:p>0,0000000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653" calcext:value-type="float">
            <text:p>0,000137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0314" calcext:value-type="float">
            <text:p>0,000810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5275" calcext:value-type="float">
            <text:p>0,000705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3116" calcext:value-type="float">
            <text:p>0,000513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6906" calcext:value-type="float">
            <text:p>0,0001069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7291" calcext:value-type="float">
            <text:p>0,000527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5894" calcext:value-type="float">
            <text:p>0,000485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5602" calcext:value-type="float">
            <text:p>0,000495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4713" calcext:value-type="float">
            <text:p>0,000154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7784" calcext:value-type="float">
            <text:p>0,000637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1575" calcext:value-type="float">
            <text:p>0,000501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8323" calcext:value-type="float">
            <text:p>0,000518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435" calcext:value-type="float">
            <text:p>0,00009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2758" calcext:value-type="float">
            <text:p>0,000492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1069" calcext:value-type="float">
            <text:p>0,000551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01056" calcext:value-type="float">
            <text:p>0,000801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9845" calcext:value-type="float">
            <text:p>0,000089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8424" calcext:value-type="float">
            <text:p>0,000538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9916" calcext:value-type="float">
            <text:p>0,000599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7899" calcext:value-type="float">
            <text:p>0,000477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565" calcext:value-type="float">
            <text:p>0,000091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0604" calcext:value-type="float">
            <text:p>0,000630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0475" calcext:value-type="float">
            <text:p>0,000490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7762" calcext:value-type="float">
            <text:p>0,000607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7107" calcext:value-type="float">
            <text:p>0,000097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2471" calcext:value-type="float">
            <text:p>0,000682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5923" calcext:value-type="float">
            <text:p>0,000485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7287" calcext:value-type="float">
            <text:p>0,000477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3519" calcext:value-type="float">
            <text:p>0,0001735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4021" calcext:value-type="float">
            <text:p>0,000604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7987" calcext:value-type="float">
            <text:p>0,000587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6995" calcext:value-type="float">
            <text:p>0,000846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0146" calcext:value-type="float">
            <text:p>0,0001201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7127" calcext:value-type="float">
            <text:p>0,000547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6786" calcext:value-type="float">
            <text:p>0,000696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7636" calcext:value-type="float">
            <text:p>0,000597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952" calcext:value-type="float">
            <text:p>0,0001229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8797" calcext:value-type="float">
            <text:p>0,000748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4347" calcext:value-type="float">
            <text:p>0,000704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1" calcext:value-type="float">
            <text:p>0,0005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0518" calcext:value-type="float">
            <text:p>0,000170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8284" calcext:value-type="float">
            <text:p>0,000638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9791" calcext:value-type="float">
            <text:p>0,000669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6417" calcext:value-type="float">
            <text:p>0,000626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792" calcext:value-type="float">
            <text:p>0,000116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3166" calcext:value-type="float">
            <text:p>0,000553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2003" calcext:value-type="float">
            <text:p>0,000652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7781" calcext:value-type="float">
            <text:p>0,000667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4828" calcext:value-type="float">
            <text:p>0,000134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1945" calcext:value-type="float">
            <text:p>0,000671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4437" calcext:value-type="float">
            <text:p>0,000564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7353" calcext:value-type="float">
            <text:p>0,000547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5938" calcext:value-type="float">
            <text:p>0,000105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6019" calcext:value-type="float">
            <text:p>0,000656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8405" calcext:value-type="float">
            <text:p>0,000468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9272" calcext:value-type="float">
            <text:p>0,000519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879" calcext:value-type="float">
            <text:p>0,00012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3029" calcext:value-type="float">
            <text:p>0,000523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2571" calcext:value-type="float">
            <text:p>0,000442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8202" calcext:value-type="float">
            <text:p>0,000708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5854" calcext:value-type="float">
            <text:p>0,000175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9515" calcext:value-type="float">
            <text:p>0,000709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7746" calcext:value-type="float">
            <text:p>0,000707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3714" calcext:value-type="float">
            <text:p>0,000623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95" calcext:value-type="float">
            <text:p>0,00009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6968" calcext:value-type="float">
            <text:p>0,000686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2979" calcext:value-type="float">
            <text:p>0,000702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0804" calcext:value-type="float">
            <text:p>0,000590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6931" calcext:value-type="float">
            <text:p>0,000106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1349" calcext:value-type="float">
            <text:p>0,000701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7002" calcext:value-type="float">
            <text:p>0,000577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7568" calcext:value-type="float">
            <text:p>0,000497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122" calcext:value-type="float">
            <text:p>0,000139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9479" calcext:value-type="float">
            <text:p>0,000549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4054" calcext:value-type="float">
            <text:p>0,000484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7304" calcext:value-type="float">
            <text:p>0,000607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7157" calcext:value-type="float">
            <text:p>0,000097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308" calcext:value-type="float">
            <text:p>0,00050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2922" calcext:value-type="float">
            <text:p>0,000452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42672" calcext:value-type="float">
            <text:p>0,000942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0294" calcext:value-type="float">
            <text:p>0,000150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9741" calcext:value-type="float">
            <text:p>0,0007397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5442" calcext:value-type="float">
            <text:p>0,000645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28822" calcext:value-type="float">
            <text:p>0,000928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4329" calcext:value-type="float">
            <text:p>0,000094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4698" calcext:value-type="float">
            <text:p>0,000534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1518" calcext:value-type="float">
            <text:p>0,000531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6196" calcext:value-type="float">
            <text:p>0,000456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6139" calcext:value-type="float">
            <text:p>0,000096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688" calcext:value-type="float">
            <text:p>0,00055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2742" calcext:value-type="float">
            <text:p>0,000962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0304" calcext:value-type="float">
            <text:p>0,000660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357" calcext:value-type="float">
            <text:p>0,0000903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8778" calcext:value-type="float">
            <text:p>0,000578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2959" calcext:value-type="float">
            <text:p>0,000522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8884" calcext:value-type="float">
            <text:p>0,000458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695" calcext:value-type="float">
            <text:p>0,00012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2046" calcext:value-type="float">
            <text:p>0,000832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3491" calcext:value-type="float">
            <text:p>0,000513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8127" calcext:value-type="float">
            <text:p>0,000498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4209" calcext:value-type="float">
            <text:p>0,000104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7084" calcext:value-type="float">
            <text:p>0,000507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7163" calcext:value-type="float">
            <text:p>0,000457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06" calcext:value-type="float">
            <text:p>0,0005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4845" calcext:value-type="float">
            <text:p>0,000164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1825" calcext:value-type="float">
            <text:p>0,000521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6213" calcext:value-type="float">
            <text:p>0,000456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9947" calcext:value-type="float">
            <text:p>0,000529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32" calcext:value-type="float">
            <text:p>0,00009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6995" calcext:value-type="float">
            <text:p>0,000566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1549" calcext:value-type="float">
            <text:p>0,000611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9071" calcext:value-type="float">
            <text:p>0,000829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1958" calcext:value-type="float">
            <text:p>0,000101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5432" calcext:value-type="float">
            <text:p>0,000525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7802" calcext:value-type="float">
            <text:p>0,000577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3006" calcext:value-type="float">
            <text:p>0,000493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2667" calcext:value-type="float">
            <text:p>0,000102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22473" calcext:value-type="float">
            <text:p>0,000922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1018" calcext:value-type="float">
            <text:p>0,000651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8479" calcext:value-type="float">
            <text:p>0,000538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296" calcext:value-type="float">
            <text:p>0,000090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0269" calcext:value-type="float">
            <text:p>0,000560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0948" calcext:value-type="float">
            <text:p>0,000480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6083" calcext:value-type="float">
            <text:p>0,000566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939" calcext:value-type="float">
            <text:p>0,00010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3574" calcext:value-type="float">
            <text:p>0,000533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0971" calcext:value-type="float">
            <text:p>0,000480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9992" calcext:value-type="float">
            <text:p>0,000499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1117" calcext:value-type="float">
            <text:p>0,000101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4205" calcext:value-type="float">
            <text:p>0,000494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4822" calcext:value-type="float">
            <text:p>0,000554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33542" calcext:value-type="float">
            <text:p>0,000933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084" calcext:value-type="float">
            <text:p>0,000091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7378" calcext:value-type="float">
            <text:p>0,000517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9908" calcext:value-type="float">
            <text:p>0,000509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6362" calcext:value-type="float">
            <text:p>0,000556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687" calcext:value-type="float">
            <text:p>0,000091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6721" calcext:value-type="float">
            <text:p>0,000656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6835" calcext:value-type="float">
            <text:p>0,000816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1416" calcext:value-type="float">
            <text:p>0,000511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9889" calcext:value-type="float">
            <text:p>0,000089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833" calcext:value-type="float">
            <text:p>0,00051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6002" calcext:value-type="float">
            <text:p>0,000506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3041" calcext:value-type="float">
            <text:p>0,000513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6428" calcext:value-type="float">
            <text:p>0,000136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6433" calcext:value-type="float">
            <text:p>0,000606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9425" calcext:value-type="float">
            <text:p>0,000489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7591" calcext:value-type="float">
            <text:p>0,000497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8791" calcext:value-type="float">
            <text:p>0,000108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9125" calcext:value-type="float">
            <text:p>0,000569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1195" calcext:value-type="float">
            <text:p>0,000541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5635" calcext:value-type="float">
            <text:p>0,000685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7409" calcext:value-type="float">
            <text:p>0,000107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7666" calcext:value-type="float">
            <text:p>0,000667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1805" calcext:value-type="float">
            <text:p>0,000701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6498" calcext:value-type="float">
            <text:p>0,000736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9807" calcext:value-type="float">
            <text:p>0,000169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546" calcext:value-type="float">
            <text:p>0,00102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2077" calcext:value-type="float">
            <text:p>0,000722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0529" calcext:value-type="float">
            <text:p>0,000860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236" calcext:value-type="float">
            <text:p>0,00016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3879" calcext:value-type="float">
            <text:p>0,000763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1643" calcext:value-type="float">
            <text:p>0,000741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7088" calcext:value-type="float">
            <text:p>0,000837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7068" calcext:value-type="float">
            <text:p>0,000107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3977" calcext:value-type="float">
            <text:p>0,000543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7397" calcext:value-type="float">
            <text:p>0,000657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7805" calcext:value-type="float">
            <text:p>0,000607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342" calcext:value-type="float">
            <text:p>0,000092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5792" calcext:value-type="float">
            <text:p>0,000495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08953" calcext:value-type="float">
            <text:p>0,000808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8376" calcext:value-type="float">
            <text:p>0,000648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077" calcext:value-type="float">
            <text:p>0,000091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0684" calcext:value-type="float">
            <text:p>0,000590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4017" calcext:value-type="float">
            <text:p>0,000544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6847" calcext:value-type="float">
            <text:p>0,000466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7271" calcext:value-type="float">
            <text:p>0,000107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795" calcext:value-type="float">
            <text:p>0,00081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7935" calcext:value-type="float">
            <text:p>0,000597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9772" calcext:value-type="float">
            <text:p>0,000509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224" calcext:value-type="float">
            <text:p>0,000091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3588" calcext:value-type="float">
            <text:p>0,000653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507" calcext:value-type="float">
            <text:p>0,00044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7352" calcext:value-type="float">
            <text:p>0,000447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2862" calcext:value-type="float">
            <text:p>0,000162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7528" calcext:value-type="float">
            <text:p>0,000587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2637" calcext:value-type="float">
            <text:p>0,000492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7072" calcext:value-type="float">
            <text:p>0,000477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439" calcext:value-type="float">
            <text:p>0,000091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7066" calcext:value-type="float">
            <text:p>0,000487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4571" calcext:value-type="float">
            <text:p>0,000484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1383" calcext:value-type="float">
            <text:p>0,000831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6964" calcext:value-type="float">
            <text:p>0,0000969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3298" calcext:value-type="float">
            <text:p>0,000583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2177" calcext:value-type="float">
            <text:p>0,000602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434" calcext:value-type="float">
            <text:p>0,00067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8923" calcext:value-type="float">
            <text:p>0,000098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2274" calcext:value-type="float">
            <text:p>0,000632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1418" calcext:value-type="float">
            <text:p>0,000831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1638" calcext:value-type="float">
            <text:p>0,000521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951" calcext:value-type="float">
            <text:p>0,000091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3883" calcext:value-type="float">
            <text:p>0,000523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4845" calcext:value-type="float">
            <text:p>0,000564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8434" calcext:value-type="float">
            <text:p>0,000498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6461" calcext:value-type="float">
            <text:p>0,000156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4667" calcext:value-type="float">
            <text:p>0,00104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3114" calcext:value-type="float">
            <text:p>0,000543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5963" calcext:value-type="float">
            <text:p>0,000525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4653" calcext:value-type="float">
            <text:p>0,000104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2014" calcext:value-type="float">
            <text:p>0,000602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8499" calcext:value-type="float">
            <text:p>0,000508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9137" calcext:value-type="float">
            <text:p>0,000639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3414" calcext:value-type="float">
            <text:p>0,000113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9564" calcext:value-type="float">
            <text:p>0,000529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7875" calcext:value-type="float">
            <text:p>0,000547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626" calcext:value-type="float">
            <text:p>0,00057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296" calcext:value-type="float">
            <text:p>0,000092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5335" calcext:value-type="float">
            <text:p>0,000485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661" calcext:value-type="float">
            <text:p>0,00073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9815" calcext:value-type="float">
            <text:p>0,000709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704" calcext:value-type="float">
            <text:p>0,000092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9086" calcext:value-type="float">
            <text:p>0,000609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3377" calcext:value-type="float">
            <text:p>0,000633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766" calcext:value-type="float">
            <text:p>0,00055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9316" calcext:value-type="float">
            <text:p>0,0001093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98725" calcext:value-type="float">
            <text:p>0,000898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7577" calcext:value-type="float">
            <text:p>0,000577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4434" calcext:value-type="float">
            <text:p>0,000594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5082" calcext:value-type="float">
            <text:p>0,000145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8166" calcext:value-type="float">
            <text:p>0,000628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7511" calcext:value-type="float">
            <text:p>0,000657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9781" calcext:value-type="float">
            <text:p>0,000789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182" calcext:value-type="float">
            <text:p>0,000117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7877" calcext:value-type="float">
            <text:p>0,000517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3408" calcext:value-type="float">
            <text:p>0,000493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8686" calcext:value-type="float">
            <text:p>0,000588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219" calcext:value-type="float">
            <text:p>0,000117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397" calcext:value-type="float">
            <text:p>0,00061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7438" calcext:value-type="float">
            <text:p>0,000867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5553" calcext:value-type="float">
            <text:p>0,000525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293" calcext:value-type="float">
            <text:p>0,000092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8971" calcext:value-type="float">
            <text:p>0,000568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9634" calcext:value-type="float">
            <text:p>0,000539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724" calcext:value-type="float">
            <text:p>0,00047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477" calcext:value-type="float">
            <text:p>0,00011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5497" calcext:value-type="float">
            <text:p>0,000595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1991" calcext:value-type="float">
            <text:p>0,000621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9295" calcext:value-type="float">
            <text:p>0,000499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3308" calcext:value-type="float">
            <text:p>0,0000933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0127" calcext:value-type="float">
            <text:p>0,000830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6749" calcext:value-type="float">
            <text:p>0,000636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019" calcext:value-type="float">
            <text:p>0,00119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0131" calcext:value-type="float">
            <text:p>0,000140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2153" calcext:value-type="float">
            <text:p>0,000692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1844" calcext:value-type="float">
            <text:p>0,000501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465" calcext:value-type="float">
            <text:p>0,00052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9599" calcext:value-type="float">
            <text:p>0,000109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9696" calcext:value-type="float">
            <text:p>0,000669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007" calcext:value-type="float">
            <text:p>0,00052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2634" calcext:value-type="float">
            <text:p>0,000632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1754" calcext:value-type="float">
            <text:p>0,0001017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6631" calcext:value-type="float">
            <text:p>0,000486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8306" calcext:value-type="float">
            <text:p>0,000438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9596" calcext:value-type="float">
            <text:p>0,000719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537" calcext:value-type="float">
            <text:p>0,00013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9359" calcext:value-type="float">
            <text:p>0,000549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0333" calcext:value-type="float">
            <text:p>0,000590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4958" calcext:value-type="float">
            <text:p>0,000574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7389" calcext:value-type="float">
            <text:p>0,000097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1561" calcext:value-type="float">
            <text:p>0,000511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9123" calcext:value-type="float">
            <text:p>0,000839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5453" calcext:value-type="float">
            <text:p>0,000645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755" calcext:value-type="float">
            <text:p>0,000116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6693" calcext:value-type="float">
            <text:p>0,000646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5436" calcext:value-type="float">
            <text:p>0,000575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8581" calcext:value-type="float">
            <text:p>0,000498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1672" calcext:value-type="float">
            <text:p>0,000131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4416" calcext:value-type="float">
            <text:p>0,000784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9738" calcext:value-type="float">
            <text:p>0,000519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8601" calcext:value-type="float">
            <text:p>0,000548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789" calcext:value-type="float">
            <text:p>0,00010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2654" calcext:value-type="float">
            <text:p>0,000522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2164" calcext:value-type="float">
            <text:p>0,000452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4668" calcext:value-type="float">
            <text:p>0,000724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191" calcext:value-type="float">
            <text:p>0,000116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4075" calcext:value-type="float">
            <text:p>0,000534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2369" calcext:value-type="float">
            <text:p>0,000552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32" calcext:value-type="float">
            <text:p>0,0005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084" calcext:value-type="float">
            <text:p>0,000090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169" calcext:value-type="float">
            <text:p>0,00062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7697" calcext:value-type="float">
            <text:p>0,000857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9993" calcext:value-type="float">
            <text:p>0,000559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1323" calcext:value-type="float">
            <text:p>0,000091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6257" calcext:value-type="float">
            <text:p>0,000546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5603" calcext:value-type="float">
            <text:p>0,000525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9612" calcext:value-type="float">
            <text:p>0,000489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498" calcext:value-type="float">
            <text:p>0,000196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3996" calcext:value-type="float">
            <text:p>0,000693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7256" calcext:value-type="float">
            <text:p>0,000537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2669" calcext:value-type="float">
            <text:p>0,000592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338" calcext:value-type="float">
            <text:p>0,000090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0588" calcext:value-type="float">
            <text:p>0,000550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2862" calcext:value-type="float">
            <text:p>0,000442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7364" calcext:value-type="float">
            <text:p>0,000727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3799" calcext:value-type="float">
            <text:p>0,0000937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2592" calcext:value-type="float">
            <text:p>0,000502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3687" calcext:value-type="float">
            <text:p>0,000473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7216" calcext:value-type="float">
            <text:p>0,000597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056" calcext:value-type="float">
            <text:p>0,000092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483" calcext:value-type="float">
            <text:p>0,00049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13286" calcext:value-type="float">
            <text:p>0,000913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4204" calcext:value-type="float">
            <text:p>0,000604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2238" calcext:value-type="float">
            <text:p>0,000112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0422" calcext:value-type="float">
            <text:p>0,000570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0915" calcext:value-type="float">
            <text:p>0,000550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0107" calcext:value-type="float">
            <text:p>0,000580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183" calcext:value-type="float">
            <text:p>0,00017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9301" calcext:value-type="float">
            <text:p>0,000889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0755" calcext:value-type="float">
            <text:p>0,000670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2736" calcext:value-type="float">
            <text:p>0,000542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04" calcext:value-type="float">
            <text:p>0,00011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0444" calcext:value-type="float">
            <text:p>0,000550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8039" calcext:value-type="float">
            <text:p>0,000728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4951" calcext:value-type="float">
            <text:p>0,000674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0115" calcext:value-type="float">
            <text:p>0,000140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9606" calcext:value-type="float">
            <text:p>0,000629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8219" calcext:value-type="float">
            <text:p>0,000558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1203" calcext:value-type="float">
            <text:p>0,000551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937" calcext:value-type="float">
            <text:p>0,000186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675" calcext:value-type="float">
            <text:p>0,00056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1386" calcext:value-type="float">
            <text:p>0,000601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1221" calcext:value-type="float">
            <text:p>0,000701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8303" calcext:value-type="float">
            <text:p>0,000128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7069" calcext:value-type="float">
            <text:p>0,000567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1077" calcext:value-type="float">
            <text:p>0,000731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0132" calcext:value-type="float">
            <text:p>0,000670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5529" calcext:value-type="float">
            <text:p>0,0001655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7764" calcext:value-type="float">
            <text:p>0,000787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1935" calcext:value-type="float">
            <text:p>0,000611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1696" calcext:value-type="float">
            <text:p>0,000531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9181" calcext:value-type="float">
            <text:p>0,000109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7641" calcext:value-type="float">
            <text:p>0,000537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1647" calcext:value-type="float">
            <text:p>0,000481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4579" calcext:value-type="float">
            <text:p>0,000484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3929" calcext:value-type="float">
            <text:p>0,000103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7718" calcext:value-type="float">
            <text:p>0,000517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9054" calcext:value-type="float">
            <text:p>0,000579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5033" calcext:value-type="float">
            <text:p>0,000865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4377" calcext:value-type="float">
            <text:p>0,0001343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923" calcext:value-type="float">
            <text:p>0,00131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946" calcext:value-type="float">
            <text:p>0,00110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94742" calcext:value-type="float">
            <text:p>0,0008947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5272" calcext:value-type="float">
            <text:p>0,000135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8548" calcext:value-type="float">
            <text:p>0,000808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786" calcext:value-type="float">
            <text:p>0,00102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0093" calcext:value-type="float">
            <text:p>0,000930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5453" calcext:value-type="float">
            <text:p>0,000195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5188" calcext:value-type="float">
            <text:p>0,000995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96226" calcext:value-type="float">
            <text:p>0,000896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92867" calcext:value-type="float">
            <text:p>0,000892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1839" calcext:value-type="float">
            <text:p>0,000121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2832" calcext:value-type="float">
            <text:p>0,000722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8626" calcext:value-type="float">
            <text:p>0,00128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0354" calcext:value-type="float">
            <text:p>0,000810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218" calcext:value-type="float">
            <text:p>0,000114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01678" calcext:value-type="float">
            <text:p>0,0009016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1553" calcext:value-type="float">
            <text:p>0,000731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4954" calcext:value-type="float">
            <text:p>0,000714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2232" calcext:value-type="float">
            <text:p>0,000182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2849" calcext:value-type="float">
            <text:p>0,00082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7634" calcext:value-type="float">
            <text:p>0,000707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7886" calcext:value-type="float">
            <text:p>0,000947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625" calcext:value-type="float">
            <text:p>0,0001456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7402" calcext:value-type="float">
            <text:p>0,000857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6015" calcext:value-type="float">
            <text:p>0,00106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499" calcext:value-type="float">
            <text:p>0,00075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805" calcext:value-type="float">
            <text:p>0,00012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0338" calcext:value-type="float">
            <text:p>0,00090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1919" calcext:value-type="float">
            <text:p>0,000731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24198" calcext:value-type="float">
            <text:p>0,000824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1415" calcext:value-type="float">
            <text:p>0,0001714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7973" calcext:value-type="float">
            <text:p>0,000807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2717" calcext:value-type="float">
            <text:p>0,000742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7736" calcext:value-type="float">
            <text:p>0,000747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961" calcext:value-type="float">
            <text:p>0,000114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1428" calcext:value-type="float">
            <text:p>0,000951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4448" calcext:value-type="float">
            <text:p>0,000864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3154" calcext:value-type="float">
            <text:p>0,000703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1607" calcext:value-type="float">
            <text:p>0,000131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4401" calcext:value-type="float">
            <text:p>0,000764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5266" calcext:value-type="float">
            <text:p>0,000695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94728" calcext:value-type="float">
            <text:p>0,000894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0673" calcext:value-type="float">
            <text:p>0,000190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3335" calcext:value-type="float">
            <text:p>0,000853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9101" calcext:value-type="float">
            <text:p>0,000749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109" calcext:value-type="float">
            <text:p>0,00073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1652" calcext:value-type="float">
            <text:p>0,000171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0984" calcext:value-type="float">
            <text:p>0,00120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1622" calcext:value-type="float">
            <text:p>0,000861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7216" calcext:value-type="float">
            <text:p>0,000757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947" calcext:value-type="float">
            <text:p>0,000143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7068" calcext:value-type="float">
            <text:p>0,000757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9115" calcext:value-type="float">
            <text:p>0,000679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8177" calcext:value-type="float">
            <text:p>0,00118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744" calcext:value-type="float">
            <text:p>0,000115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0108" calcext:value-type="float">
            <text:p>0,000800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8605" calcext:value-type="float">
            <text:p>0,000818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3386" calcext:value-type="float">
            <text:p>0,000773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7917" calcext:value-type="float">
            <text:p>0,000237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6297" calcext:value-type="float">
            <text:p>0,000986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4073" calcext:value-type="float">
            <text:p>0,000754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9585" calcext:value-type="float">
            <text:p>0,000849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288" calcext:value-type="float">
            <text:p>0,000113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3689" calcext:value-type="float">
            <text:p>0,000703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6862" calcext:value-type="float">
            <text:p>0,000986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1984" calcext:value-type="float">
            <text:p>0,000991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3152" calcext:value-type="float">
            <text:p>0,000153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9153" calcext:value-type="float">
            <text:p>0,000849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0646" calcext:value-type="float">
            <text:p>0,000700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21675" calcext:value-type="float">
            <text:p>0,000821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1265" calcext:value-type="float">
            <text:p>0,000181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1271" calcext:value-type="float">
            <text:p>0,000771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6748" calcext:value-type="float">
            <text:p>0,000786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6688" calcext:value-type="float">
            <text:p>0,000756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3845" calcext:value-type="float">
            <text:p>0,000153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62169" calcext:value-type="float">
            <text:p>0,000962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6409" calcext:value-type="float">
            <text:p>0,000866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3121" calcext:value-type="float">
            <text:p>0,000763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4605" calcext:value-type="float">
            <text:p>0,0002246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9479" calcext:value-type="float">
            <text:p>0,000779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4987" calcext:value-type="float">
            <text:p>0,000704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866" calcext:value-type="float">
            <text:p>0,00141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9009" calcext:value-type="float">
            <text:p>0,000199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2858" calcext:value-type="float">
            <text:p>0,000932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6042" calcext:value-type="float">
            <text:p>0,000836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3406" calcext:value-type="float">
            <text:p>0,000743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7454" calcext:value-type="float">
            <text:p>0,000167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2866" calcext:value-type="float">
            <text:p>0,000752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6078" calcext:value-type="float">
            <text:p>0,000776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0673" calcext:value-type="float">
            <text:p>0,000860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243" calcext:value-type="float">
            <text:p>0,000148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99965" calcext:value-type="float">
            <text:p>0,000899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8979" calcext:value-type="float">
            <text:p>0,00118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8868" calcext:value-type="float">
            <text:p>0,000838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8612" calcext:value-type="float">
            <text:p>0,000158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5534" calcext:value-type="float">
            <text:p>0,000805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4738" calcext:value-type="float">
            <text:p>0,000764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3544" calcext:value-type="float">
            <text:p>0,00103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0682" calcext:value-type="float">
            <text:p>0,0001806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3542" calcext:value-type="float">
            <text:p>0,000803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05139" calcext:value-type="float">
            <text:p>0,000905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3654" calcext:value-type="float">
            <text:p>0,000813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4068" calcext:value-type="float">
            <text:p>0,000194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3474" calcext:value-type="float">
            <text:p>0,000943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08061" calcext:value-type="float">
            <text:p>0,000908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0138" calcext:value-type="float">
            <text:p>0,000850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3103" calcext:value-type="float">
            <text:p>0,000153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062" calcext:value-type="float">
            <text:p>0,00075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4844" calcext:value-type="float">
            <text:p>0,00114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0579" calcext:value-type="float">
            <text:p>0,000920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1545" calcext:value-type="float">
            <text:p>0,0001815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4944" calcext:value-type="float">
            <text:p>0,000884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1496" calcext:value-type="float">
            <text:p>0,000791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3017" calcext:value-type="float">
            <text:p>0,00103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1119" calcext:value-type="float">
            <text:p>0,000191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4168" calcext:value-type="float">
            <text:p>0,000844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692" calcext:value-type="float">
            <text:p>0,00088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3471" calcext:value-type="float">
            <text:p>0,000803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8002" calcext:value-type="float">
            <text:p>0,000238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69047" calcext:value-type="float">
            <text:p>0,000969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14974" calcext:value-type="float">
            <text:p>0,000914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64752" calcext:value-type="float">
            <text:p>0,000964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7925" calcext:value-type="float">
            <text:p>0,000137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369" calcext:value-type="float">
            <text:p>0,00105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0556" calcext:value-type="float">
            <text:p>0,000930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2876" calcext:value-type="float">
            <text:p>0,000932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4463" calcext:value-type="float">
            <text:p>0,000204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8136" calcext:value-type="float">
            <text:p>0,000818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4357" calcext:value-type="float">
            <text:p>0,000774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7373" calcext:value-type="float">
            <text:p>0,00117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2599" calcext:value-type="float">
            <text:p>0,000122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3389" calcext:value-type="float">
            <text:p>0,000723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9286" calcext:value-type="float">
            <text:p>0,000859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2686" calcext:value-type="float">
            <text:p>0,000732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347" calcext:value-type="float">
            <text:p>0,000143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0728" calcext:value-type="float">
            <text:p>0,00120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7743" calcext:value-type="float">
            <text:p>0,000717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4483" calcext:value-type="float">
            <text:p>0,000654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3499" calcext:value-type="float">
            <text:p>0,000153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2392" calcext:value-type="float">
            <text:p>0,000762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8346" calcext:value-type="float">
            <text:p>0,000618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036" calcext:value-type="float">
            <text:p>0,00143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434" calcext:value-type="float">
            <text:p>0,000115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4905" calcext:value-type="float">
            <text:p>0,000714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5047" calcext:value-type="float">
            <text:p>0,000805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3025" calcext:value-type="float">
            <text:p>0,000643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0124" calcext:value-type="float">
            <text:p>0,000140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795" calcext:value-type="float">
            <text:p>0,00107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0167" calcext:value-type="float">
            <text:p>0,000700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425" calcext:value-type="float">
            <text:p>0,00079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181" calcext:value-type="float">
            <text:p>0,000146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5495" calcext:value-type="float">
            <text:p>0,000725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4826" calcext:value-type="float">
            <text:p>0,000644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3554" calcext:value-type="float">
            <text:p>0,00123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313" calcext:value-type="float">
            <text:p>0,0001163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6588" calcext:value-type="float">
            <text:p>0,000706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9592" calcext:value-type="float">
            <text:p>0,000809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7753" calcext:value-type="float">
            <text:p>0,000667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126" calcext:value-type="float">
            <text:p>0,000115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9701" calcext:value-type="float">
            <text:p>0,000689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4855" calcext:value-type="float">
            <text:p>0,000764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2659" calcext:value-type="float">
            <text:p>0,000592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7457" calcext:value-type="float">
            <text:p>0,000137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7053" calcext:value-type="float">
            <text:p>0,000777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7615" calcext:value-type="float">
            <text:p>0,000677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3482" calcext:value-type="float">
            <text:p>0,000803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979" calcext:value-type="float">
            <text:p>0,000241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1638" calcext:value-type="float">
            <text:p>0,000811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2732" calcext:value-type="float">
            <text:p>0,000832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223" calcext:value-type="float">
            <text:p>0,00074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2246" calcext:value-type="float">
            <text:p>0,000142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7076" calcext:value-type="float">
            <text:p>0,000887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3998" calcext:value-type="float">
            <text:p>0,000673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753" calcext:value-type="float">
            <text:p>0,00077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5859" calcext:value-type="float">
            <text:p>0,000155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803" calcext:value-type="float">
            <text:p>0,00067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6804" calcext:value-type="float">
            <text:p>0,000596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3026" calcext:value-type="float">
            <text:p>0,00253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9527" calcext:value-type="float">
            <text:p>0,000169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71463" calcext:value-type="float">
            <text:p>0,000871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6027" calcext:value-type="float">
            <text:p>0,000786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1446" calcext:value-type="float">
            <text:p>0,00111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75" calcext:value-type="float">
            <text:p>0,000000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1141" calcext:value-type="float">
            <text:p>0,0001811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3501" calcext:value-type="float">
            <text:p>0,000883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3251" calcext:value-type="float">
            <text:p>0,000973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2119" calcext:value-type="float">
            <text:p>0,000972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687" calcext:value-type="float">
            <text:p>0,000143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46" calcext:value-type="float">
            <text:p>0,0014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6519" calcext:value-type="float">
            <text:p>0,000756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5063" calcext:value-type="float">
            <text:p>0,000735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9026" calcext:value-type="float">
            <text:p>0,000139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226" calcext:value-type="float">
            <text:p>0,00072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5548" calcext:value-type="float">
            <text:p>0,000835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9322" calcext:value-type="float">
            <text:p>0,0009593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34" calcext:value-type="float">
            <text:p>0,00011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0083" calcext:value-type="float">
            <text:p>0,000760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05134" calcext:value-type="float">
            <text:p>0,000905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1166" calcext:value-type="float">
            <text:p>0,000671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6816" calcext:value-type="float">
            <text:p>0,0001568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7447" calcext:value-type="float">
            <text:p>0,00127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24288" calcext:value-type="float">
            <text:p>0,000824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1739" calcext:value-type="float">
            <text:p>0,000801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3268" calcext:value-type="float">
            <text:p>0,000123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4904" calcext:value-type="float">
            <text:p>0,000754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13696" calcext:value-type="float">
            <text:p>0,000913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365" calcext:value-type="float">
            <text:p>0,00105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507" calcext:value-type="float">
            <text:p>0,000143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27656" calcext:value-type="float">
            <text:p>0,000827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3871" calcext:value-type="float">
            <text:p>0,000783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2581" calcext:value-type="float">
            <text:p>0,000702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697" calcext:value-type="float">
            <text:p>0,000235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7747" calcext:value-type="float">
            <text:p>0,000977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2097" calcext:value-type="float">
            <text:p>0,000772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8619" calcext:value-type="float">
            <text:p>0,000808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4825" calcext:value-type="float">
            <text:p>0,000134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0492" calcext:value-type="float">
            <text:p>0,000650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4919" calcext:value-type="float">
            <text:p>0,00114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4349" calcext:value-type="float">
            <text:p>0,000774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3093" calcext:value-type="float">
            <text:p>0,000133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6044" calcext:value-type="float">
            <text:p>0,00096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633" calcext:value-type="float">
            <text:p>0,00064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4245" calcext:value-type="float">
            <text:p>0,000794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1657" calcext:value-type="float">
            <text:p>0,000161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1567" calcext:value-type="float">
            <text:p>0,000691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8107" calcext:value-type="float">
            <text:p>0,000738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5254" calcext:value-type="float">
            <text:p>0,000775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497" calcext:value-type="float">
            <text:p>0,000112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4701" calcext:value-type="float">
            <text:p>0,00104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2906" calcext:value-type="float">
            <text:p>0,000862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6848" calcext:value-type="float">
            <text:p>0,000716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335" calcext:value-type="float">
            <text:p>0,00017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9064" calcext:value-type="float">
            <text:p>0,000789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6989" calcext:value-type="float">
            <text:p>0,000666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2857" calcext:value-type="float">
            <text:p>0,000862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6575" calcext:value-type="float">
            <text:p>0,000166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8152" calcext:value-type="float">
            <text:p>0,000778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5023" calcext:value-type="float">
            <text:p>0,000745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5478" calcext:value-type="float">
            <text:p>0,000755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1864" calcext:value-type="float">
            <text:p>0,000131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2552" calcext:value-type="float">
            <text:p>0,00112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2988" calcext:value-type="float">
            <text:p>0,000722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0216" calcext:value-type="float">
            <text:p>0,000730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0972" calcext:value-type="float">
            <text:p>0,000150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5075" calcext:value-type="float">
            <text:p>0,000765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5837" calcext:value-type="float">
            <text:p>0,000645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6139" calcext:value-type="float">
            <text:p>0,000666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557" calcext:value-type="float">
            <text:p>0,0001175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1754" calcext:value-type="float">
            <text:p>0,000661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4564" calcext:value-type="float">
            <text:p>0,000644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253" calcext:value-type="float">
            <text:p>0,00084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63" calcext:value-type="float">
            <text:p>0,00011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8706" calcext:value-type="float">
            <text:p>0,000868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6738" calcext:value-type="float">
            <text:p>0,00116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1337" calcext:value-type="float">
            <text:p>0,000881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1752" calcext:value-type="float">
            <text:p>0,000161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143" calcext:value-type="float">
            <text:p>0,00074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20888" calcext:value-type="float">
            <text:p>0,000820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11125" calcext:value-type="float">
            <text:p>0,000911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577" calcext:value-type="float">
            <text:p>0,000115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1769" calcext:value-type="float">
            <text:p>0,000701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8614" calcext:value-type="float">
            <text:p>0,000748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0682" calcext:value-type="float">
            <text:p>0,000800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4361" calcext:value-type="float">
            <text:p>0,000184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7377" calcext:value-type="float">
            <text:p>0,000887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3402" calcext:value-type="float">
            <text:p>0,000743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0124" calcext:value-type="float">
            <text:p>0,000730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1522" calcext:value-type="float">
            <text:p>0,000141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875" calcext:value-type="float">
            <text:p>0,00068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5379" calcext:value-type="float">
            <text:p>0,000665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885" calcext:value-type="float">
            <text:p>0,00151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7187" calcext:value-type="float">
            <text:p>0,0001571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6746" calcext:value-type="float">
            <text:p>0,000746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8988" calcext:value-type="float">
            <text:p>0,000788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9294" calcext:value-type="float">
            <text:p>0,000759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8958" calcext:value-type="float">
            <text:p>0,000178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4072" calcext:value-type="float">
            <text:p>0,000784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2249" calcext:value-type="float">
            <text:p>0,000672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1173" calcext:value-type="float">
            <text:p>0,000731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7616" calcext:value-type="float">
            <text:p>0,000177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1649" calcext:value-type="float">
            <text:p>0,000661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7233" calcext:value-type="float">
            <text:p>0,000867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5332" calcext:value-type="float">
            <text:p>0,00115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6731" calcext:value-type="float">
            <text:p>0,000136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8667" calcext:value-type="float">
            <text:p>0,000768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714" calcext:value-type="float">
            <text:p>0,00076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9176" calcext:value-type="float">
            <text:p>0,000669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9093" calcext:value-type="float">
            <text:p>0,000169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1968" calcext:value-type="float">
            <text:p>0,00101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4126" calcext:value-type="float">
            <text:p>0,000834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6774" calcext:value-type="float">
            <text:p>0,000736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4034" calcext:value-type="float">
            <text:p>0,000154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8138" calcext:value-type="float">
            <text:p>0,000668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6359" calcext:value-type="float">
            <text:p>0,000856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0528" calcext:value-type="float">
            <text:p>0,00090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81" calcext:value-type="float">
            <text:p>0,000000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0893" calcext:value-type="float">
            <text:p>0,000120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8367" calcext:value-type="float">
            <text:p>0,000688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2404" calcext:value-type="float">
            <text:p>0,000702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1583" calcext:value-type="float">
            <text:p>0,000701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4188" calcext:value-type="float">
            <text:p>0,000184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3133" calcext:value-type="float">
            <text:p>0,000853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75774" calcext:value-type="float">
            <text:p>0,000875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3611" calcext:value-type="float">
            <text:p>0,000753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028" calcext:value-type="float">
            <text:p>0,000143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7828" calcext:value-type="float">
            <text:p>0,000727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79" calcext:value-type="float">
            <text:p>0,0014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0394" calcext:value-type="float">
            <text:p>0,000750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4812" calcext:value-type="float">
            <text:p>0,000124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0233" calcext:value-type="float">
            <text:p>0,000800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3122" calcext:value-type="float">
            <text:p>0,000753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7532" calcext:value-type="float">
            <text:p>0,000927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876" calcext:value-type="float">
            <text:p>0,000144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7869" calcext:value-type="float">
            <text:p>0,000727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1928" calcext:value-type="float">
            <text:p>0,000791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7666" calcext:value-type="float">
            <text:p>0,000787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235" calcext:value-type="float">
            <text:p>0,000127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1299" calcext:value-type="float">
            <text:p>0,00121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3153" calcext:value-type="float">
            <text:p>0,000803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1055" calcext:value-type="float">
            <text:p>0,000741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537" calcext:value-type="float">
            <text:p>0,000143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609" calcext:value-type="float">
            <text:p>0,00073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0016" calcext:value-type="float">
            <text:p>0,000660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9801" calcext:value-type="float">
            <text:p>0,00129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679" calcext:value-type="float">
            <text:p>0,0001436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752" calcext:value-type="float">
            <text:p>0,00085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0131" calcext:value-type="float">
            <text:p>0,000800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365" calcext:value-type="float">
            <text:p>0,00083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7582" calcext:value-type="float">
            <text:p>0,000197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2836" calcext:value-type="float">
            <text:p>0,000852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4605" calcext:value-type="float">
            <text:p>0,000754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2053" calcext:value-type="float">
            <text:p>0,000882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3807" calcext:value-type="float">
            <text:p>0,000133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5376" calcext:value-type="float">
            <text:p>0,000805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6659" calcext:value-type="float">
            <text:p>0,000776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2056" calcext:value-type="float">
            <text:p>0,000682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53" calcext:value-type="float">
            <text:p>0,00014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6613" calcext:value-type="float">
            <text:p>0,000796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7137" calcext:value-type="float">
            <text:p>0,000677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0324" calcext:value-type="float">
            <text:p>0,00100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5207" calcext:value-type="float">
            <text:p>0,0001952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8701" calcext:value-type="float">
            <text:p>0,000948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2139" calcext:value-type="float">
            <text:p>0,000952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8703" calcext:value-type="float">
            <text:p>0,000928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4055" calcext:value-type="float">
            <text:p>0,000174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9928" calcext:value-type="float">
            <text:p>0,000999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7941" calcext:value-type="float">
            <text:p>0,000977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0122" calcext:value-type="float">
            <text:p>0,00100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0924" calcext:value-type="float">
            <text:p>0,000180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3521" calcext:value-type="float">
            <text:p>0,00103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99881" calcext:value-type="float">
            <text:p>0,000899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6087" calcext:value-type="float">
            <text:p>0,000846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9987" calcext:value-type="float">
            <text:p>0,000169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70101" calcext:value-type="float">
            <text:p>0,000870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407" calcext:value-type="float">
            <text:p>0,00107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3154" calcext:value-type="float">
            <text:p>0,000843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274" calcext:value-type="float">
            <text:p>0,000148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721" calcext:value-type="float">
            <text:p>0,00107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1601" calcext:value-type="float">
            <text:p>0,000801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2184" calcext:value-type="float">
            <text:p>0,000942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893" calcext:value-type="float">
            <text:p>0,00021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3514" calcext:value-type="float">
            <text:p>0,000993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195" calcext:value-type="float">
            <text:p>0,00095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79959" calcext:value-type="float">
            <text:p>0,000879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5324" calcext:value-type="float">
            <text:p>0,000185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1767" calcext:value-type="float">
            <text:p>0,00121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686" calcext:value-type="float">
            <text:p>0,00102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7026" calcext:value-type="float">
            <text:p>0,000807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9385" calcext:value-type="float">
            <text:p>0,0001293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9199" calcext:value-type="float">
            <text:p>0,000779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6785" calcext:value-type="float">
            <text:p>0,00116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9925" calcext:value-type="float">
            <text:p>0,000749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62" calcext:value-type="float">
            <text:p>0,000115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4299" calcext:value-type="float">
            <text:p>0,000854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8107" calcext:value-type="float">
            <text:p>0,000618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7217" calcext:value-type="float">
            <text:p>0,000807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3466" calcext:value-type="float">
            <text:p>0,000153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0628" calcext:value-type="float">
            <text:p>0,000750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9982" calcext:value-type="float">
            <text:p>0,000719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7372" calcext:value-type="float">
            <text:p>0,000847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783" calcext:value-type="float">
            <text:p>0,000114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3091" calcext:value-type="float">
            <text:p>0,000843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4171" calcext:value-type="float">
            <text:p>0,00124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027" calcext:value-type="float">
            <text:p>0,00072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325" calcext:value-type="float">
            <text:p>0,000117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1824" calcext:value-type="float">
            <text:p>0,000771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1638" calcext:value-type="float">
            <text:p>0,000651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0777" calcext:value-type="float">
            <text:p>0,000920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0788" calcext:value-type="float">
            <text:p>0,000120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3597" calcext:value-type="float">
            <text:p>0,000743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0516" calcext:value-type="float">
            <text:p>0,000660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75" calcext:value-type="float">
            <text:p>0,0006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337" calcext:value-type="float">
            <text:p>0,000113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7928" calcext:value-type="float">
            <text:p>0,000837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9897" calcext:value-type="float">
            <text:p>0,00109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3955" calcext:value-type="float">
            <text:p>0,000783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6208" calcext:value-type="float">
            <text:p>0,000126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2661" calcext:value-type="float">
            <text:p>0,000772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5766" calcext:value-type="float">
            <text:p>0,000625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23134" calcext:value-type="float">
            <text:p>0,000823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009" calcext:value-type="float">
            <text:p>0,000148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1847" calcext:value-type="float">
            <text:p>0,000791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2594" calcext:value-type="float">
            <text:p>0,000732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0927" calcext:value-type="float">
            <text:p>0,000830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447" calcext:value-type="float">
            <text:p>0,000115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124" calcext:value-type="float">
            <text:p>0,00124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687" calcext:value-type="float">
            <text:p>0,00100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3385" calcext:value-type="float">
            <text:p>0,000903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1077" calcext:value-type="float">
            <text:p>0,000171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2819" calcext:value-type="float">
            <text:p>0,00092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363" calcext:value-type="float">
            <text:p>0,00101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9739" calcext:value-type="float">
            <text:p>0,00139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601" calcext:value-type="float">
            <text:p>0,000147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4968" calcext:value-type="float">
            <text:p>0,000944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28291" calcext:value-type="float">
            <text:p>0,000928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5075" calcext:value-type="float">
            <text:p>0,000865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162" calcext:value-type="float">
            <text:p>0,0001791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087" calcext:value-type="float">
            <text:p>0,00095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9997" calcext:value-type="float">
            <text:p>0,000789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7776" calcext:value-type="float">
            <text:p>0,000787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929" calcext:value-type="float">
            <text:p>0,00016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8349" calcext:value-type="float">
            <text:p>0,000898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077" calcext:value-type="float">
            <text:p>0,00173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9276" calcext:value-type="float">
            <text:p>0,00139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7097" calcext:value-type="float">
            <text:p>0,000167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473" calcext:value-type="float">
            <text:p>0,00101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029" calcext:value-type="float">
            <text:p>0,00106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529" calcext:value-type="float">
            <text:p>0,00109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091" calcext:value-type="float">
            <text:p>0,000138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047" calcext:value-type="float">
            <text:p>0,00124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3264" calcext:value-type="float">
            <text:p>0,000953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192" calcext:value-type="float">
            <text:p>0,00117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262" calcext:value-type="float">
            <text:p>0,000165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6407" calcext:value-type="float">
            <text:p>0,000966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8921" calcext:value-type="float">
            <text:p>0,000948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3968" calcext:value-type="float">
            <text:p>0,0009139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24" calcext:value-type="float">
            <text:p>0,00016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622" calcext:value-type="float">
            <text:p>0,00170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0847" calcext:value-type="float">
            <text:p>0,00110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9" calcext:value-type="float">
            <text:p>0,000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091" calcext:value-type="float">
            <text:p>0,000150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5279" calcext:value-type="float">
            <text:p>0,000865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8372" calcext:value-type="float">
            <text:p>0,00138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5664" calcext:value-type="float">
            <text:p>0,00105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455" calcext:value-type="float">
            <text:p>0,000139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568" calcext:value-type="float">
            <text:p>0,00103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092" calcext:value-type="float">
            <text:p>0,00087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3641" calcext:value-type="float">
            <text:p>0,000993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0109" calcext:value-type="float">
            <text:p>0,000210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27524" calcext:value-type="float">
            <text:p>0,000927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4337" calcext:value-type="float">
            <text:p>0,000864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2861" calcext:value-type="float">
            <text:p>0,000972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0117" calcext:value-type="float">
            <text:p>0,000160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1229" calcext:value-type="float">
            <text:p>0,00141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1834" calcext:value-type="float">
            <text:p>0,000961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8828" calcext:value-type="float">
            <text:p>0,000998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422" calcext:value-type="float">
            <text:p>0,000137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3076" calcext:value-type="float">
            <text:p>0,000953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2559" calcext:value-type="float">
            <text:p>0,00142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41" calcext:value-type="float">
            <text:p>0,0010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965" calcext:value-type="float">
            <text:p>0,000136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466" calcext:value-type="float">
            <text:p>0,00109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4899" calcext:value-type="float">
            <text:p>0,000854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24" calcext:value-type="float">
            <text:p>0,0011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2445" calcext:value-type="float">
            <text:p>0,000202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9123" calcext:value-type="float">
            <text:p>0,000979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5687" calcext:value-type="float">
            <text:p>0,000885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4642" calcext:value-type="float">
            <text:p>0,00134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5736" calcext:value-type="float">
            <text:p>0,0001857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0678" calcext:value-type="float">
            <text:p>0,001606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819" calcext:value-type="float">
            <text:p>0,00100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4367" calcext:value-type="float">
            <text:p>0,000994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902" calcext:value-type="float">
            <text:p>0,000139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311" calcext:value-type="float">
            <text:p>0,00104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7122" calcext:value-type="float">
            <text:p>0,00137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424" calcext:value-type="float">
            <text:p>0,00107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175" calcext:value-type="float">
            <text:p>0,0001431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9167" calcext:value-type="float">
            <text:p>0,000889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2053" calcext:value-type="float">
            <text:p>0,000882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9911" calcext:value-type="float">
            <text:p>0,00129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3349" calcext:value-type="float">
            <text:p>0,000223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262" calcext:value-type="float">
            <text:p>0,00104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9989" calcext:value-type="float">
            <text:p>0,000979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349" calcext:value-type="float">
            <text:p>0,00114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113" calcext:value-type="float">
            <text:p>0,00022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518" calcext:value-type="float">
            <text:p>0,00109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998" calcext:value-type="float">
            <text:p>0,00109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2921" calcext:value-type="float">
            <text:p>0,00112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2074" calcext:value-type="float">
            <text:p>0,000152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883" calcext:value-type="float">
            <text:p>0,0013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997" calcext:value-type="float">
            <text:p>0,00109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389" calcext:value-type="float">
            <text:p>0,00117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9741" calcext:value-type="float">
            <text:p>0,000199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593" calcext:value-type="float">
            <text:p>0,00103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9488" calcext:value-type="float">
            <text:p>0,000939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774" calcext:value-type="float">
            <text:p>0,00088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047" calcext:value-type="float">
            <text:p>0,000165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5236" calcext:value-type="float">
            <text:p>0,000895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2607" calcext:value-type="float">
            <text:p>0,000992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6383" calcext:value-type="float">
            <text:p>0,000976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184" calcext:value-type="float">
            <text:p>0,000289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1877" calcext:value-type="float">
            <text:p>0,00121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0738" calcext:value-type="float">
            <text:p>0,00140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3454" calcext:value-type="float">
            <text:p>0,000963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784" calcext:value-type="float">
            <text:p>0,000138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513" calcext:value-type="float">
            <text:p>0,00103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1299" calcext:value-type="float">
            <text:p>0,000941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9802" calcext:value-type="float">
            <text:p>0,000839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616" calcext:value-type="float">
            <text:p>0,000137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005" calcext:value-type="float">
            <text:p>0,00113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2575" calcext:value-type="float">
            <text:p>0,00152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431" calcext:value-type="float">
            <text:p>0,00100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2571" calcext:value-type="float">
            <text:p>0,000152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8779" calcext:value-type="float">
            <text:p>0,000968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7004" calcext:value-type="float">
            <text:p>0,000867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5505" calcext:value-type="float">
            <text:p>0,00115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7139" calcext:value-type="float">
            <text:p>0,000217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8417" calcext:value-type="float">
            <text:p>0,000958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163" calcext:value-type="float">
            <text:p>0,00098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5946" calcext:value-type="float">
            <text:p>0,000915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9174" calcext:value-type="float">
            <text:p>0,000209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5049" calcext:value-type="float">
            <text:p>0,00145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8557" calcext:value-type="float">
            <text:p>0,000868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3701" calcext:value-type="float">
            <text:p>0,000883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978" calcext:value-type="float">
            <text:p>0,000137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7488" calcext:value-type="float">
            <text:p>0,000867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311" calcext:value-type="float">
            <text:p>0,00114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313" calcext:value-type="float">
            <text:p>0,00107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2031" calcext:value-type="float">
            <text:p>0,000152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3739" calcext:value-type="float">
            <text:p>0,000993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0976" calcext:value-type="float">
            <text:p>0,000870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3816" calcext:value-type="float">
            <text:p>0,000913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1281" calcext:value-type="float">
            <text:p>0,000301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636" calcext:value-type="float">
            <text:p>0,00103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5893" calcext:value-type="float">
            <text:p>0,000935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977" calcext:value-type="float">
            <text:p>0,00102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176" calcext:value-type="float">
            <text:p>0,000137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0896" calcext:value-type="float">
            <text:p>0,00120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864" calcext:value-type="float">
            <text:p>0,00107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9622" calcext:value-type="float">
            <text:p>0,000919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4806" calcext:value-type="float">
            <text:p>0,000184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5748" calcext:value-type="float">
            <text:p>0,000935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1176" calcext:value-type="float">
            <text:p>0,000811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1217" calcext:value-type="float">
            <text:p>0,00161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484" calcext:value-type="float">
            <text:p>0,000138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5331" calcext:value-type="float">
            <text:p>0,000955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0494" calcext:value-type="float">
            <text:p>0,000990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3592" calcext:value-type="float">
            <text:p>0,000993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2996" calcext:value-type="float">
            <text:p>0,000302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25" calcext:value-type="float">
            <text:p>0,0011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1326" calcext:value-type="float">
            <text:p>0,000981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3" calcext:value-type="float">
            <text:p>0,001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8533" calcext:value-type="float">
            <text:p>0,000148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601" calcext:value-type="float">
            <text:p>0,00168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2588" calcext:value-type="float">
            <text:p>0,000952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3507" calcext:value-type="float">
            <text:p>0,000943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9105" calcext:value-type="float">
            <text:p>0,000189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6004" calcext:value-type="float">
            <text:p>0,000956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4176" calcext:value-type="float">
            <text:p>0,00144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4678" calcext:value-type="float">
            <text:p>0,000974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916" calcext:value-type="float">
            <text:p>0,000137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346" calcext:value-type="float">
            <text:p>0,00117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8363" calcext:value-type="float">
            <text:p>0,000918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0879" calcext:value-type="float">
            <text:p>0,00110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8623" calcext:value-type="float">
            <text:p>0,000208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906" calcext:value-type="float">
            <text:p>0,00102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8007" calcext:value-type="float">
            <text:p>0,00108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0937" calcext:value-type="float">
            <text:p>0,000930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9569" calcext:value-type="float">
            <text:p>0,0001695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7528" calcext:value-type="float">
            <text:p>0,00127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2113" calcext:value-type="float">
            <text:p>0,0009121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7931" calcext:value-type="float">
            <text:p>0,000887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3489" calcext:value-type="float">
            <text:p>0,0002034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0837" calcext:value-type="float">
            <text:p>0,000950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022" calcext:value-type="float">
            <text:p>0,00097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931" calcext:value-type="float">
            <text:p>0,00101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236" calcext:value-type="float">
            <text:p>0,000137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3204" calcext:value-type="float">
            <text:p>0,000943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583" calcext:value-type="float">
            <text:p>0,00106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553" calcext:value-type="float">
            <text:p>0,00094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47" calcext:value-type="float">
            <text:p>0,00027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0795" calcext:value-type="float">
            <text:p>0,00140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351" calcext:value-type="float">
            <text:p>0,00104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9872" calcext:value-type="float">
            <text:p>0,000979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8494" calcext:value-type="float">
            <text:p>0,0001684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851" calcext:value-type="float">
            <text:p>0,00114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3456" calcext:value-type="float">
            <text:p>0,000983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751" calcext:value-type="float">
            <text:p>0,00091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6708" calcext:value-type="float">
            <text:p>0,0002167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118" calcext:value-type="float">
            <text:p>0,00104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2118" calcext:value-type="float">
            <text:p>0,00132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966" calcext:value-type="float">
            <text:p>0,00106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94" calcext:value-type="float">
            <text:p>0,00013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6828" calcext:value-type="float">
            <text:p>0,000996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7953" calcext:value-type="float">
            <text:p>0,000877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2105" calcext:value-type="float">
            <text:p>0,000912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0103" calcext:value-type="float">
            <text:p>0,000240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7291" calcext:value-type="float">
            <text:p>0,000977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1395" calcext:value-type="float">
            <text:p>0,000901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5492" calcext:value-type="float">
            <text:p>0,000945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766" calcext:value-type="float">
            <text:p>0,000135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271" calcext:value-type="float">
            <text:p>0,0013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3268" calcext:value-type="float">
            <text:p>0,00143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512" calcext:value-type="float">
            <text:p>0,00181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2909" calcext:value-type="float">
            <text:p>0,000242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4324" calcext:value-type="float">
            <text:p>0,00144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131" calcext:value-type="float">
            <text:p>0,00182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9717" calcext:value-type="float">
            <text:p>0,00119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2182" calcext:value-type="float">
            <text:p>0,000292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579" calcext:value-type="float">
            <text:p>0,00109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941" calcext:value-type="float">
            <text:p>0,00104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8441" calcext:value-type="float">
            <text:p>0,00118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8484" calcext:value-type="float">
            <text:p>0,000158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649" calcext:value-type="float">
            <text:p>0,00157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994" calcext:value-type="float">
            <text:p>0,00107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059" calcext:value-type="float">
            <text:p>0,00106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5536" calcext:value-type="float">
            <text:p>0,000225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0278" calcext:value-type="float">
            <text:p>0,00110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6702" calcext:value-type="float">
            <text:p>0,00146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296" calcext:value-type="float">
            <text:p>0,00102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4892" calcext:value-type="float">
            <text:p>0,000194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083" calcext:value-type="float">
            <text:p>0,00100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374" calcext:value-type="float">
            <text:p>0,00103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6463" calcext:value-type="float">
            <text:p>0,00156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5635" calcext:value-type="float">
            <text:p>0,000155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173" calcext:value-type="float">
            <text:p>0,00117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9735" calcext:value-type="float">
            <text:p>0,000939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807" calcext:value-type="float">
            <text:p>0,00093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5005" calcext:value-type="float">
            <text:p>0,000215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5914" calcext:value-type="float">
            <text:p>0,000985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876" calcext:value-type="float">
            <text:p>0,00100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6996" calcext:value-type="float">
            <text:p>0,000906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4526" calcext:value-type="float">
            <text:p>0,000154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101" calcext:value-type="float">
            <text:p>0,00182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2317" calcext:value-type="float">
            <text:p>0,000982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3987" calcext:value-type="float">
            <text:p>0,000973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9502" calcext:value-type="float">
            <text:p>0,000159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916" calcext:value-type="float">
            <text:p>0,00088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8535" calcext:value-type="float">
            <text:p>0,00138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8556" calcext:value-type="float">
            <text:p>0,0009985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469" calcext:value-type="float">
            <text:p>0,0001474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5223" calcext:value-type="float">
            <text:p>0,00105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62078" calcext:value-type="float">
            <text:p>0,000862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5198" calcext:value-type="float">
            <text:p>0,00125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169" calcext:value-type="float">
            <text:p>0,000143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3842" calcext:value-type="float">
            <text:p>0,000993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042" calcext:value-type="float">
            <text:p>0,0011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496" calcext:value-type="float">
            <text:p>0,00096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136" calcext:value-type="float">
            <text:p>0,0001471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0516" calcext:value-type="float">
            <text:p>0,000900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7529" calcext:value-type="float">
            <text:p>0,000837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6675" calcext:value-type="float">
            <text:p>0,000836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008" calcext:value-type="float">
            <text:p>0,000135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4526" calcext:value-type="float">
            <text:p>0,000874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6671" calcext:value-type="float">
            <text:p>0,000786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9574" calcext:value-type="float">
            <text:p>0,00139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66428" calcext:value-type="float">
            <text:p>0,000266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026" calcext:value-type="float">
            <text:p>0,001070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978" calcext:value-type="float">
            <text:p>0,00099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5481" calcext:value-type="float">
            <text:p>0,00105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269" calcext:value-type="float">
            <text:p>0,000138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2313" calcext:value-type="float">
            <text:p>0,000932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8506" calcext:value-type="float">
            <text:p>0,000888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399" calcext:value-type="float">
            <text:p>0,00100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3507" calcext:value-type="float">
            <text:p>0,000183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7855" calcext:value-type="float">
            <text:p>0,00147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096" calcext:value-type="float">
            <text:p>0,00117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718" calcext:value-type="float">
            <text:p>0,00102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3698" calcext:value-type="float">
            <text:p>0,000193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888" calcext:value-type="float">
            <text:p>0,00100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3143" calcext:value-type="float">
            <text:p>0,00123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923" calcext:value-type="float">
            <text:p>0,00113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4218" calcext:value-type="float">
            <text:p>0,000204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9078" calcext:value-type="float">
            <text:p>0,00119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9082" calcext:value-type="float">
            <text:p>0,000979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2363" calcext:value-type="float">
            <text:p>0,00112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333" calcext:value-type="float">
            <text:p>0,000180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3514" calcext:value-type="float">
            <text:p>0,000993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037" calcext:value-type="float">
            <text:p>0,00102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9599" calcext:value-type="float">
            <text:p>0,000909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4268" calcext:value-type="float">
            <text:p>0,000234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6018" calcext:value-type="float">
            <text:p>0,00126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343" calcext:value-type="float">
            <text:p>0,00100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21369" calcext:value-type="float">
            <text:p>0,000921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6364" calcext:value-type="float">
            <text:p>0,000196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448" calcext:value-type="float">
            <text:p>0,00102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4224" calcext:value-type="float">
            <text:p>0,00394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422" calcext:value-type="float">
            <text:p>0,00101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4722" calcext:value-type="float">
            <text:p>0,000154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1123" calcext:value-type="float">
            <text:p>0,00121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986" calcext:value-type="float">
            <text:p>0,00170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533" calcext:value-type="float">
            <text:p>0,0011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3926" calcext:value-type="float">
            <text:p>0,0002239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98" calcext:value-type="float">
            <text:p>0,0010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9538" calcext:value-type="float">
            <text:p>0,00129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1361" calcext:value-type="float">
            <text:p>0,00131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1077" calcext:value-type="float">
            <text:p>0,000191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427" calcext:value-type="float">
            <text:p>0,00113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454" calcext:value-type="float">
            <text:p>0,00113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3158" calcext:value-type="float">
            <text:p>0,00123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8946" calcext:value-type="float">
            <text:p>0,000218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221" calcext:value-type="float">
            <text:p>0,00102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8897" calcext:value-type="float">
            <text:p>0,000978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5731" calcext:value-type="float">
            <text:p>0,000915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3325" calcext:value-type="float">
            <text:p>0,000273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7192" calcext:value-type="float">
            <text:p>0,00137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2851" calcext:value-type="float">
            <text:p>0,000982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8446" calcext:value-type="float">
            <text:p>0,00108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7026" calcext:value-type="float">
            <text:p>0,000187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7288" calcext:value-type="float">
            <text:p>0,00137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358" calcext:value-type="float">
            <text:p>0,00114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5844" calcext:value-type="float">
            <text:p>0,00105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735" calcext:value-type="float">
            <text:p>0,000165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953" calcext:value-type="float">
            <text:p>0,00103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2669" calcext:value-type="float">
            <text:p>0,00122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852" calcext:value-type="float">
            <text:p>0,0012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295" calcext:value-type="float">
            <text:p>0,000175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676" calcext:value-type="float">
            <text:p>0,00114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853" calcext:value-type="float">
            <text:p>0,00103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821" calcext:value-type="float">
            <text:p>0,0012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4438" calcext:value-type="float">
            <text:p>0,000164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523" calcext:value-type="float">
            <text:p>0,00103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086" calcext:value-type="float">
            <text:p>0,00109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9496" calcext:value-type="float">
            <text:p>0,000989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6098" calcext:value-type="float">
            <text:p>0,0001860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2891" calcext:value-type="float">
            <text:p>0,00122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22169" calcext:value-type="float">
            <text:p>0,000922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7013" calcext:value-type="float">
            <text:p>0,000907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7207" calcext:value-type="float">
            <text:p>0,0001672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6355" calcext:value-type="float">
            <text:p>0,000836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1707" calcext:value-type="float">
            <text:p>0,00141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5659" calcext:value-type="float">
            <text:p>0,00155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7305" calcext:value-type="float">
            <text:p>0,000187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32" calcext:value-type="float">
            <text:p>0,0010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6948" calcext:value-type="float">
            <text:p>0,000886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858" calcext:value-type="float">
            <text:p>0,00109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4176" calcext:value-type="float">
            <text:p>0,000154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2859" calcext:value-type="float">
            <text:p>0,000892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5928" calcext:value-type="float">
            <text:p>0,00105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5703" calcext:value-type="float">
            <text:p>0,000895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5785" calcext:value-type="float">
            <text:p>0,00025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8102" calcext:value-type="float">
            <text:p>0,00108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0532" calcext:value-type="float">
            <text:p>0,000890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9149" calcext:value-type="float">
            <text:p>0,000969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935" calcext:value-type="float">
            <text:p>0,000137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7974" calcext:value-type="float">
            <text:p>0,000877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423" calcext:value-type="float">
            <text:p>0,00178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723" calcext:value-type="float">
            <text:p>0,00101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42" calcext:value-type="float">
            <text:p>0,00016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457" calcext:value-type="float">
            <text:p>0,00101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8309" calcext:value-type="float">
            <text:p>0,00108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309" calcext:value-type="float">
            <text:p>0,0013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5578" calcext:value-type="float">
            <text:p>0,000155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6477" calcext:value-type="float">
            <text:p>0,000986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226" calcext:value-type="float">
            <text:p>0,00116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54356" calcext:value-type="float">
            <text:p>0,000854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862" calcext:value-type="float">
            <text:p>0,000173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076" calcext:value-type="float">
            <text:p>0,00182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993" calcext:value-type="float">
            <text:p>0,0012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1113" calcext:value-type="float">
            <text:p>0,00131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0274" calcext:value-type="float">
            <text:p>0,000210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5641" calcext:value-type="float">
            <text:p>0,00135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8744" calcext:value-type="float">
            <text:p>0,00158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408" calcext:value-type="float">
            <text:p>0,00124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793" calcext:value-type="float">
            <text:p>0,000174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9681" calcext:value-type="float">
            <text:p>0,00149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3929" calcext:value-type="float">
            <text:p>0,000933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0164" calcext:value-type="float">
            <text:p>0,000950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747" calcext:value-type="float">
            <text:p>0,000137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6558" calcext:value-type="float">
            <text:p>0,000876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1417" calcext:value-type="float">
            <text:p>0,00131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2969" calcext:value-type="float">
            <text:p>0,00092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094" calcext:value-type="float">
            <text:p>0,000147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129" calcext:value-type="float">
            <text:p>0,00107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2568" calcext:value-type="float">
            <text:p>0,000902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663" calcext:value-type="float">
            <text:p>0,00102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8474" calcext:value-type="float">
            <text:p>0,000168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055" calcext:value-type="float">
            <text:p>0,00103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351" calcext:value-type="float">
            <text:p>0,00107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116" calcext:value-type="float">
            <text:p>0,00102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9775" calcext:value-type="float">
            <text:p>0,000229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789" calcext:value-type="float">
            <text:p>0,00124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5592" calcext:value-type="float">
            <text:p>0,000935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7959" calcext:value-type="float">
            <text:p>0,000937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7646" calcext:value-type="float">
            <text:p>0,000167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2851" calcext:value-type="float">
            <text:p>0,000872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4566" calcext:value-type="float">
            <text:p>0,00144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2105" calcext:value-type="float">
            <text:p>0,00122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9152" calcext:value-type="float">
            <text:p>0,000169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029" calcext:value-type="float">
            <text:p>0,00106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4181" calcext:value-type="float">
            <text:p>0,000904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5566" calcext:value-type="float">
            <text:p>0,00125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7277" calcext:value-type="float">
            <text:p>0,000177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1231" calcext:value-type="float">
            <text:p>0,000991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97" calcext:value-type="float">
            <text:p>0,0011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808" calcext:value-type="float">
            <text:p>0,00109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8921" calcext:value-type="float">
            <text:p>0,000218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116" calcext:value-type="float">
            <text:p>0,00113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1839" calcext:value-type="float">
            <text:p>0,000961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2723" calcext:value-type="float">
            <text:p>0,00112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5226" calcext:value-type="float">
            <text:p>0,000155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643" calcext:value-type="float">
            <text:p>0,00106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1284" calcext:value-type="float">
            <text:p>0,000981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0437" calcext:value-type="float">
            <text:p>0,000980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948" calcext:value-type="float">
            <text:p>0,000159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037" calcext:value-type="float">
            <text:p>0,00117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131" calcext:value-type="float">
            <text:p>0,00103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702" calcext:value-type="float">
            <text:p>0,00223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8258" calcext:value-type="float">
            <text:p>0,000218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3415" calcext:value-type="float">
            <text:p>0,00143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128" calcext:value-type="float">
            <text:p>0,00118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547" calcext:value-type="float">
            <text:p>0,00118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4844" calcext:value-type="float">
            <text:p>0,000194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039" calcext:value-type="float">
            <text:p>0,00117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377" calcext:value-type="float">
            <text:p>0,00125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869" calcext:value-type="float">
            <text:p>0,00131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0332" calcext:value-type="float">
            <text:p>0,000330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014" calcext:value-type="float">
            <text:p>0,00125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174" calcext:value-type="float">
            <text:p>0,00122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446" calcext:value-type="float">
            <text:p>0,00126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901" calcext:value-type="float">
            <text:p>0,0001599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7558" calcext:value-type="float">
            <text:p>0,00177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014" calcext:value-type="float">
            <text:p>0,00119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107" calcext:value-type="float">
            <text:p>0,00134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451" calcext:value-type="float">
            <text:p>0,000159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2375" calcext:value-type="float">
            <text:p>0,00132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7452" calcext:value-type="float">
            <text:p>0,00157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73" calcext:value-type="float">
            <text:p>0,0011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568" calcext:value-type="float">
            <text:p>0,000207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941" calcext:value-type="float">
            <text:p>0,00122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6601" calcext:value-type="float">
            <text:p>0,00146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589" calcext:value-type="float">
            <text:p>0,00134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004" calcext:value-type="float">
            <text:p>0,00016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734" calcext:value-type="float">
            <text:p>0,00134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216" calcext:value-type="float">
            <text:p>0,00113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7717" calcext:value-type="float">
            <text:p>0,00157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7571" calcext:value-type="float">
            <text:p>0,000167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614" calcext:value-type="float">
            <text:p>0,00125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621" calcext:value-type="float">
            <text:p>0,00131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438" calcext:value-type="float">
            <text:p>0,00113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254" calcext:value-type="float">
            <text:p>0,00022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515" calcext:value-type="float">
            <text:p>0,00124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978" calcext:value-type="float">
            <text:p>0,00110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272" calcext:value-type="float">
            <text:p>0,00129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998" calcext:value-type="float">
            <text:p>0,0001589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07" calcext:value-type="float">
            <text:p>0,0014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625" calcext:value-type="float">
            <text:p>0,00141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682" calcext:value-type="float">
            <text:p>0,00113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58" calcext:value-type="float">
            <text:p>0,0001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132" calcext:value-type="float">
            <text:p>0,00131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9935" calcext:value-type="float">
            <text:p>0,00169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571" calcext:value-type="float">
            <text:p>0,0013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583" calcext:value-type="float">
            <text:p>0,000185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793" calcext:value-type="float">
            <text:p>0,00126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9839" calcext:value-type="float">
            <text:p>0,00169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1994" calcext:value-type="float">
            <text:p>0,00161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7086" calcext:value-type="float">
            <text:p>0,0002270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7757" calcext:value-type="float">
            <text:p>0,00137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3381" calcext:value-type="float">
            <text:p>0,00143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5103" calcext:value-type="float">
            <text:p>0,00165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6374" calcext:value-type="float">
            <text:p>0,000176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5217" calcext:value-type="float">
            <text:p>0,00145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558" calcext:value-type="float">
            <text:p>0,00116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7117" calcext:value-type="float">
            <text:p>0,00177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456" calcext:value-type="float">
            <text:p>0,000202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912" calcext:value-type="float">
            <text:p>0,00129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572" calcext:value-type="float">
            <text:p>0,00122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563" calcext:value-type="float">
            <text:p>0,00126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8698" calcext:value-type="float">
            <text:p>0,000258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603" calcext:value-type="float">
            <text:p>0,00118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709" calcext:value-type="float">
            <text:p>0,00128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295" calcext:value-type="float">
            <text:p>0,00122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7449" calcext:value-type="float">
            <text:p>0,000217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0895" calcext:value-type="float">
            <text:p>0,00150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066" calcext:value-type="float">
            <text:p>0,00111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884" calcext:value-type="float">
            <text:p>0,00122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494" calcext:value-type="float">
            <text:p>0,000164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003" calcext:value-type="float">
            <text:p>0,00118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998" calcext:value-type="float">
            <text:p>0,00209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164" calcext:value-type="float">
            <text:p>0,0015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885" calcext:value-type="float">
            <text:p>0,0002038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388" calcext:value-type="float">
            <text:p>0,00120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921" calcext:value-type="float">
            <text:p>0,00141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384" calcext:value-type="float">
            <text:p>0,00125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5389" calcext:value-type="float">
            <text:p>0,000165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211" calcext:value-type="float">
            <text:p>0,00125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689" calcext:value-type="float">
            <text:p>0,00112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162" calcext:value-type="float">
            <text:p>0,00223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00039" calcext:value-type="float">
            <text:p>0,0003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7547" calcext:value-type="float">
            <text:p>0,00177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5151" calcext:value-type="float">
            <text:p>0,00185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1" calcext:value-type="float">
            <text:p>0,001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4023" calcext:value-type="float">
            <text:p>0,000164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578" calcext:value-type="float">
            <text:p>0,00114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8037" calcext:value-type="float">
            <text:p>0,00148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5625" calcext:value-type="float">
            <text:p>0,00175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2175" calcext:value-type="float">
            <text:p>0,0002521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538" calcext:value-type="float">
            <text:p>0,00216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228" calcext:value-type="float">
            <text:p>0,00122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212" calcext:value-type="float">
            <text:p>0,00117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1644" calcext:value-type="float">
            <text:p>0,000161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001" calcext:value-type="float">
            <text:p>0,00115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903" calcext:value-type="float">
            <text:p>0,0016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031" calcext:value-type="float">
            <text:p>0,00114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975" calcext:value-type="float">
            <text:p>0,000182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959" calcext:value-type="float">
            <text:p>0,00121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947" calcext:value-type="float">
            <text:p>0,00111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376" calcext:value-type="float">
            <text:p>0,00210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04" calcext:value-type="float">
            <text:p>0,00016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4328" calcext:value-type="float">
            <text:p>0,00144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017" calcext:value-type="float">
            <text:p>0,00106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7325" calcext:value-type="float">
            <text:p>0,00137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9087" calcext:value-type="float">
            <text:p>0,000169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223" calcext:value-type="float">
            <text:p>0,00117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564" calcext:value-type="float">
            <text:p>0,00118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995" calcext:value-type="float">
            <text:p>0,00113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2709" calcext:value-type="float">
            <text:p>0,000242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2153" calcext:value-type="float">
            <text:p>0,00142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649" calcext:value-type="float">
            <text:p>0,00116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974" calcext:value-type="float">
            <text:p>0,00128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826" calcext:value-type="float">
            <text:p>0,000159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2339" calcext:value-type="float">
            <text:p>0,00172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996" calcext:value-type="float">
            <text:p>0,00116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598" calcext:value-type="float">
            <text:p>0,00113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837" calcext:value-type="float">
            <text:p>0,000180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349" calcext:value-type="float">
            <text:p>0,00116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9171" calcext:value-type="float">
            <text:p>0,00179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977" calcext:value-type="float">
            <text:p>0,00121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8902" calcext:value-type="float">
            <text:p>0,000158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24" calcext:value-type="float">
            <text:p>0,0012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625" calcext:value-type="float">
            <text:p>0,00114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6372" calcext:value-type="float">
            <text:p>0,00186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2739" calcext:value-type="float">
            <text:p>0,000162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891" calcext:value-type="float">
            <text:p>0,00125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837" calcext:value-type="float">
            <text:p>0,00116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3597" calcext:value-type="float">
            <text:p>0,00143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561" calcext:value-type="float">
            <text:p>0,000182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112" calcext:value-type="float">
            <text:p>0,00116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7048" calcext:value-type="float">
            <text:p>0,00137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623" calcext:value-type="float">
            <text:p>0,00113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1683" calcext:value-type="float">
            <text:p>0,000161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251" calcext:value-type="float">
            <text:p>0,00133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8294" calcext:value-type="float">
            <text:p>0,00108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247" calcext:value-type="float">
            <text:p>0,00130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252" calcext:value-type="float">
            <text:p>0,000160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2724" calcext:value-type="float">
            <text:p>0,00162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1436" calcext:value-type="float">
            <text:p>0,00181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169" calcext:value-type="float">
            <text:p>0,001301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101" calcext:value-type="float">
            <text:p>0,00016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453" calcext:value-type="float">
            <text:p>0,00136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823" calcext:value-type="float">
            <text:p>0,00120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963" calcext:value-type="float">
            <text:p>0,00106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6496" calcext:value-type="float">
            <text:p>0,000196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952" calcext:value-type="float">
            <text:p>0,00118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347" calcext:value-type="float">
            <text:p>0,00118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6579" calcext:value-type="float">
            <text:p>0,00176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912" calcext:value-type="float">
            <text:p>0,000186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389" calcext:value-type="float">
            <text:p>0,00141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394" calcext:value-type="float">
            <text:p>0,00122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9304" calcext:value-type="float">
            <text:p>0,00139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6968" calcext:value-type="float">
            <text:p>0,000276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034" calcext:value-type="float">
            <text:p>0,00126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13" calcext:value-type="float">
            <text:p>0,0013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705" calcext:value-type="float">
            <text:p>0,00123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1051" calcext:value-type="float">
            <text:p>0,000251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778" calcext:value-type="float">
            <text:p>0,00147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557" calcext:value-type="float">
            <text:p>0,00131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115" calcext:value-type="float">
            <text:p>0,00125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7967" calcext:value-type="float">
            <text:p>0,000177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5027" calcext:value-type="float">
            <text:p>0,00175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084" calcext:value-type="float">
            <text:p>0,00125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398" calcext:value-type="float">
            <text:p>0,00123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028" calcext:value-type="float">
            <text:p>0,00018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173" calcext:value-type="float">
            <text:p>0,00120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413" calcext:value-type="float">
            <text:p>0,00210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37" calcext:value-type="float">
            <text:p>0,0011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333" calcext:value-type="float">
            <text:p>0,000160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289" calcext:value-type="float">
            <text:p>0,00119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232" calcext:value-type="float">
            <text:p>0,00128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8648" calcext:value-type="float">
            <text:p>0,00148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928" calcext:value-type="float">
            <text:p>0,00016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94" calcext:value-type="float">
            <text:p>0,0012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706" calcext:value-type="float">
            <text:p>0,00109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812" calcext:value-type="float">
            <text:p>0,00122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2339" calcext:value-type="float">
            <text:p>0,000242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267" calcext:value-type="float">
            <text:p>0,00126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927" calcext:value-type="float">
            <text:p>0,00126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518" calcext:value-type="float">
            <text:p>0,00128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3565" calcext:value-type="float">
            <text:p>0,000413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473" calcext:value-type="float">
            <text:p>0,00158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3273" calcext:value-type="float">
            <text:p>0,00153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281" calcext:value-type="float">
            <text:p>0,00208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5049" calcext:value-type="float">
            <text:p>0,000255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719" calcext:value-type="float">
            <text:p>0,00125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2386" calcext:value-type="float">
            <text:p>0,00172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842" calcext:value-type="float">
            <text:p>0,00116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651" calcext:value-type="float">
            <text:p>0,000204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072" calcext:value-type="float">
            <text:p>0,00130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786" calcext:value-type="float">
            <text:p>0,00113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02" calcext:value-type="float">
            <text:p>0,001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142" calcext:value-type="float">
            <text:p>0,00016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155" calcext:value-type="float">
            <text:p>0,00128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117" calcext:value-type="float">
            <text:p>0,00121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196" calcext:value-type="float">
            <text:p>0,00114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6069" calcext:value-type="float">
            <text:p>0,000256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573" calcext:value-type="float">
            <text:p>0,00122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95" calcext:value-type="float">
            <text:p>0,0011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448" calcext:value-type="float">
            <text:p>0,00129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2611" calcext:value-type="float">
            <text:p>0,000162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9699" calcext:value-type="float">
            <text:p>0,00149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591" calcext:value-type="float">
            <text:p>0,00112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588" calcext:value-type="float">
            <text:p>0,00116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0675" calcext:value-type="float">
            <text:p>0,0002406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307" calcext:value-type="float">
            <text:p>0,00119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2264" calcext:value-type="float">
            <text:p>0,00182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632" calcext:value-type="float">
            <text:p>0,0016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3145" calcext:value-type="float">
            <text:p>0,000163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34" calcext:value-type="float">
            <text:p>0,0013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213" calcext:value-type="float">
            <text:p>0,00129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709" calcext:value-type="float">
            <text:p>0,00158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809" calcext:value-type="float">
            <text:p>0,000159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839" calcext:value-type="float">
            <text:p>0,00123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499" calcext:value-type="float">
            <text:p>0,00115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92" calcext:value-type="float">
            <text:p>0,0012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5694" calcext:value-type="float">
            <text:p>0,000265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617" calcext:value-type="float">
            <text:p>0,00111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528" calcext:value-type="float">
            <text:p>0,00120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068" calcext:value-type="float">
            <text:p>0,00107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8115" calcext:value-type="float">
            <text:p>0,000228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5777" calcext:value-type="float">
            <text:p>0,00185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779" calcext:value-type="float">
            <text:p>0,00114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449" calcext:value-type="float">
            <text:p>0,00134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4362" calcext:value-type="float">
            <text:p>0,000174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5091" calcext:value-type="float">
            <text:p>0,00175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958" calcext:value-type="float">
            <text:p>0,00147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305" calcext:value-type="float">
            <text:p>0,00113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3352" calcext:value-type="float">
            <text:p>0,000193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521" calcext:value-type="float">
            <text:p>0,00113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872" calcext:value-type="float">
            <text:p>0,00208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729" calcext:value-type="float">
            <text:p>0,00131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691" calcext:value-type="float">
            <text:p>0,000204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958" calcext:value-type="float">
            <text:p>0,00126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5101" calcext:value-type="float">
            <text:p>0,00145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9832" calcext:value-type="float">
            <text:p>0,00139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488" calcext:value-type="float">
            <text:p>0,000160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058" calcext:value-type="float">
            <text:p>0,00129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776" calcext:value-type="float">
            <text:p>0,00126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0517" calcext:value-type="float">
            <text:p>0,00170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6728" calcext:value-type="float">
            <text:p>0,000256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0205" calcext:value-type="float">
            <text:p>0,00160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1522" calcext:value-type="float">
            <text:p>0,00181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892" calcext:value-type="float">
            <text:p>0,00120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585" calcext:value-type="float">
            <text:p>0,0001795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342" calcext:value-type="float">
            <text:p>0,00133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7376" calcext:value-type="float">
            <text:p>0,00157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965" calcext:value-type="float">
            <text:p>0,00118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2682" calcext:value-type="float">
            <text:p>0,0001626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3913" calcext:value-type="float">
            <text:p>0,00143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9092" calcext:value-type="float">
            <text:p>0,00159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345" calcext:value-type="float">
            <text:p>0,00128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7003" calcext:value-type="float">
            <text:p>0,000187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91" calcext:value-type="float">
            <text:p>0,0013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548" calcext:value-type="float">
            <text:p>0,00125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4746" calcext:value-type="float">
            <text:p>0,00184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522" calcext:value-type="float">
            <text:p>0,000179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868" calcext:value-type="float">
            <text:p>0,00123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412" calcext:value-type="float">
            <text:p>0,00127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8552" calcext:value-type="float">
            <text:p>0,00108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9817" calcext:value-type="float">
            <text:p>0,000239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046" calcext:value-type="float">
            <text:p>0,00112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252" calcext:value-type="float">
            <text:p>0,00130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43" calcext:value-type="float">
            <text:p>0,0013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1579" calcext:value-type="float">
            <text:p>0,000241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3838" calcext:value-type="float">
            <text:p>0,00173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244" calcext:value-type="float">
            <text:p>0,00114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498" calcext:value-type="float">
            <text:p>0,00129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46" calcext:value-type="float">
            <text:p>0,000159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253" calcext:value-type="float">
            <text:p>0,00121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646" calcext:value-type="float">
            <text:p>0,00115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267" calcext:value-type="float">
            <text:p>0,00110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145" calcext:value-type="float">
            <text:p>0,000159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086" calcext:value-type="float">
            <text:p>0,00116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042" calcext:value-type="float">
            <text:p>0,00104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924" calcext:value-type="float">
            <text:p>0,00253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362" calcext:value-type="float">
            <text:p>0,00026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9878" calcext:value-type="float">
            <text:p>0,00149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8856" calcext:value-type="float">
            <text:p>0,00138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2298" calcext:value-type="float">
            <text:p>0,00152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8453" calcext:value-type="float">
            <text:p>0,000218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89" calcext:value-type="float">
            <text:p>0,0014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71" calcext:value-type="float">
            <text:p>0,0011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47" calcext:value-type="float">
            <text:p>0,0015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6791" calcext:value-type="float">
            <text:p>0,000196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689" calcext:value-type="float">
            <text:p>0,00130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1476" calcext:value-type="float">
            <text:p>0,00151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904" calcext:value-type="float">
            <text:p>0,00126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1347" calcext:value-type="float">
            <text:p>0,000251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5448" calcext:value-type="float">
            <text:p>0,00155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412" calcext:value-type="float">
            <text:p>0,00141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8093" calcext:value-type="float">
            <text:p>0,00148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4585" calcext:value-type="float">
            <text:p>0,0002145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004" calcext:value-type="float">
            <text:p>0,00158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754" calcext:value-type="float">
            <text:p>0,00127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762" calcext:value-type="float">
            <text:p>0,00130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8338" calcext:value-type="float">
            <text:p>0,000178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4276" calcext:value-type="float">
            <text:p>0,00164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2976" calcext:value-type="float">
            <text:p>0,00142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1125" calcext:value-type="float">
            <text:p>0,00151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201" calcext:value-type="float">
            <text:p>0,000159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895" calcext:value-type="float">
            <text:p>0,00124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8531" calcext:value-type="float">
            <text:p>0,00188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945" calcext:value-type="float">
            <text:p>0,00121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6178" calcext:value-type="float">
            <text:p>0,000216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501" calcext:value-type="float">
            <text:p>0,00119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817" calcext:value-type="float">
            <text:p>0,00136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606" calcext:value-type="float">
            <text:p>0,00147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344" calcext:value-type="float">
            <text:p>0,000185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179" calcext:value-type="float">
            <text:p>0,00129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41" calcext:value-type="float">
            <text:p>0,0011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539" calcext:value-type="float">
            <text:p>0,0014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5755" calcext:value-type="float">
            <text:p>0,000165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676" calcext:value-type="float">
            <text:p>0,00117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242" calcext:value-type="float">
            <text:p>0,00125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931" calcext:value-type="float">
            <text:p>0,00110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7319" calcext:value-type="float">
            <text:p>0,000287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201" calcext:value-type="float">
            <text:p>0,00141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212" calcext:value-type="float">
            <text:p>0,00110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327" calcext:value-type="float">
            <text:p>0,00134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662" calcext:value-type="float">
            <text:p>0,000179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51871" calcext:value-type="float">
            <text:p>0,00451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4387" calcext:value-type="float">
            <text:p>0,00174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4002" calcext:value-type="float">
            <text:p>0,00194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426" calcext:value-type="float">
            <text:p>0,000333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5127" calcext:value-type="float">
            <text:p>0,00165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6187" calcext:value-type="float">
            <text:p>0,00156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1806" calcext:value-type="float">
            <text:p>0,00171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2038" calcext:value-type="float">
            <text:p>0,000262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006" calcext:value-type="float">
            <text:p>0,00217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33" calcext:value-type="float">
            <text:p>0,001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074" calcext:value-type="float">
            <text:p>0,00158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4278" calcext:value-type="float">
            <text:p>0,0001642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048" calcext:value-type="float">
            <text:p>0,0017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2695" calcext:value-type="float">
            <text:p>0,00152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2546" calcext:value-type="float">
            <text:p>0,00142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358" calcext:value-type="float">
            <text:p>0,000366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8042" calcext:value-type="float">
            <text:p>0,00168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088" calcext:value-type="float">
            <text:p>0,00124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9619" calcext:value-type="float">
            <text:p>0,00149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7168" calcext:value-type="float">
            <text:p>0,000187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0333" calcext:value-type="float">
            <text:p>0,00140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656" calcext:value-type="float">
            <text:p>0,00104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2134" calcext:value-type="float">
            <text:p>0,00132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5114" calcext:value-type="float">
            <text:p>0,000215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34" calcext:value-type="float">
            <text:p>0,0011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028" calcext:value-type="float">
            <text:p>0,00122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233" calcext:value-type="float">
            <text:p>0,00112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2357" calcext:value-type="float">
            <text:p>0,0002323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2114" calcext:value-type="float">
            <text:p>0,00202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2961" calcext:value-type="float">
            <text:p>0,00162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5463" calcext:value-type="float">
            <text:p>0,00175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9172" calcext:value-type="float">
            <text:p>0,000269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7" calcext:value-type="float">
            <text:p>0,001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564" calcext:value-type="float">
            <text:p>0,00210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2664" calcext:value-type="float">
            <text:p>0,00152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8544" calcext:value-type="float">
            <text:p>0,000338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1646" calcext:value-type="float">
            <text:p>0,00161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7181" calcext:value-type="float">
            <text:p>0,00157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9772" calcext:value-type="float">
            <text:p>0,00169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0671" calcext:value-type="float">
            <text:p>0,0001906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592" calcext:value-type="float">
            <text:p>0,00123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457" calcext:value-type="float">
            <text:p>0,00121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705" calcext:value-type="float">
            <text:p>0,00116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1092" calcext:value-type="float">
            <text:p>0,000251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289" calcext:value-type="float">
            <text:p>0,00116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063" calcext:value-type="float">
            <text:p>0,00111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816" calcext:value-type="float">
            <text:p>0,00124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3752" calcext:value-type="float">
            <text:p>0,000163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2" calcext:value-type="float">
            <text:p>0,00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786" calcext:value-type="float">
            <text:p>0,00113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367" calcext:value-type="float">
            <text:p>0,00111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6955" calcext:value-type="float">
            <text:p>0,000166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49" calcext:value-type="float">
            <text:p>0,0012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5507" calcext:value-type="float">
            <text:p>0,00155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847" calcext:value-type="float">
            <text:p>0,00110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59657" calcext:value-type="float">
            <text:p>0,000159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2609" calcext:value-type="float">
            <text:p>0,00132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287" calcext:value-type="float">
            <text:p>0,00104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683" calcext:value-type="float">
            <text:p>0,0018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698" calcext:value-type="float">
            <text:p>0,000160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683" calcext:value-type="float">
            <text:p>0,00118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93" calcext:value-type="float">
            <text:p>0,0011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8188" calcext:value-type="float">
            <text:p>0,00108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3248" calcext:value-type="float">
            <text:p>0,000263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103" calcext:value-type="float">
            <text:p>0,00116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714" calcext:value-type="float">
            <text:p>0,00111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961" calcext:value-type="float">
            <text:p>0,00123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179" calcext:value-type="float">
            <text:p>0,00021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0054" calcext:value-type="float">
            <text:p>0,00160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863" calcext:value-type="float">
            <text:p>0,00114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037" calcext:value-type="float">
            <text:p>0,00122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60963" calcext:value-type="float">
            <text:p>0,000160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256" calcext:value-type="float">
            <text:p>0,00121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599" calcext:value-type="float">
            <text:p>0,00129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186" calcext:value-type="float">
            <text:p>0,00101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0107" calcext:value-type="float">
            <text:p>0,000170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897" calcext:value-type="float">
            <text:p>0,00142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6821" calcext:value-type="float">
            <text:p>0,00126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8344" calcext:value-type="float">
            <text:p>0,00258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95451" calcext:value-type="float">
            <text:p>0,000195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8635" calcext:value-type="float">
            <text:p>0,00158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2" calcext:value-type="float">
            <text:p>0,001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743" calcext:value-type="float">
            <text:p>0,00150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10103" calcext:value-type="float">
            <text:p>0,000210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7803" calcext:value-type="float">
            <text:p>0,00167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7394" calcext:value-type="float">
            <text:p>0,00127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5882" calcext:value-type="float">
            <text:p>0,00185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3063" calcext:value-type="float">
            <text:p>0,000183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072" calcext:value-type="float">
            <text:p>0,00145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068" calcext:value-type="float">
            <text:p>0,00150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389" calcext:value-type="float">
            <text:p>0,0017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2027" calcext:value-type="float">
            <text:p>0,00022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695" calcext:value-type="float">
            <text:p>0,00151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5307" calcext:value-type="float">
            <text:p>0,00155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197" calcext:value-type="float">
            <text:p>0,00133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0662" calcext:value-type="float">
            <text:p>0,000350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662" calcext:value-type="float">
            <text:p>0,00151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842" calcext:value-type="float">
            <text:p>0,00149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534" calcext:value-type="float">
            <text:p>0,00133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98229" calcext:value-type="float">
            <text:p>0,000298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7634" calcext:value-type="float">
            <text:p>0,00187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852" calcext:value-type="float">
            <text:p>0,00149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227" calcext:value-type="float">
            <text:p>0,00157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9729" calcext:value-type="float">
            <text:p>0,00029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0399" calcext:value-type="float">
            <text:p>0,00190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739" calcext:value-type="float">
            <text:p>0,00141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784" calcext:value-type="float">
            <text:p>0,00152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034" calcext:value-type="float">
            <text:p>0,000182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6381" calcext:value-type="float">
            <text:p>0,00216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082" calcext:value-type="float">
            <text:p>0,00143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557" calcext:value-type="float">
            <text:p>0,00154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826" calcext:value-type="float">
            <text:p>0,000182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2484" calcext:value-type="float">
            <text:p>0,00192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201" calcext:value-type="float">
            <text:p>0,00156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648" calcext:value-type="float">
            <text:p>0,00141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6337" calcext:value-type="float">
            <text:p>0,000206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253" calcext:value-type="float">
            <text:p>0,00157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2274" calcext:value-type="float">
            <text:p>0,00172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46" calcext:value-type="float">
            <text:p>0,0013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1935" calcext:value-type="float">
            <text:p>0,000241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928" calcext:value-type="float">
            <text:p>0,00146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9484" calcext:value-type="float">
            <text:p>0,00199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774" calcext:value-type="float">
            <text:p>0,00143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222" calcext:value-type="float">
            <text:p>0,000182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975" calcext:value-type="float">
            <text:p>0,00159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1196" calcext:value-type="float">
            <text:p>0,00161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0016" calcext:value-type="float">
            <text:p>0,00180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13795" calcext:value-type="float">
            <text:p>0,000213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8053" calcext:value-type="float">
            <text:p>0,00168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204" calcext:value-type="float">
            <text:p>0,00138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4844" calcext:value-type="float">
            <text:p>0,00214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285" calcext:value-type="float">
            <text:p>0,000182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5058" calcext:value-type="float">
            <text:p>0,00165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468" calcext:value-type="float">
            <text:p>0,00156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1187" calcext:value-type="float">
            <text:p>0,00201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29106" calcext:value-type="float">
            <text:p>0,000229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8038" calcext:value-type="float">
            <text:p>0,00188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8902" calcext:value-type="float">
            <text:p>0,00168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1025" calcext:value-type="float">
            <text:p>0,00191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2651" calcext:value-type="float">
            <text:p>0,000242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2189" calcext:value-type="float">
            <text:p>0,00172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6657" calcext:value-type="float">
            <text:p>0,00196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1611" calcext:value-type="float">
            <text:p>0,00261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215" calcext:value-type="float">
            <text:p>0,00028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6148" calcext:value-type="float">
            <text:p>0,00176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7612" calcext:value-type="float">
            <text:p>0,00177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887" calcext:value-type="float">
            <text:p>0,00169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20306" calcext:value-type="float">
            <text:p>0,000220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3175" calcext:value-type="float">
            <text:p>0,00183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4619" calcext:value-type="float">
            <text:p>0,00164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4943" calcext:value-type="float">
            <text:p>0,00184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92094" calcext:value-type="float">
            <text:p>0,000192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0702" calcext:value-type="float">
            <text:p>0,00160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731" calcext:value-type="float">
            <text:p>0,00147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1764" calcext:value-type="float">
            <text:p>0,00221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283" calcext:value-type="float">
            <text:p>0,000182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111" calcext:value-type="float">
            <text:p>0,00154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779" calcext:value-type="float">
            <text:p>0,00146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0868" calcext:value-type="float">
            <text:p>0,00210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5473" calcext:value-type="float">
            <text:p>0,0001854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4791" calcext:value-type="float">
            <text:p>0,00144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029" calcext:value-type="float">
            <text:p>0,00142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58" calcext:value-type="float">
            <text:p>0,0015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3158" calcext:value-type="float">
            <text:p>0,000263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749" calcext:value-type="float">
            <text:p>0,00149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2359" calcext:value-type="float">
            <text:p>0,00162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481" calcext:value-type="float">
            <text:p>0,00145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9048" calcext:value-type="float">
            <text:p>0,000329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04" calcext:value-type="float">
            <text:p>0,0014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342" calcext:value-type="float">
            <text:p>0,00141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008" calcext:value-type="float">
            <text:p>0,00136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0358" calcext:value-type="float">
            <text:p>0,000270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1977" calcext:value-type="float">
            <text:p>0,00211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821" calcext:value-type="float">
            <text:p>0,00137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315" calcext:value-type="float">
            <text:p>0,00146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5282" calcext:value-type="float">
            <text:p>0,000205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2002" calcext:value-type="float">
            <text:p>0,00192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7841" calcext:value-type="float">
            <text:p>0,00167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7648" calcext:value-type="float">
            <text:p>0,00177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22449" calcext:value-type="float">
            <text:p>0,000222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0417" calcext:value-type="float">
            <text:p>0,00230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584" calcext:value-type="float">
            <text:p>0,00135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528" calcext:value-type="float">
            <text:p>0,00159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48" calcext:value-type="float">
            <text:p>0,00018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8252" calcext:value-type="float">
            <text:p>0,00238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291" calcext:value-type="float">
            <text:p>0,00135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817" calcext:value-type="float">
            <text:p>0,00152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531" calcext:value-type="float">
            <text:p>0,000182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4324" calcext:value-type="float">
            <text:p>0,00184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777" calcext:value-type="float">
            <text:p>0,00142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4908" calcext:value-type="float">
            <text:p>0,00144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3656" calcext:value-type="float">
            <text:p>0,000183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931" calcext:value-type="float">
            <text:p>0,00159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327" calcext:value-type="float">
            <text:p>0,00163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333" calcext:value-type="float">
            <text:p>0,00146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683" calcext:value-type="float">
            <text:p>0,00023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543" calcext:value-type="float">
            <text:p>0,00159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6379" calcext:value-type="float">
            <text:p>0,00236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17" calcext:value-type="float">
            <text:p>0,0014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3973" calcext:value-type="float">
            <text:p>0,000253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423" calcext:value-type="float">
            <text:p>0,00138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154" calcext:value-type="float">
            <text:p>0,00135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327" calcext:value-type="float">
            <text:p>0,00138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6288" calcext:value-type="float">
            <text:p>0,000256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128" calcext:value-type="float">
            <text:p>0,00163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2852" calcext:value-type="float">
            <text:p>0,00182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6176" calcext:value-type="float">
            <text:p>0,00216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96416" calcext:value-type="float">
            <text:p>0,000196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8385" calcext:value-type="float">
            <text:p>0,00168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1642" calcext:value-type="float">
            <text:p>0,00171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642" calcext:value-type="float">
            <text:p>0,00159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9359" calcext:value-type="float">
            <text:p>0,0002093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665" calcext:value-type="float">
            <text:p>0,00151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0815" calcext:value-type="float">
            <text:p>0,00170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1641" calcext:value-type="float">
            <text:p>0,00181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9702" calcext:value-type="float">
            <text:p>0,000239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5723" calcext:value-type="float">
            <text:p>0,00165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51" calcext:value-type="float">
            <text:p>0,0015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2501" calcext:value-type="float">
            <text:p>0,00252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8408" calcext:value-type="float">
            <text:p>0,000248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846" calcext:value-type="float">
            <text:p>0,00169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366" calcext:value-type="float">
            <text:p>0,00148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1281" calcext:value-type="float">
            <text:p>0,00201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2184" calcext:value-type="float">
            <text:p>0,000242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6716" calcext:value-type="float">
            <text:p>0,00166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1603" calcext:value-type="float">
            <text:p>0,00171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9156" calcext:value-type="float">
            <text:p>0,00209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5148" calcext:value-type="float">
            <text:p>0,000255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968" calcext:value-type="float">
            <text:p>0,00152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778" calcext:value-type="float">
            <text:p>0,00147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51" calcext:value-type="float">
            <text:p>0,0016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1148" calcext:value-type="float">
            <text:p>0,000271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698" calcext:value-type="float">
            <text:p>0,00151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514" calcext:value-type="float">
            <text:p>0,00152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248" calcext:value-type="float">
            <text:p>0,00143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5644" calcext:value-type="float">
            <text:p>0,000245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5897" calcext:value-type="float">
            <text:p>0,00165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993" calcext:value-type="float">
            <text:p>0,00143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486" calcext:value-type="float">
            <text:p>0,00149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6256" calcext:value-type="float">
            <text:p>0,000276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2391" calcext:value-type="float">
            <text:p>0,00172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934" calcext:value-type="float">
            <text:p>0,00137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768" calcext:value-type="float">
            <text:p>0,00145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2871" calcext:value-type="float">
            <text:p>0,0002628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5308" calcext:value-type="float">
            <text:p>0,00245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5435" calcext:value-type="float">
            <text:p>0,00155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602" calcext:value-type="float">
            <text:p>0,0016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7937" calcext:value-type="float">
            <text:p>0,000287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5058" calcext:value-type="float">
            <text:p>0,00215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653" calcext:value-type="float">
            <text:p>0,00136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8142" calcext:value-type="float">
            <text:p>0,00158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19818" calcext:value-type="float">
            <text:p>0,000219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7868" calcext:value-type="float">
            <text:p>0,00207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108" calcext:value-type="float">
            <text:p>0,00151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013" calcext:value-type="float">
            <text:p>0,00140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7216" calcext:value-type="float">
            <text:p>0,000207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885" calcext:value-type="float">
            <text:p>0,0015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3122" calcext:value-type="float">
            <text:p>0,00203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196" calcext:value-type="float">
            <text:p>0,00137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862" calcext:value-type="float">
            <text:p>0,00025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4762" calcext:value-type="float">
            <text:p>0,00164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2966" calcext:value-type="float">
            <text:p>0,00182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015" calcext:value-type="float">
            <text:p>0,00148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9548" calcext:value-type="float">
            <text:p>0,0002395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946" calcext:value-type="float">
            <text:p>0,00154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8978" calcext:value-type="float">
            <text:p>0,00158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651" calcext:value-type="float">
            <text:p>0,00152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168" calcext:value-type="float">
            <text:p>0,000182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0732" calcext:value-type="float">
            <text:p>0,00160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017" calcext:value-type="float">
            <text:p>0,00141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135" calcext:value-type="float">
            <text:p>0,00272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0485" calcext:value-type="float">
            <text:p>0,000320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1773" calcext:value-type="float">
            <text:p>0,00181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3337" calcext:value-type="float">
            <text:p>0,00203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2182" calcext:value-type="float">
            <text:p>0,00162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86" calcext:value-type="float">
            <text:p>0,00018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795" calcext:value-type="float">
            <text:p>0,00163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6613" calcext:value-type="float">
            <text:p>0,00176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8626" calcext:value-type="float">
            <text:p>0,00188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4625" calcext:value-type="float">
            <text:p>0,0002546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866" calcext:value-type="float">
            <text:p>0,00169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614" calcext:value-type="float">
            <text:p>0,00163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1127" calcext:value-type="float">
            <text:p>0,00181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9392" calcext:value-type="float">
            <text:p>0,000279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0475" calcext:value-type="float">
            <text:p>0,00180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5078" calcext:value-type="float">
            <text:p>0,00175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475" calcext:value-type="float">
            <text:p>0,0017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1575" calcext:value-type="float">
            <text:p>0,000271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2687" calcext:value-type="float">
            <text:p>0,00202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3802" calcext:value-type="float">
            <text:p>0,00193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2547" calcext:value-type="float">
            <text:p>0,00182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05792" calcext:value-type="float">
            <text:p>0,000305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199" calcext:value-type="float">
            <text:p>0,00169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9652" calcext:value-type="float">
            <text:p>0,00189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5598" calcext:value-type="float">
            <text:p>0,00175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1138" calcext:value-type="float">
            <text:p>0,000231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3585" calcext:value-type="float">
            <text:p>0,00173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2747" calcext:value-type="float">
            <text:p>0,00182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4238" calcext:value-type="float">
            <text:p>0,00174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0934" calcext:value-type="float">
            <text:p>0,000180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0874" calcext:value-type="float">
            <text:p>0,00190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82" calcext:value-type="float">
            <text:p>0,0016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6177" calcext:value-type="float">
            <text:p>0,00186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15524" calcext:value-type="float">
            <text:p>0,0002155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948" calcext:value-type="float">
            <text:p>0,00156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356" calcext:value-type="float">
            <text:p>0,00159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17" calcext:value-type="float">
            <text:p>0,001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14189" calcext:value-type="float">
            <text:p>0,0002141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7823" calcext:value-type="float">
            <text:p>0,00167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629" calcext:value-type="float">
            <text:p>0,00152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9524" calcext:value-type="float">
            <text:p>0,00219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6138" calcext:value-type="float">
            <text:p>0,000206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8846" calcext:value-type="float">
            <text:p>0,00178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1166" calcext:value-type="float">
            <text:p>0,00161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171" calcext:value-type="float">
            <text:p>0,00246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3584" calcext:value-type="float">
            <text:p>0,000203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6246" calcext:value-type="float">
            <text:p>0,00166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3" calcext:value-type="float">
            <text:p>0,001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1497" calcext:value-type="float">
            <text:p>0,00171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6176" calcext:value-type="float">
            <text:p>0,000206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177" calcext:value-type="float">
            <text:p>0,00169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782" calcext:value-type="float">
            <text:p>0,00148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9153" calcext:value-type="float">
            <text:p>0,00239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1249" calcext:value-type="float">
            <text:p>0,00021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1" calcext:value-type="float">
            <text:p>0,001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2042" calcext:value-type="float">
            <text:p>0,00182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0117" calcext:value-type="float">
            <text:p>0,00170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4437" calcext:value-type="float">
            <text:p>0,000204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604" calcext:value-type="float">
            <text:p>0,00157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645" calcext:value-type="float">
            <text:p>0,00156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336" calcext:value-type="float">
            <text:p>0,00131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7385" calcext:value-type="float">
            <text:p>0,0003973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8641" calcext:value-type="float">
            <text:p>0,00168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4875" calcext:value-type="float">
            <text:p>0,00164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7702" calcext:value-type="float">
            <text:p>0,00167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27965" calcext:value-type="float">
            <text:p>0,000227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824" calcext:value-type="float">
            <text:p>0,00163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866" calcext:value-type="float">
            <text:p>0,00163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265" calcext:value-type="float">
            <text:p>0,00152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27911" calcext:value-type="float">
            <text:p>0,000227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077" calcext:value-type="float">
            <text:p>0,00154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5174" calcext:value-type="float">
            <text:p>0,00155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484" calcext:value-type="float">
            <text:p>0,00138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2129" calcext:value-type="float">
            <text:p>0,000262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609" calcext:value-type="float">
            <text:p>0,00150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89" calcext:value-type="float">
            <text:p>0,0015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996" calcext:value-type="float">
            <text:p>0,00137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272" calcext:value-type="float">
            <text:p>0,00027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1223" calcext:value-type="float">
            <text:p>0,00211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736" calcext:value-type="float">
            <text:p>0,00143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979" calcext:value-type="float">
            <text:p>0,00146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047" calcext:value-type="float">
            <text:p>0,00018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8351" calcext:value-type="float">
            <text:p>0,00198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938" calcext:value-type="float">
            <text:p>0,00130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419" calcext:value-type="float">
            <text:p>0,00135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1702" calcext:value-type="float">
            <text:p>0,000181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477" calcext:value-type="float">
            <text:p>0,00156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0175" calcext:value-type="float">
            <text:p>0,00200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279" calcext:value-type="float">
            <text:p>0,00140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6511" calcext:value-type="float">
            <text:p>0,000206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851" calcext:value-type="float">
            <text:p>0,00142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0913" calcext:value-type="float">
            <text:p>0,00210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875" calcext:value-type="float">
            <text:p>0,00135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17389" calcext:value-type="float">
            <text:p>0,000217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46" calcext:value-type="float">
            <text:p>0,0014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0261" calcext:value-type="float">
            <text:p>0,00200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116" calcext:value-type="float">
            <text:p>0,00141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97629" calcext:value-type="float">
            <text:p>0,000197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2817" calcext:value-type="float">
            <text:p>0,00162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273" calcext:value-type="float">
            <text:p>0,00138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1262" calcext:value-type="float">
            <text:p>0,00211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1987" calcext:value-type="float">
            <text:p>0,000181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1572" calcext:value-type="float">
            <text:p>0,00161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008" calcext:value-type="float">
            <text:p>0,00135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4892" calcext:value-type="float">
            <text:p>0,00234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9183" calcext:value-type="float">
            <text:p>0,000209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383" calcext:value-type="float">
            <text:p>0,00154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947" calcext:value-type="float">
            <text:p>0,00137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0154" calcext:value-type="float">
            <text:p>0,00180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7182" calcext:value-type="float">
            <text:p>0,000187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629" calcext:value-type="float">
            <text:p>0,00151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1136" calcext:value-type="float">
            <text:p>0,00171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884" calcext:value-type="float">
            <text:p>0,00146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9533" calcext:value-type="float">
            <text:p>0,000259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" calcext:value-type="float">
            <text:p>0,00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8258" calcext:value-type="float">
            <text:p>0,00158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4736" calcext:value-type="float">
            <text:p>0,00144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7828" calcext:value-type="float">
            <text:p>0,000287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756" calcext:value-type="float">
            <text:p>0,00150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176" calcext:value-type="float">
            <text:p>0,00140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3433" calcext:value-type="float">
            <text:p>0,00173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0405" calcext:value-type="float">
            <text:p>0,0010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3063" calcext:value-type="float">
            <text:p>0,00183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7531" calcext:value-type="float">
            <text:p>0,00227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4231" calcext:value-type="float">
            <text:p>0,00254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694" calcext:value-type="float">
            <text:p>0,00035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8194" calcext:value-type="float">
            <text:p>0,00178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445" calcext:value-type="float">
            <text:p>0,00156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8442" calcext:value-type="float">
            <text:p>0,00178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97022" calcext:value-type="float">
            <text:p>0,000197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929" calcext:value-type="float">
            <text:p>0,00169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174" calcext:value-type="float">
            <text:p>0,00133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6765" calcext:value-type="float">
            <text:p>0,00186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3891" calcext:value-type="float">
            <text:p>0,000183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076" calcext:value-type="float">
            <text:p>0,00153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047" calcext:value-type="float">
            <text:p>0,00156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368" calcext:value-type="float">
            <text:p>0,00142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6647" calcext:value-type="float">
            <text:p>0,000386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996" calcext:value-type="float">
            <text:p>0,00149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128" calcext:value-type="float">
            <text:p>0,00152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855" calcext:value-type="float">
            <text:p>0,00152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39381" calcext:value-type="float">
            <text:p>0,000339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8781" calcext:value-type="float">
            <text:p>0,00168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0085" calcext:value-type="float">
            <text:p>0,00170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602" calcext:value-type="float">
            <text:p>0,00138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6656" calcext:value-type="float">
            <text:p>0,000276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8526" calcext:value-type="float">
            <text:p>0,00188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337" calcext:value-type="float">
            <text:p>0,00147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883" calcext:value-type="float">
            <text:p>0,00147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6169" calcext:value-type="float">
            <text:p>0,000256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7064" calcext:value-type="float">
            <text:p>0,00217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838" calcext:value-type="float">
            <text:p>0,00145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471" calcext:value-type="float">
            <text:p>0,00148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00455" calcext:value-type="float">
            <text:p>0,000200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7882" calcext:value-type="float">
            <text:p>0,00227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4271" calcext:value-type="float">
            <text:p>0,00144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5361" calcext:value-type="float">
            <text:p>0,00155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3468" calcext:value-type="float">
            <text:p>0,0001834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8296" calcext:value-type="float">
            <text:p>0,00188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391" calcext:value-type="float">
            <text:p>0,00159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291" calcext:value-type="float">
            <text:p>0,00143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3904" calcext:value-type="float">
            <text:p>0,0001839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65" calcext:value-type="float">
            <text:p>0,0015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6757" calcext:value-type="float">
            <text:p>0,00196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516" calcext:value-type="float">
            <text:p>0,0015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7741" calcext:value-type="float">
            <text:p>0,000247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5942" calcext:value-type="float">
            <text:p>0,00185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902" calcext:value-type="float">
            <text:p>0,00159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841" calcext:value-type="float">
            <text:p>0,00137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9286" calcext:value-type="float">
            <text:p>0,000259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904" calcext:value-type="float">
            <text:p>0,00143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0546" calcext:value-type="float">
            <text:p>0,00240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407" calcext:value-type="float">
            <text:p>0,00156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6484" calcext:value-type="float">
            <text:p>0,000276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373" calcext:value-type="float">
            <text:p>0,00157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5098" calcext:value-type="float">
            <text:p>0,00235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332" calcext:value-type="float">
            <text:p>0,00145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4916" calcext:value-type="float">
            <text:p>0,000184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0304" calcext:value-type="float">
            <text:p>0,00190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3616" calcext:value-type="float">
            <text:p>0,00193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629" calcext:value-type="float">
            <text:p>0,00159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5599" calcext:value-type="float">
            <text:p>0,000245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5072" calcext:value-type="float">
            <text:p>0,00175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355" calcext:value-type="float">
            <text:p>0,00142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0638" calcext:value-type="float">
            <text:p>0,00160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7504" calcext:value-type="float">
            <text:p>0,000187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435" calcext:value-type="float">
            <text:p>0,00140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785" calcext:value-type="float">
            <text:p>0,00149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7733" calcext:value-type="float">
            <text:p>0,00197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40926" calcext:value-type="float">
            <text:p>0,0003409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2528" calcext:value-type="float">
            <text:p>0,00162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8302" calcext:value-type="float">
            <text:p>0,00158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8586" calcext:value-type="float">
            <text:p>0,00158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182377" calcext:value-type="float">
            <text:p>0,0001823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417" calcext:value-type="float">
            <text:p>0,00150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431" calcext:value-type="float">
            <text:p>0,00147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589" calcext:value-type="float">
            <text:p>0,00153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0404" calcext:value-type="float">
            <text:p>0,00030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2284" calcext:value-type="float">
            <text:p>0,00172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235" calcext:value-type="float">
            <text:p>0,00159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102" calcext:value-type="float">
            <text:p>0,00143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43972" calcext:value-type="float">
            <text:p>0,000343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0217" calcext:value-type="float">
            <text:p>0,00170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969" calcext:value-type="float">
            <text:p>0,00157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459" calcext:value-type="float">
            <text:p>0,00146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4994" calcext:value-type="float">
            <text:p>0,000444994</text:p>
          </table:table-cell>
        </table:table-row>
      </table:table>
      <table:table table:name="Tabla dinámica_search_by_username_realusers_1" table:style-name="ta1">
        <table:shapes>
          <draw:frame draw:z-index="0" draw:style-name="gr1" draw:text-style-name="P1" svg:width="15.996cm" svg:height="8.988cm" svg:x="18cm" svg:y="0.474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002536" calcext:value-type="float">
            <text:p>0,00000002536</text:p>
          </table:table-cell>
          <table:table-cell table:style-name="ce14" office:value-type="float" office:value="0.00008000938" calcext:value-type="float">
            <text:p>0,00008000938</text:p>
          </table:table-cell>
          <table:table-cell table:style-name="ce14" office:value-type="float" office:value="0.00008448022" calcext:value-type="float">
            <text:p>0,00008448022</text:p>
          </table:table-cell>
          <table:table-cell table:style-name="ce14" office:value-type="float" office:value="0.00009322003" calcext:value-type="float">
            <text:p>0,00009322003</text:p>
          </table:table-cell>
          <table:table-cell table:style-name="ce18" office:value-type="float" office:value="0.0000113213" calcext:value-type="float">
            <text:p>0,0000113213</text:p>
          </table:table-cell>
          <table:table-cell table:style-name="ce24" office:value-type="float" office:value="0.000053811258" calcext:value-type="float">
            <text:p>0,00005381125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2934" calcext:value-type="float">
            <text:p>0,00000002934</text:p>
          </table:table-cell>
          <table:table-cell office:value-type="float" office:value="0.00026347861" calcext:value-type="float">
            <text:p>0,00026347861</text:p>
          </table:table-cell>
          <table:table-cell office:value-type="float" office:value="0.00022169881" calcext:value-type="float">
            <text:p>0,00022169881</text:p>
          </table:table-cell>
          <table:table-cell office:value-type="float" office:value="0.00025210475" calcext:value-type="float">
            <text:p>0,00025210475</text:p>
          </table:table-cell>
          <table:table-cell office:value-type="float" office:value="0.00003890434" calcext:value-type="float">
            <text:p>0,00003890434</text:p>
          </table:table-cell>
          <table:table-cell office:value-type="float" office:value="0.00015524317" calcext:value-type="float">
            <text:p>0,000155243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3637" calcext:value-type="float">
            <text:p>0,00000003637</text:p>
          </table:table-cell>
          <table:table-cell office:value-type="float" office:value="0.00052837748" calcext:value-type="float">
            <text:p>0,00052837748</text:p>
          </table:table-cell>
          <table:table-cell office:value-type="float" office:value="0.00054593874" calcext:value-type="float">
            <text:p>0,00054593874</text:p>
          </table:table-cell>
          <table:table-cell office:value-type="float" office:value="0.00053242576" calcext:value-type="float">
            <text:p>0,00053242576</text:p>
          </table:table-cell>
          <table:table-cell office:value-type="float" office:value="0.00011693211" calcext:value-type="float">
            <text:p>0,00011693211</text:p>
          </table:table-cell>
          <table:table-cell office:value-type="float" office:value="0.000344742092" calcext:value-type="float">
            <text:p>0,0003447420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2123" calcext:value-type="float">
            <text:p>0,00000002123</text:p>
          </table:table-cell>
          <table:table-cell office:value-type="float" office:value="0.00061220901" calcext:value-type="float">
            <text:p>0,00061220901</text:p>
          </table:table-cell>
          <table:table-cell office:value-type="float" office:value="0.00063967078" calcext:value-type="float">
            <text:p>0,00063967078</text:p>
          </table:table-cell>
          <table:table-cell office:value-type="float" office:value="0.00061867979" calcext:value-type="float">
            <text:p>0,00061867979</text:p>
          </table:table-cell>
          <table:table-cell office:value-type="float" office:value="0.00011887639" calcext:value-type="float">
            <text:p>0,00011887639</text:p>
          </table:table-cell>
          <table:table-cell office:value-type="float" office:value="0.00039789144" calcext:value-type="float">
            <text:p>0,0003978914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002326" calcext:value-type="float">
            <text:p>0,00000002326</text:p>
          </table:table-cell>
          <table:table-cell office:value-type="float" office:value="0.0008273833" calcext:value-type="float">
            <text:p>0,0008273833</text:p>
          </table:table-cell>
          <table:table-cell office:value-type="float" office:value="0.00085303075" calcext:value-type="float">
            <text:p>0,00085303075</text:p>
          </table:table-cell>
          <table:table-cell office:value-type="float" office:value="0.0008716218" calcext:value-type="float">
            <text:p>0,0008716218</text:p>
          </table:table-cell>
          <table:table-cell office:value-type="float" office:value="0.00015394973" calcext:value-type="float">
            <text:p>0,00015394973</text:p>
          </table:table-cell>
          <table:table-cell office:value-type="float" office:value="0.000541201767999999" calcext:value-type="float">
            <text:p>0,00054120176799999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001799" calcext:value-type="float">
            <text:p>0,00000001799</text:p>
          </table:table-cell>
          <table:table-cell office:value-type="float" office:value="0.00111325138" calcext:value-type="float">
            <text:p>0,00111325138</text:p>
          </table:table-cell>
          <table:table-cell office:value-type="float" office:value="0.00111114315" calcext:value-type="float">
            <text:p>0,00111114315</text:p>
          </table:table-cell>
          <table:table-cell office:value-type="float" office:value="0.00107105149" calcext:value-type="float">
            <text:p>0,00107105149</text:p>
          </table:table-cell>
          <table:table-cell office:value-type="float" office:value="0.00018159068" calcext:value-type="float">
            <text:p>0,00018159068</text:p>
          </table:table-cell>
          <table:table-cell office:value-type="float" office:value="0.000695410938" calcext:value-type="float">
            <text:p>0,00069541093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002036" calcext:value-type="float">
            <text:p>0,00000002036</text:p>
          </table:table-cell>
          <table:table-cell office:value-type="float" office:value="0.0013557504" calcext:value-type="float">
            <text:p>0,0013557504</text:p>
          </table:table-cell>
          <table:table-cell office:value-type="float" office:value="0.001415779" calcext:value-type="float">
            <text:p>0,001415779</text:p>
          </table:table-cell>
          <table:table-cell office:value-type="float" office:value="0.0013983708" calcext:value-type="float">
            <text:p>0,0013983708</text:p>
          </table:table-cell>
          <table:table-cell office:value-type="float" office:value="0.00020571987" calcext:value-type="float">
            <text:p>0,00020571987</text:p>
          </table:table-cell>
          <table:table-cell office:value-type="float" office:value="0.000875128086" calcext:value-type="float">
            <text:p>0,0008751280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0" office:value-type="float" office:value="0.00000002061" calcext:value-type="float">
            <text:p>0,00000002061</text:p>
          </table:table-cell>
          <table:table-cell table:style-name="ce16" office:value-type="float" office:value="0.0016187074" calcext:value-type="float">
            <text:p>0,0016187074</text:p>
          </table:table-cell>
          <table:table-cell table:style-name="ce16" office:value-type="float" office:value="0.0017069283" calcext:value-type="float">
            <text:p>0,0017069283</text:p>
          </table:table-cell>
          <table:table-cell table:style-name="ce16" office:value-type="float" office:value="0.0016943845" calcext:value-type="float">
            <text:p>0,0016943845</text:p>
          </table:table-cell>
          <table:table-cell table:style-name="ce20" office:value-type="float" office:value="0.00024718796" calcext:value-type="float">
            <text:p>0,00024718796</text:p>
          </table:table-cell>
          <table:table-cell table:style-name="ce26" office:value-type="float" office:value="0.001053445754" calcext:value-type="float">
            <text:p>0,001053445754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0024315" calcext:value-type="float">
            <text:p>0,000000024315</text:p>
          </table:table-cell>
          <table:table-cell table:style-name="ce17" office:value-type="float" office:value="0.000799895870000001" calcext:value-type="float">
            <text:p>0,000799895870000001</text:p>
          </table:table-cell>
          <table:table-cell table:style-name="ce17" office:value-type="float" office:value="0.00082233371875" calcext:value-type="float">
            <text:p>0,00082233371875</text:p>
          </table:table-cell>
          <table:table-cell table:style-name="ce17" office:value-type="float" office:value="0.000816482365000001" calcext:value-type="float">
            <text:p>0,000816482365000001</text:p>
          </table:table-cell>
          <table:table-cell table:style-name="ce21" office:value-type="float" office:value="0.0001343102975" calcext:value-type="float">
            <text:p>0,0001343102975</text:p>
          </table:table-cell>
          <table:table-cell table:style-name="ce27" office:value-type="float" office:value="0.00051460931325" calcext:value-type="float">
            <text:p>0,0005146093132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name_realusers_1'.A1:'Tabla dinámica_search_by_username_realusers_1'.G11" table:buttons="'Tabla dinámica_search_by_username_realusers_1'.A2 'Tabla dinámica_search_by_username_realusers_1'.B1" table:show-filter-button="false" table:drill-down-on-double-click="false">
          <table:source-cell-range table:cell-range-address="search_by_username_realusers.A1:search_by_username_real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0012" table:display="true" table:show-details="true"/>
                <table:data-pilot-member table:name="0,000000013" table:display="true" table:show-details="true"/>
                <table:data-pilot-member table:name="0,000000014" table:display="true" table:show-details="true"/>
                <table:data-pilot-member table:name="0,000000015" table:display="true" table:show-details="true"/>
                <table:data-pilot-member table:name="0,000000016" table:display="true" table:show-details="true"/>
                <table:data-pilot-member table:name="0,000000017" table:display="true" table:show-details="true"/>
                <table:data-pilot-member table:name="0,000000018" table:display="true" table:show-details="true"/>
                <table:data-pilot-member table:name="0,000000019" table:display="true" table:show-details="true"/>
                <table:data-pilot-member table:name="0,00000002" table:display="true" table:show-details="true"/>
                <table:data-pilot-member table:name="0,000000021" table:display="true" table:show-details="true"/>
                <table:data-pilot-member table:name="0,000000022" table:display="true" table:show-details="true"/>
                <table:data-pilot-member table:name="0,000000023" table:display="true" table:show-details="true"/>
                <table:data-pilot-member table:name="0,000000024" table:display="true" table:show-details="true"/>
                <table:data-pilot-member table:name="0,000000025" table:display="true" table:show-details="true"/>
                <table:data-pilot-member table:name="0,000000026" table:display="true" table:show-details="true"/>
                <table:data-pilot-member table:name="0,000000027" table:display="true" table:show-details="true"/>
                <table:data-pilot-member table:name="0,000000028" table:display="true" table:show-details="true"/>
                <table:data-pilot-member table:name="0,000000029" table:display="true" table:show-details="true"/>
                <table:data-pilot-member table:name="0,00000003" table:display="true" table:show-details="true"/>
                <table:data-pilot-member table:name="0,000000031" table:display="true" table:show-details="true"/>
                <table:data-pilot-member table:name="0,000000032" table:display="true" table:show-details="true"/>
                <table:data-pilot-member table:name="0,000000033" table:display="true" table:show-details="true"/>
                <table:data-pilot-member table:name="0,000000034" table:display="true" table:show-details="true"/>
                <table:data-pilot-member table:name="0,000000035" table:display="true" table:show-details="true"/>
                <table:data-pilot-member table:name="0,000000036" table:display="true" table:show-details="true"/>
                <table:data-pilot-member table:name="0,000000037" table:display="true" table:show-details="true"/>
                <table:data-pilot-member table:name="0,000000038" table:display="true" table:show-details="true"/>
                <table:data-pilot-member table:name="0,000000039" table:display="true" table:show-details="true"/>
                <table:data-pilot-member table:name="0,00000004" table:display="true" table:show-details="true"/>
                <table:data-pilot-member table:name="0,000000041" table:display="true" table:show-details="true"/>
                <table:data-pilot-member table:name="0,000000042" table:display="true" table:show-details="true"/>
                <table:data-pilot-member table:name="0,000000043" table:display="true" table:show-details="true"/>
                <table:data-pilot-member table:name="0,000000044" table:display="true" table:show-details="true"/>
                <table:data-pilot-member table:name="0,000000045" table:display="true" table:show-details="true"/>
                <table:data-pilot-member table:name="0,000000046" table:display="true" table:show-details="true"/>
                <table:data-pilot-member table:name="0,000000047" table:display="true" table:show-details="true"/>
                <table:data-pilot-member table:name="0,000000048" table:display="true" table:show-details="true"/>
                <table:data-pilot-member table:name="0,00000005" table:display="true" table:show-details="true"/>
                <table:data-pilot-member table:name="0,000000051" table:display="true" table:show-details="true"/>
                <table:data-pilot-member table:name="0,000000052" table:display="true" table:show-details="true"/>
                <table:data-pilot-member table:name="0,000000055" table:display="true" table:show-details="true"/>
                <table:data-pilot-member table:name="0,000000056" table:display="true" table:show-details="true"/>
                <table:data-pilot-member table:name="0,000000057" table:display="true" table:show-details="true"/>
                <table:data-pilot-member table:name="0,000000058" table:display="true" table:show-details="true"/>
                <table:data-pilot-member table:name="0,000000059" table:display="true" table:show-details="true"/>
                <table:data-pilot-member table:name="0,00000006" table:display="true" table:show-details="true"/>
                <table:data-pilot-member table:name="0,000000063" table:display="true" table:show-details="true"/>
                <table:data-pilot-member table:name="0,000000065" table:display="true" table:show-details="true"/>
                <table:data-pilot-member table:name="0,000000067" table:display="true" table:show-details="true"/>
                <table:data-pilot-member table:name="0,000000068" table:display="true" table:show-details="true"/>
                <table:data-pilot-member table:name="0,000000069" table:display="true" table:show-details="true"/>
                <table:data-pilot-member table:name="0,000000072" table:display="true" table:show-details="true"/>
                <table:data-pilot-member table:name="0,000000073" table:display="true" table:show-details="true"/>
                <table:data-pilot-member table:name="0,000000074" table:display="true" table:show-details="true"/>
                <table:data-pilot-member table:name="0,000000075" table:display="true" table:show-details="true"/>
                <table:data-pilot-member table:name="0,00000008" table:display="true" table:show-details="true"/>
                <table:data-pilot-member table:name="0,000000081" table:display="true" table:show-details="true"/>
                <table:data-pilot-member table:name="0,000000085" table:display="true" table:show-details="true"/>
                <table:data-pilot-member table:name="0,00000009" table:display="true" table:show-details="true"/>
                <table:data-pilot-member table:name="0,000000098" table:display="true" table:show-details="true"/>
                <table:data-pilot-member table:name="0,000000101" table:display="true" table:show-details="true"/>
                <table:data-pilot-member table:name="0,000000118" table:display="true" table:show-details="true"/>
                <table:data-pilot-member table:name="0,000000128" table:display="true" table:show-details="true"/>
                <table:data-pilot-member table:name="0,000000129" table:display="true" table:show-details="true"/>
                <table:data-pilot-member table:name="0,000003644" table:display="true" table:show-details="true"/>
                <table:data-pilot-member table:name="0,000003819" table:display="true" table:show-details="true"/>
                <table:data-pilot-member table:name="0,00000384" table:display="true" table:show-details="true"/>
                <table:data-pilot-member table:name="0,000003899" table:display="true" table:show-details="true"/>
                <table:data-pilot-member table:name="0,0000039" table:display="true" table:show-details="true"/>
                <table:data-pilot-member table:name="0,000003917" table:display="true" table:show-details="true"/>
                <table:data-pilot-member table:name="0,000003947" table:display="true" table:show-details="true"/>
                <table:data-pilot-member table:name="0,00000397" table:display="true" table:show-details="true"/>
                <table:data-pilot-member table:name="0,000003971" table:display="true" table:show-details="true"/>
                <table:data-pilot-member table:name="0,000003999" table:display="true" table:show-details="true"/>
                <table:data-pilot-member table:name="0,000004002" table:display="true" table:show-details="true"/>
                <table:data-pilot-member table:name="0,000004019" table:display="true" table:show-details="true"/>
                <table:data-pilot-member table:name="0,00000408" table:display="true" table:show-details="true"/>
                <table:data-pilot-member table:name="0,000004242" table:display="true" table:show-details="true"/>
                <table:data-pilot-member table:name="0,00000462" table:display="true" table:show-details="true"/>
                <table:data-pilot-member table:name="0,000004663" table:display="true" table:show-details="true"/>
                <table:data-pilot-member table:name="0,000004669" table:display="true" table:show-details="true"/>
                <table:data-pilot-member table:name="0,000004756" table:display="true" table:show-details="true"/>
                <table:data-pilot-member table:name="0,000004803" table:display="true" table:show-details="true"/>
                <table:data-pilot-member table:name="0,000004834" table:display="true" table:show-details="true"/>
                <table:data-pilot-member table:name="0,000004905" table:display="true" table:show-details="true"/>
                <table:data-pilot-member table:name="0,000004977" table:display="true" table:show-details="true"/>
                <table:data-pilot-member table:name="0,000004992" table:display="true" table:show-details="true"/>
                <table:data-pilot-member table:name="0,000005064" table:display="true" table:show-details="true"/>
                <table:data-pilot-member table:name="0,000005164" table:display="true" table:show-details="true"/>
                <table:data-pilot-member table:name="0,000005223" table:display="true" table:show-details="true"/>
                <table:data-pilot-member table:name="0,000005245" table:display="true" table:show-details="true"/>
                <table:data-pilot-member table:name="0,000005287" table:display="true" table:show-details="true"/>
                <table:data-pilot-member table:name="0,000005443" table:display="true" table:show-details="true"/>
                <table:data-pilot-member table:name="0,000005467" table:display="true" table:show-details="true"/>
                <table:data-pilot-member table:name="0,00000552" table:display="true" table:show-details="true"/>
                <table:data-pilot-member table:name="0,000005596" table:display="true" table:show-details="true"/>
                <table:data-pilot-member table:name="0,000005774" table:display="true" table:show-details="true"/>
                <table:data-pilot-member table:name="0,000005844" table:display="true" table:show-details="true"/>
                <table:data-pilot-member table:name="0,000005865" table:display="true" table:show-details="true"/>
                <table:data-pilot-member table:name="0,000005866" table:display="true" table:show-details="true"/>
                <table:data-pilot-member table:name="0,000005963" table:display="true" table:show-details="true"/>
                <table:data-pilot-member table:name="0,000005996" table:display="true" table:show-details="true"/>
                <table:data-pilot-member table:name="0,000006047" table:display="true" table:show-details="true"/>
                <table:data-pilot-member table:name="0,000006322" table:display="true" table:show-details="true"/>
                <table:data-pilot-member table:name="0,000006393" table:display="true" table:show-details="true"/>
                <table:data-pilot-member table:name="0,000006608" table:display="true" table:show-details="true"/>
                <table:data-pilot-member table:name="0,00000677" table:display="true" table:show-details="true"/>
                <table:data-pilot-member table:name="0,000007211" table:display="true" table:show-details="true"/>
                <table:data-pilot-member table:name="0,000007266" table:display="true" table:show-details="true"/>
                <table:data-pilot-member table:name="0,000007326" table:display="true" table:show-details="true"/>
                <table:data-pilot-member table:name="0,000007353" table:display="true" table:show-details="true"/>
                <table:data-pilot-member table:name="0,000007828" table:display="true" table:show-details="true"/>
                <table:data-pilot-member table:name="0,000008199" table:display="true" table:show-details="true"/>
                <table:data-pilot-member table:name="0,000008327" table:display="true" table:show-details="true"/>
                <table:data-pilot-member table:name="0,000008645" table:display="true" table:show-details="true"/>
                <table:data-pilot-member table:name="0,00000872" table:display="true" table:show-details="true"/>
                <table:data-pilot-member table:name="0,000009008" table:display="true" table:show-details="true"/>
                <table:data-pilot-member table:name="0,000009188" table:display="true" table:show-details="true"/>
                <table:data-pilot-member table:name="0,000009542" table:display="true" table:show-details="true"/>
                <table:data-pilot-member table:name="0,000010145" table:display="true" table:show-details="true"/>
                <table:data-pilot-member table:name="0,000010321" table:display="true" table:show-details="true"/>
                <table:data-pilot-member table:name="0,000010633" table:display="true" table:show-details="true"/>
                <table:data-pilot-member table:name="0,000010666" table:display="true" table:show-details="true"/>
                <table:data-pilot-member table:name="0,000010906" table:display="true" table:show-details="true"/>
                <table:data-pilot-member table:name="0,000010995" table:display="true" table:show-details="true"/>
                <table:data-pilot-member table:name="0,000011101" table:display="true" table:show-details="true"/>
                <table:data-pilot-member table:name="0,000011748" table:display="true" table:show-details="true"/>
                <table:data-pilot-member table:name="0,000011828" table:display="true" table:show-details="true"/>
                <table:data-pilot-member table:name="0,000012722" table:display="true" table:show-details="true"/>
                <table:data-pilot-member table:name="0,000012931" table:display="true" table:show-details="true"/>
                <table:data-pilot-member table:name="0,000013146" table:display="true" table:show-details="true"/>
                <table:data-pilot-member table:name="0,000013284" table:display="true" table:show-details="true"/>
                <table:data-pilot-member table:name="0,000013359" table:display="true" table:show-details="true"/>
                <table:data-pilot-member table:name="0,000013539" table:display="true" table:show-details="true"/>
                <table:data-pilot-member table:name="0,00001361" table:display="true" table:show-details="true"/>
                <table:data-pilot-member table:name="0,000013795" table:display="true" table:show-details="true"/>
                <table:data-pilot-member table:name="0,000014224" table:display="true" table:show-details="true"/>
                <table:data-pilot-member table:name="0,000014673" table:display="true" table:show-details="true"/>
                <table:data-pilot-member table:name="0,000014979" table:display="true" table:show-details="true"/>
                <table:data-pilot-member table:name="0,000015135" table:display="true" table:show-details="true"/>
                <table:data-pilot-member table:name="0,000015218" table:display="true" table:show-details="true"/>
                <table:data-pilot-member table:name="0,000015635" table:display="true" table:show-details="true"/>
                <table:data-pilot-member table:name="0,000015639" table:display="true" table:show-details="true"/>
                <table:data-pilot-member table:name="0,000015949" table:display="true" table:show-details="true"/>
                <table:data-pilot-member table:name="0,000016427" table:display="true" table:show-details="true"/>
                <table:data-pilot-member table:name="0,000016434" table:display="true" table:show-details="true"/>
                <table:data-pilot-member table:name="0,000016732" table:display="true" table:show-details="true"/>
                <table:data-pilot-member table:name="0,000017722" table:display="true" table:show-details="true"/>
                <table:data-pilot-member table:name="0,000017728" table:display="true" table:show-details="true"/>
                <table:data-pilot-member table:name="0,00001784" table:display="true" table:show-details="true"/>
                <table:data-pilot-member table:name="0,000018202" table:display="true" table:show-details="true"/>
                <table:data-pilot-member table:name="0,000018902" table:display="true" table:show-details="true"/>
                <table:data-pilot-member table:name="0,000019951" table:display="true" table:show-details="true"/>
                <table:data-pilot-member table:name="0,000020199" table:display="true" table:show-details="true"/>
                <table:data-pilot-member table:name="0,000020212" table:display="true" table:show-details="true"/>
                <table:data-pilot-member table:name="0,000020956" table:display="true" table:show-details="true"/>
                <table:data-pilot-member table:name="0,000021037" table:display="true" table:show-details="true"/>
                <table:data-pilot-member table:name="0,000021101" table:display="true" table:show-details="true"/>
                <table:data-pilot-member table:name="0,00002115" table:display="true" table:show-details="true"/>
                <table:data-pilot-member table:name="0,000021321" table:display="true" table:show-details="true"/>
                <table:data-pilot-member table:name="0,000021556" table:display="true" table:show-details="true"/>
                <table:data-pilot-member table:name="0,000021663" table:display="true" table:show-details="true"/>
                <table:data-pilot-member table:name="0,00002194" table:display="true" table:show-details="true"/>
                <table:data-pilot-member table:name="0,000022525" table:display="true" table:show-details="true"/>
                <table:data-pilot-member table:name="0,000022546" table:display="true" table:show-details="true"/>
                <table:data-pilot-member table:name="0,000022577" table:display="true" table:show-details="true"/>
                <table:data-pilot-member table:name="0,000022613" table:display="true" table:show-details="true"/>
                <table:data-pilot-member table:name="0,000022848" table:display="true" table:show-details="true"/>
                <table:data-pilot-member table:name="0,000023421" table:display="true" table:show-details="true"/>
                <table:data-pilot-member table:name="0,000023461" table:display="true" table:show-details="true"/>
                <table:data-pilot-member table:name="0,000023805" table:display="true" table:show-details="true"/>
                <table:data-pilot-member table:name="0,000024706" table:display="true" table:show-details="true"/>
                <table:data-pilot-member table:name="0,000024724" table:display="true" table:show-details="true"/>
                <table:data-pilot-member table:name="0,000024884" table:display="true" table:show-details="true"/>
                <table:data-pilot-member table:name="0,00002537" table:display="true" table:show-details="true"/>
                <table:data-pilot-member table:name="0,000025451" table:display="true" table:show-details="true"/>
                <table:data-pilot-member table:name="0,000025893" table:display="true" table:show-details="true"/>
                <table:data-pilot-member table:name="0,000025901" table:display="true" table:show-details="true"/>
                <table:data-pilot-member table:name="0,000026441" table:display="true" table:show-details="true"/>
                <table:data-pilot-member table:name="0,000026577" table:display="true" table:show-details="true"/>
                <table:data-pilot-member table:name="0,000026615" table:display="true" table:show-details="true"/>
                <table:data-pilot-member table:name="0,000026892" table:display="true" table:show-details="true"/>
                <table:data-pilot-member table:name="0,000026965" table:display="true" table:show-details="true"/>
                <table:data-pilot-member table:name="0,000027178" table:display="true" table:show-details="true"/>
                <table:data-pilot-member table:name="0,000027219" table:display="true" table:show-details="true"/>
                <table:data-pilot-member table:name="0,000027484" table:display="true" table:show-details="true"/>
                <table:data-pilot-member table:name="0,000027561" table:display="true" table:show-details="true"/>
                <table:data-pilot-member table:name="0,00002774" table:display="true" table:show-details="true"/>
                <table:data-pilot-member table:name="0,000027774" table:display="true" table:show-details="true"/>
                <table:data-pilot-member table:name="0,000027805" table:display="true" table:show-details="true"/>
                <table:data-pilot-member table:name="0,000028376" table:display="true" table:show-details="true"/>
                <table:data-pilot-member table:name="0,000028422" table:display="true" table:show-details="true"/>
                <table:data-pilot-member table:name="0,000028653" table:display="true" table:show-details="true"/>
                <table:data-pilot-member table:name="0,000030056" table:display="true" table:show-details="true"/>
                <table:data-pilot-member table:name="0,00003061" table:display="true" table:show-details="true"/>
                <table:data-pilot-member table:name="0,000030727" table:display="true" table:show-details="true"/>
                <table:data-pilot-member table:name="0,000030817" table:display="true" table:show-details="true"/>
                <table:data-pilot-member table:name="0,000031079" table:display="true" table:show-details="true"/>
                <table:data-pilot-member table:name="0,000031422" table:display="true" table:show-details="true"/>
                <table:data-pilot-member table:name="0,000031621" table:display="true" table:show-details="true"/>
                <table:data-pilot-member table:name="0,000031676" table:display="true" table:show-details="true"/>
                <table:data-pilot-member table:name="0,000032069" table:display="true" table:show-details="true"/>
                <table:data-pilot-member table:name="0,00003216" table:display="true" table:show-details="true"/>
                <table:data-pilot-member table:name="0,00003222" table:display="true" table:show-details="true"/>
                <table:data-pilot-member table:name="0,000032248" table:display="true" table:show-details="true"/>
                <table:data-pilot-member table:name="0,000032312" table:display="true" table:show-details="true"/>
                <table:data-pilot-member table:name="0,000032326" table:display="true" table:show-details="true"/>
                <table:data-pilot-member table:name="0,000032992" table:display="true" table:show-details="true"/>
                <table:data-pilot-member table:name="0,000033381" table:display="true" table:show-details="true"/>
                <table:data-pilot-member table:name="0,000033634" table:display="true" table:show-details="true"/>
                <table:data-pilot-member table:name="0,000033918" table:display="true" table:show-details="true"/>
                <table:data-pilot-member table:name="0,000034243" table:display="true" table:show-details="true"/>
                <table:data-pilot-member table:name="0,00003436" table:display="true" table:show-details="true"/>
                <table:data-pilot-member table:name="0,000034477" table:display="true" table:show-details="true"/>
                <table:data-pilot-member table:name="0,000034751" table:display="true" table:show-details="true"/>
                <table:data-pilot-member table:name="0,000034792" table:display="true" table:show-details="true"/>
                <table:data-pilot-member table:name="0,000034945" table:display="true" table:show-details="true"/>
                <table:data-pilot-member table:name="0,000035272" table:display="true" table:show-details="true"/>
                <table:data-pilot-member table:name="0,000035857" table:display="true" table:show-details="true"/>
                <table:data-pilot-member table:name="0,000036159" table:display="true" table:show-details="true"/>
                <table:data-pilot-member table:name="0,000036609" table:display="true" table:show-details="true"/>
                <table:data-pilot-member table:name="0,000036632" table:display="true" table:show-details="true"/>
                <table:data-pilot-member table:name="0,000037017" table:display="true" table:show-details="true"/>
                <table:data-pilot-member table:name="0,000037055" table:display="true" table:show-details="true"/>
                <table:data-pilot-member table:name="0,00003749" table:display="true" table:show-details="true"/>
                <table:data-pilot-member table:name="0,000038035" table:display="true" table:show-details="true"/>
                <table:data-pilot-member table:name="0,000038788" table:display="true" table:show-details="true"/>
                <table:data-pilot-member table:name="0,000039683" table:display="true" table:show-details="true"/>
                <table:data-pilot-member table:name="0,000039842" table:display="true" table:show-details="true"/>
                <table:data-pilot-member table:name="0,000040173" table:display="true" table:show-details="true"/>
                <table:data-pilot-member table:name="0,000040293" table:display="true" table:show-details="true"/>
                <table:data-pilot-member table:name="0,000040331" table:display="true" table:show-details="true"/>
                <table:data-pilot-member table:name="0,000040422" table:display="true" table:show-details="true"/>
                <table:data-pilot-member table:name="0,000040468" table:display="true" table:show-details="true"/>
                <table:data-pilot-member table:name="0,000040756" table:display="true" table:show-details="true"/>
                <table:data-pilot-member table:name="0,000040879" table:display="true" table:show-details="true"/>
                <table:data-pilot-member table:name="0,000040893" table:display="true" table:show-details="true"/>
                <table:data-pilot-member table:name="0,000040983" table:display="true" table:show-details="true"/>
                <table:data-pilot-member table:name="0,000041145" table:display="true" table:show-details="true"/>
                <table:data-pilot-member table:name="0,000041809" table:display="true" table:show-details="true"/>
                <table:data-pilot-member table:name="0,000041838" table:display="true" table:show-details="true"/>
                <table:data-pilot-member table:name="0,000042189" table:display="true" table:show-details="true"/>
                <table:data-pilot-member table:name="0,000042344" table:display="true" table:show-details="true"/>
                <table:data-pilot-member table:name="0,000042404" table:display="true" table:show-details="true"/>
                <table:data-pilot-member table:name="0,000043393" table:display="true" table:show-details="true"/>
                <table:data-pilot-member table:name="0,000043596" table:display="true" table:show-details="true"/>
                <table:data-pilot-member table:name="0,000043799" table:display="true" table:show-details="true"/>
                <table:data-pilot-member table:name="0,000044352" table:display="true" table:show-details="true"/>
                <table:data-pilot-member table:name="0,000044828" table:display="true" table:show-details="true"/>
                <table:data-pilot-member table:name="0,0000451" table:display="true" table:show-details="true"/>
                <table:data-pilot-member table:name="0,000045428" table:display="true" table:show-details="true"/>
                <table:data-pilot-member table:name="0,000045638" table:display="true" table:show-details="true"/>
                <table:data-pilot-member table:name="0,000046139" table:display="true" table:show-details="true"/>
                <table:data-pilot-member table:name="0,000046193" table:display="true" table:show-details="true"/>
                <table:data-pilot-member table:name="0,000046241" table:display="true" table:show-details="true"/>
                <table:data-pilot-member table:name="0,000046391" table:display="true" table:show-details="true"/>
                <table:data-pilot-member table:name="0,0000464" table:display="true" table:show-details="true"/>
                <table:data-pilot-member table:name="0,000046495" table:display="true" table:show-details="true"/>
                <table:data-pilot-member table:name="0,000046573" table:display="true" table:show-details="true"/>
                <table:data-pilot-member table:name="0,000046665" table:display="true" table:show-details="true"/>
                <table:data-pilot-member table:name="0,000046685" table:display="true" table:show-details="true"/>
                <table:data-pilot-member table:name="0,000047016" table:display="true" table:show-details="true"/>
                <table:data-pilot-member table:name="0,000047069" table:display="true" table:show-details="true"/>
                <table:data-pilot-member table:name="0,000047235" table:display="true" table:show-details="true"/>
                <table:data-pilot-member table:name="0,000047254" table:display="true" table:show-details="true"/>
                <table:data-pilot-member table:name="0,000047263" table:display="true" table:show-details="true"/>
                <table:data-pilot-member table:name="0,000047295" table:display="true" table:show-details="true"/>
                <table:data-pilot-member table:name="0,000047433" table:display="true" table:show-details="true"/>
                <table:data-pilot-member table:name="0,000047602" table:display="true" table:show-details="true"/>
                <table:data-pilot-member table:name="0,000047884" table:display="true" table:show-details="true"/>
                <table:data-pilot-member table:name="0,000047901" table:display="true" table:show-details="true"/>
                <table:data-pilot-member table:name="0,000047967" table:display="true" table:show-details="true"/>
                <table:data-pilot-member table:name="0,000047992" table:display="true" table:show-details="true"/>
                <table:data-pilot-member table:name="0,00004806" table:display="true" table:show-details="true"/>
                <table:data-pilot-member table:name="0,000048081" table:display="true" table:show-details="true"/>
                <table:data-pilot-member table:name="0,00004811" table:display="true" table:show-details="true"/>
                <table:data-pilot-member table:name="0,000048113" table:display="true" table:show-details="true"/>
                <table:data-pilot-member table:name="0,000048115" table:display="true" table:show-details="true"/>
                <table:data-pilot-member table:name="0,000048351" table:display="true" table:show-details="true"/>
                <table:data-pilot-member table:name="0,000048432" table:display="true" table:show-details="true"/>
                <table:data-pilot-member table:name="0,000048505" table:display="true" table:show-details="true"/>
                <table:data-pilot-member table:name="0,000048633" table:display="true" table:show-details="true"/>
                <table:data-pilot-member table:name="0,000049281" table:display="true" table:show-details="true"/>
                <table:data-pilot-member table:name="0,00004937" table:display="true" table:show-details="true"/>
                <table:data-pilot-member table:name="0,000049379" table:display="true" table:show-details="true"/>
                <table:data-pilot-member table:name="0,000049698" table:display="true" table:show-details="true"/>
                <table:data-pilot-member table:name="0,000050024" table:display="true" table:show-details="true"/>
                <table:data-pilot-member table:name="0,000050106" table:display="true" table:show-details="true"/>
                <table:data-pilot-member table:name="0,0000506" table:display="true" table:show-details="true"/>
                <table:data-pilot-member table:name="0,000050628" table:display="true" table:show-details="true"/>
                <table:data-pilot-member table:name="0,000050809" table:display="true" table:show-details="true"/>
                <table:data-pilot-member table:name="0,000050819" table:display="true" table:show-details="true"/>
                <table:data-pilot-member table:name="0,000050957" table:display="true" table:show-details="true"/>
                <table:data-pilot-member table:name="0,000051348" table:display="true" table:show-details="true"/>
                <table:data-pilot-member table:name="0,000051357" table:display="true" table:show-details="true"/>
                <table:data-pilot-member table:name="0,000051428" table:display="true" table:show-details="true"/>
                <table:data-pilot-member table:name="0,000051515" table:display="true" table:show-details="true"/>
                <table:data-pilot-member table:name="0,000051535" table:display="true" table:show-details="true"/>
                <table:data-pilot-member table:name="0,000051548" table:display="true" table:show-details="true"/>
                <table:data-pilot-member table:name="0,000051554" table:display="true" table:show-details="true"/>
                <table:data-pilot-member table:name="0,000051577" table:display="true" table:show-details="true"/>
                <table:data-pilot-member table:name="0,000051795" table:display="true" table:show-details="true"/>
                <table:data-pilot-member table:name="0,000051848" table:display="true" table:show-details="true"/>
                <table:data-pilot-member table:name="0,00005186" table:display="true" table:show-details="true"/>
                <table:data-pilot-member table:name="0,000051892" table:display="true" table:show-details="true"/>
                <table:data-pilot-member table:name="0,000051949" table:display="true" table:show-details="true"/>
                <table:data-pilot-member table:name="0,000052021" table:display="true" table:show-details="true"/>
                <table:data-pilot-member table:name="0,000052336" table:display="true" table:show-details="true"/>
                <table:data-pilot-member table:name="0,000052407" table:display="true" table:show-details="true"/>
                <table:data-pilot-member table:name="0,000052511" table:display="true" table:show-details="true"/>
                <table:data-pilot-member table:name="0,000052544" table:display="true" table:show-details="true"/>
                <table:data-pilot-member table:name="0,000052659" table:display="true" table:show-details="true"/>
                <table:data-pilot-member table:name="0,000052693" table:display="true" table:show-details="true"/>
                <table:data-pilot-member table:name="0,000052758" table:display="true" table:show-details="true"/>
                <table:data-pilot-member table:name="0,000052864" table:display="true" table:show-details="true"/>
                <table:data-pilot-member table:name="0,000052978" table:display="true" table:show-details="true"/>
                <table:data-pilot-member table:name="0,000053052" table:display="true" table:show-details="true"/>
                <table:data-pilot-member table:name="0,000053113" table:display="true" table:show-details="true"/>
                <table:data-pilot-member table:name="0,000053171" table:display="true" table:show-details="true"/>
                <table:data-pilot-member table:name="0,000053204" table:display="true" table:show-details="true"/>
                <table:data-pilot-member table:name="0,000053372" table:display="true" table:show-details="true"/>
                <table:data-pilot-member table:name="0,000053391" table:display="true" table:show-details="true"/>
                <table:data-pilot-member table:name="0,000053393" table:display="true" table:show-details="true"/>
                <table:data-pilot-member table:name="0,000053528" table:display="true" table:show-details="true"/>
                <table:data-pilot-member table:name="0,000053537" table:display="true" table:show-details="true"/>
                <table:data-pilot-member table:name="0,000053593" table:display="true" table:show-details="true"/>
                <table:data-pilot-member table:name="0,000053706" table:display="true" table:show-details="true"/>
                <table:data-pilot-member table:name="0,000053855" table:display="true" table:show-details="true"/>
                <table:data-pilot-member table:name="0,000053903" table:display="true" table:show-details="true"/>
                <table:data-pilot-member table:name="0,000053938" table:display="true" table:show-details="true"/>
                <table:data-pilot-member table:name="0,000053947" table:display="true" table:show-details="true"/>
                <table:data-pilot-member table:name="0,000054225" table:display="true" table:show-details="true"/>
                <table:data-pilot-member table:name="0,000054289" table:display="true" table:show-details="true"/>
                <table:data-pilot-member table:name="0,000054305" table:display="true" table:show-details="true"/>
                <table:data-pilot-member table:name="0,000054352" table:display="true" table:show-details="true"/>
                <table:data-pilot-member table:name="0,000054388" table:display="true" table:show-details="true"/>
                <table:data-pilot-member table:name="0,000054475" table:display="true" table:show-details="true"/>
                <table:data-pilot-member table:name="0,000054601" table:display="true" table:show-details="true"/>
                <table:data-pilot-member table:name="0,000054614" table:display="true" table:show-details="true"/>
                <table:data-pilot-member table:name="0,000054766" table:display="true" table:show-details="true"/>
                <table:data-pilot-member table:name="0,00005489" table:display="true" table:show-details="true"/>
                <table:data-pilot-member table:name="0,000055434" table:display="true" table:show-details="true"/>
                <table:data-pilot-member table:name="0,000055558" table:display="true" table:show-details="true"/>
                <table:data-pilot-member table:name="0,000055598" table:display="true" table:show-details="true"/>
                <table:data-pilot-member table:name="0,000055689" table:display="true" table:show-details="true"/>
                <table:data-pilot-member table:name="0,000055872" table:display="true" table:show-details="true"/>
                <table:data-pilot-member table:name="0,000055907" table:display="true" table:show-details="true"/>
                <table:data-pilot-member table:name="0,000056058" table:display="true" table:show-details="true"/>
                <table:data-pilot-member table:name="0,00005616" table:display="true" table:show-details="true"/>
                <table:data-pilot-member table:name="0,000056331" table:display="true" table:show-details="true"/>
                <table:data-pilot-member table:name="0,000056375" table:display="true" table:show-details="true"/>
                <table:data-pilot-member table:name="0,000057073" table:display="true" table:show-details="true"/>
                <table:data-pilot-member table:name="0,000057096" table:display="true" table:show-details="true"/>
                <table:data-pilot-member table:name="0,000057351" table:display="true" table:show-details="true"/>
                <table:data-pilot-member table:name="0,000057379" table:display="true" table:show-details="true"/>
                <table:data-pilot-member table:name="0,000057502" table:display="true" table:show-details="true"/>
                <table:data-pilot-member table:name="0,000057635" table:display="true" table:show-details="true"/>
                <table:data-pilot-member table:name="0,000057848" table:display="true" table:show-details="true"/>
                <table:data-pilot-member table:name="0,000057986" table:display="true" table:show-details="true"/>
                <table:data-pilot-member table:name="0,000058032" table:display="true" table:show-details="true"/>
                <table:data-pilot-member table:name="0,000058283" table:display="true" table:show-details="true"/>
                <table:data-pilot-member table:name="0,000058517" table:display="true" table:show-details="true"/>
                <table:data-pilot-member table:name="0,000058555" table:display="true" table:show-details="true"/>
                <table:data-pilot-member table:name="0,000058685" table:display="true" table:show-details="true"/>
                <table:data-pilot-member table:name="0,000059382" table:display="true" table:show-details="true"/>
                <table:data-pilot-member table:name="0,000059451" table:display="true" table:show-details="true"/>
                <table:data-pilot-member table:name="0,000059557" table:display="true" table:show-details="true"/>
                <table:data-pilot-member table:name="0,00005965" table:display="true" table:show-details="true"/>
                <table:data-pilot-member table:name="0,000059749" table:display="true" table:show-details="true"/>
                <table:data-pilot-member table:name="0,000059817" table:display="true" table:show-details="true"/>
                <table:data-pilot-member table:name="0,000059841" table:display="true" table:show-details="true"/>
                <table:data-pilot-member table:name="0,000059937" table:display="true" table:show-details="true"/>
                <table:data-pilot-member table:name="0,00006009" table:display="true" table:show-details="true"/>
                <table:data-pilot-member table:name="0,000060322" table:display="true" table:show-details="true"/>
                <table:data-pilot-member table:name="0,000060652" table:display="true" table:show-details="true"/>
                <table:data-pilot-member table:name="0,000060872" table:display="true" table:show-details="true"/>
                <table:data-pilot-member table:name="0,000060892" table:display="true" table:show-details="true"/>
                <table:data-pilot-member table:name="0,000061069" table:display="true" table:show-details="true"/>
                <table:data-pilot-member table:name="0,000061304" table:display="true" table:show-details="true"/>
                <table:data-pilot-member table:name="0,000061476" table:display="true" table:show-details="true"/>
                <table:data-pilot-member table:name="0,000061545" table:display="true" table:show-details="true"/>
                <table:data-pilot-member table:name="0,000061639" table:display="true" table:show-details="true"/>
                <table:data-pilot-member table:name="0,000061647" table:display="true" table:show-details="true"/>
                <table:data-pilot-member table:name="0,000061685" table:display="true" table:show-details="true"/>
                <table:data-pilot-member table:name="0,000061748" table:display="true" table:show-details="true"/>
                <table:data-pilot-member table:name="0,000061826" table:display="true" table:show-details="true"/>
                <table:data-pilot-member table:name="0,000062368" table:display="true" table:show-details="true"/>
                <table:data-pilot-member table:name="0,000062419" table:display="true" table:show-details="true"/>
                <table:data-pilot-member table:name="0,000062485" table:display="true" table:show-details="true"/>
                <table:data-pilot-member table:name="0,000062649" table:display="true" table:show-details="true"/>
                <table:data-pilot-member table:name="0,000062869" table:display="true" table:show-details="true"/>
                <table:data-pilot-member table:name="0,000063106" table:display="true" table:show-details="true"/>
                <table:data-pilot-member table:name="0,000063176" table:display="true" table:show-details="true"/>
                <table:data-pilot-member table:name="0,000063254" table:display="true" table:show-details="true"/>
                <table:data-pilot-member table:name="0,000063294" table:display="true" table:show-details="true"/>
                <table:data-pilot-member table:name="0,000063484" table:display="true" table:show-details="true"/>
                <table:data-pilot-member table:name="0,000063512" table:display="true" table:show-details="true"/>
                <table:data-pilot-member table:name="0,000063693" table:display="true" table:show-details="true"/>
                <table:data-pilot-member table:name="0,000063754" table:display="true" table:show-details="true"/>
                <table:data-pilot-member table:name="0,000063856" table:display="true" table:show-details="true"/>
                <table:data-pilot-member table:name="0,000063866" table:display="true" table:show-details="true"/>
                <table:data-pilot-member table:name="0,000063897" table:display="true" table:show-details="true"/>
                <table:data-pilot-member table:name="0,000064328" table:display="true" table:show-details="true"/>
                <table:data-pilot-member table:name="0,00006493" table:display="true" table:show-details="true"/>
                <table:data-pilot-member table:name="0,000064945" table:display="true" table:show-details="true"/>
                <table:data-pilot-member table:name="0,000065203" table:display="true" table:show-details="true"/>
                <table:data-pilot-member table:name="0,000065258" table:display="true" table:show-details="true"/>
                <table:data-pilot-member table:name="0,000065267" table:display="true" table:show-details="true"/>
                <table:data-pilot-member table:name="0,000065329" table:display="true" table:show-details="true"/>
                <table:data-pilot-member table:name="0,00006552" table:display="true" table:show-details="true"/>
                <table:data-pilot-member table:name="0,000065627" table:display="true" table:show-details="true"/>
                <table:data-pilot-member table:name="0,000065741" table:display="true" table:show-details="true"/>
                <table:data-pilot-member table:name="0,000065757" table:display="true" table:show-details="true"/>
                <table:data-pilot-member table:name="0,000065761" table:display="true" table:show-details="true"/>
                <table:data-pilot-member table:name="0,000065774" table:display="true" table:show-details="true"/>
                <table:data-pilot-member table:name="0,000065994" table:display="true" table:show-details="true"/>
                <table:data-pilot-member table:name="0,000066289" table:display="true" table:show-details="true"/>
                <table:data-pilot-member table:name="0,000066314" table:display="true" table:show-details="true"/>
                <table:data-pilot-member table:name="0,000066348" table:display="true" table:show-details="true"/>
                <table:data-pilot-member table:name="0,000066488" table:display="true" table:show-details="true"/>
                <table:data-pilot-member table:name="0,000066524" table:display="true" table:show-details="true"/>
                <table:data-pilot-member table:name="0,000066625" table:display="true" table:show-details="true"/>
                <table:data-pilot-member table:name="0,00006685" table:display="true" table:show-details="true"/>
                <table:data-pilot-member table:name="0,00006708" table:display="true" table:show-details="true"/>
                <table:data-pilot-member table:name="0,000067293" table:display="true" table:show-details="true"/>
                <table:data-pilot-member table:name="0,000067415" table:display="true" table:show-details="true"/>
                <table:data-pilot-member table:name="0,000067516" table:display="true" table:show-details="true"/>
                <table:data-pilot-member table:name="0,00006754" table:display="true" table:show-details="true"/>
                <table:data-pilot-member table:name="0,000067569" table:display="true" table:show-details="true"/>
                <table:data-pilot-member table:name="0,000067659" table:display="true" table:show-details="true"/>
                <table:data-pilot-member table:name="0,000067717" table:display="true" table:show-details="true"/>
                <table:data-pilot-member table:name="0,00006782" table:display="true" table:show-details="true"/>
                <table:data-pilot-member table:name="0,000067854" table:display="true" table:show-details="true"/>
                <table:data-pilot-member table:name="0,000068047" table:display="true" table:show-details="true"/>
                <table:data-pilot-member table:name="0,000068189" table:display="true" table:show-details="true"/>
                <table:data-pilot-member table:name="0,000068364" table:display="true" table:show-details="true"/>
                <table:data-pilot-member table:name="0,000068381" table:display="true" table:show-details="true"/>
                <table:data-pilot-member table:name="0,000068507" table:display="true" table:show-details="true"/>
                <table:data-pilot-member table:name="0,000068629" table:display="true" table:show-details="true"/>
                <table:data-pilot-member table:name="0,00006872" table:display="true" table:show-details="true"/>
                <table:data-pilot-member table:name="0,000069089" table:display="true" table:show-details="true"/>
                <table:data-pilot-member table:name="0,000069468" table:display="true" table:show-details="true"/>
                <table:data-pilot-member table:name="0,000069531" table:display="true" table:show-details="true"/>
                <table:data-pilot-member table:name="0,000069532" table:display="true" table:show-details="true"/>
                <table:data-pilot-member table:name="0,000069546" table:display="true" table:show-details="true"/>
                <table:data-pilot-member table:name="0,000069736" table:display="true" table:show-details="true"/>
                <table:data-pilot-member table:name="0,000069745" table:display="true" table:show-details="true"/>
                <table:data-pilot-member table:name="0,000069932" table:display="true" table:show-details="true"/>
                <table:data-pilot-member table:name="0,000069978" table:display="true" table:show-details="true"/>
                <table:data-pilot-member table:name="0,000070172" table:display="true" table:show-details="true"/>
                <table:data-pilot-member table:name="0,00007025" table:display="true" table:show-details="true"/>
                <table:data-pilot-member table:name="0,000070394" table:display="true" table:show-details="true"/>
                <table:data-pilot-member table:name="0,000070536" table:display="true" table:show-details="true"/>
                <table:data-pilot-member table:name="0,000070613" table:display="true" table:show-details="true"/>
                <table:data-pilot-member table:name="0,000070735" table:display="true" table:show-details="true"/>
                <table:data-pilot-member table:name="0,000070966" table:display="true" table:show-details="true"/>
                <table:data-pilot-member table:name="0,000070994" table:display="true" table:show-details="true"/>
                <table:data-pilot-member table:name="0,000070998" table:display="true" table:show-details="true"/>
                <table:data-pilot-member table:name="0,000071282" table:display="true" table:show-details="true"/>
                <table:data-pilot-member table:name="0,000071443" table:display="true" table:show-details="true"/>
                <table:data-pilot-member table:name="0,000071515" table:display="true" table:show-details="true"/>
                <table:data-pilot-member table:name="0,000071517" table:display="true" table:show-details="true"/>
                <table:data-pilot-member table:name="0,000071562" table:display="true" table:show-details="true"/>
                <table:data-pilot-member table:name="0,000071709" table:display="true" table:show-details="true"/>
                <table:data-pilot-member table:name="0,000071825" table:display="true" table:show-details="true"/>
                <table:data-pilot-member table:name="0,000071828" table:display="true" table:show-details="true"/>
                <table:data-pilot-member table:name="0,00007202" table:display="true" table:show-details="true"/>
                <table:data-pilot-member table:name="0,000072279" table:display="true" table:show-details="true"/>
                <table:data-pilot-member table:name="0,000072376" table:display="true" table:show-details="true"/>
                <table:data-pilot-member table:name="0,000072495" table:display="true" table:show-details="true"/>
                <table:data-pilot-member table:name="0,000072641" table:display="true" table:show-details="true"/>
                <table:data-pilot-member table:name="0,000072801" table:display="true" table:show-details="true"/>
                <table:data-pilot-member table:name="0,000072932" table:display="true" table:show-details="true"/>
                <table:data-pilot-member table:name="0,000072984" table:display="true" table:show-details="true"/>
                <table:data-pilot-member table:name="0,000073011" table:display="true" table:show-details="true"/>
                <table:data-pilot-member table:name="0,00007317" table:display="true" table:show-details="true"/>
                <table:data-pilot-member table:name="0,000073326" table:display="true" table:show-details="true"/>
                <table:data-pilot-member table:name="0,000073527" table:display="true" table:show-details="true"/>
                <table:data-pilot-member table:name="0,000073871" table:display="true" table:show-details="true"/>
                <table:data-pilot-member table:name="0,000074173" table:display="true" table:show-details="true"/>
                <table:data-pilot-member table:name="0,000074779" table:display="true" table:show-details="true"/>
                <table:data-pilot-member table:name="0,000074832" table:display="true" table:show-details="true"/>
                <table:data-pilot-member table:name="0,000074905" table:display="true" table:show-details="true"/>
                <table:data-pilot-member table:name="0,000075301" table:display="true" table:show-details="true"/>
                <table:data-pilot-member table:name="0,000075316" table:display="true" table:show-details="true"/>
                <table:data-pilot-member table:name="0,000075404" table:display="true" table:show-details="true"/>
                <table:data-pilot-member table:name="0,000075692" table:display="true" table:show-details="true"/>
                <table:data-pilot-member table:name="0,000076228" table:display="true" table:show-details="true"/>
                <table:data-pilot-member table:name="0,000076308" table:display="true" table:show-details="true"/>
                <table:data-pilot-member table:name="0,00007644" table:display="true" table:show-details="true"/>
                <table:data-pilot-member table:name="0,000076523" table:display="true" table:show-details="true"/>
                <table:data-pilot-member table:name="0,000076609" table:display="true" table:show-details="true"/>
                <table:data-pilot-member table:name="0,000076956" table:display="true" table:show-details="true"/>
                <table:data-pilot-member table:name="0,000076975" table:display="true" table:show-details="true"/>
                <table:data-pilot-member table:name="0,000077224" table:display="true" table:show-details="true"/>
                <table:data-pilot-member table:name="0,000077272" table:display="true" table:show-details="true"/>
                <table:data-pilot-member table:name="0,000077319" table:display="true" table:show-details="true"/>
                <table:data-pilot-member table:name="0,000077323" table:display="true" table:show-details="true"/>
                <table:data-pilot-member table:name="0,000077492" table:display="true" table:show-details="true"/>
                <table:data-pilot-member table:name="0,000077579" table:display="true" table:show-details="true"/>
                <table:data-pilot-member table:name="0,000077712" table:display="true" table:show-details="true"/>
                <table:data-pilot-member table:name="0,000077893" table:display="true" table:show-details="true"/>
                <table:data-pilot-member table:name="0,00007825" table:display="true" table:show-details="true"/>
                <table:data-pilot-member table:name="0,000078285" table:display="true" table:show-details="true"/>
                <table:data-pilot-member table:name="0,000078517" table:display="true" table:show-details="true"/>
                <table:data-pilot-member table:name="0,000078537" table:display="true" table:show-details="true"/>
                <table:data-pilot-member table:name="0,000078553" table:display="true" table:show-details="true"/>
                <table:data-pilot-member table:name="0,000078672" table:display="true" table:show-details="true"/>
                <table:data-pilot-member table:name="0,000079607" table:display="true" table:show-details="true"/>
                <table:data-pilot-member table:name="0,00008002" table:display="true" table:show-details="true"/>
                <table:data-pilot-member table:name="0,000080149" table:display="true" table:show-details="true"/>
                <table:data-pilot-member table:name="0,000080283" table:display="true" table:show-details="true"/>
                <table:data-pilot-member table:name="0,00008033" table:display="true" table:show-details="true"/>
                <table:data-pilot-member table:name="0,000080919" table:display="true" table:show-details="true"/>
                <table:data-pilot-member table:name="0,000081031" table:display="true" table:show-details="true"/>
                <table:data-pilot-member table:name="0,000081061" table:display="true" table:show-details="true"/>
                <table:data-pilot-member table:name="0,000081384" table:display="true" table:show-details="true"/>
                <table:data-pilot-member table:name="0,000082089" table:display="true" table:show-details="true"/>
                <table:data-pilot-member table:name="0,0000828" table:display="true" table:show-details="true"/>
                <table:data-pilot-member table:name="0,000083339" table:display="true" table:show-details="true"/>
                <table:data-pilot-member table:name="0,000083539" table:display="true" table:show-details="true"/>
                <table:data-pilot-member table:name="0,000085146" table:display="true" table:show-details="true"/>
                <table:data-pilot-member table:name="0,000085718" table:display="true" table:show-details="true"/>
                <table:data-pilot-member table:name="0,000085771" table:display="true" table:show-details="true"/>
                <table:data-pilot-member table:name="0,000085844" table:display="true" table:show-details="true"/>
                <table:data-pilot-member table:name="0,000085851" table:display="true" table:show-details="true"/>
                <table:data-pilot-member table:name="0,000085924" table:display="true" table:show-details="true"/>
                <table:data-pilot-member table:name="0,000085956" table:display="true" table:show-details="true"/>
                <table:data-pilot-member table:name="0,000086157" table:display="true" table:show-details="true"/>
                <table:data-pilot-member table:name="0,000086547" table:display="true" table:show-details="true"/>
                <table:data-pilot-member table:name="0,000087254" table:display="true" table:show-details="true"/>
                <table:data-pilot-member table:name="0,00008944" table:display="true" table:show-details="true"/>
                <table:data-pilot-member table:name="0,000089845" table:display="true" table:show-details="true"/>
                <table:data-pilot-member table:name="0,000089889" table:display="true" table:show-details="true"/>
                <table:data-pilot-member table:name="0,000089983" table:display="true" table:show-details="true"/>
                <table:data-pilot-member table:name="0,000090037" table:display="true" table:show-details="true"/>
                <table:data-pilot-member table:name="0,000090084" table:display="true" table:show-details="true"/>
                <table:data-pilot-member table:name="0,000090296" table:display="true" table:show-details="true"/>
                <table:data-pilot-member table:name="0,00009032" table:display="true" table:show-details="true"/>
                <table:data-pilot-member table:name="0,000090338" table:display="true" table:show-details="true"/>
                <table:data-pilot-member table:name="0,000090357" table:display="true" table:show-details="true"/>
                <table:data-pilot-member table:name="0,000090868" table:display="true" table:show-details="true"/>
                <table:data-pilot-member table:name="0,000090872" table:display="true" table:show-details="true"/>
                <table:data-pilot-member table:name="0,000091077" table:display="true" table:show-details="true"/>
                <table:data-pilot-member table:name="0,000091084" table:display="true" table:show-details="true"/>
                <table:data-pilot-member table:name="0,000091224" table:display="true" table:show-details="true"/>
                <table:data-pilot-member table:name="0,000091257" table:display="true" table:show-details="true"/>
                <table:data-pilot-member table:name="0,000091323" table:display="true" table:show-details="true"/>
                <table:data-pilot-member table:name="0,000091439" table:display="true" table:show-details="true"/>
                <table:data-pilot-member table:name="0,000091565" table:display="true" table:show-details="true"/>
                <table:data-pilot-member table:name="0,000091687" table:display="true" table:show-details="true"/>
                <table:data-pilot-member table:name="0,00009195" table:display="true" table:show-details="true"/>
                <table:data-pilot-member table:name="0,000091951" table:display="true" table:show-details="true"/>
                <table:data-pilot-member table:name="0,000092056" table:display="true" table:show-details="true"/>
                <table:data-pilot-member table:name="0,00009213" table:display="true" table:show-details="true"/>
                <table:data-pilot-member table:name="0,000092293" table:display="true" table:show-details="true"/>
                <table:data-pilot-member table:name="0,000092296" table:display="true" table:show-details="true"/>
                <table:data-pilot-member table:name="0,000092342" table:display="true" table:show-details="true"/>
                <table:data-pilot-member table:name="0,000092582" table:display="true" table:show-details="true"/>
                <table:data-pilot-member table:name="0,000092704" table:display="true" table:show-details="true"/>
                <table:data-pilot-member table:name="0,000092763" table:display="true" table:show-details="true"/>
                <table:data-pilot-member table:name="0,000092816" table:display="true" table:show-details="true"/>
                <table:data-pilot-member table:name="0,000093308" table:display="true" table:show-details="true"/>
                <table:data-pilot-member table:name="0,000093585" table:display="true" table:show-details="true"/>
                <table:data-pilot-member table:name="0,0000936" table:display="true" table:show-details="true"/>
                <table:data-pilot-member table:name="0,00009363" table:display="true" table:show-details="true"/>
                <table:data-pilot-member table:name="0,000093799" table:display="true" table:show-details="true"/>
                <table:data-pilot-member table:name="0,000093915" table:display="true" table:show-details="true"/>
                <table:data-pilot-member table:name="0,000094145" table:display="true" table:show-details="true"/>
                <table:data-pilot-member table:name="0,000094329" table:display="true" table:show-details="true"/>
                <table:data-pilot-member table:name="0,00009435" table:display="true" table:show-details="true"/>
                <table:data-pilot-member table:name="0,000094674" table:display="true" table:show-details="true"/>
                <table:data-pilot-member table:name="0,000094821" table:display="true" table:show-details="true"/>
                <table:data-pilot-member table:name="0,000095238" table:display="true" table:show-details="true"/>
                <table:data-pilot-member table:name="0,000095313" table:display="true" table:show-details="true"/>
                <table:data-pilot-member table:name="0,000096139" table:display="true" table:show-details="true"/>
                <table:data-pilot-member table:name="0,000096429" table:display="true" table:show-details="true"/>
                <table:data-pilot-member table:name="0,000096894" table:display="true" table:show-details="true"/>
                <table:data-pilot-member table:name="0,000096964" table:display="true" table:show-details="true"/>
                <table:data-pilot-member table:name="0,000097107" table:display="true" table:show-details="true"/>
                <table:data-pilot-member table:name="0,000097157" table:display="true" table:show-details="true"/>
                <table:data-pilot-member table:name="0,000097389" table:display="true" table:show-details="true"/>
                <table:data-pilot-member table:name="0,000097484" table:display="true" table:show-details="true"/>
                <table:data-pilot-member table:name="0,000097594" table:display="true" table:show-details="true"/>
                <table:data-pilot-member table:name="0,00009761" table:display="true" table:show-details="true"/>
                <table:data-pilot-member table:name="0,00009791" table:display="true" table:show-details="true"/>
                <table:data-pilot-member table:name="0,000097993" table:display="true" table:show-details="true"/>
                <table:data-pilot-member table:name="0,000098026" table:display="true" table:show-details="true"/>
                <table:data-pilot-member table:name="0,000098216" table:display="true" table:show-details="true"/>
                <table:data-pilot-member table:name="0,000098923" table:display="true" table:show-details="true"/>
                <table:data-pilot-member table:name="0,000099394" table:display="true" table:show-details="true"/>
                <table:data-pilot-member table:name="0,000100433" table:display="true" table:show-details="true"/>
                <table:data-pilot-member table:name="0,000100602" table:display="true" table:show-details="true"/>
                <table:data-pilot-member table:name="0,000100957" table:display="true" table:show-details="true"/>
                <table:data-pilot-member table:name="0,000101117" table:display="true" table:show-details="true"/>
                <table:data-pilot-member table:name="0,000101247" table:display="true" table:show-details="true"/>
                <table:data-pilot-member table:name="0,00010151" table:display="true" table:show-details="true"/>
                <table:data-pilot-member table:name="0,000101754" table:display="true" table:show-details="true"/>
                <table:data-pilot-member table:name="0,000101926" table:display="true" table:show-details="true"/>
                <table:data-pilot-member table:name="0,000101934" table:display="true" table:show-details="true"/>
                <table:data-pilot-member table:name="0,000101958" table:display="true" table:show-details="true"/>
                <table:data-pilot-member table:name="0,000102181" table:display="true" table:show-details="true"/>
                <table:data-pilot-member table:name="0,000102486" table:display="true" table:show-details="true"/>
                <table:data-pilot-member table:name="0,000102667" table:display="true" table:show-details="true"/>
                <table:data-pilot-member table:name="0,000103126" table:display="true" table:show-details="true"/>
                <table:data-pilot-member table:name="0,000103505" table:display="true" table:show-details="true"/>
                <table:data-pilot-member table:name="0,000103929" table:display="true" table:show-details="true"/>
                <table:data-pilot-member table:name="0,000104209" table:display="true" table:show-details="true"/>
                <table:data-pilot-member table:name="0,000104653" table:display="true" table:show-details="true"/>
                <table:data-pilot-member table:name="0,000104889" table:display="true" table:show-details="true"/>
                <table:data-pilot-member table:name="0,00010503" table:display="true" table:show-details="true"/>
                <table:data-pilot-member table:name="0,000105178" table:display="true" table:show-details="true"/>
                <table:data-pilot-member table:name="0,00010531" table:display="true" table:show-details="true"/>
                <table:data-pilot-member table:name="0,000105481" table:display="true" table:show-details="true"/>
                <table:data-pilot-member table:name="0,000105938" table:display="true" table:show-details="true"/>
                <table:data-pilot-member table:name="0,000106659" table:display="true" table:show-details="true"/>
                <table:data-pilot-member table:name="0,000106871" table:display="true" table:show-details="true"/>
                <table:data-pilot-member table:name="0,000106906" table:display="true" table:show-details="true"/>
                <table:data-pilot-member table:name="0,000106931" table:display="true" table:show-details="true"/>
                <table:data-pilot-member table:name="0,000107068" table:display="true" table:show-details="true"/>
                <table:data-pilot-member table:name="0,000107107" table:display="true" table:show-details="true"/>
                <table:data-pilot-member table:name="0,000107258" table:display="true" table:show-details="true"/>
                <table:data-pilot-member table:name="0,000107271" table:display="true" table:show-details="true"/>
                <table:data-pilot-member table:name="0,000107409" table:display="true" table:show-details="true"/>
                <table:data-pilot-member table:name="0,00010789" table:display="true" table:show-details="true"/>
                <table:data-pilot-member table:name="0,000108205" table:display="true" table:show-details="true"/>
                <table:data-pilot-member table:name="0,000108791" table:display="true" table:show-details="true"/>
                <table:data-pilot-member table:name="0,000108818" table:display="true" table:show-details="true"/>
                <table:data-pilot-member table:name="0,000109147" table:display="true" table:show-details="true"/>
                <table:data-pilot-member table:name="0,000109181" table:display="true" table:show-details="true"/>
                <table:data-pilot-member table:name="0,000109316" table:display="true" table:show-details="true"/>
                <table:data-pilot-member table:name="0,000109325" table:display="true" table:show-details="true"/>
                <table:data-pilot-member table:name="0,00010939" table:display="true" table:show-details="true"/>
                <table:data-pilot-member table:name="0,000109599" table:display="true" table:show-details="true"/>
                <table:data-pilot-member table:name="0,000109919" table:display="true" table:show-details="true"/>
                <table:data-pilot-member table:name="0,000110332" table:display="true" table:show-details="true"/>
                <table:data-pilot-member table:name="0,00011123" table:display="true" table:show-details="true"/>
                <table:data-pilot-member table:name="0,000111356" table:display="true" table:show-details="true"/>
                <table:data-pilot-member table:name="0,000111948" table:display="true" table:show-details="true"/>
                <table:data-pilot-member table:name="0,000111968" table:display="true" table:show-details="true"/>
                <table:data-pilot-member table:name="0,000112033" table:display="true" table:show-details="true"/>
                <table:data-pilot-member table:name="0,000112238" table:display="true" table:show-details="true"/>
                <table:data-pilot-member table:name="0,000112397" table:display="true" table:show-details="true"/>
                <table:data-pilot-member table:name="0,000112497" table:display="true" table:show-details="true"/>
                <table:data-pilot-member table:name="0,000112985" table:display="true" table:show-details="true"/>
                <table:data-pilot-member table:name="0,000113288" table:display="true" table:show-details="true"/>
                <table:data-pilot-member table:name="0,00011329" table:display="true" table:show-details="true"/>
                <table:data-pilot-member table:name="0,000113301" table:display="true" table:show-details="true"/>
                <table:data-pilot-member table:name="0,000113337" table:display="true" table:show-details="true"/>
                <table:data-pilot-member table:name="0,000113414" table:display="true" table:show-details="true"/>
                <table:data-pilot-member table:name="0,000114165" table:display="true" table:show-details="true"/>
                <table:data-pilot-member table:name="0,000114218" table:display="true" table:show-details="true"/>
                <table:data-pilot-member table:name="0,00011434" table:display="true" table:show-details="true"/>
                <table:data-pilot-member table:name="0,00011463" table:display="true" table:show-details="true"/>
                <table:data-pilot-member table:name="0,00011477" table:display="true" table:show-details="true"/>
                <table:data-pilot-member table:name="0,000114783" table:display="true" table:show-details="true"/>
                <table:data-pilot-member table:name="0,000114961" table:display="true" table:show-details="true"/>
                <table:data-pilot-member table:name="0,00011498" table:display="true" table:show-details="true"/>
                <table:data-pilot-member table:name="0,000115126" table:display="true" table:show-details="true"/>
                <table:data-pilot-member table:name="0,000115395" table:display="true" table:show-details="true"/>
                <table:data-pilot-member table:name="0,000115434" table:display="true" table:show-details="true"/>
                <table:data-pilot-member table:name="0,000115442" table:display="true" table:show-details="true"/>
                <table:data-pilot-member table:name="0,000115447" table:display="true" table:show-details="true"/>
                <table:data-pilot-member table:name="0,000115577" table:display="true" table:show-details="true"/>
                <table:data-pilot-member table:name="0,00011562" table:display="true" table:show-details="true"/>
                <table:data-pilot-member table:name="0,000115744" table:display="true" table:show-details="true"/>
                <table:data-pilot-member table:name="0,00011604" table:display="true" table:show-details="true"/>
                <table:data-pilot-member table:name="0,000116191" table:display="true" table:show-details="true"/>
                <table:data-pilot-member table:name="0,000116313" table:display="true" table:show-details="true"/>
                <table:data-pilot-member table:name="0,000116755" table:display="true" table:show-details="true"/>
                <table:data-pilot-member table:name="0,000116792" table:display="true" table:show-details="true"/>
                <table:data-pilot-member table:name="0,000116914" table:display="true" table:show-details="true"/>
                <table:data-pilot-member table:name="0,000117182" table:display="true" table:show-details="true"/>
                <table:data-pilot-member table:name="0,000117219" table:display="true" table:show-details="true"/>
                <table:data-pilot-member table:name="0,000117325" table:display="true" table:show-details="true"/>
                <table:data-pilot-member table:name="0,000117339" table:display="true" table:show-details="true"/>
                <table:data-pilot-member table:name="0,000117557" table:display="true" table:show-details="true"/>
                <table:data-pilot-member table:name="0,00011769" table:display="true" table:show-details="true"/>
                <table:data-pilot-member table:name="0,000118337" table:display="true" table:show-details="true"/>
                <table:data-pilot-member table:name="0,000118599" table:display="true" table:show-details="true"/>
                <table:data-pilot-member table:name="0,000118618" table:display="true" table:show-details="true"/>
                <table:data-pilot-member table:name="0,000119135" table:display="true" table:show-details="true"/>
                <table:data-pilot-member table:name="0,000119267" table:display="true" table:show-details="true"/>
                <table:data-pilot-member table:name="0,000120146" table:display="true" table:show-details="true"/>
                <table:data-pilot-member table:name="0,000120671" table:display="true" table:show-details="true"/>
                <table:data-pilot-member table:name="0,000120788" table:display="true" table:show-details="true"/>
                <table:data-pilot-member table:name="0,000120801" table:display="true" table:show-details="true"/>
                <table:data-pilot-member table:name="0,000120893" table:display="true" table:show-details="true"/>
                <table:data-pilot-member table:name="0,000121223" table:display="true" table:show-details="true"/>
                <table:data-pilot-member table:name="0,00012151" table:display="true" table:show-details="true"/>
                <table:data-pilot-member table:name="0,00012179" table:display="true" table:show-details="true"/>
                <table:data-pilot-member table:name="0,000121833" table:display="true" table:show-details="true"/>
                <table:data-pilot-member table:name="0,000121839" table:display="true" table:show-details="true"/>
                <table:data-pilot-member table:name="0,000122599" table:display="true" table:show-details="true"/>
                <table:data-pilot-member table:name="0,000122657" table:display="true" table:show-details="true"/>
                <table:data-pilot-member table:name="0,000122952" table:display="true" table:show-details="true"/>
                <table:data-pilot-member table:name="0,000122975" table:display="true" table:show-details="true"/>
                <table:data-pilot-member table:name="0,000122988" table:display="true" table:show-details="true"/>
                <table:data-pilot-member table:name="0,000122993" table:display="true" table:show-details="true"/>
                <table:data-pilot-member table:name="0,000123229" table:display="true" table:show-details="true"/>
                <table:data-pilot-member table:name="0,000123268" table:display="true" table:show-details="true"/>
                <table:data-pilot-member table:name="0,000123722" table:display="true" table:show-details="true"/>
                <table:data-pilot-member table:name="0,000123981" table:display="true" table:show-details="true"/>
                <table:data-pilot-member table:name="0,000123988" table:display="true" table:show-details="true"/>
                <table:data-pilot-member table:name="0,000124812" table:display="true" table:show-details="true"/>
                <table:data-pilot-member table:name="0,00012517" table:display="true" table:show-details="true"/>
                <table:data-pilot-member table:name="0,000126208" table:display="true" table:show-details="true"/>
                <table:data-pilot-member table:name="0,000126305" table:display="true" table:show-details="true"/>
                <table:data-pilot-member table:name="0,000126397" table:display="true" table:show-details="true"/>
                <table:data-pilot-member table:name="0,00012651" table:display="true" table:show-details="true"/>
                <table:data-pilot-member table:name="0,000126638" table:display="true" table:show-details="true"/>
                <table:data-pilot-member table:name="0,00012695" table:display="true" table:show-details="true"/>
                <table:data-pilot-member table:name="0,000127068" table:display="true" table:show-details="true"/>
                <table:data-pilot-member table:name="0,000127235" table:display="true" table:show-details="true"/>
                <table:data-pilot-member table:name="0,000127301" table:display="true" table:show-details="true"/>
                <table:data-pilot-member table:name="0,00012781" table:display="true" table:show-details="true"/>
                <table:data-pilot-member table:name="0,000127935" table:display="true" table:show-details="true"/>
                <table:data-pilot-member table:name="0,000127945" table:display="true" table:show-details="true"/>
                <table:data-pilot-member table:name="0,000127962" table:display="true" table:show-details="true"/>
                <table:data-pilot-member table:name="0,00012805" table:display="true" table:show-details="true"/>
                <table:data-pilot-member table:name="0,000128303" table:display="true" table:show-details="true"/>
                <table:data-pilot-member table:name="0,00012851" table:display="true" table:show-details="true"/>
                <table:data-pilot-member table:name="0,000128559" table:display="true" table:show-details="true"/>
                <table:data-pilot-member table:name="0,000128675" table:display="true" table:show-details="true"/>
                <table:data-pilot-member table:name="0,00012879" table:display="true" table:show-details="true"/>
                <table:data-pilot-member table:name="0,00012903" table:display="true" table:show-details="true"/>
                <table:data-pilot-member table:name="0,000129335" table:display="true" table:show-details="true"/>
                <table:data-pilot-member table:name="0,000129385" table:display="true" table:show-details="true"/>
                <table:data-pilot-member table:name="0,000129757" table:display="true" table:show-details="true"/>
                <table:data-pilot-member table:name="0,000129911" table:display="true" table:show-details="true"/>
                <table:data-pilot-member table:name="0,000131607" table:display="true" table:show-details="true"/>
                <table:data-pilot-member table:name="0,000131672" table:display="true" table:show-details="true"/>
                <table:data-pilot-member table:name="0,000131753" table:display="true" table:show-details="true"/>
                <table:data-pilot-member table:name="0,000131864" table:display="true" table:show-details="true"/>
                <table:data-pilot-member table:name="0,000132184" table:display="true" table:show-details="true"/>
                <table:data-pilot-member table:name="0,000132599" table:display="true" table:show-details="true"/>
                <table:data-pilot-member table:name="0,000132845" table:display="true" table:show-details="true"/>
                <table:data-pilot-member table:name="0,000133093" table:display="true" table:show-details="true"/>
                <table:data-pilot-member table:name="0,000133807" table:display="true" table:show-details="true"/>
                <table:data-pilot-member table:name="0,000134009" table:display="true" table:show-details="true"/>
                <table:data-pilot-member table:name="0,00013419" table:display="true" table:show-details="true"/>
                <table:data-pilot-member table:name="0,000134214" table:display="true" table:show-details="true"/>
                <table:data-pilot-member table:name="0,000134377" table:display="true" table:show-details="true"/>
                <table:data-pilot-member table:name="0,000134765" table:display="true" table:show-details="true"/>
                <table:data-pilot-member table:name="0,000134825" table:display="true" table:show-details="true"/>
                <table:data-pilot-member table:name="0,000134828" table:display="true" table:show-details="true"/>
                <table:data-pilot-member table:name="0,000135008" table:display="true" table:show-details="true"/>
                <table:data-pilot-member table:name="0,000135272" table:display="true" table:show-details="true"/>
                <table:data-pilot-member table:name="0,00013537" table:display="true" table:show-details="true"/>
                <table:data-pilot-member table:name="0,000135766" table:display="true" table:show-details="true"/>
                <table:data-pilot-member table:name="0,000135898" table:display="true" table:show-details="true"/>
                <table:data-pilot-member table:name="0,000136151" table:display="true" table:show-details="true"/>
                <table:data-pilot-member table:name="0,000136428" table:display="true" table:show-details="true"/>
                <table:data-pilot-member table:name="0,000136731" table:display="true" table:show-details="true"/>
                <table:data-pilot-member table:name="0,00013694" table:display="true" table:show-details="true"/>
                <table:data-pilot-member table:name="0,000136965" table:display="true" table:show-details="true"/>
                <table:data-pilot-member table:name="0,000136995" table:display="true" table:show-details="true"/>
                <table:data-pilot-member table:name="0,000137079" table:display="true" table:show-details="true"/>
                <table:data-pilot-member table:name="0,000137176" table:display="true" table:show-details="true"/>
                <table:data-pilot-member table:name="0,000137236" table:display="true" table:show-details="true"/>
                <table:data-pilot-member table:name="0,000137422" table:display="true" table:show-details="true"/>
                <table:data-pilot-member table:name="0,000137457" table:display="true" table:show-details="true"/>
                <table:data-pilot-member table:name="0,000137616" table:display="true" table:show-details="true"/>
                <table:data-pilot-member table:name="0,000137653" table:display="true" table:show-details="true"/>
                <table:data-pilot-member table:name="0,000137747" table:display="true" table:show-details="true"/>
                <table:data-pilot-member table:name="0,000137916" table:display="true" table:show-details="true"/>
                <table:data-pilot-member table:name="0,000137925" table:display="true" table:show-details="true"/>
                <table:data-pilot-member table:name="0,000137935" table:display="true" table:show-details="true"/>
                <table:data-pilot-member table:name="0,000137978" table:display="true" table:show-details="true"/>
                <table:data-pilot-member table:name="0,000137985" table:display="true" table:show-details="true"/>
                <table:data-pilot-member table:name="0,000138091" table:display="true" table:show-details="true"/>
                <table:data-pilot-member table:name="0,000138198" table:display="true" table:show-details="true"/>
                <table:data-pilot-member table:name="0,000138214" table:display="true" table:show-details="true"/>
                <table:data-pilot-member table:name="0,000138269" table:display="true" table:show-details="true"/>
                <table:data-pilot-member table:name="0,000138483" table:display="true" table:show-details="true"/>
                <table:data-pilot-member table:name="0,000138484" table:display="true" table:show-details="true"/>
                <table:data-pilot-member table:name="0,000138598" table:display="true" table:show-details="true"/>
                <table:data-pilot-member table:name="0,000138784" table:display="true" table:show-details="true"/>
                <table:data-pilot-member table:name="0,000139026" table:display="true" table:show-details="true"/>
                <table:data-pilot-member table:name="0,000139056" table:display="true" table:show-details="true"/>
                <table:data-pilot-member table:name="0,000139122" table:display="true" table:show-details="true"/>
                <table:data-pilot-member table:name="0,000139179" table:display="true" table:show-details="true"/>
                <table:data-pilot-member table:name="0,000139455" table:display="true" table:show-details="true"/>
                <table:data-pilot-member table:name="0,00013977" table:display="true" table:show-details="true"/>
                <table:data-pilot-member table:name="0,000139902" table:display="true" table:show-details="true"/>
                <table:data-pilot-member table:name="0,000140115" table:display="true" table:show-details="true"/>
                <table:data-pilot-member table:name="0,000140124" table:display="true" table:show-details="true"/>
                <table:data-pilot-member table:name="0,000140131" table:display="true" table:show-details="true"/>
                <table:data-pilot-member table:name="0,000140273" table:display="true" table:show-details="true"/>
                <table:data-pilot-member table:name="0,000140315" table:display="true" table:show-details="true"/>
                <table:data-pilot-member table:name="0,000140343" table:display="true" table:show-details="true"/>
                <table:data-pilot-member table:name="0,000141075" table:display="true" table:show-details="true"/>
                <table:data-pilot-member table:name="0,000141125" table:display="true" table:show-details="true"/>
                <table:data-pilot-member table:name="0,00014119" table:display="true" table:show-details="true"/>
                <table:data-pilot-member table:name="0,000141522" table:display="true" table:show-details="true"/>
                <table:data-pilot-member table:name="0,000141896" table:display="true" table:show-details="true"/>
                <table:data-pilot-member table:name="0,000142113" table:display="true" table:show-details="true"/>
                <table:data-pilot-member table:name="0,000142165" table:display="true" table:show-details="true"/>
                <table:data-pilot-member table:name="0,000142246" table:display="true" table:show-details="true"/>
                <table:data-pilot-member table:name="0,000142878" table:display="true" table:show-details="true"/>
                <table:data-pilot-member table:name="0,000143028" table:display="true" table:show-details="true"/>
                <table:data-pilot-member table:name="0,000143169" table:display="true" table:show-details="true"/>
                <table:data-pilot-member table:name="0,000143175" table:display="true" table:show-details="true"/>
                <table:data-pilot-member table:name="0,000143207" table:display="true" table:show-details="true"/>
                <table:data-pilot-member table:name="0,000143347" table:display="true" table:show-details="true"/>
                <table:data-pilot-member table:name="0,000143507" table:display="true" table:show-details="true"/>
                <table:data-pilot-member table:name="0,000143537" table:display="true" table:show-details="true"/>
                <table:data-pilot-member table:name="0,000143673" table:display="true" table:show-details="true"/>
                <table:data-pilot-member table:name="0,000143679" table:display="true" table:show-details="true"/>
                <table:data-pilot-member table:name="0,000143687" table:display="true" table:show-details="true"/>
                <table:data-pilot-member table:name="0,000143947" table:display="true" table:show-details="true"/>
                <table:data-pilot-member table:name="0,000144876" table:display="true" table:show-details="true"/>
                <table:data-pilot-member table:name="0,000145082" table:display="true" table:show-details="true"/>
                <table:data-pilot-member table:name="0,000145625" table:display="true" table:show-details="true"/>
                <table:data-pilot-member table:name="0,000145795" table:display="true" table:show-details="true"/>
                <table:data-pilot-member table:name="0,000145956" table:display="true" table:show-details="true"/>
                <table:data-pilot-member table:name="0,000146181" table:display="true" table:show-details="true"/>
                <table:data-pilot-member table:name="0,000146272" table:display="true" table:show-details="true"/>
                <table:data-pilot-member table:name="0,000146584" table:display="true" table:show-details="true"/>
                <table:data-pilot-member table:name="0,000146652" table:display="true" table:show-details="true"/>
                <table:data-pilot-member table:name="0,000146709" table:display="true" table:show-details="true"/>
                <table:data-pilot-member table:name="0,000146726" table:display="true" table:show-details="true"/>
                <table:data-pilot-member table:name="0,000146922" table:display="true" table:show-details="true"/>
                <table:data-pilot-member table:name="0,000146929" table:display="true" table:show-details="true"/>
                <table:data-pilot-member table:name="0,000147094" table:display="true" table:show-details="true"/>
                <table:data-pilot-member table:name="0,000147136" table:display="true" table:show-details="true"/>
                <table:data-pilot-member table:name="0,000147292" table:display="true" table:show-details="true"/>
                <table:data-pilot-member table:name="0,000147469" table:display="true" table:show-details="true"/>
                <table:data-pilot-member table:name="0,00014753" table:display="true" table:show-details="true"/>
                <table:data-pilot-member table:name="0,000147601" table:display="true" table:show-details="true"/>
                <table:data-pilot-member table:name="0,000147864" table:display="true" table:show-details="true"/>
                <table:data-pilot-member table:name="0,000148009" table:display="true" table:show-details="true"/>
                <table:data-pilot-member table:name="0,000148171" table:display="true" table:show-details="true"/>
                <table:data-pilot-member table:name="0,000148243" table:display="true" table:show-details="true"/>
                <table:data-pilot-member table:name="0,000148274" table:display="true" table:show-details="true"/>
                <table:data-pilot-member table:name="0,000148533" table:display="true" table:show-details="true"/>
                <table:data-pilot-member table:name="0,000148955" table:display="true" table:show-details="true"/>
                <table:data-pilot-member table:name="0,000149494" table:display="true" table:show-details="true"/>
                <table:data-pilot-member table:name="0,000149658" table:display="true" table:show-details="true"/>
                <table:data-pilot-member table:name="0,000150091" table:display="true" table:show-details="true"/>
                <table:data-pilot-member table:name="0,000150294" table:display="true" table:show-details="true"/>
                <table:data-pilot-member table:name="0,000150932" table:display="true" table:show-details="true"/>
                <table:data-pilot-member table:name="0,000150972" table:display="true" table:show-details="true"/>
                <table:data-pilot-member table:name="0,000150981" table:display="true" table:show-details="true"/>
                <table:data-pilot-member table:name="0,000151284" table:display="true" table:show-details="true"/>
                <table:data-pilot-member table:name="0,000151344" table:display="true" table:show-details="true"/>
                <table:data-pilot-member table:name="0,000151351" table:display="true" table:show-details="true"/>
                <table:data-pilot-member table:name="0,0001516" table:display="true" table:show-details="true"/>
                <table:data-pilot-member table:name="0,000151766" table:display="true" table:show-details="true"/>
                <table:data-pilot-member table:name="0,000151832" table:display="true" table:show-details="true"/>
                <table:data-pilot-member table:name="0,000152031" table:display="true" table:show-details="true"/>
                <table:data-pilot-member table:name="0,000152074" table:display="true" table:show-details="true"/>
                <table:data-pilot-member table:name="0,000152571" table:display="true" table:show-details="true"/>
                <table:data-pilot-member table:name="0,000152934" table:display="true" table:show-details="true"/>
                <table:data-pilot-member table:name="0,000153015" table:display="true" table:show-details="true"/>
                <table:data-pilot-member table:name="0,000153103" table:display="true" table:show-details="true"/>
                <table:data-pilot-member table:name="0,000153152" table:display="true" table:show-details="true"/>
                <table:data-pilot-member table:name="0,000153199" table:display="true" table:show-details="true"/>
                <table:data-pilot-member table:name="0,000153221" table:display="true" table:show-details="true"/>
                <table:data-pilot-member table:name="0,000153466" table:display="true" table:show-details="true"/>
                <table:data-pilot-member table:name="0,000153499" table:display="true" table:show-details="true"/>
                <table:data-pilot-member table:name="0,000153616" table:display="true" table:show-details="true"/>
                <table:data-pilot-member table:name="0,000153845" table:display="true" table:show-details="true"/>
                <table:data-pilot-member table:name="0,000154034" table:display="true" table:show-details="true"/>
                <table:data-pilot-member table:name="0,000154176" table:display="true" table:show-details="true"/>
                <table:data-pilot-member table:name="0,000154235" table:display="true" table:show-details="true"/>
                <table:data-pilot-member table:name="0,000154448" table:display="true" table:show-details="true"/>
                <table:data-pilot-member table:name="0,000154526" table:display="true" table:show-details="true"/>
                <table:data-pilot-member table:name="0,000154621" table:display="true" table:show-details="true"/>
                <table:data-pilot-member table:name="0,000154713" table:display="true" table:show-details="true"/>
                <table:data-pilot-member table:name="0,000154722" table:display="true" table:show-details="true"/>
                <table:data-pilot-member table:name="0,000154811" table:display="true" table:show-details="true"/>
                <table:data-pilot-member table:name="0,000155001" table:display="true" table:show-details="true"/>
                <table:data-pilot-member table:name="0,000155226" table:display="true" table:show-details="true"/>
                <table:data-pilot-member table:name="0,000155264" table:display="true" table:show-details="true"/>
                <table:data-pilot-member table:name="0,000155423" table:display="true" table:show-details="true"/>
                <table:data-pilot-member table:name="0,000155578" table:display="true" table:show-details="true"/>
                <table:data-pilot-member table:name="0,000155635" table:display="true" table:show-details="true"/>
                <table:data-pilot-member table:name="0,000155859" table:display="true" table:show-details="true"/>
                <table:data-pilot-member table:name="0,000156112" table:display="true" table:show-details="true"/>
                <table:data-pilot-member table:name="0,000156261" table:display="true" table:show-details="true"/>
                <table:data-pilot-member table:name="0,000156461" table:display="true" table:show-details="true"/>
                <table:data-pilot-member table:name="0,000156816" table:display="true" table:show-details="true"/>
                <table:data-pilot-member table:name="0,000156919" table:display="true" table:show-details="true"/>
                <table:data-pilot-member table:name="0,000157187" table:display="true" table:show-details="true"/>
                <table:data-pilot-member table:name="0,000157607" table:display="true" table:show-details="true"/>
                <table:data-pilot-member table:name="0,000157691" table:display="true" table:show-details="true"/>
                <table:data-pilot-member table:name="0,000158484" table:display="true" table:show-details="true"/>
                <table:data-pilot-member table:name="0,000158612" table:display="true" table:show-details="true"/>
                <table:data-pilot-member table:name="0,000158902" table:display="true" table:show-details="true"/>
                <table:data-pilot-member table:name="0,000158998" table:display="true" table:show-details="true"/>
                <table:data-pilot-member table:name="0,00015912" table:display="true" table:show-details="true"/>
                <table:data-pilot-member table:name="0,000159145" table:display="true" table:show-details="true"/>
                <table:data-pilot-member table:name="0,000159192" table:display="true" table:show-details="true"/>
                <table:data-pilot-member table:name="0,000159201" table:display="true" table:show-details="true"/>
                <table:data-pilot-member table:name="0,000159246" table:display="true" table:show-details="true"/>
                <table:data-pilot-member table:name="0,000159317" table:display="true" table:show-details="true"/>
                <table:data-pilot-member table:name="0,000159451" table:display="true" table:show-details="true"/>
                <table:data-pilot-member table:name="0,00015948" table:display="true" table:show-details="true"/>
                <table:data-pilot-member table:name="0,00015949" table:display="true" table:show-details="true"/>
                <table:data-pilot-member table:name="0,000159502" table:display="true" table:show-details="true"/>
                <table:data-pilot-member table:name="0,000159657" table:display="true" table:show-details="true"/>
                <table:data-pilot-member table:name="0,000159692" table:display="true" table:show-details="true"/>
                <table:data-pilot-member table:name="0,000159707" table:display="true" table:show-details="true"/>
                <table:data-pilot-member table:name="0,000159809" table:display="true" table:show-details="true"/>
                <table:data-pilot-member table:name="0,000159826" table:display="true" table:show-details="true"/>
                <table:data-pilot-member table:name="0,000159834" table:display="true" table:show-details="true"/>
                <table:data-pilot-member table:name="0,000159901" table:display="true" table:show-details="true"/>
                <table:data-pilot-member table:name="0,000160004" table:display="true" table:show-details="true"/>
                <table:data-pilot-member table:name="0,00016004" table:display="true" table:show-details="true"/>
                <table:data-pilot-member table:name="0,000160106" table:display="true" table:show-details="true"/>
                <table:data-pilot-member table:name="0,000160117" table:display="true" table:show-details="true"/>
                <table:data-pilot-member table:name="0,00016017" table:display="true" table:show-details="true"/>
                <table:data-pilot-member table:name="0,000160252" table:display="true" table:show-details="true"/>
                <table:data-pilot-member table:name="0,000160333" table:display="true" table:show-details="true"/>
                <table:data-pilot-member table:name="0,000160446" table:display="true" table:show-details="true"/>
                <table:data-pilot-member table:name="0,000160488" table:display="true" table:show-details="true"/>
                <table:data-pilot-member table:name="0,000160698" table:display="true" table:show-details="true"/>
                <table:data-pilot-member table:name="0,000160963" table:display="true" table:show-details="true"/>
                <table:data-pilot-member table:name="0,00016101" table:display="true" table:show-details="true"/>
                <table:data-pilot-member table:name="0,00016142" table:display="true" table:show-details="true"/>
                <table:data-pilot-member table:name="0,000161644" table:display="true" table:show-details="true"/>
                <table:data-pilot-member table:name="0,000161657" table:display="true" table:show-details="true"/>
                <table:data-pilot-member table:name="0,000161683" table:display="true" table:show-details="true"/>
                <table:data-pilot-member table:name="0,000161752" table:display="true" table:show-details="true"/>
                <table:data-pilot-member table:name="0,000162023" table:display="true" table:show-details="true"/>
                <table:data-pilot-member table:name="0,000162061" table:display="true" table:show-details="true"/>
                <table:data-pilot-member table:name="0,00016224" table:display="true" table:show-details="true"/>
                <table:data-pilot-member table:name="0,00016236" table:display="true" table:show-details="true"/>
                <table:data-pilot-member table:name="0,00016242" table:display="true" table:show-details="true"/>
                <table:data-pilot-member table:name="0,000162518" table:display="true" table:show-details="true"/>
                <table:data-pilot-member table:name="0,000162611" table:display="true" table:show-details="true"/>
                <table:data-pilot-member table:name="0,000162614" table:display="true" table:show-details="true"/>
                <table:data-pilot-member table:name="0,000162626" table:display="true" table:show-details="true"/>
                <table:data-pilot-member table:name="0,000162682" table:display="true" table:show-details="true"/>
                <table:data-pilot-member table:name="0,000162739" table:display="true" table:show-details="true"/>
                <table:data-pilot-member table:name="0,000162862" table:display="true" table:show-details="true"/>
                <table:data-pilot-member table:name="0,000163116" table:display="true" table:show-details="true"/>
                <table:data-pilot-member table:name="0,000163145" table:display="true" table:show-details="true"/>
                <table:data-pilot-member table:name="0,000163563" table:display="true" table:show-details="true"/>
                <table:data-pilot-member table:name="0,000163752" table:display="true" table:show-details="true"/>
                <table:data-pilot-member table:name="0,000163903" table:display="true" table:show-details="true"/>
                <table:data-pilot-member table:name="0,000163948" table:display="true" table:show-details="true"/>
                <table:data-pilot-member table:name="0,000164023" table:display="true" table:show-details="true"/>
                <table:data-pilot-member table:name="0,000164278" table:display="true" table:show-details="true"/>
                <table:data-pilot-member table:name="0,000164438" table:display="true" table:show-details="true"/>
                <table:data-pilot-member table:name="0,000164462" table:display="true" table:show-details="true"/>
                <table:data-pilot-member table:name="0,000164845" table:display="true" table:show-details="true"/>
                <table:data-pilot-member table:name="0,00016494" table:display="true" table:show-details="true"/>
                <table:data-pilot-member table:name="0,000165036" table:display="true" table:show-details="true"/>
                <table:data-pilot-member table:name="0,000165047" table:display="true" table:show-details="true"/>
                <table:data-pilot-member table:name="0,000165171" table:display="true" table:show-details="true"/>
                <table:data-pilot-member table:name="0,000165262" table:display="true" table:show-details="true"/>
                <table:data-pilot-member table:name="0,000165389" table:display="true" table:show-details="true"/>
                <table:data-pilot-member table:name="0,000165529" table:display="true" table:show-details="true"/>
                <table:data-pilot-member table:name="0,000165735" table:display="true" table:show-details="true"/>
                <table:data-pilot-member table:name="0,000165755" table:display="true" table:show-details="true"/>
                <table:data-pilot-member table:name="0,000165882" table:display="true" table:show-details="true"/>
                <table:data-pilot-member table:name="0,000165897" table:display="true" table:show-details="true"/>
                <table:data-pilot-member table:name="0,000166045" table:display="true" table:show-details="true"/>
                <table:data-pilot-member table:name="0,000166313" table:display="true" table:show-details="true"/>
                <table:data-pilot-member table:name="0,000166575" table:display="true" table:show-details="true"/>
                <table:data-pilot-member table:name="0,000166667" table:display="true" table:show-details="true"/>
                <table:data-pilot-member table:name="0,000166711" table:display="true" table:show-details="true"/>
                <table:data-pilot-member table:name="0,000166944" table:display="true" table:show-details="true"/>
                <table:data-pilot-member table:name="0,000166955" table:display="true" table:show-details="true"/>
                <table:data-pilot-member table:name="0,000167097" table:display="true" table:show-details="true"/>
                <table:data-pilot-member table:name="0,000167178" table:display="true" table:show-details="true"/>
                <table:data-pilot-member table:name="0,000167207" table:display="true" table:show-details="true"/>
                <table:data-pilot-member table:name="0,000167413" table:display="true" table:show-details="true"/>
                <table:data-pilot-member table:name="0,000167442" table:display="true" table:show-details="true"/>
                <table:data-pilot-member table:name="0,000167454" table:display="true" table:show-details="true"/>
                <table:data-pilot-member table:name="0,000167571" table:display="true" table:show-details="true"/>
                <table:data-pilot-member table:name="0,000167646" table:display="true" table:show-details="true"/>
                <table:data-pilot-member table:name="0,000168316" table:display="true" table:show-details="true"/>
                <table:data-pilot-member table:name="0,000168474" table:display="true" table:show-details="true"/>
                <table:data-pilot-member table:name="0,000168494" table:display="true" table:show-details="true"/>
                <table:data-pilot-member table:name="0,000168664" table:display="true" table:show-details="true"/>
                <table:data-pilot-member table:name="0,000168672" table:display="true" table:show-details="true"/>
                <table:data-pilot-member table:name="0,000169087" table:display="true" table:show-details="true"/>
                <table:data-pilot-member table:name="0,000169093" table:display="true" table:show-details="true"/>
                <table:data-pilot-member table:name="0,000169152" table:display="true" table:show-details="true"/>
                <table:data-pilot-member table:name="0,00016928" table:display="true" table:show-details="true"/>
                <table:data-pilot-member table:name="0,00016929" table:display="true" table:show-details="true"/>
                <table:data-pilot-member table:name="0,000169527" table:display="true" table:show-details="true"/>
                <table:data-pilot-member table:name="0,000169569" table:display="true" table:show-details="true"/>
                <table:data-pilot-member table:name="0,000169798" table:display="true" table:show-details="true"/>
                <table:data-pilot-member table:name="0,000169807" table:display="true" table:show-details="true"/>
                <table:data-pilot-member table:name="0,000169905" table:display="true" table:show-details="true"/>
                <table:data-pilot-member table:name="0,000169987" table:display="true" table:show-details="true"/>
                <table:data-pilot-member table:name="0,000170018" table:display="true" table:show-details="true"/>
                <table:data-pilot-member table:name="0,0001701" table:display="true" table:show-details="true"/>
                <table:data-pilot-member table:name="0,000170107" table:display="true" table:show-details="true"/>
                <table:data-pilot-member table:name="0,000170243" table:display="true" table:show-details="true"/>
                <table:data-pilot-member table:name="0,000170518" table:display="true" table:show-details="true"/>
                <table:data-pilot-member table:name="0,000170521" table:display="true" table:show-details="true"/>
                <table:data-pilot-member table:name="0,000170758" table:display="true" table:show-details="true"/>
                <table:data-pilot-member table:name="0,000171077" table:display="true" table:show-details="true"/>
                <table:data-pilot-member table:name="0,000171415" table:display="true" table:show-details="true"/>
                <table:data-pilot-member table:name="0,000171581" table:display="true" table:show-details="true"/>
                <table:data-pilot-member table:name="0,000171652" table:display="true" table:show-details="true"/>
                <table:data-pilot-member table:name="0,000171701" table:display="true" table:show-details="true"/>
                <table:data-pilot-member table:name="0,000171802" table:display="true" table:show-details="true"/>
                <table:data-pilot-member table:name="0,00017183" table:display="true" table:show-details="true"/>
                <table:data-pilot-member table:name="0,000172118" table:display="true" table:show-details="true"/>
                <table:data-pilot-member table:name="0,000172551" table:display="true" table:show-details="true"/>
                <table:data-pilot-member table:name="0,000173337" table:display="true" table:show-details="true"/>
                <table:data-pilot-member table:name="0,00017335" table:display="true" table:show-details="true"/>
                <table:data-pilot-member table:name="0,000173519" table:display="true" table:show-details="true"/>
                <table:data-pilot-member table:name="0,000173756" table:display="true" table:show-details="true"/>
                <table:data-pilot-member table:name="0,000173862" table:display="true" table:show-details="true"/>
                <table:data-pilot-member table:name="0,000173983" table:display="true" table:show-details="true"/>
                <table:data-pilot-member table:name="0,000174055" table:display="true" table:show-details="true"/>
                <table:data-pilot-member table:name="0,000174362" table:display="true" table:show-details="true"/>
                <table:data-pilot-member table:name="0,000174793" table:display="true" table:show-details="true"/>
                <table:data-pilot-member table:name="0,000175295" table:display="true" table:show-details="true"/>
                <table:data-pilot-member table:name="0,00017581" table:display="true" table:show-details="true"/>
                <table:data-pilot-member table:name="0,000175854" table:display="true" table:show-details="true"/>
                <table:data-pilot-member table:name="0,000176374" table:display="true" table:show-details="true"/>
                <table:data-pilot-member table:name="0,000176422" table:display="true" table:show-details="true"/>
                <table:data-pilot-member table:name="0,000177277" table:display="true" table:show-details="true"/>
                <table:data-pilot-member table:name="0,000177475" table:display="true" table:show-details="true"/>
                <table:data-pilot-member table:name="0,000177616" table:display="true" table:show-details="true"/>
                <table:data-pilot-member table:name="0,000177879" table:display="true" table:show-details="true"/>
                <table:data-pilot-member table:name="0,000177967" table:display="true" table:show-details="true"/>
                <table:data-pilot-member table:name="0,000177995" table:display="true" table:show-details="true"/>
                <table:data-pilot-member table:name="0,000178028" table:display="true" table:show-details="true"/>
                <table:data-pilot-member table:name="0,000178338" table:display="true" table:show-details="true"/>
                <table:data-pilot-member table:name="0,000178358" table:display="true" table:show-details="true"/>
                <table:data-pilot-member table:name="0,000178923" table:display="true" table:show-details="true"/>
                <table:data-pilot-member table:name="0,000178958" table:display="true" table:show-details="true"/>
                <table:data-pilot-member table:name="0,000179162" table:display="true" table:show-details="true"/>
                <table:data-pilot-member table:name="0,000179522" table:display="true" table:show-details="true"/>
                <table:data-pilot-member table:name="0,000179543" table:display="true" table:show-details="true"/>
                <table:data-pilot-member table:name="0,00017956" table:display="true" table:show-details="true"/>
                <table:data-pilot-member table:name="0,000179585" table:display="true" table:show-details="true"/>
                <table:data-pilot-member table:name="0,000179621" table:display="true" table:show-details="true"/>
                <table:data-pilot-member table:name="0,000179662" table:display="true" table:show-details="true"/>
                <table:data-pilot-member table:name="0,000179698" table:display="true" table:show-details="true"/>
                <table:data-pilot-member table:name="0,000180028" table:display="true" table:show-details="true"/>
                <table:data-pilot-member table:name="0,000180112" table:display="true" table:show-details="true"/>
                <table:data-pilot-member table:name="0,000180146" table:display="true" table:show-details="true"/>
                <table:data-pilot-member table:name="0,000180245" table:display="true" table:show-details="true"/>
                <table:data-pilot-member table:name="0,000180333" table:display="true" table:show-details="true"/>
                <table:data-pilot-member table:name="0,00018044" table:display="true" table:show-details="true"/>
                <table:data-pilot-member table:name="0,00018047" table:display="true" table:show-details="true"/>
                <table:data-pilot-member table:name="0,000180682" table:display="true" table:show-details="true"/>
                <table:data-pilot-member table:name="0,000180837" table:display="true" table:show-details="true"/>
                <table:data-pilot-member table:name="0,000180924" table:display="true" table:show-details="true"/>
                <table:data-pilot-member table:name="0,000180934" table:display="true" table:show-details="true"/>
                <table:data-pilot-member table:name="0,000180993" table:display="true" table:show-details="true"/>
                <table:data-pilot-member table:name="0,000181116" table:display="true" table:show-details="true"/>
                <table:data-pilot-member table:name="0,000181141" table:display="true" table:show-details="true"/>
                <table:data-pilot-member table:name="0,000181265" table:display="true" table:show-details="true"/>
                <table:data-pilot-member table:name="0,000181545" table:display="true" table:show-details="true"/>
                <table:data-pilot-member table:name="0,000181702" table:display="true" table:show-details="true"/>
                <table:data-pilot-member table:name="0,000181987" table:display="true" table:show-details="true"/>
                <table:data-pilot-member table:name="0,000182034" table:display="true" table:show-details="true"/>
                <table:data-pilot-member table:name="0,000182076" table:display="true" table:show-details="true"/>
                <table:data-pilot-member table:name="0,000182125" table:display="true" table:show-details="true"/>
                <table:data-pilot-member table:name="0,000182168" table:display="true" table:show-details="true"/>
                <table:data-pilot-member table:name="0,000182222" table:display="true" table:show-details="true"/>
                <table:data-pilot-member table:name="0,000182232" table:display="true" table:show-details="true"/>
                <table:data-pilot-member table:name="0,000182283" table:display="true" table:show-details="true"/>
                <table:data-pilot-member table:name="0,000182285" table:display="true" table:show-details="true"/>
                <table:data-pilot-member table:name="0,000182377" table:display="true" table:show-details="true"/>
                <table:data-pilot-member table:name="0,00018248" table:display="true" table:show-details="true"/>
                <table:data-pilot-member table:name="0,000182531" table:display="true" table:show-details="true"/>
                <table:data-pilot-member table:name="0,000182561" table:display="true" table:show-details="true"/>
                <table:data-pilot-member table:name="0,000182826" table:display="true" table:show-details="true"/>
                <table:data-pilot-member table:name="0,00018286" table:display="true" table:show-details="true"/>
                <table:data-pilot-member table:name="0,000182964" table:display="true" table:show-details="true"/>
                <table:data-pilot-member table:name="0,000182975" table:display="true" table:show-details="true"/>
                <table:data-pilot-member table:name="0,000183063" table:display="true" table:show-details="true"/>
                <table:data-pilot-member table:name="0,000183396" table:display="true" table:show-details="true"/>
                <table:data-pilot-member table:name="0,000183468" table:display="true" table:show-details="true"/>
                <table:data-pilot-member table:name="0,000183507" table:display="true" table:show-details="true"/>
                <table:data-pilot-member table:name="0,000183656" table:display="true" table:show-details="true"/>
                <table:data-pilot-member table:name="0,000183891" table:display="true" table:show-details="true"/>
                <table:data-pilot-member table:name="0,000183904" table:display="true" table:show-details="true"/>
                <table:data-pilot-member table:name="0,000183926" table:display="true" table:show-details="true"/>
                <table:data-pilot-member table:name="0,000184188" table:display="true" table:show-details="true"/>
                <table:data-pilot-member table:name="0,000184361" table:display="true" table:show-details="true"/>
                <table:data-pilot-member table:name="0,000184806" table:display="true" table:show-details="true"/>
                <table:data-pilot-member table:name="0,00018484" table:display="true" table:show-details="true"/>
                <table:data-pilot-member table:name="0,000184916" table:display="true" table:show-details="true"/>
                <table:data-pilot-member table:name="0,000185124" table:display="true" table:show-details="true"/>
                <table:data-pilot-member table:name="0,000185324" table:display="true" table:show-details="true"/>
                <table:data-pilot-member table:name="0,000185344" table:display="true" table:show-details="true"/>
                <table:data-pilot-member table:name="0,000185473" table:display="true" table:show-details="true"/>
                <table:data-pilot-member table:name="0,000185583" table:display="true" table:show-details="true"/>
                <table:data-pilot-member table:name="0,000185736" table:display="true" table:show-details="true"/>
                <table:data-pilot-member table:name="0,000185788" table:display="true" table:show-details="true"/>
                <table:data-pilot-member table:name="0,000186069" table:display="true" table:show-details="true"/>
                <table:data-pilot-member table:name="0,000186098" table:display="true" table:show-details="true"/>
                <table:data-pilot-member table:name="0,000186165" table:display="true" table:show-details="true"/>
                <table:data-pilot-member table:name="0,00018623" table:display="true" table:show-details="true"/>
                <table:data-pilot-member table:name="0,000186912" table:display="true" table:show-details="true"/>
                <table:data-pilot-member table:name="0,000186937" table:display="true" table:show-details="true"/>
                <table:data-pilot-member table:name="0,000187003" table:display="true" table:show-details="true"/>
                <table:data-pilot-member table:name="0,000187026" table:display="true" table:show-details="true"/>
                <table:data-pilot-member table:name="0,000187168" table:display="true" table:show-details="true"/>
                <table:data-pilot-member table:name="0,000187182" table:display="true" table:show-details="true"/>
                <table:data-pilot-member table:name="0,000187206" table:display="true" table:show-details="true"/>
                <table:data-pilot-member table:name="0,000187305" table:display="true" table:show-details="true"/>
                <table:data-pilot-member table:name="0,000187502" table:display="true" table:show-details="true"/>
                <table:data-pilot-member table:name="0,000187504" table:display="true" table:show-details="true"/>
                <table:data-pilot-member table:name="0,00018777" table:display="true" table:show-details="true"/>
                <table:data-pilot-member table:name="0,000187912" table:display="true" table:show-details="true"/>
                <table:data-pilot-member table:name="0,000188013" table:display="true" table:show-details="true"/>
                <table:data-pilot-member table:name="0,000188611" table:display="true" table:show-details="true"/>
                <table:data-pilot-member table:name="0,000188768" table:display="true" table:show-details="true"/>
                <table:data-pilot-member table:name="0,000189105" table:display="true" table:show-details="true"/>
                <table:data-pilot-member table:name="0,000189242" table:display="true" table:show-details="true"/>
                <table:data-pilot-member table:name="0,000190274" table:display="true" table:show-details="true"/>
                <table:data-pilot-member table:name="0,000190305" table:display="true" table:show-details="true"/>
                <table:data-pilot-member table:name="0,00019056" table:display="true" table:show-details="true"/>
                <table:data-pilot-member table:name="0,000190671" table:display="true" table:show-details="true"/>
                <table:data-pilot-member table:name="0,000190673" table:display="true" table:show-details="true"/>
                <table:data-pilot-member table:name="0,000190917" table:display="true" table:show-details="true"/>
                <table:data-pilot-member table:name="0,000191077" table:display="true" table:show-details="true"/>
                <table:data-pilot-member table:name="0,000191119" table:display="true" table:show-details="true"/>
                <table:data-pilot-member table:name="0,000191123" table:display="true" table:show-details="true"/>
                <table:data-pilot-member table:name="0,000191335" table:display="true" table:show-details="true"/>
                <table:data-pilot-member table:name="0,000192094" table:display="true" table:show-details="true"/>
                <table:data-pilot-member table:name="0,000192586" table:display="true" table:show-details="true"/>
                <table:data-pilot-member table:name="0,000192757" table:display="true" table:show-details="true"/>
                <table:data-pilot-member table:name="0,000193147" table:display="true" table:show-details="true"/>
                <table:data-pilot-member table:name="0,000193352" table:display="true" table:show-details="true"/>
                <table:data-pilot-member table:name="0,000193511" table:display="true" table:show-details="true"/>
                <table:data-pilot-member table:name="0,000193698" table:display="true" table:show-details="true"/>
                <table:data-pilot-member table:name="0,000193935" table:display="true" table:show-details="true"/>
                <table:data-pilot-member table:name="0,000194068" table:display="true" table:show-details="true"/>
                <table:data-pilot-member table:name="0,000194712" table:display="true" table:show-details="true"/>
                <table:data-pilot-member table:name="0,000194844" table:display="true" table:show-details="true"/>
                <table:data-pilot-member table:name="0,000194892" table:display="true" table:show-details="true"/>
                <table:data-pilot-member table:name="0,000195207" table:display="true" table:show-details="true"/>
                <table:data-pilot-member table:name="0,000195305" table:display="true" table:show-details="true"/>
                <table:data-pilot-member table:name="0,000195451" table:display="true" table:show-details="true"/>
                <table:data-pilot-member table:name="0,000195453" table:display="true" table:show-details="true"/>
                <table:data-pilot-member table:name="0,0001958" table:display="true" table:show-details="true"/>
                <table:data-pilot-member table:name="0,000196111" table:display="true" table:show-details="true"/>
                <table:data-pilot-member table:name="0,000196341" table:display="true" table:show-details="true"/>
                <table:data-pilot-member table:name="0,000196364" table:display="true" table:show-details="true"/>
                <table:data-pilot-member table:name="0,000196416" table:display="true" table:show-details="true"/>
                <table:data-pilot-member table:name="0,000196496" table:display="true" table:show-details="true"/>
                <table:data-pilot-member table:name="0,000196498" table:display="true" table:show-details="true"/>
                <table:data-pilot-member table:name="0,000196791" table:display="true" table:show-details="true"/>
                <table:data-pilot-member table:name="0,000196867" table:display="true" table:show-details="true"/>
                <table:data-pilot-member table:name="0,000197022" table:display="true" table:show-details="true"/>
                <table:data-pilot-member table:name="0,000197055" table:display="true" table:show-details="true"/>
                <table:data-pilot-member table:name="0,000197171" table:display="true" table:show-details="true"/>
                <table:data-pilot-member table:name="0,000197582" table:display="true" table:show-details="true"/>
                <table:data-pilot-member table:name="0,000197629" table:display="true" table:show-details="true"/>
                <table:data-pilot-member table:name="0,000197712" table:display="true" table:show-details="true"/>
                <table:data-pilot-member table:name="0,00019773" table:display="true" table:show-details="true"/>
                <table:data-pilot-member table:name="0,000197778" table:display="true" table:show-details="true"/>
                <table:data-pilot-member table:name="0,000198466" table:display="true" table:show-details="true"/>
                <table:data-pilot-member table:name="0,00019866" table:display="true" table:show-details="true"/>
                <table:data-pilot-member table:name="0,000198977" table:display="true" table:show-details="true"/>
                <table:data-pilot-member table:name="0,000199009" table:display="true" table:show-details="true"/>
                <table:data-pilot-member table:name="0,000199439" table:display="true" table:show-details="true"/>
                <table:data-pilot-member table:name="0,000199452" table:display="true" table:show-details="true"/>
                <table:data-pilot-member table:name="0,000199741" table:display="true" table:show-details="true"/>
                <table:data-pilot-member table:name="0,000200455" table:display="true" table:show-details="true"/>
                <table:data-pilot-member table:name="0,000200915" table:display="true" table:show-details="true"/>
                <table:data-pilot-member table:name="0,000201306" table:display="true" table:show-details="true"/>
                <table:data-pilot-member table:name="0,000201369" table:display="true" table:show-details="true"/>
                <table:data-pilot-member table:name="0,00020165" table:display="true" table:show-details="true"/>
                <table:data-pilot-member table:name="0,000201775" table:display="true" table:show-details="true"/>
                <table:data-pilot-member table:name="0,000201972" table:display="true" table:show-details="true"/>
                <table:data-pilot-member table:name="0,000202342" table:display="true" table:show-details="true"/>
                <table:data-pilot-member table:name="0,000202445" table:display="true" table:show-details="true"/>
                <table:data-pilot-member table:name="0,000202456" table:display="true" table:show-details="true"/>
                <table:data-pilot-member table:name="0,000202933" table:display="true" table:show-details="true"/>
                <table:data-pilot-member table:name="0,000203489" table:display="true" table:show-details="true"/>
                <table:data-pilot-member table:name="0,000203584" table:display="true" table:show-details="true"/>
                <table:data-pilot-member table:name="0,000203679" table:display="true" table:show-details="true"/>
                <table:data-pilot-member table:name="0,000203885" table:display="true" table:show-details="true"/>
                <table:data-pilot-member table:name="0,000203916" table:display="true" table:show-details="true"/>
                <table:data-pilot-member table:name="0,000204171" table:display="true" table:show-details="true"/>
                <table:data-pilot-member table:name="0,000204218" table:display="true" table:show-details="true"/>
                <table:data-pilot-member table:name="0,000204437" table:display="true" table:show-details="true"/>
                <table:data-pilot-member table:name="0,000204438" table:display="true" table:show-details="true"/>
                <table:data-pilot-member table:name="0,000204463" table:display="true" table:show-details="true"/>
                <table:data-pilot-member table:name="0,000204651" table:display="true" table:show-details="true"/>
                <table:data-pilot-member table:name="0,000204691" table:display="true" table:show-details="true"/>
                <table:data-pilot-member table:name="0,000205139" table:display="true" table:show-details="true"/>
                <table:data-pilot-member table:name="0,000205282" table:display="true" table:show-details="true"/>
                <table:data-pilot-member table:name="0,00020563" table:display="true" table:show-details="true"/>
                <table:data-pilot-member table:name="0,000205803" table:display="true" table:show-details="true"/>
                <table:data-pilot-member table:name="0,000206138" table:display="true" table:show-details="true"/>
                <table:data-pilot-member table:name="0,000206176" table:display="true" table:show-details="true"/>
                <table:data-pilot-member table:name="0,000206288" table:display="true" table:show-details="true"/>
                <table:data-pilot-member table:name="0,000206337" table:display="true" table:show-details="true"/>
                <table:data-pilot-member table:name="0,000206511" table:display="true" table:show-details="true"/>
                <table:data-pilot-member table:name="0,000207216" table:display="true" table:show-details="true"/>
                <table:data-pilot-member table:name="0,000207568" table:display="true" table:show-details="true"/>
                <table:data-pilot-member table:name="0,000208112" table:display="true" table:show-details="true"/>
                <table:data-pilot-member table:name="0,00020843" table:display="true" table:show-details="true"/>
                <table:data-pilot-member table:name="0,000208623" table:display="true" table:show-details="true"/>
                <table:data-pilot-member table:name="0,000209174" table:display="true" table:show-details="true"/>
                <table:data-pilot-member table:name="0,000209183" table:display="true" table:show-details="true"/>
                <table:data-pilot-member table:name="0,000209359" table:display="true" table:show-details="true"/>
                <table:data-pilot-member table:name="0,000210103" table:display="true" table:show-details="true"/>
                <table:data-pilot-member table:name="0,000210109" table:display="true" table:show-details="true"/>
                <table:data-pilot-member table:name="0,000210274" table:display="true" table:show-details="true"/>
                <table:data-pilot-member table:name="0,000210603" table:display="true" table:show-details="true"/>
                <table:data-pilot-member table:name="0,000211274" table:display="true" table:show-details="true"/>
                <table:data-pilot-member table:name="0,000211362" table:display="true" table:show-details="true"/>
                <table:data-pilot-member table:name="0,000211363" table:display="true" table:show-details="true"/>
                <table:data-pilot-member table:name="0,000211473" table:display="true" table:show-details="true"/>
                <table:data-pilot-member table:name="0,00021179" table:display="true" table:show-details="true"/>
                <table:data-pilot-member table:name="0,00021249" table:display="true" table:show-details="true"/>
                <table:data-pilot-member table:name="0,000213155" table:display="true" table:show-details="true"/>
                <table:data-pilot-member table:name="0,000213795" table:display="true" table:show-details="true"/>
                <table:data-pilot-member table:name="0,000213847" table:display="true" table:show-details="true"/>
                <table:data-pilot-member table:name="0,000214189" table:display="true" table:show-details="true"/>
                <table:data-pilot-member table:name="0,000214585" table:display="true" table:show-details="true"/>
                <table:data-pilot-member table:name="0,000214619" table:display="true" table:show-details="true"/>
                <table:data-pilot-member table:name="0,000215005" table:display="true" table:show-details="true"/>
                <table:data-pilot-member table:name="0,000215114" table:display="true" table:show-details="true"/>
                <table:data-pilot-member table:name="0,000215524" table:display="true" table:show-details="true"/>
                <table:data-pilot-member table:name="0,000215867" table:display="true" table:show-details="true"/>
                <table:data-pilot-member table:name="0,000216178" table:display="true" table:show-details="true"/>
                <table:data-pilot-member table:name="0,000216289" table:display="true" table:show-details="true"/>
                <table:data-pilot-member table:name="0,000216363" table:display="true" table:show-details="true"/>
                <table:data-pilot-member table:name="0,000216445" table:display="true" table:show-details="true"/>
                <table:data-pilot-member table:name="0,000216708" table:display="true" table:show-details="true"/>
                <table:data-pilot-member table:name="0,000216983" table:display="true" table:show-details="true"/>
                <table:data-pilot-member table:name="0,000217139" table:display="true" table:show-details="true"/>
                <table:data-pilot-member table:name="0,000217296" table:display="true" table:show-details="true"/>
                <table:data-pilot-member table:name="0,000217389" table:display="true" table:show-details="true"/>
                <table:data-pilot-member table:name="0,000217449" table:display="true" table:show-details="true"/>
                <table:data-pilot-member table:name="0,000217611" table:display="true" table:show-details="true"/>
                <table:data-pilot-member table:name="0,000218068" table:display="true" table:show-details="true"/>
                <table:data-pilot-member table:name="0,000218122" table:display="true" table:show-details="true"/>
                <table:data-pilot-member table:name="0,000218258" table:display="true" table:show-details="true"/>
                <table:data-pilot-member table:name="0,000218453" table:display="true" table:show-details="true"/>
                <table:data-pilot-member table:name="0,000218921" table:display="true" table:show-details="true"/>
                <table:data-pilot-member table:name="0,00021893" table:display="true" table:show-details="true"/>
                <table:data-pilot-member table:name="0,000218946" table:display="true" table:show-details="true"/>
                <table:data-pilot-member table:name="0,000219127" table:display="true" table:show-details="true"/>
                <table:data-pilot-member table:name="0,000219286" table:display="true" table:show-details="true"/>
                <table:data-pilot-member table:name="0,000219358" table:display="true" table:show-details="true"/>
                <table:data-pilot-member table:name="0,000219818" table:display="true" table:show-details="true"/>
                <table:data-pilot-member table:name="0,000219857" table:display="true" table:show-details="true"/>
                <table:data-pilot-member table:name="0,000219934" table:display="true" table:show-details="true"/>
                <table:data-pilot-member table:name="0,00022016" table:display="true" table:show-details="true"/>
                <table:data-pilot-member table:name="0,00022027" table:display="true" table:show-details="true"/>
                <table:data-pilot-member table:name="0,000220306" table:display="true" table:show-details="true"/>
                <table:data-pilot-member table:name="0,00022113" table:display="true" table:show-details="true"/>
                <table:data-pilot-member table:name="0,000221714" table:display="true" table:show-details="true"/>
                <table:data-pilot-member table:name="0,000221863" table:display="true" table:show-details="true"/>
                <table:data-pilot-member table:name="0,000222449" table:display="true" table:show-details="true"/>
                <table:data-pilot-member table:name="0,000222509" table:display="true" table:show-details="true"/>
                <table:data-pilot-member table:name="0,00022254" table:display="true" table:show-details="true"/>
                <table:data-pilot-member table:name="0,000222827" table:display="true" table:show-details="true"/>
                <table:data-pilot-member table:name="0,000222921" table:display="true" table:show-details="true"/>
                <table:data-pilot-member table:name="0,000223349" table:display="true" table:show-details="true"/>
                <table:data-pilot-member table:name="0,000223465" table:display="true" table:show-details="true"/>
                <table:data-pilot-member table:name="0,000223579" table:display="true" table:show-details="true"/>
                <table:data-pilot-member table:name="0,000223926" table:display="true" table:show-details="true"/>
                <table:data-pilot-member table:name="0,000224605" table:display="true" table:show-details="true"/>
                <table:data-pilot-member table:name="0,000224882" table:display="true" table:show-details="true"/>
                <table:data-pilot-member table:name="0,000225423" table:display="true" table:show-details="true"/>
                <table:data-pilot-member table:name="0,000225536" table:display="true" table:show-details="true"/>
                <table:data-pilot-member table:name="0,000226079" table:display="true" table:show-details="true"/>
                <table:data-pilot-member table:name="0,000226554" table:display="true" table:show-details="true"/>
                <table:data-pilot-member table:name="0,000226702" table:display="true" table:show-details="true"/>
                <table:data-pilot-member table:name="0,000227062" table:display="true" table:show-details="true"/>
                <table:data-pilot-member table:name="0,000227086" table:display="true" table:show-details="true"/>
                <table:data-pilot-member table:name="0,000227409" table:display="true" table:show-details="true"/>
                <table:data-pilot-member table:name="0,000227613" table:display="true" table:show-details="true"/>
                <table:data-pilot-member table:name="0,000227911" table:display="true" table:show-details="true"/>
                <table:data-pilot-member table:name="0,000227965" table:display="true" table:show-details="true"/>
                <table:data-pilot-member table:name="0,000228115" table:display="true" table:show-details="true"/>
                <table:data-pilot-member table:name="0,000228156" table:display="true" table:show-details="true"/>
                <table:data-pilot-member table:name="0,000228307" table:display="true" table:show-details="true"/>
                <table:data-pilot-member table:name="0,000229034" table:display="true" table:show-details="true"/>
                <table:data-pilot-member table:name="0,000229106" table:display="true" table:show-details="true"/>
                <table:data-pilot-member table:name="0,000229775" table:display="true" table:show-details="true"/>
                <table:data-pilot-member table:name="0,00022996" table:display="true" table:show-details="true"/>
                <table:data-pilot-member table:name="0,000230004" table:display="true" table:show-details="true"/>
                <table:data-pilot-member table:name="0,000230303" table:display="true" table:show-details="true"/>
                <table:data-pilot-member table:name="0,000230436" table:display="true" table:show-details="true"/>
                <table:data-pilot-member table:name="0,000230654" table:display="true" table:show-details="true"/>
                <table:data-pilot-member table:name="0,000231138" table:display="true" table:show-details="true"/>
                <table:data-pilot-member table:name="0,000232357" table:display="true" table:show-details="true"/>
                <table:data-pilot-member table:name="0,000232491" table:display="true" table:show-details="true"/>
                <table:data-pilot-member table:name="0,00023341" table:display="true" table:show-details="true"/>
                <table:data-pilot-member table:name="0,000233821" table:display="true" table:show-details="true"/>
                <table:data-pilot-member table:name="0,000234268" table:display="true" table:show-details="true"/>
                <table:data-pilot-member table:name="0,000235264" table:display="true" table:show-details="true"/>
                <table:data-pilot-member table:name="0,000235697" table:display="true" table:show-details="true"/>
                <table:data-pilot-member table:name="0,000236538" table:display="true" table:show-details="true"/>
                <table:data-pilot-member table:name="0,00023683" table:display="true" table:show-details="true"/>
                <table:data-pilot-member table:name="0,000237448" table:display="true" table:show-details="true"/>
                <table:data-pilot-member table:name="0,000237917" table:display="true" table:show-details="true"/>
                <table:data-pilot-member table:name="0,000238002" table:display="true" table:show-details="true"/>
                <table:data-pilot-member table:name="0,000238836" table:display="true" table:show-details="true"/>
                <table:data-pilot-member table:name="0,000238952" table:display="true" table:show-details="true"/>
                <table:data-pilot-member table:name="0,000239548" table:display="true" table:show-details="true"/>
                <table:data-pilot-member table:name="0,000239702" table:display="true" table:show-details="true"/>
                <table:data-pilot-member table:name="0,000239817" table:display="true" table:show-details="true"/>
                <table:data-pilot-member table:name="0,000239832" table:display="true" table:show-details="true"/>
                <table:data-pilot-member table:name="0,000240095" table:display="true" table:show-details="true"/>
                <table:data-pilot-member table:name="0,000240103" table:display="true" table:show-details="true"/>
                <table:data-pilot-member table:name="0,000240558" table:display="true" table:show-details="true"/>
                <table:data-pilot-member table:name="0,000240675" table:display="true" table:show-details="true"/>
                <table:data-pilot-member table:name="0,00024068" table:display="true" table:show-details="true"/>
                <table:data-pilot-member table:name="0,000240696" table:display="true" table:show-details="true"/>
                <table:data-pilot-member table:name="0,00024095" table:display="true" table:show-details="true"/>
                <table:data-pilot-member table:name="0,000241579" table:display="true" table:show-details="true"/>
                <table:data-pilot-member table:name="0,000241935" table:display="true" table:show-details="true"/>
                <table:data-pilot-member table:name="0,000241979" table:display="true" table:show-details="true"/>
                <table:data-pilot-member table:name="0,000242184" table:display="true" table:show-details="true"/>
                <table:data-pilot-member table:name="0,000242257" table:display="true" table:show-details="true"/>
                <table:data-pilot-member table:name="0,000242339" table:display="true" table:show-details="true"/>
                <table:data-pilot-member table:name="0,000242651" table:display="true" table:show-details="true"/>
                <table:data-pilot-member table:name="0,000242667" table:display="true" table:show-details="true"/>
                <table:data-pilot-member table:name="0,000242709" table:display="true" table:show-details="true"/>
                <table:data-pilot-member table:name="0,000242721" table:display="true" table:show-details="true"/>
                <table:data-pilot-member table:name="0,00024289" table:display="true" table:show-details="true"/>
                <table:data-pilot-member table:name="0,000242909" table:display="true" table:show-details="true"/>
                <table:data-pilot-member table:name="0,000243027" table:display="true" table:show-details="true"/>
                <table:data-pilot-member table:name="0,000244055" table:display="true" table:show-details="true"/>
                <table:data-pilot-member table:name="0,000244764" table:display="true" table:show-details="true"/>
                <table:data-pilot-member table:name="0,000245364" table:display="true" table:show-details="true"/>
                <table:data-pilot-member table:name="0,000245599" table:display="true" table:show-details="true"/>
                <table:data-pilot-member table:name="0,000245644" table:display="true" table:show-details="true"/>
                <table:data-pilot-member table:name="0,000246153" table:display="true" table:show-details="true"/>
                <table:data-pilot-member table:name="0,000247133" table:display="true" table:show-details="true"/>
                <table:data-pilot-member table:name="0,000247641" table:display="true" table:show-details="true"/>
                <table:data-pilot-member table:name="0,000247741" table:display="true" table:show-details="true"/>
                <table:data-pilot-member table:name="0,000248408" table:display="true" table:show-details="true"/>
                <table:data-pilot-member table:name="0,000248844" table:display="true" table:show-details="true"/>
                <table:data-pilot-member table:name="0,000248873" table:display="true" table:show-details="true"/>
                <table:data-pilot-member table:name="0,000248975" table:display="true" table:show-details="true"/>
                <table:data-pilot-member table:name="0,000249584" table:display="true" table:show-details="true"/>
                <table:data-pilot-member table:name="0,000250679" table:display="true" table:show-details="true"/>
                <table:data-pilot-member table:name="0,000251051" table:display="true" table:show-details="true"/>
                <table:data-pilot-member table:name="0,000251092" table:display="true" table:show-details="true"/>
                <table:data-pilot-member table:name="0,000251347" table:display="true" table:show-details="true"/>
                <table:data-pilot-member table:name="0,000251772" table:display="true" table:show-details="true"/>
                <table:data-pilot-member table:name="0,000251877" table:display="true" table:show-details="true"/>
                <table:data-pilot-member table:name="0,000252175" table:display="true" table:show-details="true"/>
                <table:data-pilot-member table:name="0,000253076" table:display="true" table:show-details="true"/>
                <table:data-pilot-member table:name="0,000253216" table:display="true" table:show-details="true"/>
                <table:data-pilot-member table:name="0,000253973" table:display="true" table:show-details="true"/>
                <table:data-pilot-member table:name="0,000254625" table:display="true" table:show-details="true"/>
                <table:data-pilot-member table:name="0,000255049" table:display="true" table:show-details="true"/>
                <table:data-pilot-member table:name="0,000255123" table:display="true" table:show-details="true"/>
                <table:data-pilot-member table:name="0,000255148" table:display="true" table:show-details="true"/>
                <table:data-pilot-member table:name="0,00025548" table:display="true" table:show-details="true"/>
                <table:data-pilot-member table:name="0,000255703" table:display="true" table:show-details="true"/>
                <table:data-pilot-member table:name="0,000255846" table:display="true" table:show-details="true"/>
                <table:data-pilot-member table:name="0,000256069" table:display="true" table:show-details="true"/>
                <table:data-pilot-member table:name="0,000256169" table:display="true" table:show-details="true"/>
                <table:data-pilot-member table:name="0,000256288" table:display="true" table:show-details="true"/>
                <table:data-pilot-member table:name="0,000256691" table:display="true" table:show-details="true"/>
                <table:data-pilot-member table:name="0,000256728" table:display="true" table:show-details="true"/>
                <table:data-pilot-member table:name="0,000256822" table:display="true" table:show-details="true"/>
                <table:data-pilot-member table:name="0,00025785" table:display="true" table:show-details="true"/>
                <table:data-pilot-member table:name="0,000258386" table:display="true" table:show-details="true"/>
                <table:data-pilot-member table:name="0,00025862" table:display="true" table:show-details="true"/>
                <table:data-pilot-member table:name="0,000258698" table:display="true" table:show-details="true"/>
                <table:data-pilot-member table:name="0,000259197" table:display="true" table:show-details="true"/>
                <table:data-pilot-member table:name="0,000259286" table:display="true" table:show-details="true"/>
                <table:data-pilot-member table:name="0,000259414" table:display="true" table:show-details="true"/>
                <table:data-pilot-member table:name="0,000259533" table:display="true" table:show-details="true"/>
                <table:data-pilot-member table:name="0,000259768" table:display="true" table:show-details="true"/>
                <table:data-pilot-member table:name="0,000259939" table:display="true" table:show-details="true"/>
                <table:data-pilot-member table:name="0,000260224" table:display="true" table:show-details="true"/>
                <table:data-pilot-member table:name="0,000260236" table:display="true" table:show-details="true"/>
                <table:data-pilot-member table:name="0,000260703" table:display="true" table:show-details="true"/>
                <table:data-pilot-member table:name="0,000261011" table:display="true" table:show-details="true"/>
                <table:data-pilot-member table:name="0,000261135" table:display="true" table:show-details="true"/>
                <table:data-pilot-member table:name="0,000261617" table:display="true" table:show-details="true"/>
                <table:data-pilot-member table:name="0,000262024" table:display="true" table:show-details="true"/>
                <table:data-pilot-member table:name="0,000262038" table:display="true" table:show-details="true"/>
                <table:data-pilot-member table:name="0,000262129" table:display="true" table:show-details="true"/>
                <table:data-pilot-member table:name="0,000262871" table:display="true" table:show-details="true"/>
                <table:data-pilot-member table:name="0,000263158" table:display="true" table:show-details="true"/>
                <table:data-pilot-member table:name="0,000263248" table:display="true" table:show-details="true"/>
                <table:data-pilot-member table:name="0,00026362" table:display="true" table:show-details="true"/>
                <table:data-pilot-member table:name="0,000263933" table:display="true" table:show-details="true"/>
                <table:data-pilot-member table:name="0,000265078" table:display="true" table:show-details="true"/>
                <table:data-pilot-member table:name="0,000265694" table:display="true" table:show-details="true"/>
                <table:data-pilot-member table:name="0,000266057" table:display="true" table:show-details="true"/>
                <table:data-pilot-member table:name="0,000266428" table:display="true" table:show-details="true"/>
                <table:data-pilot-member table:name="0,000268871" table:display="true" table:show-details="true"/>
                <table:data-pilot-member table:name="0,000269172" table:display="true" table:show-details="true"/>
                <table:data-pilot-member table:name="0,000269386" table:display="true" table:show-details="true"/>
                <table:data-pilot-member table:name="0,000269525" table:display="true" table:show-details="true"/>
                <table:data-pilot-member table:name="0,000270358" table:display="true" table:show-details="true"/>
                <table:data-pilot-member table:name="0,000270724" table:display="true" table:show-details="true"/>
                <table:data-pilot-member table:name="0,000270812" table:display="true" table:show-details="true"/>
                <table:data-pilot-member table:name="0,000271148" table:display="true" table:show-details="true"/>
                <table:data-pilot-member table:name="0,000271445" table:display="true" table:show-details="true"/>
                <table:data-pilot-member table:name="0,000271492" table:display="true" table:show-details="true"/>
                <table:data-pilot-member table:name="0,000271575" table:display="true" table:show-details="true"/>
                <table:data-pilot-member table:name="0,000272402" table:display="true" table:show-details="true"/>
                <table:data-pilot-member table:name="0,00027272" table:display="true" table:show-details="true"/>
                <table:data-pilot-member table:name="0,000273325" table:display="true" table:show-details="true"/>
                <table:data-pilot-member table:name="0,000273484" table:display="true" table:show-details="true"/>
                <table:data-pilot-member table:name="0,000275849" table:display="true" table:show-details="true"/>
                <table:data-pilot-member table:name="0,000276256" table:display="true" table:show-details="true"/>
                <table:data-pilot-member table:name="0,000276393" table:display="true" table:show-details="true"/>
                <table:data-pilot-member table:name="0,000276407" table:display="true" table:show-details="true"/>
                <table:data-pilot-member table:name="0,000276484" table:display="true" table:show-details="true"/>
                <table:data-pilot-member table:name="0,000276656" table:display="true" table:show-details="true"/>
                <table:data-pilot-member table:name="0,000276968" table:display="true" table:show-details="true"/>
                <table:data-pilot-member table:name="0,000277092" table:display="true" table:show-details="true"/>
                <table:data-pilot-member table:name="0,000279392" table:display="true" table:show-details="true"/>
                <table:data-pilot-member table:name="0,00027947" table:display="true" table:show-details="true"/>
                <table:data-pilot-member table:name="0,000280665" table:display="true" table:show-details="true"/>
                <table:data-pilot-member table:name="0,00028152" table:display="true" table:show-details="true"/>
                <table:data-pilot-member table:name="0,00028215" table:display="true" table:show-details="true"/>
                <table:data-pilot-member table:name="0,000283501" table:display="true" table:show-details="true"/>
                <table:data-pilot-member table:name="0,000283609" table:display="true" table:show-details="true"/>
                <table:data-pilot-member table:name="0,00028485" table:display="true" table:show-details="true"/>
                <table:data-pilot-member table:name="0,000285277" table:display="true" table:show-details="true"/>
                <table:data-pilot-member table:name="0,000286458" table:display="true" table:show-details="true"/>
                <table:data-pilot-member table:name="0,00028659" table:display="true" table:show-details="true"/>
                <table:data-pilot-member table:name="0,000287319" table:display="true" table:show-details="true"/>
                <table:data-pilot-member table:name="0,000287603" table:display="true" table:show-details="true"/>
                <table:data-pilot-member table:name="0,000287828" table:display="true" table:show-details="true"/>
                <table:data-pilot-member table:name="0,000287937" table:display="true" table:show-details="true"/>
                <table:data-pilot-member table:name="0,000287972" table:display="true" table:show-details="true"/>
                <table:data-pilot-member table:name="0,000288011" table:display="true" table:show-details="true"/>
                <table:data-pilot-member table:name="0,000289184" table:display="true" table:show-details="true"/>
                <table:data-pilot-member table:name="0,000289515" table:display="true" table:show-details="true"/>
                <table:data-pilot-member table:name="0,000289815" table:display="true" table:show-details="true"/>
                <table:data-pilot-member table:name="0,000290857" table:display="true" table:show-details="true"/>
                <table:data-pilot-member table:name="0,000291292" table:display="true" table:show-details="true"/>
                <table:data-pilot-member table:name="0,000292162" table:display="true" table:show-details="true"/>
                <table:data-pilot-member table:name="0,000292182" table:display="true" table:show-details="true"/>
                <table:data-pilot-member table:name="0,000292246" table:display="true" table:show-details="true"/>
                <table:data-pilot-member table:name="0,00029331" table:display="true" table:show-details="true"/>
                <table:data-pilot-member table:name="0,000293354" table:display="true" table:show-details="true"/>
                <table:data-pilot-member table:name="0,000294051" table:display="true" table:show-details="true"/>
                <table:data-pilot-member table:name="0,000294306" table:display="true" table:show-details="true"/>
                <table:data-pilot-member table:name="0,000295313" table:display="true" table:show-details="true"/>
                <table:data-pilot-member table:name="0,00029566" table:display="true" table:show-details="true"/>
                <table:data-pilot-member table:name="0,000296633" table:display="true" table:show-details="true"/>
                <table:data-pilot-member table:name="0,000296758" table:display="true" table:show-details="true"/>
                <table:data-pilot-member table:name="0,00029729" table:display="true" table:show-details="true"/>
                <table:data-pilot-member table:name="0,000297625" table:display="true" table:show-details="true"/>
                <table:data-pilot-member table:name="0,00029782" table:display="true" table:show-details="true"/>
                <table:data-pilot-member table:name="0,000298229" table:display="true" table:show-details="true"/>
                <table:data-pilot-member table:name="0,000298764" table:display="true" table:show-details="true"/>
                <table:data-pilot-member table:name="0,000298773" table:display="true" table:show-details="true"/>
                <table:data-pilot-member table:name="0,000299756" table:display="true" table:show-details="true"/>
                <table:data-pilot-member table:name="0,000300039" table:display="true" table:show-details="true"/>
                <table:data-pilot-member table:name="0,000300129" table:display="true" table:show-details="true"/>
                <table:data-pilot-member table:name="0,000300673" table:display="true" table:show-details="true"/>
                <table:data-pilot-member table:name="0,000300875" table:display="true" table:show-details="true"/>
                <table:data-pilot-member table:name="0,000301281" table:display="true" table:show-details="true"/>
                <table:data-pilot-member table:name="0,000302259" table:display="true" table:show-details="true"/>
                <table:data-pilot-member table:name="0,000302996" table:display="true" table:show-details="true"/>
                <table:data-pilot-member table:name="0,000303016" table:display="true" table:show-details="true"/>
                <table:data-pilot-member table:name="0,000303566" table:display="true" table:show-details="true"/>
                <table:data-pilot-member table:name="0,00030404" table:display="true" table:show-details="true"/>
                <table:data-pilot-member table:name="0,000304275" table:display="true" table:show-details="true"/>
                <table:data-pilot-member table:name="0,000305792" table:display="true" table:show-details="true"/>
                <table:data-pilot-member table:name="0,000305911" table:display="true" table:show-details="true"/>
                <table:data-pilot-member table:name="0,000306997" table:display="true" table:show-details="true"/>
                <table:data-pilot-member table:name="0,00030774" table:display="true" table:show-details="true"/>
                <table:data-pilot-member table:name="0,000308245" table:display="true" table:show-details="true"/>
                <table:data-pilot-member table:name="0,000308302" table:display="true" table:show-details="true"/>
                <table:data-pilot-member table:name="0,000308478" table:display="true" table:show-details="true"/>
                <table:data-pilot-member table:name="0,000308736" table:display="true" table:show-details="true"/>
                <table:data-pilot-member table:name="0,000308858" table:display="true" table:show-details="true"/>
                <table:data-pilot-member table:name="0,000309835" table:display="true" table:show-details="true"/>
                <table:data-pilot-member table:name="0,00030984" table:display="true" table:show-details="true"/>
                <table:data-pilot-member table:name="0,000310768" table:display="true" table:show-details="true"/>
                <table:data-pilot-member table:name="0,00031077" table:display="true" table:show-details="true"/>
                <table:data-pilot-member table:name="0,000311196" table:display="true" table:show-details="true"/>
                <table:data-pilot-member table:name="0,000313283" table:display="true" table:show-details="true"/>
                <table:data-pilot-member table:name="0,000313403" table:display="true" table:show-details="true"/>
                <table:data-pilot-member table:name="0,000315283" table:display="true" table:show-details="true"/>
                <table:data-pilot-member table:name="0,000315531" table:display="true" table:show-details="true"/>
                <table:data-pilot-member table:name="0,000315963" table:display="true" table:show-details="true"/>
                <table:data-pilot-member table:name="0,000316452" table:display="true" table:show-details="true"/>
                <table:data-pilot-member table:name="0,000316924" table:display="true" table:show-details="true"/>
                <table:data-pilot-member table:name="0,000317667" table:display="true" table:show-details="true"/>
                <table:data-pilot-member table:name="0,000318327" table:display="true" table:show-details="true"/>
                <table:data-pilot-member table:name="0,000318609" table:display="true" table:show-details="true"/>
                <table:data-pilot-member table:name="0,000319192" table:display="true" table:show-details="true"/>
                <table:data-pilot-member table:name="0,000320316" table:display="true" table:show-details="true"/>
                <table:data-pilot-member table:name="0,000320331" table:display="true" table:show-details="true"/>
                <table:data-pilot-member table:name="0,000320485" table:display="true" table:show-details="true"/>
                <table:data-pilot-member table:name="0,000320717" table:display="true" table:show-details="true"/>
                <table:data-pilot-member table:name="0,000321989" table:display="true" table:show-details="true"/>
                <table:data-pilot-member table:name="0,0003226" table:display="true" table:show-details="true"/>
                <table:data-pilot-member table:name="0,000322845" table:display="true" table:show-details="true"/>
                <table:data-pilot-member table:name="0,000323256" table:display="true" table:show-details="true"/>
                <table:data-pilot-member table:name="0,000324424" table:display="true" table:show-details="true"/>
                <table:data-pilot-member table:name="0,000324519" table:display="true" table:show-details="true"/>
                <table:data-pilot-member table:name="0,000325336" table:display="true" table:show-details="true"/>
                <table:data-pilot-member table:name="0,000325465" table:display="true" table:show-details="true"/>
                <table:data-pilot-member table:name="0,00032729" table:display="true" table:show-details="true"/>
                <table:data-pilot-member table:name="0,000328179" table:display="true" table:show-details="true"/>
                <table:data-pilot-member table:name="0,000328265" table:display="true" table:show-details="true"/>
                <table:data-pilot-member table:name="0,00032864" table:display="true" table:show-details="true"/>
                <table:data-pilot-member table:name="0,000329048" table:display="true" table:show-details="true"/>
                <table:data-pilot-member table:name="0,000329521" table:display="true" table:show-details="true"/>
                <table:data-pilot-member table:name="0,000330332" table:display="true" table:show-details="true"/>
                <table:data-pilot-member table:name="0,000331747" table:display="true" table:show-details="true"/>
                <table:data-pilot-member table:name="0,000333426" table:display="true" table:show-details="true"/>
                <table:data-pilot-member table:name="0,0003336" table:display="true" table:show-details="true"/>
                <table:data-pilot-member table:name="0,00033379" table:display="true" table:show-details="true"/>
                <table:data-pilot-member table:name="0,000336171" table:display="true" table:show-details="true"/>
                <table:data-pilot-member table:name="0,000338287" table:display="true" table:show-details="true"/>
                <table:data-pilot-member table:name="0,000338488" table:display="true" table:show-details="true"/>
                <table:data-pilot-member table:name="0,000338544" table:display="true" table:show-details="true"/>
                <table:data-pilot-member table:name="0,000339381" table:display="true" table:show-details="true"/>
                <table:data-pilot-member table:name="0,000339667" table:display="true" table:show-details="true"/>
                <table:data-pilot-member table:name="0,000340926" table:display="true" table:show-details="true"/>
                <table:data-pilot-member table:name="0,000341201" table:display="true" table:show-details="true"/>
                <table:data-pilot-member table:name="0,000343053" table:display="true" table:show-details="true"/>
                <table:data-pilot-member table:name="0,000343113" table:display="true" table:show-details="true"/>
                <table:data-pilot-member table:name="0,000343147" table:display="true" table:show-details="true"/>
                <table:data-pilot-member table:name="0,000343833" table:display="true" table:show-details="true"/>
                <table:data-pilot-member table:name="0,000343972" table:display="true" table:show-details="true"/>
                <table:data-pilot-member table:name="0,000345597" table:display="true" table:show-details="true"/>
                <table:data-pilot-member table:name="0,000346095" table:display="true" table:show-details="true"/>
                <table:data-pilot-member table:name="0,000347121" table:display="true" table:show-details="true"/>
                <table:data-pilot-member table:name="0,000348246" table:display="true" table:show-details="true"/>
                <table:data-pilot-member table:name="0,000348642" table:display="true" table:show-details="true"/>
                <table:data-pilot-member table:name="0,000349438" table:display="true" table:show-details="true"/>
                <table:data-pilot-member table:name="0,000349704" table:display="true" table:show-details="true"/>
                <table:data-pilot-member table:name="0,000350662" table:display="true" table:show-details="true"/>
                <table:data-pilot-member table:name="0,000351668" table:display="true" table:show-details="true"/>
                <table:data-pilot-member table:name="0,000351814" table:display="true" table:show-details="true"/>
                <table:data-pilot-member table:name="0,00035212" table:display="true" table:show-details="true"/>
                <table:data-pilot-member table:name="0,000352645" table:display="true" table:show-details="true"/>
                <table:data-pilot-member table:name="0,000353649" table:display="true" table:show-details="true"/>
                <table:data-pilot-member table:name="0,000354465" table:display="true" table:show-details="true"/>
                <table:data-pilot-member table:name="0,000355075" table:display="true" table:show-details="true"/>
                <table:data-pilot-member table:name="0,000355436" table:display="true" table:show-details="true"/>
                <table:data-pilot-member table:name="0,000355557" table:display="true" table:show-details="true"/>
                <table:data-pilot-member table:name="0,000355578" table:display="true" table:show-details="true"/>
                <table:data-pilot-member table:name="0,000356161" table:display="true" table:show-details="true"/>
                <table:data-pilot-member table:name="0,00035625" table:display="true" table:show-details="true"/>
                <table:data-pilot-member table:name="0,000356439" table:display="true" table:show-details="true"/>
                <table:data-pilot-member table:name="0,000356823" table:display="true" table:show-details="true"/>
                <table:data-pilot-member table:name="0,00035694" table:display="true" table:show-details="true"/>
                <table:data-pilot-member table:name="0,000357157" table:display="true" table:show-details="true"/>
                <table:data-pilot-member table:name="0,00035752" table:display="true" table:show-details="true"/>
                <table:data-pilot-member table:name="0,000358399" table:display="true" table:show-details="true"/>
                <table:data-pilot-member table:name="0,000358968" table:display="true" table:show-details="true"/>
                <table:data-pilot-member table:name="0,000360756" table:display="true" table:show-details="true"/>
                <table:data-pilot-member table:name="0,0003621" table:display="true" table:show-details="true"/>
                <table:data-pilot-member table:name="0,000363434" table:display="true" table:show-details="true"/>
                <table:data-pilot-member table:name="0,000364365" table:display="true" table:show-details="true"/>
                <table:data-pilot-member table:name="0,000366358" table:display="true" table:show-details="true"/>
                <table:data-pilot-member table:name="0,000367007" table:display="true" table:show-details="true"/>
                <table:data-pilot-member table:name="0,000367195" table:display="true" table:show-details="true"/>
                <table:data-pilot-member table:name="0,000367376" table:display="true" table:show-details="true"/>
                <table:data-pilot-member table:name="0,000367574" table:display="true" table:show-details="true"/>
                <table:data-pilot-member table:name="0,000368928" table:display="true" table:show-details="true"/>
                <table:data-pilot-member table:name="0,000370175" table:display="true" table:show-details="true"/>
                <table:data-pilot-member table:name="0,000370574" table:display="true" table:show-details="true"/>
                <table:data-pilot-member table:name="0,000372878" table:display="true" table:show-details="true"/>
                <table:data-pilot-member table:name="0,000375518" table:display="true" table:show-details="true"/>
                <table:data-pilot-member table:name="0,000376266" table:display="true" table:show-details="true"/>
                <table:data-pilot-member table:name="0,000376642" table:display="true" table:show-details="true"/>
                <table:data-pilot-member table:name="0,000378832" table:display="true" table:show-details="true"/>
                <table:data-pilot-member table:name="0,000379346" table:display="true" table:show-details="true"/>
                <table:data-pilot-member table:name="0,000379851" table:display="true" table:show-details="true"/>
                <table:data-pilot-member table:name="0,000379946" table:display="true" table:show-details="true"/>
                <table:data-pilot-member table:name="0,000380689" table:display="true" table:show-details="true"/>
                <table:data-pilot-member table:name="0,000380991" table:display="true" table:show-details="true"/>
                <table:data-pilot-member table:name="0,00038159" table:display="true" table:show-details="true"/>
                <table:data-pilot-member table:name="0,000381732" table:display="true" table:show-details="true"/>
                <table:data-pilot-member table:name="0,000383023" table:display="true" table:show-details="true"/>
                <table:data-pilot-member table:name="0,000383085" table:display="true" table:show-details="true"/>
                <table:data-pilot-member table:name="0,000384423" table:display="true" table:show-details="true"/>
                <table:data-pilot-member table:name="0,0003853" table:display="true" table:show-details="true"/>
                <table:data-pilot-member table:name="0,000385918" table:display="true" table:show-details="true"/>
                <table:data-pilot-member table:name="0,000386647" table:display="true" table:show-details="true"/>
                <table:data-pilot-member table:name="0,000387132" table:display="true" table:show-details="true"/>
                <table:data-pilot-member table:name="0,000387991" table:display="true" table:show-details="true"/>
                <table:data-pilot-member table:name="0,000388249" table:display="true" table:show-details="true"/>
                <table:data-pilot-member table:name="0,000388419" table:display="true" table:show-details="true"/>
                <table:data-pilot-member table:name="0,000389122" table:display="true" table:show-details="true"/>
                <table:data-pilot-member table:name="0,000389619" table:display="true" table:show-details="true"/>
                <table:data-pilot-member table:name="0,000389684" table:display="true" table:show-details="true"/>
                <table:data-pilot-member table:name="0,000391452" table:display="true" table:show-details="true"/>
                <table:data-pilot-member table:name="0,000391865" table:display="true" table:show-details="true"/>
                <table:data-pilot-member table:name="0,000392444" table:display="true" table:show-details="true"/>
                <table:data-pilot-member table:name="0,000392815" table:display="true" table:show-details="true"/>
                <table:data-pilot-member table:name="0,000393847" table:display="true" table:show-details="true"/>
                <table:data-pilot-member table:name="0,000394091" table:display="true" table:show-details="true"/>
                <table:data-pilot-member table:name="0,000395394" table:display="true" table:show-details="true"/>
                <table:data-pilot-member table:name="0,000397069" table:display="true" table:show-details="true"/>
                <table:data-pilot-member table:name="0,000397385" table:display="true" table:show-details="true"/>
                <table:data-pilot-member table:name="0,000399767" table:display="true" table:show-details="true"/>
                <table:data-pilot-member table:name="0,000401773" table:display="true" table:show-details="true"/>
                <table:data-pilot-member table:name="0,000402833" table:display="true" table:show-details="true"/>
                <table:data-pilot-member table:name="0,000403194" table:display="true" table:show-details="true"/>
                <table:data-pilot-member table:name="0,000403994" table:display="true" table:show-details="true"/>
                <table:data-pilot-member table:name="0,000405418" table:display="true" table:show-details="true"/>
                <table:data-pilot-member table:name="0,000408282" table:display="true" table:show-details="true"/>
                <table:data-pilot-member table:name="0,000409543" table:display="true" table:show-details="true"/>
                <table:data-pilot-member table:name="0,000410514" table:display="true" table:show-details="true"/>
                <table:data-pilot-member table:name="0,000413565" table:display="true" table:show-details="true"/>
                <table:data-pilot-member table:name="0,000415273" table:display="true" table:show-details="true"/>
                <table:data-pilot-member table:name="0,000416857" table:display="true" table:show-details="true"/>
                <table:data-pilot-member table:name="0,000418065" table:display="true" table:show-details="true"/>
                <table:data-pilot-member table:name="0,000419031" table:display="true" table:show-details="true"/>
                <table:data-pilot-member table:name="0,000419599" table:display="true" table:show-details="true"/>
                <table:data-pilot-member table:name="0,000419868" table:display="true" table:show-details="true"/>
                <table:data-pilot-member table:name="0,000421092" table:display="true" table:show-details="true"/>
                <table:data-pilot-member table:name="0,000421452" table:display="true" table:show-details="true"/>
                <table:data-pilot-member table:name="0,000422008" table:display="true" table:show-details="true"/>
                <table:data-pilot-member table:name="0,000423039" table:display="true" table:show-details="true"/>
                <table:data-pilot-member table:name="0,000426252" table:display="true" table:show-details="true"/>
                <table:data-pilot-member table:name="0,000426628" table:display="true" table:show-details="true"/>
                <table:data-pilot-member table:name="0,000429215" table:display="true" table:show-details="true"/>
                <table:data-pilot-member table:name="0,000430357" table:display="true" table:show-details="true"/>
                <table:data-pilot-member table:name="0,000432329" table:display="true" table:show-details="true"/>
                <table:data-pilot-member table:name="0,000437286" table:display="true" table:show-details="true"/>
                <table:data-pilot-member table:name="0,000438306" table:display="true" table:show-details="true"/>
                <table:data-pilot-member table:name="0,000438455" table:display="true" table:show-details="true"/>
                <table:data-pilot-member table:name="0,000440976" table:display="true" table:show-details="true"/>
                <table:data-pilot-member table:name="0,000442516" table:display="true" table:show-details="true"/>
                <table:data-pilot-member table:name="0,000442571" table:display="true" table:show-details="true"/>
                <table:data-pilot-member table:name="0,000442862" table:display="true" table:show-details="true"/>
                <table:data-pilot-member table:name="0,000444097" table:display="true" table:show-details="true"/>
                <table:data-pilot-member table:name="0,000444994" table:display="true" table:show-details="true"/>
                <table:data-pilot-member table:name="0,00044507" table:display="true" table:show-details="true"/>
                <table:data-pilot-member table:name="0,000447352" table:display="true" table:show-details="true"/>
                <table:data-pilot-member table:name="0,000452164" table:display="true" table:show-details="true"/>
                <table:data-pilot-member table:name="0,000452392" table:display="true" table:show-details="true"/>
                <table:data-pilot-member table:name="0,000452922" table:display="true" table:show-details="true"/>
                <table:data-pilot-member table:name="0,000453878" table:display="true" table:show-details="true"/>
                <table:data-pilot-member table:name="0,000454134" table:display="true" table:show-details="true"/>
                <table:data-pilot-member table:name="0,000456196" table:display="true" table:show-details="true"/>
                <table:data-pilot-member table:name="0,000456213" table:display="true" table:show-details="true"/>
                <table:data-pilot-member table:name="0,000457163" table:display="true" table:show-details="true"/>
                <table:data-pilot-member table:name="0,000457659" table:display="true" table:show-details="true"/>
                <table:data-pilot-member table:name="0,000458884" table:display="true" table:show-details="true"/>
                <table:data-pilot-member table:name="0,000461097" table:display="true" table:show-details="true"/>
                <table:data-pilot-member table:name="0,000466333" table:display="true" table:show-details="true"/>
                <table:data-pilot-member table:name="0,000466847" table:display="true" table:show-details="true"/>
                <table:data-pilot-member table:name="0,000467612" table:display="true" table:show-details="true"/>
                <table:data-pilot-member table:name="0,000467863" table:display="true" table:show-details="true"/>
                <table:data-pilot-member table:name="0,000468405" table:display="true" table:show-details="true"/>
                <table:data-pilot-member table:name="0,000469214" table:display="true" table:show-details="true"/>
                <table:data-pilot-member table:name="0,000470451" table:display="true" table:show-details="true"/>
                <table:data-pilot-member table:name="0,000472779" table:display="true" table:show-details="true"/>
                <table:data-pilot-member table:name="0,000473687" table:display="true" table:show-details="true"/>
                <table:data-pilot-member table:name="0,000475053" table:display="true" table:show-details="true"/>
                <table:data-pilot-member table:name="0,000476997" table:display="true" table:show-details="true"/>
                <table:data-pilot-member table:name="0,000477072" table:display="true" table:show-details="true"/>
                <table:data-pilot-member table:name="0,00047724" table:display="true" table:show-details="true"/>
                <table:data-pilot-member table:name="0,000477287" table:display="true" table:show-details="true"/>
                <table:data-pilot-member table:name="0,000477418" table:display="true" table:show-details="true"/>
                <table:data-pilot-member table:name="0,000477899" table:display="true" table:show-details="true"/>
                <table:data-pilot-member table:name="0,00047974" table:display="true" table:show-details="true"/>
                <table:data-pilot-member table:name="0,000480948" table:display="true" table:show-details="true"/>
                <table:data-pilot-member table:name="0,000480971" table:display="true" table:show-details="true"/>
                <table:data-pilot-member table:name="0,000481647" table:display="true" table:show-details="true"/>
                <table:data-pilot-member table:name="0,000484054" table:display="true" table:show-details="true"/>
                <table:data-pilot-member table:name="0,000484571" table:display="true" table:show-details="true"/>
                <table:data-pilot-member table:name="0,000484579" table:display="true" table:show-details="true"/>
                <table:data-pilot-member table:name="0,000485335" table:display="true" table:show-details="true"/>
                <table:data-pilot-member table:name="0,000485894" table:display="true" table:show-details="true"/>
                <table:data-pilot-member table:name="0,000485923" table:display="true" table:show-details="true"/>
                <table:data-pilot-member table:name="0,000486015" table:display="true" table:show-details="true"/>
                <table:data-pilot-member table:name="0,000486444" table:display="true" table:show-details="true"/>
                <table:data-pilot-member table:name="0,000486631" table:display="true" table:show-details="true"/>
                <table:data-pilot-member table:name="0,000487066" table:display="true" table:show-details="true"/>
                <table:data-pilot-member table:name="0,000488566" table:display="true" table:show-details="true"/>
                <table:data-pilot-member table:name="0,00048861" table:display="true" table:show-details="true"/>
                <table:data-pilot-member table:name="0,000489425" table:display="true" table:show-details="true"/>
                <table:data-pilot-member table:name="0,000489612" table:display="true" table:show-details="true"/>
                <table:data-pilot-member table:name="0,000490475" table:display="true" table:show-details="true"/>
                <table:data-pilot-member table:name="0,0004919" table:display="true" table:show-details="true"/>
                <table:data-pilot-member table:name="0,000492637" table:display="true" table:show-details="true"/>
                <table:data-pilot-member table:name="0,000492758" table:display="true" table:show-details="true"/>
                <table:data-pilot-member table:name="0,000493006" table:display="true" table:show-details="true"/>
                <table:data-pilot-member table:name="0,000493408" table:display="true" table:show-details="true"/>
                <table:data-pilot-member table:name="0,000493981" table:display="true" table:show-details="true"/>
                <table:data-pilot-member table:name="0,000494205" table:display="true" table:show-details="true"/>
                <table:data-pilot-member table:name="0,00049483" table:display="true" table:show-details="true"/>
                <table:data-pilot-member table:name="0,000495602" table:display="true" table:show-details="true"/>
                <table:data-pilot-member table:name="0,000495792" table:display="true" table:show-details="true"/>
                <table:data-pilot-member table:name="0,000497314" table:display="true" table:show-details="true"/>
                <table:data-pilot-member table:name="0,000497568" table:display="true" table:show-details="true"/>
                <table:data-pilot-member table:name="0,000497591" table:display="true" table:show-details="true"/>
                <table:data-pilot-member table:name="0,000497831" table:display="true" table:show-details="true"/>
                <table:data-pilot-member table:name="0,000498127" table:display="true" table:show-details="true"/>
                <table:data-pilot-member table:name="0,000498434" table:display="true" table:show-details="true"/>
                <table:data-pilot-member table:name="0,000498581" table:display="true" table:show-details="true"/>
                <table:data-pilot-member table:name="0,000499295" table:display="true" table:show-details="true"/>
                <table:data-pilot-member table:name="0,000499342" table:display="true" table:show-details="true"/>
                <table:data-pilot-member table:name="0,000499992" table:display="true" table:show-details="true"/>
                <table:data-pilot-member table:name="0,000501575" table:display="true" table:show-details="true"/>
                <table:data-pilot-member table:name="0,0005017" table:display="true" table:show-details="true"/>
                <table:data-pilot-member table:name="0,000501844" table:display="true" table:show-details="true"/>
                <table:data-pilot-member table:name="0,000502089" table:display="true" table:show-details="true"/>
                <table:data-pilot-member table:name="0,000502122" table:display="true" table:show-details="true"/>
                <table:data-pilot-member table:name="0,000502592" table:display="true" table:show-details="true"/>
                <table:data-pilot-member table:name="0,00050308" table:display="true" table:show-details="true"/>
                <table:data-pilot-member table:name="0,000503104" table:display="true" table:show-details="true"/>
                <table:data-pilot-member table:name="0,000503502" table:display="true" table:show-details="true"/>
                <table:data-pilot-member table:name="0,000503956" table:display="true" table:show-details="true"/>
                <table:data-pilot-member table:name="0,000505445" table:display="true" table:show-details="true"/>
                <table:data-pilot-member table:name="0,000506002" table:display="true" table:show-details="true"/>
                <table:data-pilot-member table:name="0,000506761" table:display="true" table:show-details="true"/>
                <table:data-pilot-member table:name="0,000507056" table:display="true" table:show-details="true"/>
                <table:data-pilot-member table:name="0,000507084" table:display="true" table:show-details="true"/>
                <table:data-pilot-member table:name="0,000508499" table:display="true" table:show-details="true"/>
                <table:data-pilot-member table:name="0,000508563" table:display="true" table:show-details="true"/>
                <table:data-pilot-member table:name="0,000509772" table:display="true" table:show-details="true"/>
                <table:data-pilot-member table:name="0,000509908" table:display="true" table:show-details="true"/>
                <table:data-pilot-member table:name="0,000511416" table:display="true" table:show-details="true"/>
                <table:data-pilot-member table:name="0,000511561" table:display="true" table:show-details="true"/>
                <table:data-pilot-member table:name="0,000513041" table:display="true" table:show-details="true"/>
                <table:data-pilot-member table:name="0,000513116" table:display="true" table:show-details="true"/>
                <table:data-pilot-member table:name="0,000513491" table:display="true" table:show-details="true"/>
                <table:data-pilot-member table:name="0,00051512" table:display="true" table:show-details="true"/>
                <table:data-pilot-member table:name="0,000515396" table:display="true" table:show-details="true"/>
                <table:data-pilot-member table:name="0,000517378" table:display="true" table:show-details="true"/>
                <table:data-pilot-member table:name="0,000517718" table:display="true" table:show-details="true"/>
                <table:data-pilot-member table:name="0,000517877" table:display="true" table:show-details="true"/>
                <table:data-pilot-member table:name="0,000518323" table:display="true" table:show-details="true"/>
                <table:data-pilot-member table:name="0,00051833" table:display="true" table:show-details="true"/>
                <table:data-pilot-member table:name="0,000519272" table:display="true" table:show-details="true"/>
                <table:data-pilot-member table:name="0,000519738" table:display="true" table:show-details="true"/>
                <table:data-pilot-member table:name="0,00052007" table:display="true" table:show-details="true"/>
                <table:data-pilot-member table:name="0,000521638" table:display="true" table:show-details="true"/>
                <table:data-pilot-member table:name="0,000521825" table:display="true" table:show-details="true"/>
                <table:data-pilot-member table:name="0,000522654" table:display="true" table:show-details="true"/>
                <table:data-pilot-member table:name="0,000522959" table:display="true" table:show-details="true"/>
                <table:data-pilot-member table:name="0,000523029" table:display="true" table:show-details="true"/>
                <table:data-pilot-member table:name="0,000523351" table:display="true" table:show-details="true"/>
                <table:data-pilot-member table:name="0,000523826" table:display="true" table:show-details="true"/>
                <table:data-pilot-member table:name="0,000523883" table:display="true" table:show-details="true"/>
                <table:data-pilot-member table:name="0,00052465" table:display="true" table:show-details="true"/>
                <table:data-pilot-member table:name="0,000525432" table:display="true" table:show-details="true"/>
                <table:data-pilot-member table:name="0,000525553" table:display="true" table:show-details="true"/>
                <table:data-pilot-member table:name="0,000525603" table:display="true" table:show-details="true"/>
                <table:data-pilot-member table:name="0,000525683" table:display="true" table:show-details="true"/>
                <table:data-pilot-member table:name="0,000525963" table:display="true" table:show-details="true"/>
                <table:data-pilot-member table:name="0,000526554" table:display="true" table:show-details="true"/>
                <table:data-pilot-member table:name="0,000527291" table:display="true" table:show-details="true"/>
                <table:data-pilot-member table:name="0,000529564" table:display="true" table:show-details="true"/>
                <table:data-pilot-member table:name="0,000529947" table:display="true" table:show-details="true"/>
                <table:data-pilot-member table:name="0,000529951" table:display="true" table:show-details="true"/>
                <table:data-pilot-member table:name="0,000531518" table:display="true" table:show-details="true"/>
                <table:data-pilot-member table:name="0,000531696" table:display="true" table:show-details="true"/>
                <table:data-pilot-member table:name="0,0005332" table:display="true" table:show-details="true"/>
                <table:data-pilot-member table:name="0,000533574" table:display="true" table:show-details="true"/>
                <table:data-pilot-member table:name="0,000534075" table:display="true" table:show-details="true"/>
                <table:data-pilot-member table:name="0,00053418" table:display="true" table:show-details="true"/>
                <table:data-pilot-member table:name="0,000534283" table:display="true" table:show-details="true"/>
                <table:data-pilot-member table:name="0,000534698" table:display="true" table:show-details="true"/>
                <table:data-pilot-member table:name="0,000535524" table:display="true" table:show-details="true"/>
                <table:data-pilot-member table:name="0,000536362" table:display="true" table:show-details="true"/>
                <table:data-pilot-member table:name="0,000537048" table:display="true" table:show-details="true"/>
                <table:data-pilot-member table:name="0,000537256" table:display="true" table:show-details="true"/>
                <table:data-pilot-member table:name="0,000537641" table:display="true" table:show-details="true"/>
                <table:data-pilot-member table:name="0,000538424" table:display="true" table:show-details="true"/>
                <table:data-pilot-member table:name="0,000538479" table:display="true" table:show-details="true"/>
                <table:data-pilot-member table:name="0,000539634" table:display="true" table:show-details="true"/>
                <table:data-pilot-member table:name="0,000539907" table:display="true" table:show-details="true"/>
                <table:data-pilot-member table:name="0,000541" table:display="true" table:show-details="true"/>
                <table:data-pilot-member table:name="0,000541195" table:display="true" table:show-details="true"/>
                <table:data-pilot-member table:name="0,000542736" table:display="true" table:show-details="true"/>
                <table:data-pilot-member table:name="0,000543114" table:display="true" table:show-details="true"/>
                <table:data-pilot-member table:name="0,000543704" table:display="true" table:show-details="true"/>
                <table:data-pilot-member table:name="0,000543977" table:display="true" table:show-details="true"/>
                <table:data-pilot-member table:name="0,000544017" table:display="true" table:show-details="true"/>
                <table:data-pilot-member table:name="0,000546257" table:display="true" table:show-details="true"/>
                <table:data-pilot-member table:name="0,000547127" table:display="true" table:show-details="true"/>
                <table:data-pilot-member table:name="0,000547353" table:display="true" table:show-details="true"/>
                <table:data-pilot-member table:name="0,000547875" table:display="true" table:show-details="true"/>
                <table:data-pilot-member table:name="0,00054793" table:display="true" table:show-details="true"/>
                <table:data-pilot-member table:name="0,000547999" table:display="true" table:show-details="true"/>
                <table:data-pilot-member table:name="0,000548601" table:display="true" table:show-details="true"/>
                <table:data-pilot-member table:name="0,000549359" table:display="true" table:show-details="true"/>
                <table:data-pilot-member table:name="0,000549479" table:display="true" table:show-details="true"/>
                <table:data-pilot-member table:name="0,000550084" table:display="true" table:show-details="true"/>
                <table:data-pilot-member table:name="0,000550444" table:display="true" table:show-details="true"/>
                <table:data-pilot-member table:name="0,000550588" table:display="true" table:show-details="true"/>
                <table:data-pilot-member table:name="0,0005506" table:display="true" table:show-details="true"/>
                <table:data-pilot-member table:name="0,000550915" table:display="true" table:show-details="true"/>
                <table:data-pilot-member table:name="0,000551069" table:display="true" table:show-details="true"/>
                <table:data-pilot-member table:name="0,000551203" table:display="true" table:show-details="true"/>
                <table:data-pilot-member table:name="0,000552369" table:display="true" table:show-details="true"/>
                <table:data-pilot-member table:name="0,000553166" table:display="true" table:show-details="true"/>
                <table:data-pilot-member table:name="0,000554822" table:display="true" table:show-details="true"/>
                <table:data-pilot-member table:name="0,000556273" table:display="true" table:show-details="true"/>
                <table:data-pilot-member table:name="0,000556362" table:display="true" table:show-details="true"/>
                <table:data-pilot-member table:name="0,00055688" table:display="true" table:show-details="true"/>
                <table:data-pilot-member table:name="0,00055766" table:display="true" table:show-details="true"/>
                <table:data-pilot-member table:name="0,000558219" table:display="true" table:show-details="true"/>
                <table:data-pilot-member table:name="0,000559993" table:display="true" table:show-details="true"/>
                <table:data-pilot-member table:name="0,000560017" table:display="true" table:show-details="true"/>
                <table:data-pilot-member table:name="0,000560269" table:display="true" table:show-details="true"/>
                <table:data-pilot-member table:name="0,000560801" table:display="true" table:show-details="true"/>
                <table:data-pilot-member table:name="0,000564335" table:display="true" table:show-details="true"/>
                <table:data-pilot-member table:name="0,000564437" table:display="true" table:show-details="true"/>
                <table:data-pilot-member table:name="0,000564845" table:display="true" table:show-details="true"/>
                <table:data-pilot-member table:name="0,000565432" table:display="true" table:show-details="true"/>
                <table:data-pilot-member table:name="0,000566083" table:display="true" table:show-details="true"/>
                <table:data-pilot-member table:name="0,00056675" table:display="true" table:show-details="true"/>
                <table:data-pilot-member table:name="0,000566995" table:display="true" table:show-details="true"/>
                <table:data-pilot-member table:name="0,000567069" table:display="true" table:show-details="true"/>
                <table:data-pilot-member table:name="0,000568869" table:display="true" table:show-details="true"/>
                <table:data-pilot-member table:name="0,000568971" table:display="true" table:show-details="true"/>
                <table:data-pilot-member table:name="0,000569125" table:display="true" table:show-details="true"/>
                <table:data-pilot-member table:name="0,000570422" table:display="true" table:show-details="true"/>
                <table:data-pilot-member table:name="0,00057249" table:display="true" table:show-details="true"/>
                <table:data-pilot-member table:name="0,000574878" table:display="true" table:show-details="true"/>
                <table:data-pilot-member table:name="0,000574958" table:display="true" table:show-details="true"/>
                <table:data-pilot-member table:name="0,000575231" table:display="true" table:show-details="true"/>
                <table:data-pilot-member table:name="0,000575436" table:display="true" table:show-details="true"/>
                <table:data-pilot-member table:name="0,00057626" table:display="true" table:show-details="true"/>
                <table:data-pilot-member table:name="0,000576313" table:display="true" table:show-details="true"/>
                <table:data-pilot-member table:name="0,000576627" table:display="true" table:show-details="true"/>
                <table:data-pilot-member table:name="0,000577002" table:display="true" table:show-details="true"/>
                <table:data-pilot-member table:name="0,000577577" table:display="true" table:show-details="true"/>
                <table:data-pilot-member table:name="0,000577802" table:display="true" table:show-details="true"/>
                <table:data-pilot-member table:name="0,000578778" table:display="true" table:show-details="true"/>
                <table:data-pilot-member table:name="0,000579054" table:display="true" table:show-details="true"/>
                <table:data-pilot-member table:name="0,000579397" table:display="true" table:show-details="true"/>
                <table:data-pilot-member table:name="0,000580107" table:display="true" table:show-details="true"/>
                <table:data-pilot-member table:name="0,000583298" table:display="true" table:show-details="true"/>
                <table:data-pilot-member table:name="0,000587528" table:display="true" table:show-details="true"/>
                <table:data-pilot-member table:name="0,000587987" table:display="true" table:show-details="true"/>
                <table:data-pilot-member table:name="0,000588686" table:display="true" table:show-details="true"/>
                <table:data-pilot-member table:name="0,000590333" table:display="true" table:show-details="true"/>
                <table:data-pilot-member table:name="0,000590632" table:display="true" table:show-details="true"/>
                <table:data-pilot-member table:name="0,000590684" table:display="true" table:show-details="true"/>
                <table:data-pilot-member table:name="0,000590804" table:display="true" table:show-details="true"/>
                <table:data-pilot-member table:name="0,000592123" table:display="true" table:show-details="true"/>
                <table:data-pilot-member table:name="0,000592659" table:display="true" table:show-details="true"/>
                <table:data-pilot-member table:name="0,000592669" table:display="true" table:show-details="true"/>
                <table:data-pilot-member table:name="0,000593423" table:display="true" table:show-details="true"/>
                <table:data-pilot-member table:name="0,00059422" table:display="true" table:show-details="true"/>
                <table:data-pilot-member table:name="0,000594434" table:display="true" table:show-details="true"/>
                <table:data-pilot-member table:name="0,000594439" table:display="true" table:show-details="true"/>
                <table:data-pilot-member table:name="0,000595497" table:display="true" table:show-details="true"/>
                <table:data-pilot-member table:name="0,000595947" table:display="true" table:show-details="true"/>
                <table:data-pilot-member table:name="0,000596804" table:display="true" table:show-details="true"/>
                <table:data-pilot-member table:name="0,000597216" table:display="true" table:show-details="true"/>
                <table:data-pilot-member table:name="0,000597636" table:display="true" table:show-details="true"/>
                <table:data-pilot-member table:name="0,000597935" table:display="true" table:show-details="true"/>
                <table:data-pilot-member table:name="0,000598771" table:display="true" table:show-details="true"/>
                <table:data-pilot-member table:name="0,000599328" table:display="true" table:show-details="true"/>
                <table:data-pilot-member table:name="0,000599785" table:display="true" table:show-details="true"/>
                <table:data-pilot-member table:name="0,000599916" table:display="true" table:show-details="true"/>
                <table:data-pilot-member table:name="0,000601386" table:display="true" table:show-details="true"/>
                <table:data-pilot-member table:name="0,000602014" table:display="true" table:show-details="true"/>
                <table:data-pilot-member table:name="0,000602177" table:display="true" table:show-details="true"/>
                <table:data-pilot-member table:name="0,000604021" table:display="true" table:show-details="true"/>
                <table:data-pilot-member table:name="0,000604153" table:display="true" table:show-details="true"/>
                <table:data-pilot-member table:name="0,000604204" table:display="true" table:show-details="true"/>
                <table:data-pilot-member table:name="0,000606433" table:display="true" table:show-details="true"/>
                <table:data-pilot-member table:name="0,000607304" table:display="true" table:show-details="true"/>
                <table:data-pilot-member table:name="0,000607762" table:display="true" table:show-details="true"/>
                <table:data-pilot-member table:name="0,000607805" table:display="true" table:show-details="true"/>
                <table:data-pilot-member table:name="0,000609086" table:display="true" table:show-details="true"/>
                <table:data-pilot-member table:name="0,000611271" table:display="true" table:show-details="true"/>
                <table:data-pilot-member table:name="0,000611549" table:display="true" table:show-details="true"/>
                <table:data-pilot-member table:name="0,000611935" table:display="true" table:show-details="true"/>
                <table:data-pilot-member table:name="0,000613768" table:display="true" table:show-details="true"/>
                <table:data-pilot-member table:name="0,00061397" table:display="true" table:show-details="true"/>
                <table:data-pilot-member table:name="0,000615539" table:display="true" table:show-details="true"/>
                <table:data-pilot-member table:name="0,000616398" table:display="true" table:show-details="true"/>
                <table:data-pilot-member table:name="0,000618107" table:display="true" table:show-details="true"/>
                <table:data-pilot-member table:name="0,000618346" table:display="true" table:show-details="true"/>
                <table:data-pilot-member table:name="0,000620607" table:display="true" table:show-details="true"/>
                <table:data-pilot-member table:name="0,00062169" table:display="true" table:show-details="true"/>
                <table:data-pilot-member table:name="0,000621991" table:display="true" table:show-details="true"/>
                <table:data-pilot-member table:name="0,000622433" table:display="true" table:show-details="true"/>
                <table:data-pilot-member table:name="0,000623714" table:display="true" table:show-details="true"/>
                <table:data-pilot-member table:name="0,000624831" table:display="true" table:show-details="true"/>
                <table:data-pilot-member table:name="0,000625766" table:display="true" table:show-details="true"/>
                <table:data-pilot-member table:name="0,000626417" table:display="true" table:show-details="true"/>
                <table:data-pilot-member table:name="0,000628166" table:display="true" table:show-details="true"/>
                <table:data-pilot-member table:name="0,000629606" table:display="true" table:show-details="true"/>
                <table:data-pilot-member table:name="0,000630604" table:display="true" table:show-details="true"/>
                <table:data-pilot-member table:name="0,000632274" table:display="true" table:show-details="true"/>
                <table:data-pilot-member table:name="0,000632634" table:display="true" table:show-details="true"/>
                <table:data-pilot-member table:name="0,000633377" table:display="true" table:show-details="true"/>
                <table:data-pilot-member table:name="0,000636749" table:display="true" table:show-details="true"/>
                <table:data-pilot-member table:name="0,000637784" table:display="true" table:show-details="true"/>
                <table:data-pilot-member table:name="0,000638284" table:display="true" table:show-details="true"/>
                <table:data-pilot-member table:name="0,000639137" table:display="true" table:show-details="true"/>
                <table:data-pilot-member table:name="0,000639395" table:display="true" table:show-details="true"/>
                <table:data-pilot-member table:name="0,000642114" table:display="true" table:show-details="true"/>
                <table:data-pilot-member table:name="0,000643025" table:display="true" table:show-details="true"/>
                <table:data-pilot-member table:name="0,000644564" table:display="true" table:show-details="true"/>
                <table:data-pilot-member table:name="0,000644826" table:display="true" table:show-details="true"/>
                <table:data-pilot-member table:name="0,000645442" table:display="true" table:show-details="true"/>
                <table:data-pilot-member table:name="0,000645453" table:display="true" table:show-details="true"/>
                <table:data-pilot-member table:name="0,000645837" table:display="true" table:show-details="true"/>
                <table:data-pilot-member table:name="0,00064633" table:display="true" table:show-details="true"/>
                <table:data-pilot-member table:name="0,000646693" table:display="true" table:show-details="true"/>
                <table:data-pilot-member table:name="0,000648376" table:display="true" table:show-details="true"/>
                <table:data-pilot-member table:name="0,000650492" table:display="true" table:show-details="true"/>
                <table:data-pilot-member table:name="0,000651018" table:display="true" table:show-details="true"/>
                <table:data-pilot-member table:name="0,000651638" table:display="true" table:show-details="true"/>
                <table:data-pilot-member table:name="0,000652003" table:display="true" table:show-details="true"/>
                <table:data-pilot-member table:name="0,000653588" table:display="true" table:show-details="true"/>
                <table:data-pilot-member table:name="0,000654483" table:display="true" table:show-details="true"/>
                <table:data-pilot-member table:name="0,000656019" table:display="true" table:show-details="true"/>
                <table:data-pilot-member table:name="0,000656721" table:display="true" table:show-details="true"/>
                <table:data-pilot-member table:name="0,000657397" table:display="true" table:show-details="true"/>
                <table:data-pilot-member table:name="0,000657511" table:display="true" table:show-details="true"/>
                <table:data-pilot-member table:name="0,000660016" table:display="true" table:show-details="true"/>
                <table:data-pilot-member table:name="0,000660304" table:display="true" table:show-details="true"/>
                <table:data-pilot-member table:name="0,000660516" table:display="true" table:show-details="true"/>
                <table:data-pilot-member table:name="0,000661649" table:display="true" table:show-details="true"/>
                <table:data-pilot-member table:name="0,000661754" table:display="true" table:show-details="true"/>
                <table:data-pilot-member table:name="0,000664594" table:display="true" table:show-details="true"/>
                <table:data-pilot-member table:name="0,000664936" table:display="true" table:show-details="true"/>
                <table:data-pilot-member table:name="0,000665379" table:display="true" table:show-details="true"/>
                <table:data-pilot-member table:name="0,000666139" table:display="true" table:show-details="true"/>
                <table:data-pilot-member table:name="0,000666989" table:display="true" table:show-details="true"/>
                <table:data-pilot-member table:name="0,000667666" table:display="true" table:show-details="true"/>
                <table:data-pilot-member table:name="0,000667753" table:display="true" table:show-details="true"/>
                <table:data-pilot-member table:name="0,000667781" table:display="true" table:show-details="true"/>
                <table:data-pilot-member table:name="0,000668138" table:display="true" table:show-details="true"/>
                <table:data-pilot-member table:name="0,000669176" table:display="true" table:show-details="true"/>
                <table:data-pilot-member table:name="0,000669696" table:display="true" table:show-details="true"/>
                <table:data-pilot-member table:name="0,000669791" table:display="true" table:show-details="true"/>
                <table:data-pilot-member table:name="0,000670132" table:display="true" table:show-details="true"/>
                <table:data-pilot-member table:name="0,000670755" table:display="true" table:show-details="true"/>
                <table:data-pilot-member table:name="0,000671089" table:display="true" table:show-details="true"/>
                <table:data-pilot-member table:name="0,000671166" table:display="true" table:show-details="true"/>
                <table:data-pilot-member table:name="0,000671945" table:display="true" table:show-details="true"/>
                <table:data-pilot-member table:name="0,000672249" table:display="true" table:show-details="true"/>
                <table:data-pilot-member table:name="0,000673998" table:display="true" table:show-details="true"/>
                <table:data-pilot-member table:name="0,00067434" table:display="true" table:show-details="true"/>
                <table:data-pilot-member table:name="0,000674951" table:display="true" table:show-details="true"/>
                <table:data-pilot-member table:name="0,000675212" table:display="true" table:show-details="true"/>
                <table:data-pilot-member table:name="0,000677137" table:display="true" table:show-details="true"/>
                <table:data-pilot-member table:name="0,000677615" table:display="true" table:show-details="true"/>
                <table:data-pilot-member table:name="0,00067803" table:display="true" table:show-details="true"/>
                <table:data-pilot-member table:name="0,000679115" table:display="true" table:show-details="true"/>
                <table:data-pilot-member table:name="0,000682056" table:display="true" table:show-details="true"/>
                <table:data-pilot-member table:name="0,000682471" table:display="true" table:show-details="true"/>
                <table:data-pilot-member table:name="0,00068257" table:display="true" table:show-details="true"/>
                <table:data-pilot-member table:name="0,000685498" table:display="true" table:show-details="true"/>
                <table:data-pilot-member table:name="0,000685635" table:display="true" table:show-details="true"/>
                <table:data-pilot-member table:name="0,000686968" table:display="true" table:show-details="true"/>
                <table:data-pilot-member table:name="0,000688281" table:display="true" table:show-details="true"/>
                <table:data-pilot-member table:name="0,000688367" table:display="true" table:show-details="true"/>
                <table:data-pilot-member table:name="0,00068875" table:display="true" table:show-details="true"/>
                <table:data-pilot-member table:name="0,000689701" table:display="true" table:show-details="true"/>
                <table:data-pilot-member table:name="0,000691313" table:display="true" table:show-details="true"/>
                <table:data-pilot-member table:name="0,000691567" table:display="true" table:show-details="true"/>
                <table:data-pilot-member table:name="0,000692153" table:display="true" table:show-details="true"/>
                <table:data-pilot-member table:name="0,000692924" table:display="true" table:show-details="true"/>
                <table:data-pilot-member table:name="0,000693263" table:display="true" table:show-details="true"/>
                <table:data-pilot-member table:name="0,000693996" table:display="true" table:show-details="true"/>
                <table:data-pilot-member table:name="0,000695266" table:display="true" table:show-details="true"/>
                <table:data-pilot-member table:name="0,000696786" table:display="true" table:show-details="true"/>
                <table:data-pilot-member table:name="0,0006975" table:display="true" table:show-details="true"/>
                <table:data-pilot-member table:name="0,000700167" table:display="true" table:show-details="true"/>
                <table:data-pilot-member table:name="0,000700646" table:display="true" table:show-details="true"/>
                <table:data-pilot-member table:name="0,000701221" table:display="true" table:show-details="true"/>
                <table:data-pilot-member table:name="0,000701349" table:display="true" table:show-details="true"/>
                <table:data-pilot-member table:name="0,000701583" table:display="true" table:show-details="true"/>
                <table:data-pilot-member table:name="0,000701769" table:display="true" table:show-details="true"/>
                <table:data-pilot-member table:name="0,000701805" table:display="true" table:show-details="true"/>
                <table:data-pilot-member table:name="0,000702404" table:display="true" table:show-details="true"/>
                <table:data-pilot-member table:name="0,000702581" table:display="true" table:show-details="true"/>
                <table:data-pilot-member table:name="0,000702979" table:display="true" table:show-details="true"/>
                <table:data-pilot-member table:name="0,000703154" table:display="true" table:show-details="true"/>
                <table:data-pilot-member table:name="0,000703689" table:display="true" table:show-details="true"/>
                <table:data-pilot-member table:name="0,000704347" table:display="true" table:show-details="true"/>
                <table:data-pilot-member table:name="0,000704676" table:display="true" table:show-details="true"/>
                <table:data-pilot-member table:name="0,000704987" table:display="true" table:show-details="true"/>
                <table:data-pilot-member table:name="0,000704995" table:display="true" table:show-details="true"/>
                <table:data-pilot-member table:name="0,000705275" table:display="true" table:show-details="true"/>
                <table:data-pilot-member table:name="0,000706588" table:display="true" table:show-details="true"/>
                <table:data-pilot-member table:name="0,000707634" table:display="true" table:show-details="true"/>
                <table:data-pilot-member table:name="0,000707746" table:display="true" table:show-details="true"/>
                <table:data-pilot-member table:name="0,000708202" table:display="true" table:show-details="true"/>
                <table:data-pilot-member table:name="0,000709515" table:display="true" table:show-details="true"/>
                <table:data-pilot-member table:name="0,000709815" table:display="true" table:show-details="true"/>
                <table:data-pilot-member table:name="0,000711452" table:display="true" table:show-details="true"/>
                <table:data-pilot-member table:name="0,000713384" table:display="true" table:show-details="true"/>
                <table:data-pilot-member table:name="0,000714905" table:display="true" table:show-details="true"/>
                <table:data-pilot-member table:name="0,000714954" table:display="true" table:show-details="true"/>
                <table:data-pilot-member table:name="0,000716848" table:display="true" table:show-details="true"/>
                <table:data-pilot-member table:name="0,000717743" table:display="true" table:show-details="true"/>
                <table:data-pilot-member table:name="0,000717937" table:display="true" table:show-details="true"/>
                <table:data-pilot-member table:name="0,000719596" table:display="true" table:show-details="true"/>
                <table:data-pilot-member table:name="0,000719982" table:display="true" table:show-details="true"/>
                <table:data-pilot-member table:name="0,00072027" table:display="true" table:show-details="true"/>
                <table:data-pilot-member table:name="0,000722077" table:display="true" table:show-details="true"/>
                <table:data-pilot-member table:name="0,00072226" table:display="true" table:show-details="true"/>
                <table:data-pilot-member table:name="0,000722832" table:display="true" table:show-details="true"/>
                <table:data-pilot-member table:name="0,000722988" table:display="true" table:show-details="true"/>
                <table:data-pilot-member table:name="0,000723389" table:display="true" table:show-details="true"/>
                <table:data-pilot-member table:name="0,000724668" table:display="true" table:show-details="true"/>
                <table:data-pilot-member table:name="0,000725495" table:display="true" table:show-details="true"/>
                <table:data-pilot-member table:name="0,000727364" table:display="true" table:show-details="true"/>
                <table:data-pilot-member table:name="0,000727828" table:display="true" table:show-details="true"/>
                <table:data-pilot-member table:name="0,000727869" table:display="true" table:show-details="true"/>
                <table:data-pilot-member table:name="0,000728039" table:display="true" table:show-details="true"/>
                <table:data-pilot-member table:name="0,000730124" table:display="true" table:show-details="true"/>
                <table:data-pilot-member table:name="0,000730216" table:display="true" table:show-details="true"/>
                <table:data-pilot-member table:name="0,000731077" table:display="true" table:show-details="true"/>
                <table:data-pilot-member table:name="0,00073109" table:display="true" table:show-details="true"/>
                <table:data-pilot-member table:name="0,000731173" table:display="true" table:show-details="true"/>
                <table:data-pilot-member table:name="0,000731254" table:display="true" table:show-details="true"/>
                <table:data-pilot-member table:name="0,000731553" table:display="true" table:show-details="true"/>
                <table:data-pilot-member table:name="0,000731919" table:display="true" table:show-details="true"/>
                <table:data-pilot-member table:name="0,000732594" table:display="true" table:show-details="true"/>
                <table:data-pilot-member table:name="0,000732686" table:display="true" table:show-details="true"/>
                <table:data-pilot-member table:name="0,000733977" table:display="true" table:show-details="true"/>
                <table:data-pilot-member table:name="0,000735063" table:display="true" table:show-details="true"/>
                <table:data-pilot-member table:name="0,00073609" table:display="true" table:show-details="true"/>
                <table:data-pilot-member table:name="0,000736498" table:display="true" table:show-details="true"/>
                <table:data-pilot-member table:name="0,00073661" table:display="true" table:show-details="true"/>
                <table:data-pilot-member table:name="0,000736774" table:display="true" table:show-details="true"/>
                <table:data-pilot-member table:name="0,000738018" table:display="true" table:show-details="true"/>
                <table:data-pilot-member table:name="0,000738107" table:display="true" table:show-details="true"/>
                <table:data-pilot-member table:name="0,000739741" table:display="true" table:show-details="true"/>
                <table:data-pilot-member table:name="0,000741055" table:display="true" table:show-details="true"/>
                <table:data-pilot-member table:name="0,00074143" table:display="true" table:show-details="true"/>
                <table:data-pilot-member table:name="0,000741643" table:display="true" table:show-details="true"/>
                <table:data-pilot-member table:name="0,00074223" table:display="true" table:show-details="true"/>
                <table:data-pilot-member table:name="0,00074243" table:display="true" table:show-details="true"/>
                <table:data-pilot-member table:name="0,000742717" table:display="true" table:show-details="true"/>
                <table:data-pilot-member table:name="0,000743402" table:display="true" table:show-details="true"/>
                <table:data-pilot-member table:name="0,000743406" table:display="true" table:show-details="true"/>
                <table:data-pilot-member table:name="0,000743597" table:display="true" table:show-details="true"/>
                <table:data-pilot-member table:name="0,000745023" table:display="true" table:show-details="true"/>
                <table:data-pilot-member table:name="0,000746746" table:display="true" table:show-details="true"/>
                <table:data-pilot-member table:name="0,000747736" table:display="true" table:show-details="true"/>
                <table:data-pilot-member table:name="0,000748614" table:display="true" table:show-details="true"/>
                <table:data-pilot-member table:name="0,000748654" table:display="true" table:show-details="true"/>
                <table:data-pilot-member table:name="0,000748797" table:display="true" table:show-details="true"/>
                <table:data-pilot-member table:name="0,000749101" table:display="true" table:show-details="true"/>
                <table:data-pilot-member table:name="0,000749925" table:display="true" table:show-details="true"/>
                <table:data-pilot-member table:name="0,000750394" table:display="true" table:show-details="true"/>
                <table:data-pilot-member table:name="0,00075062" table:display="true" table:show-details="true"/>
                <table:data-pilot-member table:name="0,000750628" table:display="true" table:show-details="true"/>
                <table:data-pilot-member table:name="0,000751025" table:display="true" table:show-details="true"/>
                <table:data-pilot-member table:name="0,000752866" table:display="true" table:show-details="true"/>
                <table:data-pilot-member table:name="0,000753122" table:display="true" table:show-details="true"/>
                <table:data-pilot-member table:name="0,000753611" table:display="true" table:show-details="true"/>
                <table:data-pilot-member table:name="0,000754073" table:display="true" table:show-details="true"/>
                <table:data-pilot-member table:name="0,000754605" table:display="true" table:show-details="true"/>
                <table:data-pilot-member table:name="0,000754904" table:display="true" table:show-details="true"/>
                <table:data-pilot-member table:name="0,00075499" table:display="true" table:show-details="true"/>
                <table:data-pilot-member table:name="0,000755478" table:display="true" table:show-details="true"/>
                <table:data-pilot-member table:name="0,000756519" table:display="true" table:show-details="true"/>
                <table:data-pilot-member table:name="0,000756688" table:display="true" table:show-details="true"/>
                <table:data-pilot-member table:name="0,000757068" table:display="true" table:show-details="true"/>
                <table:data-pilot-member table:name="0,000757216" table:display="true" table:show-details="true"/>
                <table:data-pilot-member table:name="0,000759294" table:display="true" table:show-details="true"/>
                <table:data-pilot-member table:name="0,000760083" table:display="true" table:show-details="true"/>
                <table:data-pilot-member table:name="0,000762392" table:display="true" table:show-details="true"/>
                <table:data-pilot-member table:name="0,000763121" table:display="true" table:show-details="true"/>
                <table:data-pilot-member table:name="0,000763879" table:display="true" table:show-details="true"/>
                <table:data-pilot-member table:name="0,000764401" table:display="true" table:show-details="true"/>
                <table:data-pilot-member table:name="0,000764738" table:display="true" table:show-details="true"/>
                <table:data-pilot-member table:name="0,000764855" table:display="true" table:show-details="true"/>
                <table:data-pilot-member table:name="0,000765075" table:display="true" table:show-details="true"/>
                <table:data-pilot-member table:name="0,000765265" table:display="true" table:show-details="true"/>
                <table:data-pilot-member table:name="0,00076714" table:display="true" table:show-details="true"/>
                <table:data-pilot-member table:name="0,000767507" table:display="true" table:show-details="true"/>
                <table:data-pilot-member table:name="0,000768667" table:display="true" table:show-details="true"/>
                <table:data-pilot-member table:name="0,000771271" table:display="true" table:show-details="true"/>
                <table:data-pilot-member table:name="0,000771824" table:display="true" table:show-details="true"/>
                <table:data-pilot-member table:name="0,000772097" table:display="true" table:show-details="true"/>
                <table:data-pilot-member table:name="0,000772661" table:display="true" table:show-details="true"/>
                <table:data-pilot-member table:name="0,000773386" table:display="true" table:show-details="true"/>
                <table:data-pilot-member table:name="0,000774349" table:display="true" table:show-details="true"/>
                <table:data-pilot-member table:name="0,000774357" table:display="true" table:show-details="true"/>
                <table:data-pilot-member table:name="0,000774824" table:display="true" table:show-details="true"/>
                <table:data-pilot-member table:name="0,000775254" table:display="true" table:show-details="true"/>
                <table:data-pilot-member table:name="0,000775369" table:display="true" table:show-details="true"/>
                <table:data-pilot-member table:name="0,000775967" table:display="true" table:show-details="true"/>
                <table:data-pilot-member table:name="0,000776078" table:display="true" table:show-details="true"/>
                <table:data-pilot-member table:name="0,000776659" table:display="true" table:show-details="true"/>
                <table:data-pilot-member table:name="0,000777053" table:display="true" table:show-details="true"/>
                <table:data-pilot-member table:name="0,00077753" table:display="true" table:show-details="true"/>
                <table:data-pilot-member table:name="0,000778152" table:display="true" table:show-details="true"/>
                <table:data-pilot-member table:name="0,000779199" table:display="true" table:show-details="true"/>
                <table:data-pilot-member table:name="0,000779479" table:display="true" table:show-details="true"/>
                <table:data-pilot-member table:name="0,000783871" table:display="true" table:show-details="true"/>
                <table:data-pilot-member table:name="0,000783955" table:display="true" table:show-details="true"/>
                <table:data-pilot-member table:name="0,000784072" table:display="true" table:show-details="true"/>
                <table:data-pilot-member table:name="0,000784416" table:display="true" table:show-details="true"/>
                <table:data-pilot-member table:name="0,000786027" table:display="true" table:show-details="true"/>
                <table:data-pilot-member table:name="0,00078665" table:display="true" table:show-details="true"/>
                <table:data-pilot-member table:name="0,000786671" table:display="true" table:show-details="true"/>
                <table:data-pilot-member table:name="0,000786748" table:display="true" table:show-details="true"/>
                <table:data-pilot-member table:name="0,000787666" table:display="true" table:show-details="true"/>
                <table:data-pilot-member table:name="0,000787764" table:display="true" table:show-details="true"/>
                <table:data-pilot-member table:name="0,000787776" table:display="true" table:show-details="true"/>
                <table:data-pilot-member table:name="0,000788988" table:display="true" table:show-details="true"/>
                <table:data-pilot-member table:name="0,000789064" table:display="true" table:show-details="true"/>
                <table:data-pilot-member table:name="0,000789781" table:display="true" table:show-details="true"/>
                <table:data-pilot-member table:name="0,000789997" table:display="true" table:show-details="true"/>
                <table:data-pilot-member table:name="0,000791496" table:display="true" table:show-details="true"/>
                <table:data-pilot-member table:name="0,000791847" table:display="true" table:show-details="true"/>
                <table:data-pilot-member table:name="0,000791928" table:display="true" table:show-details="true"/>
                <table:data-pilot-member table:name="0,000794245" table:display="true" table:show-details="true"/>
                <table:data-pilot-member table:name="0,00079425" table:display="true" table:show-details="true"/>
                <table:data-pilot-member table:name="0,000795715" table:display="true" table:show-details="true"/>
                <table:data-pilot-member table:name="0,000796613" table:display="true" table:show-details="true"/>
                <table:data-pilot-member table:name="0,000800108" table:display="true" table:show-details="true"/>
                <table:data-pilot-member table:name="0,000800131" table:display="true" table:show-details="true"/>
                <table:data-pilot-member table:name="0,000800233" table:display="true" table:show-details="true"/>
                <table:data-pilot-member table:name="0,000800682" table:display="true" table:show-details="true"/>
                <table:data-pilot-member table:name="0,000801056" table:display="true" table:show-details="true"/>
                <table:data-pilot-member table:name="0,000801601" table:display="true" table:show-details="true"/>
                <table:data-pilot-member table:name="0,000801739" table:display="true" table:show-details="true"/>
                <table:data-pilot-member table:name="0,000803153" table:display="true" table:show-details="true"/>
                <table:data-pilot-member table:name="0,000803471" table:display="true" table:show-details="true"/>
                <table:data-pilot-member table:name="0,000803482" table:display="true" table:show-details="true"/>
                <table:data-pilot-member table:name="0,000803542" table:display="true" table:show-details="true"/>
                <table:data-pilot-member table:name="0,000805047" table:display="true" table:show-details="true"/>
                <table:data-pilot-member table:name="0,000805376" table:display="true" table:show-details="true"/>
                <table:data-pilot-member table:name="0,000805534" table:display="true" table:show-details="true"/>
                <table:data-pilot-member table:name="0,000807026" table:display="true" table:show-details="true"/>
                <table:data-pilot-member table:name="0,000807217" table:display="true" table:show-details="true"/>
                <table:data-pilot-member table:name="0,000807973" table:display="true" table:show-details="true"/>
                <table:data-pilot-member table:name="0,000808548" table:display="true" table:show-details="true"/>
                <table:data-pilot-member table:name="0,000808619" table:display="true" table:show-details="true"/>
                <table:data-pilot-member table:name="0,000808953" table:display="true" table:show-details="true"/>
                <table:data-pilot-member table:name="0,000809592" table:display="true" table:show-details="true"/>
                <table:data-pilot-member table:name="0,000810314" table:display="true" table:show-details="true"/>
                <table:data-pilot-member table:name="0,000810354" table:display="true" table:show-details="true"/>
                <table:data-pilot-member table:name="0,000811176" table:display="true" table:show-details="true"/>
                <table:data-pilot-member table:name="0,000811638" table:display="true" table:show-details="true"/>
                <table:data-pilot-member table:name="0,000813654" table:display="true" table:show-details="true"/>
                <table:data-pilot-member table:name="0,000814717" table:display="true" table:show-details="true"/>
                <table:data-pilot-member table:name="0,000816835" table:display="true" table:show-details="true"/>
                <table:data-pilot-member table:name="0,00081795" table:display="true" table:show-details="true"/>
                <table:data-pilot-member table:name="0,000818136" table:display="true" table:show-details="true"/>
                <table:data-pilot-member table:name="0,000818605" table:display="true" table:show-details="true"/>
                <table:data-pilot-member table:name="0,000820888" table:display="true" table:show-details="true"/>
                <table:data-pilot-member table:name="0,000821675" table:display="true" table:show-details="true"/>
                <table:data-pilot-member table:name="0,000823134" table:display="true" table:show-details="true"/>
                <table:data-pilot-member table:name="0,000824198" table:display="true" table:show-details="true"/>
                <table:data-pilot-member table:name="0,000824288" table:display="true" table:show-details="true"/>
                <table:data-pilot-member table:name="0,000825305" table:display="true" table:show-details="true"/>
                <table:data-pilot-member table:name="0,000827656" table:display="true" table:show-details="true"/>
                <table:data-pilot-member table:name="0,00082849" table:display="true" table:show-details="true"/>
                <table:data-pilot-member table:name="0,000829071" table:display="true" table:show-details="true"/>
                <table:data-pilot-member table:name="0,000830127" table:display="true" table:show-details="true"/>
                <table:data-pilot-member table:name="0,000830927" table:display="true" table:show-details="true"/>
                <table:data-pilot-member table:name="0,000831383" table:display="true" table:show-details="true"/>
                <table:data-pilot-member table:name="0,000831418" table:display="true" table:show-details="true"/>
                <table:data-pilot-member table:name="0,000832046" table:display="true" table:show-details="true"/>
                <table:data-pilot-member table:name="0,000832732" table:display="true" table:show-details="true"/>
                <table:data-pilot-member table:name="0,00083365" table:display="true" table:show-details="true"/>
                <table:data-pilot-member table:name="0,000834126" table:display="true" table:show-details="true"/>
                <table:data-pilot-member table:name="0,000835548" table:display="true" table:show-details="true"/>
                <table:data-pilot-member table:name="0,000836042" table:display="true" table:show-details="true"/>
                <table:data-pilot-member table:name="0,000836355" table:display="true" table:show-details="true"/>
                <table:data-pilot-member table:name="0,000836675" table:display="true" table:show-details="true"/>
                <table:data-pilot-member table:name="0,000837088" table:display="true" table:show-details="true"/>
                <table:data-pilot-member table:name="0,000837529" table:display="true" table:show-details="true"/>
                <table:data-pilot-member table:name="0,000837928" table:display="true" table:show-details="true"/>
                <table:data-pilot-member table:name="0,000838868" table:display="true" table:show-details="true"/>
                <table:data-pilot-member table:name="0,000839123" table:display="true" table:show-details="true"/>
                <table:data-pilot-member table:name="0,000839802" table:display="true" table:show-details="true"/>
                <table:data-pilot-member table:name="0,00084253" table:display="true" table:show-details="true"/>
                <table:data-pilot-member table:name="0,000843091" table:display="true" table:show-details="true"/>
                <table:data-pilot-member table:name="0,000843154" table:display="true" table:show-details="true"/>
                <table:data-pilot-member table:name="0,000844168" table:display="true" table:show-details="true"/>
                <table:data-pilot-member table:name="0,000846087" table:display="true" table:show-details="true"/>
                <table:data-pilot-member table:name="0,000846995" table:display="true" table:show-details="true"/>
                <table:data-pilot-member table:name="0,000847372" table:display="true" table:show-details="true"/>
                <table:data-pilot-member table:name="0,000848952" table:display="true" table:show-details="true"/>
                <table:data-pilot-member table:name="0,000849112" table:display="true" table:show-details="true"/>
                <table:data-pilot-member table:name="0,000849153" table:display="true" table:show-details="true"/>
                <table:data-pilot-member table:name="0,000849585" table:display="true" table:show-details="true"/>
                <table:data-pilot-member table:name="0,000850138" table:display="true" table:show-details="true"/>
                <table:data-pilot-member table:name="0,000852836" table:display="true" table:show-details="true"/>
                <table:data-pilot-member table:name="0,000853133" table:display="true" table:show-details="true"/>
                <table:data-pilot-member table:name="0,000853335" table:display="true" table:show-details="true"/>
                <table:data-pilot-member table:name="0,000854299" table:display="true" table:show-details="true"/>
                <table:data-pilot-member table:name="0,000854356" table:display="true" table:show-details="true"/>
                <table:data-pilot-member table:name="0,000854899" table:display="true" table:show-details="true"/>
                <table:data-pilot-member table:name="0,000855082" table:display="true" table:show-details="true"/>
                <table:data-pilot-member table:name="0,000856359" table:display="true" table:show-details="true"/>
                <table:data-pilot-member table:name="0,000857402" table:display="true" table:show-details="true"/>
                <table:data-pilot-member table:name="0,00085752" table:display="true" table:show-details="true"/>
                <table:data-pilot-member table:name="0,000857697" table:display="true" table:show-details="true"/>
                <table:data-pilot-member table:name="0,000859286" table:display="true" table:show-details="true"/>
                <table:data-pilot-member table:name="0,000860529" table:display="true" table:show-details="true"/>
                <table:data-pilot-member table:name="0,000860673" table:display="true" table:show-details="true"/>
                <table:data-pilot-member table:name="0,000861622" table:display="true" table:show-details="true"/>
                <table:data-pilot-member table:name="0,000862078" table:display="true" table:show-details="true"/>
                <table:data-pilot-member table:name="0,000862857" table:display="true" table:show-details="true"/>
                <table:data-pilot-member table:name="0,000862906" table:display="true" table:show-details="true"/>
                <table:data-pilot-member table:name="0,000864337" table:display="true" table:show-details="true"/>
                <table:data-pilot-member table:name="0,000864448" table:display="true" table:show-details="true"/>
                <table:data-pilot-member table:name="0,000865033" table:display="true" table:show-details="true"/>
                <table:data-pilot-member table:name="0,000865075" table:display="true" table:show-details="true"/>
                <table:data-pilot-member table:name="0,000865279" table:display="true" table:show-details="true"/>
                <table:data-pilot-member table:name="0,000866409" table:display="true" table:show-details="true"/>
                <table:data-pilot-member table:name="0,000867004" table:display="true" table:show-details="true"/>
                <table:data-pilot-member table:name="0,000867233" table:display="true" table:show-details="true"/>
                <table:data-pilot-member table:name="0,000867438" table:display="true" table:show-details="true"/>
                <table:data-pilot-member table:name="0,000867488" table:display="true" table:show-details="true"/>
                <table:data-pilot-member table:name="0,000868557" table:display="true" table:show-details="true"/>
                <table:data-pilot-member table:name="0,000868706" table:display="true" table:show-details="true"/>
                <table:data-pilot-member table:name="0,000870101" table:display="true" table:show-details="true"/>
                <table:data-pilot-member table:name="0,00087092" table:display="true" table:show-details="true"/>
                <table:data-pilot-member table:name="0,000870976" table:display="true" table:show-details="true"/>
                <table:data-pilot-member table:name="0,000871463" table:display="true" table:show-details="true"/>
                <table:data-pilot-member table:name="0,000872851" table:display="true" table:show-details="true"/>
                <table:data-pilot-member table:name="0,000874526" table:display="true" table:show-details="true"/>
                <table:data-pilot-member table:name="0,000875774" table:display="true" table:show-details="true"/>
                <table:data-pilot-member table:name="0,000876558" table:display="true" table:show-details="true"/>
                <table:data-pilot-member table:name="0,000877953" table:display="true" table:show-details="true"/>
                <table:data-pilot-member table:name="0,000877974" table:display="true" table:show-details="true"/>
                <table:data-pilot-member table:name="0,000879959" table:display="true" table:show-details="true"/>
                <table:data-pilot-member table:name="0,000881337" table:display="true" table:show-details="true"/>
                <table:data-pilot-member table:name="0,000882053" table:display="true" table:show-details="true"/>
                <table:data-pilot-member table:name="0,000883501" table:display="true" table:show-details="true"/>
                <table:data-pilot-member table:name="0,000883701" table:display="true" table:show-details="true"/>
                <table:data-pilot-member table:name="0,000884944" table:display="true" table:show-details="true"/>
                <table:data-pilot-member table:name="0,000885687" table:display="true" table:show-details="true"/>
                <table:data-pilot-member table:name="0,00088692" table:display="true" table:show-details="true"/>
                <table:data-pilot-member table:name="0,000886948" table:display="true" table:show-details="true"/>
                <table:data-pilot-member table:name="0,000887076" table:display="true" table:show-details="true"/>
                <table:data-pilot-member table:name="0,000887377" table:display="true" table:show-details="true"/>
                <table:data-pilot-member table:name="0,00088774" table:display="true" table:show-details="true"/>
                <table:data-pilot-member table:name="0,000887931" table:display="true" table:show-details="true"/>
                <table:data-pilot-member table:name="0,000888506" table:display="true" table:show-details="true"/>
                <table:data-pilot-member table:name="0,00088916" table:display="true" table:show-details="true"/>
                <table:data-pilot-member table:name="0,000889167" table:display="true" table:show-details="true"/>
                <table:data-pilot-member table:name="0,000889301" table:display="true" table:show-details="true"/>
                <table:data-pilot-member table:name="0,000890532" table:display="true" table:show-details="true"/>
                <table:data-pilot-member table:name="0,000892859" table:display="true" table:show-details="true"/>
                <table:data-pilot-member table:name="0,000892867" table:display="true" table:show-details="true"/>
                <table:data-pilot-member table:name="0,000894728" table:display="true" table:show-details="true"/>
                <table:data-pilot-member table:name="0,000894742" table:display="true" table:show-details="true"/>
                <table:data-pilot-member table:name="0,000895236" table:display="true" table:show-details="true"/>
                <table:data-pilot-member table:name="0,000895703" table:display="true" table:show-details="true"/>
                <table:data-pilot-member table:name="0,000896226" table:display="true" table:show-details="true"/>
                <table:data-pilot-member table:name="0,000898349" table:display="true" table:show-details="true"/>
                <table:data-pilot-member table:name="0,000898725" table:display="true" table:show-details="true"/>
                <table:data-pilot-member table:name="0,000899881" table:display="true" table:show-details="true"/>
                <table:data-pilot-member table:name="0,000899965" table:display="true" table:show-details="true"/>
                <table:data-pilot-member table:name="0,000900002" table:display="true" table:show-details="true"/>
                <table:data-pilot-member table:name="0,000900516" table:display="true" table:show-details="true"/>
                <table:data-pilot-member table:name="0,000901395" table:display="true" table:show-details="true"/>
                <table:data-pilot-member table:name="0,000901678" table:display="true" table:show-details="true"/>
                <table:data-pilot-member table:name="0,000902568" table:display="true" table:show-details="true"/>
                <table:data-pilot-member table:name="0,00090338" table:display="true" table:show-details="true"/>
                <table:data-pilot-member table:name="0,000903385" table:display="true" table:show-details="true"/>
                <table:data-pilot-member table:name="0,000904181" table:display="true" table:show-details="true"/>
                <table:data-pilot-member table:name="0,000905134" table:display="true" table:show-details="true"/>
                <table:data-pilot-member table:name="0,000905139" table:display="true" table:show-details="true"/>
                <table:data-pilot-member table:name="0,00090528" table:display="true" table:show-details="true"/>
                <table:data-pilot-member table:name="0,000906996" table:display="true" table:show-details="true"/>
                <table:data-pilot-member table:name="0,000907013" table:display="true" table:show-details="true"/>
                <table:data-pilot-member table:name="0,000908061" table:display="true" table:show-details="true"/>
                <table:data-pilot-member table:name="0,000909599" table:display="true" table:show-details="true"/>
                <table:data-pilot-member table:name="0,000911125" table:display="true" table:show-details="true"/>
                <table:data-pilot-member table:name="0,000912105" table:display="true" table:show-details="true"/>
                <table:data-pilot-member table:name="0,000912113" table:display="true" table:show-details="true"/>
                <table:data-pilot-member table:name="0,000913286" table:display="true" table:show-details="true"/>
                <table:data-pilot-member table:name="0,000913696" table:display="true" table:show-details="true"/>
                <table:data-pilot-member table:name="0,000913816" table:display="true" table:show-details="true"/>
                <table:data-pilot-member table:name="0,000913968" table:display="true" table:show-details="true"/>
                <table:data-pilot-member table:name="0,000914974" table:display="true" table:show-details="true"/>
                <table:data-pilot-member table:name="0,00091554" table:display="true" table:show-details="true"/>
                <table:data-pilot-member table:name="0,000915731" table:display="true" table:show-details="true"/>
                <table:data-pilot-member table:name="0,000915946" table:display="true" table:show-details="true"/>
                <table:data-pilot-member table:name="0,000916026" table:display="true" table:show-details="true"/>
                <table:data-pilot-member table:name="0,00091751" table:display="true" table:show-details="true"/>
                <table:data-pilot-member table:name="0,000918363" table:display="true" table:show-details="true"/>
                <table:data-pilot-member table:name="0,000919622" table:display="true" table:show-details="true"/>
                <table:data-pilot-member table:name="0,000920579" table:display="true" table:show-details="true"/>
                <table:data-pilot-member table:name="0,000920777" table:display="true" table:show-details="true"/>
                <table:data-pilot-member table:name="0,000921369" table:display="true" table:show-details="true"/>
                <table:data-pilot-member table:name="0,000922169" table:display="true" table:show-details="true"/>
                <table:data-pilot-member table:name="0,000922473" table:display="true" table:show-details="true"/>
                <table:data-pilot-member table:name="0,000927524" table:display="true" table:show-details="true"/>
                <table:data-pilot-member table:name="0,000927532" table:display="true" table:show-details="true"/>
                <table:data-pilot-member table:name="0,00092819" table:display="true" table:show-details="true"/>
                <table:data-pilot-member table:name="0,000928291" table:display="true" table:show-details="true"/>
                <table:data-pilot-member table:name="0,000928703" table:display="true" table:show-details="true"/>
                <table:data-pilot-member table:name="0,000928822" table:display="true" table:show-details="true"/>
                <table:data-pilot-member table:name="0,00092969" table:display="true" table:show-details="true"/>
                <table:data-pilot-member table:name="0,000930093" table:display="true" table:show-details="true"/>
                <table:data-pilot-member table:name="0,000930556" table:display="true" table:show-details="true"/>
                <table:data-pilot-member table:name="0,000930937" table:display="true" table:show-details="true"/>
                <table:data-pilot-member table:name="0,000932313" table:display="true" table:show-details="true"/>
                <table:data-pilot-member table:name="0,000932858" table:display="true" table:show-details="true"/>
                <table:data-pilot-member table:name="0,000932876" table:display="true" table:show-details="true"/>
                <table:data-pilot-member table:name="0,000933542" table:display="true" table:show-details="true"/>
                <table:data-pilot-member table:name="0,000933929" table:display="true" table:show-details="true"/>
                <table:data-pilot-member table:name="0,000935592" table:display="true" table:show-details="true"/>
                <table:data-pilot-member table:name="0,000935748" table:display="true" table:show-details="true"/>
                <table:data-pilot-member table:name="0,000935893" table:display="true" table:show-details="true"/>
                <table:data-pilot-member table:name="0,000937959" table:display="true" table:show-details="true"/>
                <table:data-pilot-member table:name="0,00093807" table:display="true" table:show-details="true"/>
                <table:data-pilot-member table:name="0,000939488" table:display="true" table:show-details="true"/>
                <table:data-pilot-member table:name="0,000939735" table:display="true" table:show-details="true"/>
                <table:data-pilot-member table:name="0,000941299" table:display="true" table:show-details="true"/>
                <table:data-pilot-member table:name="0,000942184" table:display="true" table:show-details="true"/>
                <table:data-pilot-member table:name="0,000942672" table:display="true" table:show-details="true"/>
                <table:data-pilot-member table:name="0,00094296" table:display="true" table:show-details="true"/>
                <table:data-pilot-member table:name="0,000943204" table:display="true" table:show-details="true"/>
                <table:data-pilot-member table:name="0,000943474" table:display="true" table:show-details="true"/>
                <table:data-pilot-member table:name="0,000943507" table:display="true" table:show-details="true"/>
                <table:data-pilot-member table:name="0,000944968" table:display="true" table:show-details="true"/>
                <table:data-pilot-member table:name="0,000945492" table:display="true" table:show-details="true"/>
                <table:data-pilot-member table:name="0,00094553" table:display="true" table:show-details="true"/>
                <table:data-pilot-member table:name="0,000947886" table:display="true" table:show-details="true"/>
                <table:data-pilot-member table:name="0,000948701" table:display="true" table:show-details="true"/>
                <table:data-pilot-member table:name="0,000948921" table:display="true" table:show-details="true"/>
                <table:data-pilot-member table:name="0,000949" table:display="true" table:show-details="true"/>
                <table:data-pilot-member table:name="0,000950164" table:display="true" table:show-details="true"/>
                <table:data-pilot-member table:name="0,000950837" table:display="true" table:show-details="true"/>
                <table:data-pilot-member table:name="0,00095087" table:display="true" table:show-details="true"/>
                <table:data-pilot-member table:name="0,000951428" table:display="true" table:show-details="true"/>
                <table:data-pilot-member table:name="0,00095195" table:display="true" table:show-details="true"/>
                <table:data-pilot-member table:name="0,000952139" table:display="true" table:show-details="true"/>
                <table:data-pilot-member table:name="0,000952528" table:display="true" table:show-details="true"/>
                <table:data-pilot-member table:name="0,000952588" table:display="true" table:show-details="true"/>
                <table:data-pilot-member table:name="0,000953076" table:display="true" table:show-details="true"/>
                <table:data-pilot-member table:name="0,000953264" table:display="true" table:show-details="true"/>
                <table:data-pilot-member table:name="0,000955331" table:display="true" table:show-details="true"/>
                <table:data-pilot-member table:name="0,000956004" table:display="true" table:show-details="true"/>
                <table:data-pilot-member table:name="0,000958417" table:display="true" table:show-details="true"/>
                <table:data-pilot-member table:name="0,000959322" table:display="true" table:show-details="true"/>
                <table:data-pilot-member table:name="0,00096044" table:display="true" table:show-details="true"/>
                <table:data-pilot-member table:name="0,000961834" table:display="true" table:show-details="true"/>
                <table:data-pilot-member table:name="0,000961839" table:display="true" table:show-details="true"/>
                <table:data-pilot-member table:name="0,000962169" table:display="true" table:show-details="true"/>
                <table:data-pilot-member table:name="0,000962742" table:display="true" table:show-details="true"/>
                <table:data-pilot-member table:name="0,000963454" table:display="true" table:show-details="true"/>
                <table:data-pilot-member table:name="0,000964752" table:display="true" table:show-details="true"/>
                <table:data-pilot-member table:name="0,00096496" table:display="true" table:show-details="true"/>
                <table:data-pilot-member table:name="0,000966407" table:display="true" table:show-details="true"/>
                <table:data-pilot-member table:name="0,000968779" table:display="true" table:show-details="true"/>
                <table:data-pilot-member table:name="0,000969047" table:display="true" table:show-details="true"/>
                <table:data-pilot-member table:name="0,000969149" table:display="true" table:show-details="true"/>
                <table:data-pilot-member table:name="0,00097022" table:display="true" table:show-details="true"/>
                <table:data-pilot-member table:name="0,000972119" table:display="true" table:show-details="true"/>
                <table:data-pilot-member table:name="0,000972861" table:display="true" table:show-details="true"/>
                <table:data-pilot-member table:name="0,000973251" table:display="true" table:show-details="true"/>
                <table:data-pilot-member table:name="0,000973987" table:display="true" table:show-details="true"/>
                <table:data-pilot-member table:name="0,000974678" table:display="true" table:show-details="true"/>
                <table:data-pilot-member table:name="0,000976383" table:display="true" table:show-details="true"/>
                <table:data-pilot-member table:name="0,000977291" table:display="true" table:show-details="true"/>
                <table:data-pilot-member table:name="0,000977747" table:display="true" table:show-details="true"/>
                <table:data-pilot-member table:name="0,000977941" table:display="true" table:show-details="true"/>
                <table:data-pilot-member table:name="0,000978897" table:display="true" table:show-details="true"/>
                <table:data-pilot-member table:name="0,000979082" table:display="true" table:show-details="true"/>
                <table:data-pilot-member table:name="0,000979123" table:display="true" table:show-details="true"/>
                <table:data-pilot-member table:name="0,000979872" table:display="true" table:show-details="true"/>
                <table:data-pilot-member table:name="0,000979989" table:display="true" table:show-details="true"/>
                <table:data-pilot-member table:name="0,000980437" table:display="true" table:show-details="true"/>
                <table:data-pilot-member table:name="0,000981284" table:display="true" table:show-details="true"/>
                <table:data-pilot-member table:name="0,000981326" table:display="true" table:show-details="true"/>
                <table:data-pilot-member table:name="0,00098163" table:display="true" table:show-details="true"/>
                <table:data-pilot-member table:name="0,000982317" table:display="true" table:show-details="true"/>
                <table:data-pilot-member table:name="0,000982851" table:display="true" table:show-details="true"/>
                <table:data-pilot-member table:name="0,000983456" table:display="true" table:show-details="true"/>
                <table:data-pilot-member table:name="0,000985914" table:display="true" table:show-details="true"/>
                <table:data-pilot-member table:name="0,000986297" table:display="true" table:show-details="true"/>
                <table:data-pilot-member table:name="0,000986477" table:display="true" table:show-details="true"/>
                <table:data-pilot-member table:name="0,000986862" table:display="true" table:show-details="true"/>
                <table:data-pilot-member table:name="0,000989496" table:display="true" table:show-details="true"/>
                <table:data-pilot-member table:name="0,000989985" table:display="true" table:show-details="true"/>
                <table:data-pilot-member table:name="0,000990494" table:display="true" table:show-details="true"/>
                <table:data-pilot-member table:name="0,000991231" table:display="true" table:show-details="true"/>
                <table:data-pilot-member table:name="0,000991984" table:display="true" table:show-details="true"/>
                <table:data-pilot-member table:name="0,000992488" table:display="true" table:show-details="true"/>
                <table:data-pilot-member table:name="0,000992607" table:display="true" table:show-details="true"/>
                <table:data-pilot-member table:name="0,000993514" table:display="true" table:show-details="true"/>
                <table:data-pilot-member table:name="0,000993592" table:display="true" table:show-details="true"/>
                <table:data-pilot-member table:name="0,000993641" table:display="true" table:show-details="true"/>
                <table:data-pilot-member table:name="0,000993739" table:display="true" table:show-details="true"/>
                <table:data-pilot-member table:name="0,000993842" table:display="true" table:show-details="true"/>
                <table:data-pilot-member table:name="0,000994367" table:display="true" table:show-details="true"/>
                <table:data-pilot-member table:name="0,000995188" table:display="true" table:show-details="true"/>
                <table:data-pilot-member table:name="0,000996536" table:display="true" table:show-details="true"/>
                <table:data-pilot-member table:name="0,000996828" table:display="true" table:show-details="true"/>
                <table:data-pilot-member table:name="0,000998556" table:display="true" table:show-details="true"/>
                <table:data-pilot-member table:name="0,000998828" table:display="true" table:show-details="true"/>
                <table:data-pilot-member table:name="0,00099978" table:display="true" table:show-details="true"/>
                <table:data-pilot-member table:name="0,000999928" table:display="true" table:show-details="true"/>
                <table:data-pilot-member table:name="0,00100083" table:display="true" table:show-details="true"/>
                <table:data-pilot-member table:name="0,00100122" table:display="true" table:show-details="true"/>
                <table:data-pilot-member table:name="0,00100181" table:display="true" table:show-details="true"/>
                <table:data-pilot-member table:name="0,0010032" table:display="true" table:show-details="true"/>
                <table:data-pilot-member table:name="0,00100324" table:display="true" table:show-details="true"/>
                <table:data-pilot-member table:name="0,00100343" table:display="true" table:show-details="true"/>
                <table:data-pilot-member table:name="0,00100399" table:display="true" table:show-details="true"/>
                <table:data-pilot-member table:name="0,00100407" table:display="true" table:show-details="true"/>
                <table:data-pilot-member table:name="0,00100431" table:display="true" table:show-details="true"/>
                <table:data-pilot-member table:name="0,00100687" table:display="true" table:show-details="true"/>
                <table:data-pilot-member table:name="0,00100819" table:display="true" table:show-details="true"/>
                <table:data-pilot-member table:name="0,00100876" table:display="true" table:show-details="true"/>
                <table:data-pilot-member table:name="0,00100888" table:display="true" table:show-details="true"/>
                <table:data-pilot-member table:name="0,00101186" table:display="true" table:show-details="true"/>
                <table:data-pilot-member table:name="0,00101363" table:display="true" table:show-details="true"/>
                <table:data-pilot-member table:name="0,00101422" table:display="true" table:show-details="true"/>
                <table:data-pilot-member table:name="0,00101457" table:display="true" table:show-details="true"/>
                <table:data-pilot-member table:name="0,00101473" table:display="true" table:show-details="true"/>
                <table:data-pilot-member table:name="0,00101628" table:display="true" table:show-details="true"/>
                <table:data-pilot-member table:name="0,00101723" table:display="true" table:show-details="true"/>
                <table:data-pilot-member table:name="0,00101931" table:display="true" table:show-details="true"/>
                <table:data-pilot-member table:name="0,00101968" table:display="true" table:show-details="true"/>
                <table:data-pilot-member table:name="0,00102037" table:display="true" table:show-details="true"/>
                <table:data-pilot-member table:name="0,00102059" table:display="true" table:show-details="true"/>
                <table:data-pilot-member table:name="0,00102116" table:display="true" table:show-details="true"/>
                <table:data-pilot-member table:name="0,00102221" table:display="true" table:show-details="true"/>
                <table:data-pilot-member table:name="0,00102296" table:display="true" table:show-details="true"/>
                <table:data-pilot-member table:name="0,00102448" table:display="true" table:show-details="true"/>
                <table:data-pilot-member table:name="0,00102546" table:display="true" table:show-details="true"/>
                <table:data-pilot-member table:name="0,00102663" table:display="true" table:show-details="true"/>
                <table:data-pilot-member table:name="0,00102686" table:display="true" table:show-details="true"/>
                <table:data-pilot-member table:name="0,00102718" table:display="true" table:show-details="true"/>
                <table:data-pilot-member table:name="0,00102786" table:display="true" table:show-details="true"/>
                <table:data-pilot-member table:name="0,00102906" table:display="true" table:show-details="true"/>
                <table:data-pilot-member table:name="0,00102977" table:display="true" table:show-details="true"/>
                <table:data-pilot-member table:name="0,0010298" table:display="true" table:show-details="true"/>
                <table:data-pilot-member table:name="0,00103017" table:display="true" table:show-details="true"/>
                <table:data-pilot-member table:name="0,00103055" table:display="true" table:show-details="true"/>
                <table:data-pilot-member table:name="0,00103131" table:display="true" table:show-details="true"/>
                <table:data-pilot-member table:name="0,00103374" table:display="true" table:show-details="true"/>
                <table:data-pilot-member table:name="0,00103513" table:display="true" table:show-details="true"/>
                <table:data-pilot-member table:name="0,00103521" table:display="true" table:show-details="true"/>
                <table:data-pilot-member table:name="0,00103523" table:display="true" table:show-details="true"/>
                <table:data-pilot-member table:name="0,00103536" table:display="true" table:show-details="true"/>
                <table:data-pilot-member table:name="0,00103544" table:display="true" table:show-details="true"/>
                <table:data-pilot-member table:name="0,00103568" table:display="true" table:show-details="true"/>
                <table:data-pilot-member table:name="0,00103593" table:display="true" table:show-details="true"/>
                <table:data-pilot-member table:name="0,00103636" table:display="true" table:show-details="true"/>
                <table:data-pilot-member table:name="0,00103853" table:display="true" table:show-details="true"/>
                <table:data-pilot-member table:name="0,00103953" table:display="true" table:show-details="true"/>
                <table:data-pilot-member table:name="0,00104042" table:display="true" table:show-details="true"/>
                <table:data-pilot-member table:name="0,0010405" table:display="true" table:show-details="true"/>
                <table:data-pilot-member table:name="0,00104118" table:display="true" table:show-details="true"/>
                <table:data-pilot-member table:name="0,00104262" table:display="true" table:show-details="true"/>
                <table:data-pilot-member table:name="0,00104287" table:display="true" table:show-details="true"/>
                <table:data-pilot-member table:name="0,00104311" table:display="true" table:show-details="true"/>
                <table:data-pilot-member table:name="0,00104351" table:display="true" table:show-details="true"/>
                <table:data-pilot-member table:name="0,00104409" table:display="true" table:show-details="true"/>
                <table:data-pilot-member table:name="0,00104656" table:display="true" table:show-details="true"/>
                <table:data-pilot-member table:name="0,00104667" table:display="true" table:show-details="true"/>
                <table:data-pilot-member table:name="0,00104701" table:display="true" table:show-details="true"/>
                <table:data-pilot-member table:name="0,00104941" table:display="true" table:show-details="true"/>
                <table:data-pilot-member table:name="0,00105016" table:display="true" table:show-details="true"/>
                <table:data-pilot-member table:name="0,00105105" table:display="true" table:show-details="true"/>
                <table:data-pilot-member table:name="0,00105223" table:display="true" table:show-details="true"/>
                <table:data-pilot-member table:name="0,00105298" table:display="true" table:show-details="true"/>
                <table:data-pilot-member table:name="0,00105319" table:display="true" table:show-details="true"/>
                <table:data-pilot-member table:name="0,00105365" table:display="true" table:show-details="true"/>
                <table:data-pilot-member table:name="0,00105369" table:display="true" table:show-details="true"/>
                <table:data-pilot-member table:name="0,00105467" table:display="true" table:show-details="true"/>
                <table:data-pilot-member table:name="0,00105481" table:display="true" table:show-details="true"/>
                <table:data-pilot-member table:name="0,00105664" table:display="true" table:show-details="true"/>
                <table:data-pilot-member table:name="0,00105844" table:display="true" table:show-details="true"/>
                <table:data-pilot-member table:name="0,00105928" table:display="true" table:show-details="true"/>
                <table:data-pilot-member table:name="0,00106015" table:display="true" table:show-details="true"/>
                <table:data-pilot-member table:name="0,00106017" table:display="true" table:show-details="true"/>
                <table:data-pilot-member table:name="0,00106029" table:display="true" table:show-details="true"/>
                <table:data-pilot-member table:name="0,00106059" table:display="true" table:show-details="true"/>
                <table:data-pilot-member table:name="0,0010641" table:display="true" table:show-details="true"/>
                <table:data-pilot-member table:name="0,00106583" table:display="true" table:show-details="true"/>
                <table:data-pilot-member table:name="0,00106643" table:display="true" table:show-details="true"/>
                <table:data-pilot-member table:name="0,00106963" table:display="true" table:show-details="true"/>
                <table:data-pilot-member table:name="0,00106966" table:display="true" table:show-details="true"/>
                <table:data-pilot-member table:name="0,00107026" table:display="true" table:show-details="true"/>
                <table:data-pilot-member table:name="0,00107068" table:display="true" table:show-details="true"/>
                <table:data-pilot-member table:name="0,00107129" table:display="true" table:show-details="true"/>
                <table:data-pilot-member table:name="0,00107313" table:display="true" table:show-details="true"/>
                <table:data-pilot-member table:name="0,00107351" table:display="true" table:show-details="true"/>
                <table:data-pilot-member table:name="0,00107407" table:display="true" table:show-details="true"/>
                <table:data-pilot-member table:name="0,00107424" table:display="true" table:show-details="true"/>
                <table:data-pilot-member table:name="0,00107721" table:display="true" table:show-details="true"/>
                <table:data-pilot-member table:name="0,00107795" table:display="true" table:show-details="true"/>
                <table:data-pilot-member table:name="0,00107864" table:display="true" table:show-details="true"/>
                <table:data-pilot-member table:name="0,00107994" table:display="true" table:show-details="true"/>
                <table:data-pilot-member table:name="0,00108007" table:display="true" table:show-details="true"/>
                <table:data-pilot-member table:name="0,00108102" table:display="true" table:show-details="true"/>
                <table:data-pilot-member table:name="0,00108188" table:display="true" table:show-details="true"/>
                <table:data-pilot-member table:name="0,00108294" table:display="true" table:show-details="true"/>
                <table:data-pilot-member table:name="0,00108309" table:display="true" table:show-details="true"/>
                <table:data-pilot-member table:name="0,00108446" table:display="true" table:show-details="true"/>
                <table:data-pilot-member table:name="0,00108552" table:display="true" table:show-details="true"/>
                <table:data-pilot-member table:name="0,00108612" table:display="true" table:show-details="true"/>
                <table:data-pilot-member table:name="0,00109086" table:display="true" table:show-details="true"/>
                <table:data-pilot-member table:name="0,001093" table:display="true" table:show-details="true"/>
                <table:data-pilot-member table:name="0,00109466" table:display="true" table:show-details="true"/>
                <table:data-pilot-member table:name="0,00109518" table:display="true" table:show-details="true"/>
                <table:data-pilot-member table:name="0,00109529" table:display="true" table:show-details="true"/>
                <table:data-pilot-member table:name="0,00109579" table:display="true" table:show-details="true"/>
                <table:data-pilot-member table:name="0,00109706" table:display="true" table:show-details="true"/>
                <table:data-pilot-member table:name="0,00109808" table:display="true" table:show-details="true"/>
                <table:data-pilot-member table:name="0,00109858" table:display="true" table:show-details="true"/>
                <table:data-pilot-member table:name="0,00109897" table:display="true" table:show-details="true"/>
                <table:data-pilot-member table:name="0,00109997" table:display="true" table:show-details="true"/>
                <table:data-pilot-member table:name="0,00109998" table:display="true" table:show-details="true"/>
                <table:data-pilot-member table:name="0,00110212" table:display="true" table:show-details="true"/>
                <table:data-pilot-member table:name="0,00110267" table:display="true" table:show-details="true"/>
                <table:data-pilot-member table:name="0,00110278" table:display="true" table:show-details="true"/>
                <table:data-pilot-member table:name="0,0011042" table:display="true" table:show-details="true"/>
                <table:data-pilot-member table:name="0,00110847" table:display="true" table:show-details="true"/>
                <table:data-pilot-member table:name="0,00110879" table:display="true" table:show-details="true"/>
                <table:data-pilot-member table:name="0,00110931" table:display="true" table:show-details="true"/>
                <table:data-pilot-member table:name="0,00110946" table:display="true" table:show-details="true"/>
                <table:data-pilot-member table:name="0,00110978" table:display="true" table:show-details="true"/>
                <table:data-pilot-member table:name="0,00111063" table:display="true" table:show-details="true"/>
                <table:data-pilot-member table:name="0,00111066" table:display="true" table:show-details="true"/>
                <table:data-pilot-member table:name="0,0011125" table:display="true" table:show-details="true"/>
                <table:data-pilot-member table:name="0,00111367" table:display="true" table:show-details="true"/>
                <table:data-pilot-member table:name="0,0011141" table:display="true" table:show-details="true"/>
                <table:data-pilot-member table:name="0,00111446" table:display="true" table:show-details="true"/>
                <table:data-pilot-member table:name="0,00111617" table:display="true" table:show-details="true"/>
                <table:data-pilot-member table:name="0,00111714" table:display="true" table:show-details="true"/>
                <table:data-pilot-member table:name="0,00111947" table:display="true" table:show-details="true"/>
                <table:data-pilot-member table:name="0,0011197" table:display="true" table:show-details="true"/>
                <table:data-pilot-member table:name="0,00112046" table:display="true" table:show-details="true"/>
                <table:data-pilot-member table:name="0,00112233" table:display="true" table:show-details="true"/>
                <table:data-pilot-member table:name="0,00112343" table:display="true" table:show-details="true"/>
                <table:data-pilot-member table:name="0,00112363" table:display="true" table:show-details="true"/>
                <table:data-pilot-member table:name="0,00112552" table:display="true" table:show-details="true"/>
                <table:data-pilot-member table:name="0,00112591" table:display="true" table:show-details="true"/>
                <table:data-pilot-member table:name="0,00112689" table:display="true" table:show-details="true"/>
                <table:data-pilot-member table:name="0,00112723" table:display="true" table:show-details="true"/>
                <table:data-pilot-member table:name="0,00112921" table:display="true" table:show-details="true"/>
                <table:data-pilot-member table:name="0,00113005" table:display="true" table:show-details="true"/>
                <table:data-pilot-member table:name="0,00113116" table:display="true" table:show-details="true"/>
                <table:data-pilot-member table:name="0,00113216" table:display="true" table:show-details="true"/>
                <table:data-pilot-member table:name="0,0011324" table:display="true" table:show-details="true"/>
                <table:data-pilot-member table:name="0,00113305" table:display="true" table:show-details="true"/>
                <table:data-pilot-member table:name="0,00113427" table:display="true" table:show-details="true"/>
                <table:data-pilot-member table:name="0,00113438" table:display="true" table:show-details="true"/>
                <table:data-pilot-member table:name="0,00113454" table:display="true" table:show-details="true"/>
                <table:data-pilot-member table:name="0,00113521" table:display="true" table:show-details="true"/>
                <table:data-pilot-member table:name="0,00113598" table:display="true" table:show-details="true"/>
                <table:data-pilot-member table:name="0,00113623" table:display="true" table:show-details="true"/>
                <table:data-pilot-member table:name="0,00113682" table:display="true" table:show-details="true"/>
                <table:data-pilot-member table:name="0,00113786" table:display="true" table:show-details="true"/>
                <table:data-pilot-member table:name="0,00113923" table:display="true" table:show-details="true"/>
                <table:data-pilot-member table:name="0,0011395" table:display="true" table:show-details="true"/>
                <table:data-pilot-member table:name="0,00113995" table:display="true" table:show-details="true"/>
                <table:data-pilot-member table:name="0,00114031" table:display="true" table:show-details="true"/>
                <table:data-pilot-member table:name="0,00114196" table:display="true" table:show-details="true"/>
                <table:data-pilot-member table:name="0,00114244" table:display="true" table:show-details="true"/>
                <table:data-pilot-member table:name="0,00114311" table:display="true" table:show-details="true"/>
                <table:data-pilot-member table:name="0,00114349" table:display="true" table:show-details="true"/>
                <table:data-pilot-member table:name="0,00114358" table:display="true" table:show-details="true"/>
                <table:data-pilot-member table:name="0,0011437" table:display="true" table:show-details="true"/>
                <table:data-pilot-member table:name="0,00114578" table:display="true" table:show-details="true"/>
                <table:data-pilot-member table:name="0,00114625" table:display="true" table:show-details="true"/>
                <table:data-pilot-member table:name="0,00114676" table:display="true" table:show-details="true"/>
                <table:data-pilot-member table:name="0,00114779" table:display="true" table:show-details="true"/>
                <table:data-pilot-member table:name="0,00114844" table:display="true" table:show-details="true"/>
                <table:data-pilot-member table:name="0,00114851" table:display="true" table:show-details="true"/>
                <table:data-pilot-member table:name="0,00114863" table:display="true" table:show-details="true"/>
                <table:data-pilot-member table:name="0,00114919" table:display="true" table:show-details="true"/>
                <table:data-pilot-member table:name="0,00115001" table:display="true" table:show-details="true"/>
                <table:data-pilot-member table:name="0,00115327" table:display="true" table:show-details="true"/>
                <table:data-pilot-member table:name="0,0011533" table:display="true" table:show-details="true"/>
                <table:data-pilot-member table:name="0,00115332" table:display="true" table:show-details="true"/>
                <table:data-pilot-member table:name="0,00115499" table:display="true" table:show-details="true"/>
                <table:data-pilot-member table:name="0,00115505" table:display="true" table:show-details="true"/>
                <table:data-pilot-member table:name="0,00115646" table:display="true" table:show-details="true"/>
                <table:data-pilot-member table:name="0,00116086" table:display="true" table:show-details="true"/>
                <table:data-pilot-member table:name="0,00116103" table:display="true" table:show-details="true"/>
                <table:data-pilot-member table:name="0,00116112" table:display="true" table:show-details="true"/>
                <table:data-pilot-member table:name="0,00116226" table:display="true" table:show-details="true"/>
                <table:data-pilot-member table:name="0,00116289" table:display="true" table:show-details="true"/>
                <table:data-pilot-member table:name="0,00116349" table:display="true" table:show-details="true"/>
                <table:data-pilot-member table:name="0,00116558" table:display="true" table:show-details="true"/>
                <table:data-pilot-member table:name="0,00116588" table:display="true" table:show-details="true"/>
                <table:data-pilot-member table:name="0,00116649" table:display="true" table:show-details="true"/>
                <table:data-pilot-member table:name="0,00116705" table:display="true" table:show-details="true"/>
                <table:data-pilot-member table:name="0,0011671" table:display="true" table:show-details="true"/>
                <table:data-pilot-member table:name="0,00116738" table:display="true" table:show-details="true"/>
                <table:data-pilot-member table:name="0,00116785" table:display="true" table:show-details="true"/>
                <table:data-pilot-member table:name="0,00116837" table:display="true" table:show-details="true"/>
                <table:data-pilot-member table:name="0,00116842" table:display="true" table:show-details="true"/>
                <table:data-pilot-member table:name="0,0011693" table:display="true" table:show-details="true"/>
                <table:data-pilot-member table:name="0,00116996" table:display="true" table:show-details="true"/>
                <table:data-pilot-member table:name="0,00117037" table:display="true" table:show-details="true"/>
                <table:data-pilot-member table:name="0,00117039" table:display="true" table:show-details="true"/>
                <table:data-pilot-member table:name="0,00117096" table:display="true" table:show-details="true"/>
                <table:data-pilot-member table:name="0,00117173" table:display="true" table:show-details="true"/>
                <table:data-pilot-member table:name="0,00117192" table:display="true" table:show-details="true"/>
                <table:data-pilot-member table:name="0,00117212" table:display="true" table:show-details="true"/>
                <table:data-pilot-member table:name="0,00117223" table:display="true" table:show-details="true"/>
                <table:data-pilot-member table:name="0,00117346" table:display="true" table:show-details="true"/>
                <table:data-pilot-member table:name="0,00117373" table:display="true" table:show-details="true"/>
                <table:data-pilot-member table:name="0,00117389" table:display="true" table:show-details="true"/>
                <table:data-pilot-member table:name="0,00117406" table:display="true" table:show-details="true"/>
                <table:data-pilot-member table:name="0,00117676" table:display="true" table:show-details="true"/>
                <table:data-pilot-member table:name="0,00117806" table:display="true" table:show-details="true"/>
                <table:data-pilot-member table:name="0,00118003" table:display="true" table:show-details="true"/>
                <table:data-pilot-member table:name="0,00118128" table:display="true" table:show-details="true"/>
                <table:data-pilot-member table:name="0,00118177" table:display="true" table:show-details="true"/>
                <table:data-pilot-member table:name="0,0011834" table:display="true" table:show-details="true"/>
                <table:data-pilot-member table:name="0,00118347" table:display="true" table:show-details="true"/>
                <table:data-pilot-member table:name="0,00118441" table:display="true" table:show-details="true"/>
                <table:data-pilot-member table:name="0,00118547" table:display="true" table:show-details="true"/>
                <table:data-pilot-member table:name="0,00118564" table:display="true" table:show-details="true"/>
                <table:data-pilot-member table:name="0,00118603" table:display="true" table:show-details="true"/>
                <table:data-pilot-member table:name="0,00118683" table:display="true" table:show-details="true"/>
                <table:data-pilot-member table:name="0,00118952" table:display="true" table:show-details="true"/>
                <table:data-pilot-member table:name="0,00118965" table:display="true" table:show-details="true"/>
                <table:data-pilot-member table:name="0,00118979" table:display="true" table:show-details="true"/>
                <table:data-pilot-member table:name="0,00119014" table:display="true" table:show-details="true"/>
                <table:data-pilot-member table:name="0,00119019" table:display="true" table:show-details="true"/>
                <table:data-pilot-member table:name="0,00119078" table:display="true" table:show-details="true"/>
                <table:data-pilot-member table:name="0,00119289" table:display="true" table:show-details="true"/>
                <table:data-pilot-member table:name="0,00119307" table:display="true" table:show-details="true"/>
                <table:data-pilot-member table:name="0,00119501" table:display="true" table:show-details="true"/>
                <table:data-pilot-member table:name="0,00119717" table:display="true" table:show-details="true"/>
                <table:data-pilot-member table:name="0,0011973" table:display="true" table:show-details="true"/>
                <table:data-pilot-member table:name="0,001201" table:display="true" table:show-details="true"/>
                <table:data-pilot-member table:name="0,00120173" table:display="true" table:show-details="true"/>
                <table:data-pilot-member table:name="0,00120388" table:display="true" table:show-details="true"/>
                <table:data-pilot-member table:name="0,00120528" table:display="true" table:show-details="true"/>
                <table:data-pilot-member table:name="0,00120728" table:display="true" table:show-details="true"/>
                <table:data-pilot-member table:name="0,00120821" table:display="true" table:show-details="true"/>
                <table:data-pilot-member table:name="0,00120823" table:display="true" table:show-details="true"/>
                <table:data-pilot-member table:name="0,00120892" table:display="true" table:show-details="true"/>
                <table:data-pilot-member table:name="0,00120896" table:display="true" table:show-details="true"/>
                <table:data-pilot-member table:name="0,00120984" table:display="true" table:show-details="true"/>
                <table:data-pilot-member table:name="0,00121117" table:display="true" table:show-details="true"/>
                <table:data-pilot-member table:name="0,00121123" table:display="true" table:show-details="true"/>
                <table:data-pilot-member table:name="0,00121253" table:display="true" table:show-details="true"/>
                <table:data-pilot-member table:name="0,00121256" table:display="true" table:show-details="true"/>
                <table:data-pilot-member table:name="0,00121299" table:display="true" table:show-details="true"/>
                <table:data-pilot-member table:name="0,00121457" table:display="true" table:show-details="true"/>
                <table:data-pilot-member table:name="0,00121767" table:display="true" table:show-details="true"/>
                <table:data-pilot-member table:name="0,00121877" table:display="true" table:show-details="true"/>
                <table:data-pilot-member table:name="0,00121945" table:display="true" table:show-details="true"/>
                <table:data-pilot-member table:name="0,00121959" table:display="true" table:show-details="true"/>
                <table:data-pilot-member table:name="0,00121977" table:display="true" table:show-details="true"/>
                <table:data-pilot-member table:name="0,00122028" table:display="true" table:show-details="true"/>
                <table:data-pilot-member table:name="0,00122037" table:display="true" table:show-details="true"/>
                <table:data-pilot-member table:name="0,00122105" table:display="true" table:show-details="true"/>
                <table:data-pilot-member table:name="0,00122174" table:display="true" table:show-details="true"/>
                <table:data-pilot-member table:name="0,00122228" table:display="true" table:show-details="true"/>
                <table:data-pilot-member table:name="0,00122295" table:display="true" table:show-details="true"/>
                <table:data-pilot-member table:name="0,00122393" table:display="true" table:show-details="true"/>
                <table:data-pilot-member table:name="0,00122394" table:display="true" table:show-details="true"/>
                <table:data-pilot-member table:name="0,0012249" table:display="true" table:show-details="true"/>
                <table:data-pilot-member table:name="0,00122572" table:display="true" table:show-details="true"/>
                <table:data-pilot-member table:name="0,00122573" table:display="true" table:show-details="true"/>
                <table:data-pilot-member table:name="0,00122669" table:display="true" table:show-details="true"/>
                <table:data-pilot-member table:name="0,00122812" table:display="true" table:show-details="true"/>
                <table:data-pilot-member table:name="0,00122884" table:display="true" table:show-details="true"/>
                <table:data-pilot-member table:name="0,00122891" table:display="true" table:show-details="true"/>
                <table:data-pilot-member table:name="0,00122941" table:display="true" table:show-details="true"/>
                <table:data-pilot-member table:name="0,00123143" table:display="true" table:show-details="true"/>
                <table:data-pilot-member table:name="0,00123158" table:display="true" table:show-details="true"/>
                <table:data-pilot-member table:name="0,00123398" table:display="true" table:show-details="true"/>
                <table:data-pilot-member table:name="0,00123554" table:display="true" table:show-details="true"/>
                <table:data-pilot-member table:name="0,00123592" table:display="true" table:show-details="true"/>
                <table:data-pilot-member table:name="0,00123705" table:display="true" table:show-details="true"/>
                <table:data-pilot-member table:name="0,00123839" table:display="true" table:show-details="true"/>
                <table:data-pilot-member table:name="0,00123868" table:display="true" table:show-details="true"/>
                <table:data-pilot-member table:name="0,0012392" table:display="true" table:show-details="true"/>
                <table:data-pilot-member table:name="0,00123961" table:display="true" table:show-details="true"/>
                <table:data-pilot-member table:name="0,00124047" table:display="true" table:show-details="true"/>
                <table:data-pilot-member table:name="0,00124088" table:display="true" table:show-details="true"/>
                <table:data-pilot-member table:name="0,00124124" table:display="true" table:show-details="true"/>
                <table:data-pilot-member table:name="0,00124171" table:display="true" table:show-details="true"/>
                <table:data-pilot-member table:name="0,00124408" table:display="true" table:show-details="true"/>
                <table:data-pilot-member table:name="0,00124515" table:display="true" table:show-details="true"/>
                <table:data-pilot-member table:name="0,00124789" table:display="true" table:show-details="true"/>
                <table:data-pilot-member table:name="0,00124816" table:display="true" table:show-details="true"/>
                <table:data-pilot-member table:name="0,00124895" table:display="true" table:show-details="true"/>
                <table:data-pilot-member table:name="0,00125014" table:display="true" table:show-details="true"/>
                <table:data-pilot-member table:name="0,00125084" table:display="true" table:show-details="true"/>
                <table:data-pilot-member table:name="0,00125115" table:display="true" table:show-details="true"/>
                <table:data-pilot-member table:name="0,00125198" table:display="true" table:show-details="true"/>
                <table:data-pilot-member table:name="0,00125211" table:display="true" table:show-details="true"/>
                <table:data-pilot-member table:name="0,0012524" table:display="true" table:show-details="true"/>
                <table:data-pilot-member table:name="0,00125242" table:display="true" table:show-details="true"/>
                <table:data-pilot-member table:name="0,00125377" table:display="true" table:show-details="true"/>
                <table:data-pilot-member table:name="0,00125384" table:display="true" table:show-details="true"/>
                <table:data-pilot-member table:name="0,00125548" table:display="true" table:show-details="true"/>
                <table:data-pilot-member table:name="0,00125566" table:display="true" table:show-details="true"/>
                <table:data-pilot-member table:name="0,00125614" table:display="true" table:show-details="true"/>
                <table:data-pilot-member table:name="0,00125719" table:display="true" table:show-details="true"/>
                <table:data-pilot-member table:name="0,00125891" table:display="true" table:show-details="true"/>
                <table:data-pilot-member table:name="0,00126018" table:display="true" table:show-details="true"/>
                <table:data-pilot-member table:name="0,00126034" table:display="true" table:show-details="true"/>
                <table:data-pilot-member table:name="0,00126267" table:display="true" table:show-details="true"/>
                <table:data-pilot-member table:name="0,00126446" table:display="true" table:show-details="true"/>
                <table:data-pilot-member table:name="0,00126563" table:display="true" table:show-details="true"/>
                <table:data-pilot-member table:name="0,00126776" table:display="true" table:show-details="true"/>
                <table:data-pilot-member table:name="0,00126793" table:display="true" table:show-details="true"/>
                <table:data-pilot-member table:name="0,00126821" table:display="true" table:show-details="true"/>
                <table:data-pilot-member table:name="0,00126904" table:display="true" table:show-details="true"/>
                <table:data-pilot-member table:name="0,00126927" table:display="true" table:show-details="true"/>
                <table:data-pilot-member table:name="0,00126958" table:display="true" table:show-details="true"/>
                <table:data-pilot-member table:name="0,00127394" table:display="true" table:show-details="true"/>
                <table:data-pilot-member table:name="0,00127412" table:display="true" table:show-details="true"/>
                <table:data-pilot-member table:name="0,00127447" table:display="true" table:show-details="true"/>
                <table:data-pilot-member table:name="0,00127482" table:display="true" table:show-details="true"/>
                <table:data-pilot-member table:name="0,00127528" table:display="true" table:show-details="true"/>
                <table:data-pilot-member table:name="0,00127754" table:display="true" table:show-details="true"/>
                <table:data-pilot-member table:name="0,00128155" table:display="true" table:show-details="true"/>
                <table:data-pilot-member table:name="0,0012821" table:display="true" table:show-details="true"/>
                <table:data-pilot-member table:name="0,00128232" table:display="true" table:show-details="true"/>
                <table:data-pilot-member table:name="0,00128345" table:display="true" table:show-details="true"/>
                <table:data-pilot-member table:name="0,00128518" table:display="true" table:show-details="true"/>
                <table:data-pilot-member table:name="0,0012852" table:display="true" table:show-details="true"/>
                <table:data-pilot-member table:name="0,00128626" table:display="true" table:show-details="true"/>
                <table:data-pilot-member table:name="0,00128709" table:display="true" table:show-details="true"/>
                <table:data-pilot-member table:name="0,0012894" table:display="true" table:show-details="true"/>
                <table:data-pilot-member table:name="0,00128974" table:display="true" table:show-details="true"/>
                <table:data-pilot-member table:name="0,00129058" table:display="true" table:show-details="true"/>
                <table:data-pilot-member table:name="0,00129179" table:display="true" table:show-details="true"/>
                <table:data-pilot-member table:name="0,00129213" table:display="true" table:show-details="true"/>
                <table:data-pilot-member table:name="0,00129272" table:display="true" table:show-details="true"/>
                <table:data-pilot-member table:name="0,00129448" table:display="true" table:show-details="true"/>
                <table:data-pilot-member table:name="0,00129498" table:display="true" table:show-details="true"/>
                <table:data-pilot-member table:name="0,00129538" table:display="true" table:show-details="true"/>
                <table:data-pilot-member table:name="0,00129599" table:display="true" table:show-details="true"/>
                <table:data-pilot-member table:name="0,00129801" table:display="true" table:show-details="true"/>
                <table:data-pilot-member table:name="0,00129911" table:display="true" table:show-details="true"/>
                <table:data-pilot-member table:name="0,00129912" table:display="true" table:show-details="true"/>
                <table:data-pilot-member table:name="0,0012993" table:display="true" table:show-details="true"/>
                <table:data-pilot-member table:name="0,00130072" table:display="true" table:show-details="true"/>
                <table:data-pilot-member table:name="0,00130169" table:display="true" table:show-details="true"/>
                <table:data-pilot-member table:name="0,00130247" table:display="true" table:show-details="true"/>
                <table:data-pilot-member table:name="0,00130252" table:display="true" table:show-details="true"/>
                <table:data-pilot-member table:name="0,00130689" table:display="true" table:show-details="true"/>
                <table:data-pilot-member table:name="0,00130762" table:display="true" table:show-details="true"/>
                <table:data-pilot-member table:name="0,00130938" table:display="true" table:show-details="true"/>
                <table:data-pilot-member table:name="0,00131113" table:display="true" table:show-details="true"/>
                <table:data-pilot-member table:name="0,00131132" table:display="true" table:show-details="true"/>
                <table:data-pilot-member table:name="0,00131336" table:display="true" table:show-details="true"/>
                <table:data-pilot-member table:name="0,00131358" table:display="true" table:show-details="true"/>
                <table:data-pilot-member table:name="0,00131361" table:display="true" table:show-details="true"/>
                <table:data-pilot-member table:name="0,00131417" table:display="true" table:show-details="true"/>
                <table:data-pilot-member table:name="0,00131557" table:display="true" table:show-details="true"/>
                <table:data-pilot-member table:name="0,00131621" table:display="true" table:show-details="true"/>
                <table:data-pilot-member table:name="0,00131729" table:display="true" table:show-details="true"/>
                <table:data-pilot-member table:name="0,00131869" table:display="true" table:show-details="true"/>
                <table:data-pilot-member table:name="0,00131923" table:display="true" table:show-details="true"/>
                <table:data-pilot-member table:name="0,00132118" table:display="true" table:show-details="true"/>
                <table:data-pilot-member table:name="0,00132134" table:display="true" table:show-details="true"/>
                <table:data-pilot-member table:name="0,00132375" table:display="true" table:show-details="true"/>
                <table:data-pilot-member table:name="0,00132609" table:display="true" table:show-details="true"/>
                <table:data-pilot-member table:name="0,0013271" table:display="true" table:show-details="true"/>
                <table:data-pilot-member table:name="0,0013309" table:display="true" table:show-details="true"/>
                <table:data-pilot-member table:name="0,00133174" table:display="true" table:show-details="true"/>
                <table:data-pilot-member table:name="0,00133197" table:display="true" table:show-details="true"/>
                <table:data-pilot-member table:name="0,00133251" table:display="true" table:show-details="true"/>
                <table:data-pilot-member table:name="0,0013334" table:display="true" table:show-details="true"/>
                <table:data-pilot-member table:name="0,00133342" table:display="true" table:show-details="true"/>
                <table:data-pilot-member table:name="0,0013343" table:display="true" table:show-details="true"/>
                <table:data-pilot-member table:name="0,00133534" table:display="true" table:show-details="true"/>
                <table:data-pilot-member table:name="0,0013391" table:display="true" table:show-details="true"/>
                <table:data-pilot-member table:name="0,00134107" table:display="true" table:show-details="true"/>
                <table:data-pilot-member table:name="0,0013413" table:display="true" table:show-details="true"/>
                <table:data-pilot-member table:name="0,00134327" table:display="true" table:show-details="true"/>
                <table:data-pilot-member table:name="0,00134449" table:display="true" table:show-details="true"/>
                <table:data-pilot-member table:name="0,00134589" table:display="true" table:show-details="true"/>
                <table:data-pilot-member table:name="0,00134642" table:display="true" table:show-details="true"/>
                <table:data-pilot-member table:name="0,00134734" table:display="true" table:show-details="true"/>
                <table:data-pilot-member table:name="0,00135008" table:display="true" table:show-details="true"/>
                <table:data-pilot-member table:name="0,00135154" table:display="true" table:show-details="true"/>
                <table:data-pilot-member table:name="0,00135291" table:display="true" table:show-details="true"/>
                <table:data-pilot-member table:name="0,00135297" table:display="true" table:show-details="true"/>
                <table:data-pilot-member table:name="0,00135419" table:display="true" table:show-details="true"/>
                <table:data-pilot-member table:name="0,00135584" table:display="true" table:show-details="true"/>
                <table:data-pilot-member table:name="0,00135641" table:display="true" table:show-details="true"/>
                <table:data-pilot-member table:name="0,0013571" table:display="true" table:show-details="true"/>
                <table:data-pilot-member table:name="0,00135875" table:display="true" table:show-details="true"/>
                <table:data-pilot-member table:name="0,00135961" table:display="true" table:show-details="true"/>
                <table:data-pilot-member table:name="0,00136008" table:display="true" table:show-details="true"/>
                <table:data-pilot-member table:name="0,00136453" table:display="true" table:show-details="true"/>
                <table:data-pilot-member table:name="0,00136653" table:display="true" table:show-details="true"/>
                <table:data-pilot-member table:name="0,00136654" table:display="true" table:show-details="true"/>
                <table:data-pilot-member table:name="0,00136817" table:display="true" table:show-details="true"/>
                <table:data-pilot-member table:name="0,00136888" table:display="true" table:show-details="true"/>
                <table:data-pilot-member table:name="0,00136971" table:display="true" table:show-details="true"/>
                <table:data-pilot-member table:name="0,00137048" table:display="true" table:show-details="true"/>
                <table:data-pilot-member table:name="0,00137122" table:display="true" table:show-details="true"/>
                <table:data-pilot-member table:name="0,00137192" table:display="true" table:show-details="true"/>
                <table:data-pilot-member table:name="0,00137196" table:display="true" table:show-details="true"/>
                <table:data-pilot-member table:name="0,00137288" table:display="true" table:show-details="true"/>
                <table:data-pilot-member table:name="0,00137325" table:display="true" table:show-details="true"/>
                <table:data-pilot-member table:name="0,0013746" table:display="true" table:show-details="true"/>
                <table:data-pilot-member table:name="0,00137757" table:display="true" table:show-details="true"/>
                <table:data-pilot-member table:name="0,00137821" table:display="true" table:show-details="true"/>
                <table:data-pilot-member table:name="0,00137841" table:display="true" table:show-details="true"/>
                <table:data-pilot-member table:name="0,00137934" table:display="true" table:show-details="true"/>
                <table:data-pilot-member table:name="0,00137947" table:display="true" table:show-details="true"/>
                <table:data-pilot-member table:name="0,00137996" table:display="true" table:show-details="true"/>
                <table:data-pilot-member table:name="0,00138204" table:display="true" table:show-details="true"/>
                <table:data-pilot-member table:name="0,00138273" table:display="true" table:show-details="true"/>
                <table:data-pilot-member table:name="0,00138327" table:display="true" table:show-details="true"/>
                <table:data-pilot-member table:name="0,00138372" table:display="true" table:show-details="true"/>
                <table:data-pilot-member table:name="0,00138423" table:display="true" table:show-details="true"/>
                <table:data-pilot-member table:name="0,00138484" table:display="true" table:show-details="true"/>
                <table:data-pilot-member table:name="0,00138535" table:display="true" table:show-details="true"/>
                <table:data-pilot-member table:name="0,00138602" table:display="true" table:show-details="true"/>
                <table:data-pilot-member table:name="0,0013883" table:display="true" table:show-details="true"/>
                <table:data-pilot-member table:name="0,00138856" table:display="true" table:show-details="true"/>
                <table:data-pilot-member table:name="0,00139276" table:display="true" table:show-details="true"/>
                <table:data-pilot-member table:name="0,00139304" table:display="true" table:show-details="true"/>
                <table:data-pilot-member table:name="0,00139306" table:display="true" table:show-details="true"/>
                <table:data-pilot-member table:name="0,00139574" table:display="true" table:show-details="true"/>
                <table:data-pilot-member table:name="0,00139739" table:display="true" table:show-details="true"/>
                <table:data-pilot-member table:name="0,00139832" table:display="true" table:show-details="true"/>
                <table:data-pilot-member table:name="0,00140013" table:display="true" table:show-details="true"/>
                <table:data-pilot-member table:name="0,00140176" table:display="true" table:show-details="true"/>
                <table:data-pilot-member table:name="0,00140279" table:display="true" table:show-details="true"/>
                <table:data-pilot-member table:name="0,00140333" table:display="true" table:show-details="true"/>
                <table:data-pilot-member table:name="0,00140435" table:display="true" table:show-details="true"/>
                <table:data-pilot-member table:name="0,00140738" table:display="true" table:show-details="true"/>
                <table:data-pilot-member table:name="0,00140795" table:display="true" table:show-details="true"/>
                <table:data-pilot-member table:name="0,00141017" table:display="true" table:show-details="true"/>
                <table:data-pilot-member table:name="0,0014107" table:display="true" table:show-details="true"/>
                <table:data-pilot-member table:name="0,00141116" table:display="true" table:show-details="true"/>
                <table:data-pilot-member table:name="0,00141201" table:display="true" table:show-details="true"/>
                <table:data-pilot-member table:name="0,00141229" table:display="true" table:show-details="true"/>
                <table:data-pilot-member table:name="0,00141342" table:display="true" table:show-details="true"/>
                <table:data-pilot-member table:name="0,00141389" table:display="true" table:show-details="true"/>
                <table:data-pilot-member table:name="0,00141412" table:display="true" table:show-details="true"/>
                <table:data-pilot-member table:name="0,00141625" table:display="true" table:show-details="true"/>
                <table:data-pilot-member table:name="0,00141648" table:display="true" table:show-details="true"/>
                <table:data-pilot-member table:name="0,00141707" table:display="true" table:show-details="true"/>
                <table:data-pilot-member table:name="0,00141739" table:display="true" table:show-details="true"/>
                <table:data-pilot-member table:name="0,00141866" table:display="true" table:show-details="true"/>
                <table:data-pilot-member table:name="0,0014189" table:display="true" table:show-details="true"/>
                <table:data-pilot-member table:name="0,00141921" table:display="true" table:show-details="true"/>
                <table:data-pilot-member table:name="0,00142029" table:display="true" table:show-details="true"/>
                <table:data-pilot-member table:name="0,00142153" table:display="true" table:show-details="true"/>
                <table:data-pilot-member table:name="0,00142355" table:display="true" table:show-details="true"/>
                <table:data-pilot-member table:name="0,00142368" table:display="true" table:show-details="true"/>
                <table:data-pilot-member table:name="0,00142546" table:display="true" table:show-details="true"/>
                <table:data-pilot-member table:name="0,00142559" table:display="true" table:show-details="true"/>
                <table:data-pilot-member table:name="0,00142761" table:display="true" table:show-details="true"/>
                <table:data-pilot-member table:name="0,00142777" table:display="true" table:show-details="true"/>
                <table:data-pilot-member table:name="0,00142851" table:display="true" table:show-details="true"/>
                <table:data-pilot-member table:name="0,00142897" table:display="true" table:show-details="true"/>
                <table:data-pilot-member table:name="0,00142976" table:display="true" table:show-details="true"/>
                <table:data-pilot-member table:name="0,00143036" table:display="true" table:show-details="true"/>
                <table:data-pilot-member table:name="0,00143082" table:display="true" table:show-details="true"/>
                <table:data-pilot-member table:name="0,00143102" table:display="true" table:show-details="true"/>
                <table:data-pilot-member table:name="0,00143248" table:display="true" table:show-details="true"/>
                <table:data-pilot-member table:name="0,00143268" table:display="true" table:show-details="true"/>
                <table:data-pilot-member table:name="0,00143291" table:display="true" table:show-details="true"/>
                <table:data-pilot-member table:name="0,00143381" table:display="true" table:show-details="true"/>
                <table:data-pilot-member table:name="0,00143415" table:display="true" table:show-details="true"/>
                <table:data-pilot-member table:name="0,00143597" table:display="true" table:show-details="true"/>
                <table:data-pilot-member table:name="0,00143736" table:display="true" table:show-details="true"/>
                <table:data-pilot-member table:name="0,00143774" table:display="true" table:show-details="true"/>
                <table:data-pilot-member table:name="0,00143904" table:display="true" table:show-details="true"/>
                <table:data-pilot-member table:name="0,00143913" table:display="true" table:show-details="true"/>
                <table:data-pilot-member table:name="0,00143993" table:display="true" table:show-details="true"/>
                <table:data-pilot-member table:name="0,00144176" table:display="true" table:show-details="true"/>
                <table:data-pilot-member table:name="0,00144271" table:display="true" table:show-details="true"/>
                <table:data-pilot-member table:name="0,00144324" table:display="true" table:show-details="true"/>
                <table:data-pilot-member table:name="0,00144328" table:display="true" table:show-details="true"/>
                <table:data-pilot-member table:name="0,0014446" table:display="true" table:show-details="true"/>
                <table:data-pilot-member table:name="0,00144566" table:display="true" table:show-details="true"/>
                <table:data-pilot-member table:name="0,00144736" table:display="true" table:show-details="true"/>
                <table:data-pilot-member table:name="0,00144791" table:display="true" table:show-details="true"/>
                <table:data-pilot-member table:name="0,00144908" table:display="true" table:show-details="true"/>
                <table:data-pilot-member table:name="0,00145" table:display="true" table:show-details="true"/>
                <table:data-pilot-member table:name="0,00145049" table:display="true" table:show-details="true"/>
                <table:data-pilot-member table:name="0,00145072" table:display="true" table:show-details="true"/>
                <table:data-pilot-member table:name="0,00145101" table:display="true" table:show-details="true"/>
                <table:data-pilot-member table:name="0,00145217" table:display="true" table:show-details="true"/>
                <table:data-pilot-member table:name="0,00145332" table:display="true" table:show-details="true"/>
                <table:data-pilot-member table:name="0,0014539" table:display="true" table:show-details="true"/>
                <table:data-pilot-member table:name="0,00145481" table:display="true" table:show-details="true"/>
                <table:data-pilot-member table:name="0,00145768" table:display="true" table:show-details="true"/>
                <table:data-pilot-member table:name="0,0014579" table:display="true" table:show-details="true"/>
                <table:data-pilot-member table:name="0,00145838" table:display="true" table:show-details="true"/>
                <table:data-pilot-member table:name="0,00146315" table:display="true" table:show-details="true"/>
                <table:data-pilot-member table:name="0,00146333" table:display="true" table:show-details="true"/>
                <table:data-pilot-member table:name="0,00146459" table:display="true" table:show-details="true"/>
                <table:data-pilot-member table:name="0,00146601" table:display="true" table:show-details="true"/>
                <table:data-pilot-member table:name="0,00146702" table:display="true" table:show-details="true"/>
                <table:data-pilot-member table:name="0,00146779" table:display="true" table:show-details="true"/>
                <table:data-pilot-member table:name="0,00146884" table:display="true" table:show-details="true"/>
                <table:data-pilot-member table:name="0,00146928" table:display="true" table:show-details="true"/>
                <table:data-pilot-member table:name="0,00146979" table:display="true" table:show-details="true"/>
                <table:data-pilot-member table:name="0,0014704" table:display="true" table:show-details="true"/>
                <table:data-pilot-member table:name="0,001473" table:display="true" table:show-details="true"/>
                <table:data-pilot-member table:name="0,00147337" table:display="true" table:show-details="true"/>
                <table:data-pilot-member table:name="0,00147431" table:display="true" table:show-details="true"/>
                <table:data-pilot-member table:name="0,0014746" table:display="true" table:show-details="true"/>
                <table:data-pilot-member table:name="0,00147606" table:display="true" table:show-details="true"/>
                <table:data-pilot-member table:name="0,00147731" table:display="true" table:show-details="true"/>
                <table:data-pilot-member table:name="0,00147778" table:display="true" table:show-details="true"/>
                <table:data-pilot-member table:name="0,00147855" table:display="true" table:show-details="true"/>
                <table:data-pilot-member table:name="0,00147883" table:display="true" table:show-details="true"/>
                <table:data-pilot-member table:name="0,00147958" table:display="true" table:show-details="true"/>
                <table:data-pilot-member table:name="0,00148015" table:display="true" table:show-details="true"/>
                <table:data-pilot-member table:name="0,00148037" table:display="true" table:show-details="true"/>
                <table:data-pilot-member table:name="0,00148093" table:display="true" table:show-details="true"/>
                <table:data-pilot-member table:name="0,0014817" table:display="true" table:show-details="true"/>
                <table:data-pilot-member table:name="0,00148366" table:display="true" table:show-details="true"/>
                <table:data-pilot-member table:name="0,00148471" table:display="true" table:show-details="true"/>
                <table:data-pilot-member table:name="0,00148648" table:display="true" table:show-details="true"/>
                <table:data-pilot-member table:name="0,00148683" table:display="true" table:show-details="true"/>
                <table:data-pilot-member table:name="0,00148782" table:display="true" table:show-details="true"/>
                <table:data-pilot-member table:name="0,001492" table:display="true" table:show-details="true"/>
                <table:data-pilot-member table:name="0,00149486" table:display="true" table:show-details="true"/>
                <table:data-pilot-member table:name="0,00149619" table:display="true" table:show-details="true"/>
                <table:data-pilot-member table:name="0,00149681" table:display="true" table:show-details="true"/>
                <table:data-pilot-member table:name="0,00149699" table:display="true" table:show-details="true"/>
                <table:data-pilot-member table:name="0,00149749" table:display="true" table:show-details="true"/>
                <table:data-pilot-member table:name="0,00149785" table:display="true" table:show-details="true"/>
                <table:data-pilot-member table:name="0,00149842" table:display="true" table:show-details="true"/>
                <table:data-pilot-member table:name="0,00149852" table:display="true" table:show-details="true"/>
                <table:data-pilot-member table:name="0,00149878" table:display="true" table:show-details="true"/>
                <table:data-pilot-member table:name="0,00149996" table:display="true" table:show-details="true"/>
                <table:data-pilot-member table:name="0,00150068" table:display="true" table:show-details="true"/>
                <table:data-pilot-member table:name="0,00150417" table:display="true" table:show-details="true"/>
                <table:data-pilot-member table:name="0,0015051" table:display="true" table:show-details="true"/>
                <table:data-pilot-member table:name="0,00150609" table:display="true" table:show-details="true"/>
                <table:data-pilot-member table:name="0,00150743" table:display="true" table:show-details="true"/>
                <table:data-pilot-member table:name="0,00150756" table:display="true" table:show-details="true"/>
                <table:data-pilot-member table:name="0,00150895" table:display="true" table:show-details="true"/>
                <table:data-pilot-member table:name="0,00151108" table:display="true" table:show-details="true"/>
                <table:data-pilot-member table:name="0,00151125" table:display="true" table:show-details="true"/>
                <table:data-pilot-member table:name="0,00151476" table:display="true" table:show-details="true"/>
                <table:data-pilot-member table:name="0,0015158" table:display="true" table:show-details="true"/>
                <table:data-pilot-member table:name="0,00151629" table:display="true" table:show-details="true"/>
                <table:data-pilot-member table:name="0,0015164" table:display="true" table:show-details="true"/>
                <table:data-pilot-member table:name="0,00151662" table:display="true" table:show-details="true"/>
                <table:data-pilot-member table:name="0,00151665" table:display="true" table:show-details="true"/>
                <table:data-pilot-member table:name="0,00151695" table:display="true" table:show-details="true"/>
                <table:data-pilot-member table:name="0,00151698" table:display="true" table:show-details="true"/>
                <table:data-pilot-member table:name="0,00151885" table:display="true" table:show-details="true"/>
                <table:data-pilot-member table:name="0,00152128" table:display="true" table:show-details="true"/>
                <table:data-pilot-member table:name="0,00152265" table:display="true" table:show-details="true"/>
                <table:data-pilot-member table:name="0,00152298" table:display="true" table:show-details="true"/>
                <table:data-pilot-member table:name="0,00152514" table:display="true" table:show-details="true"/>
                <table:data-pilot-member table:name="0,00152575" table:display="true" table:show-details="true"/>
                <table:data-pilot-member table:name="0,00152629" table:display="true" table:show-details="true"/>
                <table:data-pilot-member table:name="0,00152651" table:display="true" table:show-details="true"/>
                <table:data-pilot-member table:name="0,00152664" table:display="true" table:show-details="true"/>
                <table:data-pilot-member table:name="0,00152695" table:display="true" table:show-details="true"/>
                <table:data-pilot-member table:name="0,00152784" table:display="true" table:show-details="true"/>
                <table:data-pilot-member table:name="0,00152817" table:display="true" table:show-details="true"/>
                <table:data-pilot-member table:name="0,00152855" table:display="true" table:show-details="true"/>
                <table:data-pilot-member table:name="0,00152968" table:display="true" table:show-details="true"/>
                <table:data-pilot-member table:name="0,00153076" table:display="true" table:show-details="true"/>
                <table:data-pilot-member table:name="0,00153273" table:display="true" table:show-details="true"/>
                <table:data-pilot-member table:name="0,001533" table:display="true" table:show-details="true"/>
                <table:data-pilot-member table:name="0,00153589" table:display="true" table:show-details="true"/>
                <table:data-pilot-member table:name="0,0015389" table:display="true" table:show-details="true"/>
                <table:data-pilot-member table:name="0,00154077" table:display="true" table:show-details="true"/>
                <table:data-pilot-member table:name="0,00154111" table:display="true" table:show-details="true"/>
                <table:data-pilot-member table:name="0,00154122" table:display="true" table:show-details="true"/>
                <table:data-pilot-member table:name="0,00154383" table:display="true" table:show-details="true"/>
                <table:data-pilot-member table:name="0,00154557" table:display="true" table:show-details="true"/>
                <table:data-pilot-member table:name="0,00154946" table:display="true" table:show-details="true"/>
                <table:data-pilot-member table:name="0,0015516" table:display="true" table:show-details="true"/>
                <table:data-pilot-member table:name="0,00155174" table:display="true" table:show-details="true"/>
                <table:data-pilot-member table:name="0,00155307" table:display="true" table:show-details="true"/>
                <table:data-pilot-member table:name="0,00155361" table:display="true" table:show-details="true"/>
                <table:data-pilot-member table:name="0,00155435" table:display="true" table:show-details="true"/>
                <table:data-pilot-member table:name="0,00155448" table:display="true" table:show-details="true"/>
                <table:data-pilot-member table:name="0,00155507" table:display="true" table:show-details="true"/>
                <table:data-pilot-member table:name="0,00155659" table:display="true" table:show-details="true"/>
                <table:data-pilot-member table:name="0,00156047" table:display="true" table:show-details="true"/>
                <table:data-pilot-member table:name="0,00156187" table:display="true" table:show-details="true"/>
                <table:data-pilot-member table:name="0,00156201" table:display="true" table:show-details="true"/>
                <table:data-pilot-member table:name="0,00156407" table:display="true" table:show-details="true"/>
                <table:data-pilot-member table:name="0,00156445" table:display="true" table:show-details="true"/>
                <table:data-pilot-member table:name="0,00156463" table:display="true" table:show-details="true"/>
                <table:data-pilot-member table:name="0,00156468" table:display="true" table:show-details="true"/>
                <table:data-pilot-member table:name="0,00156477" table:display="true" table:show-details="true"/>
                <table:data-pilot-member table:name="0,00156645" table:display="true" table:show-details="true"/>
                <table:data-pilot-member table:name="0,00156948" table:display="true" table:show-details="true"/>
                <table:data-pilot-member table:name="0,00157181" table:display="true" table:show-details="true"/>
                <table:data-pilot-member table:name="0,00157227" table:display="true" table:show-details="true"/>
                <table:data-pilot-member table:name="0,00157253" table:display="true" table:show-details="true"/>
                <table:data-pilot-member table:name="0,00157373" table:display="true" table:show-details="true"/>
                <table:data-pilot-member table:name="0,00157376" table:display="true" table:show-details="true"/>
                <table:data-pilot-member table:name="0,00157452" table:display="true" table:show-details="true"/>
                <table:data-pilot-member table:name="0,00157604" table:display="true" table:show-details="true"/>
                <table:data-pilot-member table:name="0,00157649" table:display="true" table:show-details="true"/>
                <table:data-pilot-member table:name="0,00157717" table:display="true" table:show-details="true"/>
                <table:data-pilot-member table:name="0,00157969" table:display="true" table:show-details="true"/>
                <table:data-pilot-member table:name="0,00158004" table:display="true" table:show-details="true"/>
                <table:data-pilot-member table:name="0,00158074" table:display="true" table:show-details="true"/>
                <table:data-pilot-member table:name="0,00158142" table:display="true" table:show-details="true"/>
                <table:data-pilot-member table:name="0,00158258" table:display="true" table:show-details="true"/>
                <table:data-pilot-member table:name="0,00158302" table:display="true" table:show-details="true"/>
                <table:data-pilot-member table:name="0,0015847" table:display="true" table:show-details="true"/>
                <table:data-pilot-member table:name="0,00158473" table:display="true" table:show-details="true"/>
                <table:data-pilot-member table:name="0,00158586" table:display="true" table:show-details="true"/>
                <table:data-pilot-member table:name="0,00158635" table:display="true" table:show-details="true"/>
                <table:data-pilot-member table:name="0,001587" table:display="true" table:show-details="true"/>
                <table:data-pilot-member table:name="0,00158709" table:display="true" table:show-details="true"/>
                <table:data-pilot-member table:name="0,00158744" table:display="true" table:show-details="true"/>
                <table:data-pilot-member table:name="0,0015885" table:display="true" table:show-details="true"/>
                <table:data-pilot-member table:name="0,00158978" table:display="true" table:show-details="true"/>
                <table:data-pilot-member table:name="0,00159092" table:display="true" table:show-details="true"/>
                <table:data-pilot-member table:name="0,001591" table:display="true" table:show-details="true"/>
                <table:data-pilot-member table:name="0,00159235" table:display="true" table:show-details="true"/>
                <table:data-pilot-member table:name="0,00159356" table:display="true" table:show-details="true"/>
                <table:data-pilot-member table:name="0,00159391" table:display="true" table:show-details="true"/>
                <table:data-pilot-member table:name="0,00159528" table:display="true" table:show-details="true"/>
                <table:data-pilot-member table:name="0,00159543" table:display="true" table:show-details="true"/>
                <table:data-pilot-member table:name="0,00159629" table:display="true" table:show-details="true"/>
                <table:data-pilot-member table:name="0,00159642" table:display="true" table:show-details="true"/>
                <table:data-pilot-member table:name="0,0015965" table:display="true" table:show-details="true"/>
                <table:data-pilot-member table:name="0,00159902" table:display="true" table:show-details="true"/>
                <table:data-pilot-member table:name="0,00159931" table:display="true" table:show-details="true"/>
                <table:data-pilot-member table:name="0,00159975" table:display="true" table:show-details="true"/>
                <table:data-pilot-member table:name="0,00160054" table:display="true" table:show-details="true"/>
                <table:data-pilot-member table:name="0,00160205" table:display="true" table:show-details="true"/>
                <table:data-pilot-member table:name="0,00160638" table:display="true" table:show-details="true"/>
                <table:data-pilot-member table:name="0,00160678" table:display="true" table:show-details="true"/>
                <table:data-pilot-member table:name="0,00160702" table:display="true" table:show-details="true"/>
                <table:data-pilot-member table:name="0,00160732" table:display="true" table:show-details="true"/>
                <table:data-pilot-member table:name="0,00161166" table:display="true" table:show-details="true"/>
                <table:data-pilot-member table:name="0,00161196" table:display="true" table:show-details="true"/>
                <table:data-pilot-member table:name="0,00161217" table:display="true" table:show-details="true"/>
                <table:data-pilot-member table:name="0,00161572" table:display="true" table:show-details="true"/>
                <table:data-pilot-member table:name="0,00161646" table:display="true" table:show-details="true"/>
                <table:data-pilot-member table:name="0,00161994" table:display="true" table:show-details="true"/>
                <table:data-pilot-member table:name="0,00162182" table:display="true" table:show-details="true"/>
                <table:data-pilot-member table:name="0,00162359" table:display="true" table:show-details="true"/>
                <table:data-pilot-member table:name="0,00162528" table:display="true" table:show-details="true"/>
                <table:data-pilot-member table:name="0,00162724" table:display="true" table:show-details="true"/>
                <table:data-pilot-member table:name="0,00162817" table:display="true" table:show-details="true"/>
                <table:data-pilot-member table:name="0,00162961" table:display="true" table:show-details="true"/>
                <table:data-pilot-member table:name="0,00163128" table:display="true" table:show-details="true"/>
                <table:data-pilot-member table:name="0,00163327" table:display="true" table:show-details="true"/>
                <table:data-pilot-member table:name="0,00163614" table:display="true" table:show-details="true"/>
                <table:data-pilot-member table:name="0,00163795" table:display="true" table:show-details="true"/>
                <table:data-pilot-member table:name="0,00163824" table:display="true" table:show-details="true"/>
                <table:data-pilot-member table:name="0,00163866" table:display="true" table:show-details="true"/>
                <table:data-pilot-member table:name="0,00164276" table:display="true" table:show-details="true"/>
                <table:data-pilot-member table:name="0,00164619" table:display="true" table:show-details="true"/>
                <table:data-pilot-member table:name="0,00164762" table:display="true" table:show-details="true"/>
                <table:data-pilot-member table:name="0,00164875" table:display="true" table:show-details="true"/>
                <table:data-pilot-member table:name="0,00165058" table:display="true" table:show-details="true"/>
                <table:data-pilot-member table:name="0,00165103" table:display="true" table:show-details="true"/>
                <table:data-pilot-member table:name="0,00165127" table:display="true" table:show-details="true"/>
                <table:data-pilot-member table:name="0,00165723" table:display="true" table:show-details="true"/>
                <table:data-pilot-member table:name="0,00165897" table:display="true" table:show-details="true"/>
                <table:data-pilot-member table:name="0,0016602" table:display="true" table:show-details="true"/>
                <table:data-pilot-member table:name="0,00166246" table:display="true" table:show-details="true"/>
                <table:data-pilot-member table:name="0,0016632" table:display="true" table:show-details="true"/>
                <table:data-pilot-member table:name="0,00166716" table:display="true" table:show-details="true"/>
                <table:data-pilot-member table:name="0,00167702" table:display="true" table:show-details="true"/>
                <table:data-pilot-member table:name="0,00167803" table:display="true" table:show-details="true"/>
                <table:data-pilot-member table:name="0,00167823" table:display="true" table:show-details="true"/>
                <table:data-pilot-member table:name="0,00167841" table:display="true" table:show-details="true"/>
                <table:data-pilot-member table:name="0,00168042" table:display="true" table:show-details="true"/>
                <table:data-pilot-member table:name="0,00168053" table:display="true" table:show-details="true"/>
                <table:data-pilot-member table:name="0,00168385" table:display="true" table:show-details="true"/>
                <table:data-pilot-member table:name="0,00168601" table:display="true" table:show-details="true"/>
                <table:data-pilot-member table:name="0,00168641" table:display="true" table:show-details="true"/>
                <table:data-pilot-member table:name="0,00168781" table:display="true" table:show-details="true"/>
                <table:data-pilot-member table:name="0,00168902" table:display="true" table:show-details="true"/>
                <table:data-pilot-member table:name="0,0016903" table:display="true" table:show-details="true"/>
                <table:data-pilot-member table:name="0,00169177" table:display="true" table:show-details="true"/>
                <table:data-pilot-member table:name="0,00169199" table:display="true" table:show-details="true"/>
                <table:data-pilot-member table:name="0,0016951" table:display="true" table:show-details="true"/>
                <table:data-pilot-member table:name="0,00169772" table:display="true" table:show-details="true"/>
                <table:data-pilot-member table:name="0,0016982" table:display="true" table:show-details="true"/>
                <table:data-pilot-member table:name="0,00169839" table:display="true" table:show-details="true"/>
                <table:data-pilot-member table:name="0,00169846" table:display="true" table:show-details="true"/>
                <table:data-pilot-member table:name="0,00169866" table:display="true" table:show-details="true"/>
                <table:data-pilot-member table:name="0,00169887" table:display="true" table:show-details="true"/>
                <table:data-pilot-member table:name="0,00169929" table:display="true" table:show-details="true"/>
                <table:data-pilot-member table:name="0,00169935" table:display="true" table:show-details="true"/>
                <table:data-pilot-member table:name="0,00170085" table:display="true" table:show-details="true"/>
                <table:data-pilot-member table:name="0,00170117" table:display="true" table:show-details="true"/>
                <table:data-pilot-member table:name="0,00170217" table:display="true" table:show-details="true"/>
                <table:data-pilot-member table:name="0,0017048" table:display="true" table:show-details="true"/>
                <table:data-pilot-member table:name="0,00170517" table:display="true" table:show-details="true"/>
                <table:data-pilot-member table:name="0,00170622" table:display="true" table:show-details="true"/>
                <table:data-pilot-member table:name="0,00170655" table:display="true" table:show-details="true"/>
                <table:data-pilot-member table:name="0,00170815" table:display="true" table:show-details="true"/>
                <table:data-pilot-member table:name="0,00170986" table:display="true" table:show-details="true"/>
                <table:data-pilot-member table:name="0,00171136" table:display="true" table:show-details="true"/>
                <table:data-pilot-member table:name="0,00171497" table:display="true" table:show-details="true"/>
                <table:data-pilot-member table:name="0,00171603" table:display="true" table:show-details="true"/>
                <table:data-pilot-member table:name="0,00171642" table:display="true" table:show-details="true"/>
                <table:data-pilot-member table:name="0,00171806" table:display="true" table:show-details="true"/>
                <table:data-pilot-member table:name="0,00172189" table:display="true" table:show-details="true"/>
                <table:data-pilot-member table:name="0,00172274" table:display="true" table:show-details="true"/>
                <table:data-pilot-member table:name="0,00172284" table:display="true" table:show-details="true"/>
                <table:data-pilot-member table:name="0,00172339" table:display="true" table:show-details="true"/>
                <table:data-pilot-member table:name="0,00172386" table:display="true" table:show-details="true"/>
                <table:data-pilot-member table:name="0,00172391" table:display="true" table:show-details="true"/>
                <table:data-pilot-member table:name="0,00173077" table:display="true" table:show-details="true"/>
                <table:data-pilot-member table:name="0,00173433" table:display="true" table:show-details="true"/>
                <table:data-pilot-member table:name="0,00173585" table:display="true" table:show-details="true"/>
                <table:data-pilot-member table:name="0,00173838" table:display="true" table:show-details="true"/>
                <table:data-pilot-member table:name="0,0017389" table:display="true" table:show-details="true"/>
                <table:data-pilot-member table:name="0,00174238" table:display="true" table:show-details="true"/>
                <table:data-pilot-member table:name="0,00174387" table:display="true" table:show-details="true"/>
                <table:data-pilot-member table:name="0,0017475" table:display="true" table:show-details="true"/>
                <table:data-pilot-member table:name="0,00175027" table:display="true" table:show-details="true"/>
                <table:data-pilot-member table:name="0,00175072" table:display="true" table:show-details="true"/>
                <table:data-pilot-member table:name="0,00175078" table:display="true" table:show-details="true"/>
                <table:data-pilot-member table:name="0,00175091" table:display="true" table:show-details="true"/>
                <table:data-pilot-member table:name="0,00175463" table:display="true" table:show-details="true"/>
                <table:data-pilot-member table:name="0,00175532" table:display="true" table:show-details="true"/>
                <table:data-pilot-member table:name="0,00175598" table:display="true" table:show-details="true"/>
                <table:data-pilot-member table:name="0,00175625" table:display="true" table:show-details="true"/>
                <table:data-pilot-member table:name="0,00176148" table:display="true" table:show-details="true"/>
                <table:data-pilot-member table:name="0,00176579" table:display="true" table:show-details="true"/>
                <table:data-pilot-member table:name="0,00176613" table:display="true" table:show-details="true"/>
                <table:data-pilot-member table:name="0,00177117" table:display="true" table:show-details="true"/>
                <table:data-pilot-member table:name="0,00177547" table:display="true" table:show-details="true"/>
                <table:data-pilot-member table:name="0,00177558" table:display="true" table:show-details="true"/>
                <table:data-pilot-member table:name="0,00177612" table:display="true" table:show-details="true"/>
                <table:data-pilot-member table:name="0,00177648" table:display="true" table:show-details="true"/>
                <table:data-pilot-member table:name="0,00178194" table:display="true" table:show-details="true"/>
                <table:data-pilot-member table:name="0,00178423" table:display="true" table:show-details="true"/>
                <table:data-pilot-member table:name="0,00178442" table:display="true" table:show-details="true"/>
                <table:data-pilot-member table:name="0,0017853" table:display="true" table:show-details="true"/>
                <table:data-pilot-member table:name="0,00178846" table:display="true" table:show-details="true"/>
                <table:data-pilot-member table:name="0,00179171" table:display="true" table:show-details="true"/>
                <table:data-pilot-member table:name="0,00180016" table:display="true" table:show-details="true"/>
                <table:data-pilot-member table:name="0,00180154" table:display="true" table:show-details="true"/>
                <table:data-pilot-member table:name="0,00180475" table:display="true" table:show-details="true"/>
                <table:data-pilot-member table:name="0,00181127" table:display="true" table:show-details="true"/>
                <table:data-pilot-member table:name="0,00181436" table:display="true" table:show-details="true"/>
                <table:data-pilot-member table:name="0,00181512" table:display="true" table:show-details="true"/>
                <table:data-pilot-member table:name="0,00181522" table:display="true" table:show-details="true"/>
                <table:data-pilot-member table:name="0,00181641" table:display="true" table:show-details="true"/>
                <table:data-pilot-member table:name="0,001817" table:display="true" table:show-details="true"/>
                <table:data-pilot-member table:name="0,00181773" table:display="true" table:show-details="true"/>
                <table:data-pilot-member table:name="0,00182042" table:display="true" table:show-details="true"/>
                <table:data-pilot-member table:name="0,00182076" table:display="true" table:show-details="true"/>
                <table:data-pilot-member table:name="0,00182101" table:display="true" table:show-details="true"/>
                <table:data-pilot-member table:name="0,00182131" table:display="true" table:show-details="true"/>
                <table:data-pilot-member table:name="0,00182264" table:display="true" table:show-details="true"/>
                <table:data-pilot-member table:name="0,00182406" table:display="true" table:show-details="true"/>
                <table:data-pilot-member table:name="0,00182547" table:display="true" table:show-details="true"/>
                <table:data-pilot-member table:name="0,00182747" table:display="true" table:show-details="true"/>
                <table:data-pilot-member table:name="0,00182852" table:display="true" table:show-details="true"/>
                <table:data-pilot-member table:name="0,00182966" table:display="true" table:show-details="true"/>
                <table:data-pilot-member table:name="0,00183063" table:display="true" table:show-details="true"/>
                <table:data-pilot-member table:name="0,00183175" table:display="true" table:show-details="true"/>
                <table:data-pilot-member table:name="0,00184324" table:display="true" table:show-details="true"/>
                <table:data-pilot-member table:name="0,00184746" table:display="true" table:show-details="true"/>
                <table:data-pilot-member table:name="0,00184943" table:display="true" table:show-details="true"/>
                <table:data-pilot-member table:name="0,00185151" table:display="true" table:show-details="true"/>
                <table:data-pilot-member table:name="0,00185349" table:display="true" table:show-details="true"/>
                <table:data-pilot-member table:name="0,00185777" table:display="true" table:show-details="true"/>
                <table:data-pilot-member table:name="0,00185882" table:display="true" table:show-details="true"/>
                <table:data-pilot-member table:name="0,00185942" table:display="true" table:show-details="true"/>
                <table:data-pilot-member table:name="0,0018599" table:display="true" table:show-details="true"/>
                <table:data-pilot-member table:name="0,00186177" table:display="true" table:show-details="true"/>
                <table:data-pilot-member table:name="0,00186372" table:display="true" table:show-details="true"/>
                <table:data-pilot-member table:name="0,00186765" table:display="true" table:show-details="true"/>
                <table:data-pilot-member table:name="0,0018683" table:display="true" table:show-details="true"/>
                <table:data-pilot-member table:name="0,00187634" table:display="true" table:show-details="true"/>
                <table:data-pilot-member table:name="0,00188038" table:display="true" table:show-details="true"/>
                <table:data-pilot-member table:name="0,00188296" table:display="true" table:show-details="true"/>
                <table:data-pilot-member table:name="0,00188526" table:display="true" table:show-details="true"/>
                <table:data-pilot-member table:name="0,00188531" table:display="true" table:show-details="true"/>
                <table:data-pilot-member table:name="0,00188626" table:display="true" table:show-details="true"/>
                <table:data-pilot-member table:name="0,00189652" table:display="true" table:show-details="true"/>
                <table:data-pilot-member table:name="0,001902" table:display="true" table:show-details="true"/>
                <table:data-pilot-member table:name="0,00190304" table:display="true" table:show-details="true"/>
                <table:data-pilot-member table:name="0,00190399" table:display="true" table:show-details="true"/>
                <table:data-pilot-member table:name="0,00190874" table:display="true" table:show-details="true"/>
                <table:data-pilot-member table:name="0,00191025" table:display="true" table:show-details="true"/>
                <table:data-pilot-member table:name="0,0019174" table:display="true" table:show-details="true"/>
                <table:data-pilot-member table:name="0,00192002" table:display="true" table:show-details="true"/>
                <table:data-pilot-member table:name="0,00192484" table:display="true" table:show-details="true"/>
                <table:data-pilot-member table:name="0,00192871" table:display="true" table:show-details="true"/>
                <table:data-pilot-member table:name="0,00193616" table:display="true" table:show-details="true"/>
                <table:data-pilot-member table:name="0,00193802" table:display="true" table:show-details="true"/>
                <table:data-pilot-member table:name="0,00194002" table:display="true" table:show-details="true"/>
                <table:data-pilot-member table:name="0,00196657" table:display="true" table:show-details="true"/>
                <table:data-pilot-member table:name="0,00196757" table:display="true" table:show-details="true"/>
                <table:data-pilot-member table:name="0,00197733" table:display="true" table:show-details="true"/>
                <table:data-pilot-member table:name="0,00198351" table:display="true" table:show-details="true"/>
                <table:data-pilot-member table:name="0,00199484" table:display="true" table:show-details="true"/>
                <table:data-pilot-member table:name="0,00199613" table:display="true" table:show-details="true"/>
                <table:data-pilot-member table:name="0,00200175" table:display="true" table:show-details="true"/>
                <table:data-pilot-member table:name="0,00200261" table:display="true" table:show-details="true"/>
                <table:data-pilot-member table:name="0,00201187" table:display="true" table:show-details="true"/>
                <table:data-pilot-member table:name="0,00201281" table:display="true" table:show-details="true"/>
                <table:data-pilot-member table:name="0,00202" table:display="true" table:show-details="true"/>
                <table:data-pilot-member table:name="0,00202114" table:display="true" table:show-details="true"/>
                <table:data-pilot-member table:name="0,00202226" table:display="true" table:show-details="true"/>
                <table:data-pilot-member table:name="0,00202687" table:display="true" table:show-details="true"/>
                <table:data-pilot-member table:name="0,00203122" table:display="true" table:show-details="true"/>
                <table:data-pilot-member table:name="0,00203337" table:display="true" table:show-details="true"/>
                <table:data-pilot-member table:name="0,00207868" table:display="true" table:show-details="true"/>
                <table:data-pilot-member table:name="0,00208281" table:display="true" table:show-details="true"/>
                <table:data-pilot-member table:name="0,00208872" table:display="true" table:show-details="true"/>
                <table:data-pilot-member table:name="0,00209156" table:display="true" table:show-details="true"/>
                <table:data-pilot-member table:name="0,00209998" table:display="true" table:show-details="true"/>
                <table:data-pilot-member table:name="0,00210376" table:display="true" table:show-details="true"/>
                <table:data-pilot-member table:name="0,00210413" table:display="true" table:show-details="true"/>
                <table:data-pilot-member table:name="0,00210564" table:display="true" table:show-details="true"/>
                <table:data-pilot-member table:name="0,00210868" table:display="true" table:show-details="true"/>
                <table:data-pilot-member table:name="0,00210913" table:display="true" table:show-details="true"/>
                <table:data-pilot-member table:name="0,00211223" table:display="true" table:show-details="true"/>
                <table:data-pilot-member table:name="0,00211262" table:display="true" table:show-details="true"/>
                <table:data-pilot-member table:name="0,00211977" table:display="true" table:show-details="true"/>
                <table:data-pilot-member table:name="0,00213077" table:display="true" table:show-details="true"/>
                <table:data-pilot-member table:name="0,00213665" table:display="true" table:show-details="true"/>
                <table:data-pilot-member table:name="0,00214844" table:display="true" table:show-details="true"/>
                <table:data-pilot-member table:name="0,00215058" table:display="true" table:show-details="true"/>
                <table:data-pilot-member table:name="0,00216176" table:display="true" table:show-details="true"/>
                <table:data-pilot-member table:name="0,00216381" table:display="true" table:show-details="true"/>
                <table:data-pilot-member table:name="0,00216538" table:display="true" table:show-details="true"/>
                <table:data-pilot-member table:name="0,00217006" table:display="true" table:show-details="true"/>
                <table:data-pilot-member table:name="0,00217064" table:display="true" table:show-details="true"/>
                <table:data-pilot-member table:name="0,00218373" table:display="true" table:show-details="true"/>
                <table:data-pilot-member table:name="0,00218808" table:display="true" table:show-details="true"/>
                <table:data-pilot-member table:name="0,00219318" table:display="true" table:show-details="true"/>
                <table:data-pilot-member table:name="0,00219524" table:display="true" table:show-details="true"/>
                <table:data-pilot-member table:name="0,00221764" table:display="true" table:show-details="true"/>
                <table:data-pilot-member table:name="0,00223162" table:display="true" table:show-details="true"/>
                <table:data-pilot-member table:name="0,00223702" table:display="true" table:show-details="true"/>
                <table:data-pilot-member table:name="0,00227531" table:display="true" table:show-details="true"/>
                <table:data-pilot-member table:name="0,00227882" table:display="true" table:show-details="true"/>
                <table:data-pilot-member table:name="0,00230417" table:display="true" table:show-details="true"/>
                <table:data-pilot-member table:name="0,00234892" table:display="true" table:show-details="true"/>
                <table:data-pilot-member table:name="0,00235098" table:display="true" table:show-details="true"/>
                <table:data-pilot-member table:name="0,00236379" table:display="true" table:show-details="true"/>
                <table:data-pilot-member table:name="0,00238252" table:display="true" table:show-details="true"/>
                <table:data-pilot-member table:name="0,00239153" table:display="true" table:show-details="true"/>
                <table:data-pilot-member table:name="0,00240546" table:display="true" table:show-details="true"/>
                <table:data-pilot-member table:name="0,00245308" table:display="true" table:show-details="true"/>
                <table:data-pilot-member table:name="0,00246171" table:display="true" table:show-details="true"/>
                <table:data-pilot-member table:name="0,00252501" table:display="true" table:show-details="true"/>
                <table:data-pilot-member table:name="0,00253026" table:display="true" table:show-details="true"/>
                <table:data-pilot-member table:name="0,00253924" table:display="true" table:show-details="true"/>
                <table:data-pilot-member table:name="0,00254231" table:display="true" table:show-details="true"/>
                <table:data-pilot-member table:name="0,00258344" table:display="true" table:show-details="true"/>
                <table:data-pilot-member table:name="0,00261611" table:display="true" table:show-details="true"/>
                <table:data-pilot-member table:name="0,0026518" table:display="true" table:show-details="true"/>
                <table:data-pilot-member table:name="0,00272135" table:display="true" table:show-details="true"/>
                <table:data-pilot-member table:name="0,00394224" table:display="true" table:show-details="true"/>
                <table:data-pilot-member table:name="0,004518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3:11:02.304645361</dc:date>
    <meta:editing-duration>PT55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loext:data-pilot-source="DataPilot1" chart:class="chart:line" chart:style-name="ch1">
        <chart:legend chart:legend-position="end" svg:x="11.457cm" svg:y="2.284cm" style:legend-expansion="high" chart:style-name="ch2"/>
        <chart:plot-area chart:style-name="ch3" table:cell-range-address="PivotChart" chart:data-source-has-labels="column" svg:x="0.319cm" svg:y="0.179cm" svg:width="10.819cm" svg:height="7.731cm">
          <chart:coordinate-region svg:x="1.65cm" svg:y="0.381cm" svg:width="8.989cm" svg:height="6.87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0002536">
                <text:p>0.00000002536</text:p>
                <draw:g>
                  <svg:desc>PT@data 0</svg:desc>
                </draw:g>
              </table:table-cell>
              <table:table-cell office:value-type="float" office:value="0.00008000938">
                <text:p>0.00008000938</text:p>
                <draw:g>
                  <svg:desc>PT@data 1</svg:desc>
                </draw:g>
              </table:table-cell>
              <table:table-cell office:value-type="float" office:value="0.00008448022">
                <text:p>0.00008448022</text:p>
                <draw:g>
                  <svg:desc>PT@data 2</svg:desc>
                </draw:g>
              </table:table-cell>
              <table:table-cell office:value-type="float" office:value="0.00009322003">
                <text:p>0.00009322003</text:p>
                <draw:g>
                  <svg:desc>PT@data 3</svg:desc>
                </draw:g>
              </table:table-cell>
              <table:table-cell office:value-type="float" office:value="0.0000113213">
                <text:p>0.0000113213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0002934">
                <text:p>0.00000002934</text:p>
              </table:table-cell>
              <table:table-cell office:value-type="float" office:value="0.00026347861">
                <text:p>0.00026347861</text:p>
              </table:table-cell>
              <table:table-cell office:value-type="float" office:value="0.00022169881">
                <text:p>0.00022169881</text:p>
              </table:table-cell>
              <table:table-cell office:value-type="float" office:value="0.00025210475">
                <text:p>0.00025210475</text:p>
              </table:table-cell>
              <table:table-cell office:value-type="float" office:value="0.00003890434">
                <text:p>0.00003890434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0003637">
                <text:p>0.00000003637</text:p>
              </table:table-cell>
              <table:table-cell office:value-type="float" office:value="0.00052837748">
                <text:p>0.00052837748</text:p>
              </table:table-cell>
              <table:table-cell office:value-type="float" office:value="0.00054593874">
                <text:p>0.00054593874</text:p>
              </table:table-cell>
              <table:table-cell office:value-type="float" office:value="0.00053242576">
                <text:p>0.00053242576</text:p>
              </table:table-cell>
              <table:table-cell office:value-type="float" office:value="0.00011693211">
                <text:p>0.0001169321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0002123">
                <text:p>0.00000002123</text:p>
              </table:table-cell>
              <table:table-cell office:value-type="float" office:value="0.00061220901">
                <text:p>0.00061220901</text:p>
              </table:table-cell>
              <table:table-cell office:value-type="float" office:value="0.00063967078">
                <text:p>0.00063967078</text:p>
              </table:table-cell>
              <table:table-cell office:value-type="float" office:value="0.00061867979">
                <text:p>0.00061867979</text:p>
              </table:table-cell>
              <table:table-cell office:value-type="float" office:value="0.00011887639">
                <text:p>0.00011887639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0002326">
                <text:p>0.00000002326</text:p>
              </table:table-cell>
              <table:table-cell office:value-type="float" office:value="0.0008273833">
                <text:p>0.0008273833</text:p>
              </table:table-cell>
              <table:table-cell office:value-type="float" office:value="0.00085303075">
                <text:p>0.00085303075</text:p>
              </table:table-cell>
              <table:table-cell office:value-type="float" office:value="0.0008716218">
                <text:p>0.0008716218</text:p>
              </table:table-cell>
              <table:table-cell office:value-type="float" office:value="0.00015394973">
                <text:p>0.00015394973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0001799">
                <text:p>0.00000001799</text:p>
              </table:table-cell>
              <table:table-cell office:value-type="float" office:value="0.00111325138">
                <text:p>0.00111325138</text:p>
              </table:table-cell>
              <table:table-cell office:value-type="float" office:value="0.00111114315">
                <text:p>0.00111114315</text:p>
              </table:table-cell>
              <table:table-cell office:value-type="float" office:value="0.00107105149">
                <text:p>0.00107105149</text:p>
              </table:table-cell>
              <table:table-cell office:value-type="float" office:value="0.00018159068">
                <text:p>0.00018159068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0002036">
                <text:p>0.00000002036</text:p>
              </table:table-cell>
              <table:table-cell office:value-type="float" office:value="0.0013557504">
                <text:p>0.0013557504</text:p>
              </table:table-cell>
              <table:table-cell office:value-type="float" office:value="0.001415779">
                <text:p>0.001415779</text:p>
              </table:table-cell>
              <table:table-cell office:value-type="float" office:value="0.0013983708">
                <text:p>0.0013983708</text:p>
              </table:table-cell>
              <table:table-cell office:value-type="float" office:value="0.00020571987">
                <text:p>0.00020571987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000002061">
                <text:p>0.00000002061</text:p>
              </table:table-cell>
              <table:table-cell office:value-type="float" office:value="0.0016187074">
                <text:p>0.0016187074</text:p>
              </table:table-cell>
              <table:table-cell office:value-type="float" office:value="0.0017069283">
                <text:p>0.0017069283</text:p>
              </table:table-cell>
              <table:table-cell office:value-type="float" office:value="0.0016943845">
                <text:p>0.0016943845</text:p>
              </table:table-cell>
              <table:table-cell office:value-type="float" office:value="0.00024718796">
                <text:p>0.00024718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